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457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RAND-1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_mxKeyRotateLeftBits_mxKeySwapBitsF_mxKeyRotateLeftBits_mxKeySwapBitsD_mxKeyRotateLeftBits_mxKeySwapBitsE_changeDuplicates_mxKeyRotEnc_changeDuplicates_mxKeyByBitEnc_mxKeySwapBitsE_mxKeyRotEnc2_mxKeyRotateLeftBits_mxKeyRotEnc2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Round_mxKeyRotEnc_mxKeyXor_mxKeyXorRR_mxKeyAlg2_mxKeyRotEnc_mxKeyAlg1_mxKeyXorB_mxKeySwapBitsD_changeDuplicates_mxKeyRotEnc_changeDuplicates_mxKeyRotEnc2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_mxKeySwapBitsF_mxKeySwapBitsEE2_p2kproc3_mxKeyReverseBits_mxKeySwapMinors3_mxKeyXorRR_mxKeySwapBitsG_mxKeyAlg1_changeDuplicates_mxKeySwapBitsRound_mxKeySwapBitsEE2_mxKeyRotEnc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SwapBitsF_changeDuplicatesC2_mxKeyReverseBits_mxKeyAlg1_mxKeyAlg2_mxKeySwapBitsRound_mxKeyXorB_mxKeyReverse_p2kproc3_mxKeySwapBitsD_mxKeyByBitEnc_mxKeySwapBitsRound_mxKeyRotEnc2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F_changeDuplicates_mxKeyRotEnc2_mxKeyByBitEnc_mxKeyNot_mxKeyByBitEnc_mxKeySwapBitsRound_mxKeyReverseBits_mxKeySwapBitsG_mxKeyAlg2_mxKeyXor_mxKeyXor_mxKeyRotEnc2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Alg2_mxKeyAlg2_changeDuplicatesC2_mxKeySwapBitsG_changeDuplicatesB_mxKeyByBitEnc_mxKeyXorRR_mxKeySwapBitsE_mxKeyReverse_mxKeyReverse_mxKeySwapBitsEE2_mxKeyAlg1_mxKeyRotEnc2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Round_p2kproc3_mxKeySwapBitsE_mxKeyReverseBits_mxKeySwapBitsRound_mxKeyRotEnc_mxKeyXorRR_changeDuplicates_mxKeyRotEnc_mxKeyByBitEnc_mxKeySwapBitsD_mxKeyXorB_mxKeySwapMinors3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ByBitEnc_mxKeySwapBitsD_mxKeySwapBitsRound_mxKeyReverse_mxKeyRotateLeftBits_mxKeySwapBitsE_mxKeyXorB_mxKeySwapBitsG_mxKeySwapBitsG_p2kproc3_mxKeySwapBitsE_mxKeySwapBitsE_mxKeySwapMinors3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changeDuplicatesB_mxKeySwapBitsRound_mxKeyReverse_mxKeyAlg2_mxKeyAlg1_mxKeyByBitEnc_mxKeyXorB_changeDuplicatesB_mxKeySwapBitsF_mxKeyReverseBits_mxKeySwapBitsF_mxKeySwapBitsF_mxKeySwapMinors3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G_mxKeySwapMinors3_mxKeyAddRR_p2kproc3_mxKeySwapBitsG_mxKeySwapBitsF_mxKeyRotEnc2_mxKeyNot_mxKeySwapBitsE_mxKeySwapBitsF_mxKeySwapBitsG_mxKeySwapBitsF_mxKeySwapMinors3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p2kproc3_mxKeyXorB_changeDuplicates_mxKeySwapMinors3_changeDuplicatesB_changeDuplicatesB_mxKeyRotateLeftBits_mxKeySwapBitsF_mxKeySwapBitsD_mxKeyRotEnc_mxKeyAddRR_mxKeyXorRR_mxKeySwapMinors3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everseBits_mxKeyXorRR_mxKeyRotEnc2_mxKeySwapBitsG_mxKeySwapMinors3_mxKeyRotEnc_mxKeySwapBitsEE2_changeDuplicates_changeDuplicatesB_mxKeyXor_mxKeyReverseBits_mxKeyReverse_mxKeySwapMinors3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AddRR_p2kproc3_mxKeyByBitEnc_mxKeySwapBitsE_mxKeyRotEnc2_mxKeyXor_mxKeySwapMinors3_mxKeySwapBitsF_changeDuplicatesB_mxKeySwapBitsEE2_mxKeyRotEnc2_mxKeyXorB_mxKeySwapMinors3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RotEnc2_mxKeyRotateLeftBits_mxKeyXorRR_changeDuplicatesC2_mxKeySwapBitsE_mxKeyAlg1_mxKeyRotEnc_changeDuplicates_mxKeyRotateLeftBits_mxKeySwapBitsF_mxKeySwapMinors3_changeDuplicatesC2_mxKeySwapMinors3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F_mxKeyXorB_mxKeyAlg1_mxKeySwapMinors3_mxKeyXorRR_mxKeySwapMinors3_mxKeyRotEnc_mxKeySwapBitsD_mxKeyByBitEnc_mxKeySwapBitsRound_mxKeyXorRR_changeDuplicatesB_mxKeySwapMinors3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changeDuplicatesB_changeDuplicatesB_p2kproc3_mxKeyAddRR_mxKeyReverseBits_mxKeyRotEnc_mxKeyAddRR_mxKeyReverse_mxKeySwapMinors3_changeDuplicatesC2_mxKeySwapBitsRound_mxKeyRotateLeftBits_mxKeySwapMinors3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Enc2_mxKeySwapBitsF_mxKeySwapBitsRound_mxKeyRotEnc_changeDuplicatesC2_mxKeyByBitEnc_mxKeySwapBitsE_mxKeyNot_mxKeyXorB_mxKeyByBitEnc_mxKeyAlg1_mxKeySwapBitsG_mxKeySwapMinors3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AddRR_changeDuplicates_mxKeySwapBitsRound_changeDuplicatesB_mxKeyReverseBits_mxKeySwapBitsRound_mxKeySwapMinors3_mxKeyRotateLeftBits_mxKeyXorB_mxKeyReverse_mxKeyXor_mxKeyByBitEnc_mxKeySwapMinors3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otEnc2_mxKeySwapBitsD_mxKeyRotateLeftBits_mxKeyRotEnc2_mxKeySwapBitsRound_mxKeySwapMinors3_mxKeySwapBitsE_mxKeyXor_mxKeySwapBitsE_mxKeySwapMinors3_mxKeyAddRR_mxKeyReverse_mxKeySwapMinors3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F_mxKeyAlg1_mxKeyRotEnc2_mxKeyNot_changeDuplicatesC2_mxKeyAddRR_mxKeyRotEnc2_mxKeyXorRR_mxKeySwapBitsE_mxKeySwapBitsD_mxKeyRotEnc2_changeDuplicates_mxKeySwapMinors3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changeDuplicatesB_mxKeyRotEnc_mxKeySwapBitsD_mxKeyReverseBits_mxKeyRotEnc2_mxKeyAlg1_mxKeyRotateLeftBits_mxKeyXorRR_mxKeyReverseBits_mxKeyAlg1_mxKeyByBitEnc_mxKeyReverse_mxKeySwapMinors3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everse_changeDuplicates_mxKeyXorRR_mxKeyReverse_mxKeySwapBitsD_mxKeyXor_mxKeySwapBitsEE2_mxKeyAlg2_mxKeyRotEnc_mxKeySwapBitsF_mxKeyAddRR_mxKeyAddRR_mxKeySwapMinors3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otEnc_mxKeySwapBitsRound_mxKeyByBitEnc_mxKeyReverse_mxKeyAlg1_mxKeyReverse_mxKeyAlg2_mxKeyRotateLeftBits_mxKeyXor_changeDuplicatesB_mxKeyXorRR_changeDuplicatesC2_mxKeySwapMinors3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Alg2_p2kproc3_mxKeySwapBitsF_mxKeyXorB_mxKeyAddRR_mxKeySwapBitsEE2_mxKeyXorRR_mxKeySwapBitsEE2_mxKeyAlg1_mxKeyXorRR_mxKeyAddRR_mxKeyRotEnc2_mxKeySwapBitsEE2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changeDuplicates_p2kproc3_mxKeySwapBitsEE2_mxKeySwapBitsE_mxKeySwapBitsE_mxKeyAlg1_mxKeySwapBitsD_mxKeyAlg1_mxKeySwapBitsE_mxKeyReverse_p2kproc3_mxKeySwapBitsD_mxKeySwapBitsEE2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Alg1_changeDuplicates_mxKeySwapBitsF_p2kproc3_mxKeySwapBitsD_mxKeyRotateLeftBits_mxKeyAddRR_mxKeyRotEnc_changeDuplicatesC2_changeDuplicates_mxKeyXorB_p2kproc3_mxKeySwapBitsEE2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changeDuplicatesC2_mxKeySwapMinors3_p2kproc3_changeDuplicatesC2_mxKeySwapBitsG_mxKeyNot_mxKeySwapBitsE_changeDuplicatesB_mxKeySwapBitsG_mxKeySwapBitsD_mxKeySwapBitsRound_mxKeyRotateLeftBits_mxKeySwapBitsEE2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ReverseBits_mxKeySwapBitsD_mxKeyXorB_mxKeyRotEnc2_mxKeyRotateLeftBits_mxKeyNot_mxKeyAlg1_mxKeySwapMinors3_changeDuplicatesC2_mxKeySwapBitsEE2_mxKeySwapBitsG_mxKeyRotEnc_mxKeySwapBitsEE2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SwapMinors3_mxKeyReverseBits_mxKeyRotateLeftBits_mxKeyReverse_mxKeySwapBitsG_mxKeyAddRR_mxKeyByBitEnc_mxKeyAlg2_mxKeySwapBitsE_changeDuplicatesB_mxKeyAlg1_mxKeySwapMinors3_mxKeySwapBitsEE2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B_mxKeyNot_changeDuplicates_mxKeySwapBitsG_mxKeyRotateLeftBits_mxKeyXor_mxKeySwapMinors3_mxKeySwapBitsG_mxKeySwapBitsD_mxKeyXorB_mxKeyByBitEnc_mxKeyReverse_mxKeySwapBitsEE2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SwapBitsE_mxKeyRotateLeftBits_mxKeyReverse_mxKeyRotEnc2_mxKeyNot_mxKeyRotateLeftBits_mxKeyXor_mxKeyXorB_mxKeyAlg1_mxKeyAlg1_mxKeyXorB_changeDuplicatesB_mxKeySwapBitsEE2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Minors3_mxKeyXor_mxKeyRotEnc2_mxKeySwapMinors3_p2kproc3_mxKeyAlg1_mxKeyAlg2_mxKeySwapBitsF_mxKeySwapBitsF_mxKeySwapMinors3_changeDuplicates_mxKeyReverseBits_mxKeySwapBitsEE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p2kproc3_mxKeyAlg2_mxKeySwapBitsG_mxKeySwapBitsD_mxKeyAddRR_mxKeyRotEnc2_changeDuplicates_mxKeyRotateLeftBits_mxKeyXorB_mxKeyXor_mxKeyAlg1_mxKeySwapBitsEE2_mxKeySwapBitsEE2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RotateLeftBits_mxKeyReverse_changeDuplicatesB_mxKeySwapBitsF_mxKeySwapBitsEE2_mxKeyAlg2_mxKeySwapBitsD_mxKeyAddRR_mxKeyAlg1_mxKeyRotEnc2_mxKeyByBitEnc_mxKeySwapMinors3_mxKeySwapBitsD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_mxKeyXor_changeDuplicates_mxKeySwapBitsG_mxKeyAlg2_mxKeySwapMinors3_mxKeyXorB_mxKeyXorRR_mxKeyXor_mxKeySwapBitsRound_mxKeyXor_changeDuplicates_mxKeySwapBitsD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SwapBitsE_mxKeySwapMinors3_mxKeySwapMinors3_mxKeySwapBitsF_mxKeySwapMinors3_mxKeySwapBitsG_mxKeyRotEnc_mxKeyByBitEnc_mxKeySwapBitsG_mxKeyRotateLeftBits_mxKeyRotEnc2_changeDuplicatesB_mxKeySwapBitsD_mxKeyNot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_mxKeyRotEnc2_mxKeyNot_mxKeyNot_mxKeySwapBitsG_mxKeyRotEnc2_mxKeyXorB_mxKeyRotEnc_mxKeyAlg1_mxKeyReverse_mxKeyAlg1_mxKeySwapBitsEE2_mxKeySwapBitsD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Alg1_mxKeyNot_mxKeySwapMinors3_mxKeySwapBitsEE2_mxKeyReverse_mxKeySwapBitsEE2_mxKeySwapBitsE_p2kproc3_changeDuplicates_mxKeySwapBitsRound_mxKeySwapBitsF_mxKeySwapBitsEE2_mxKeySwapBitsD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Xor_mxKeyByBitEnc_mxKeyReverse_mxKeyRotEnc_mxKeyXor_mxKeyRotateLeftBits_mxKeyAddRR_mxKeySwapBitsG_mxKeySwapBitsF_mxKeyRotEnc2_mxKeyRotEnc2_mxKeyReverseBits_mxKeySwapBitsD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ReverseBits_mxKeyRotEnc_mxKeySwapBitsE_mxKeySwapBitsE_mxKeyAddRR_mxKeyXor_mxKeySwapBitsRound_changeDuplicates_mxKeySwapBitsG_mxKeySwapBitsEE2_mxKeyXorRR_changeDuplicatesB_mxKeySwapBitsD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G_mxKeySwapBitsD_changeDuplicates_p2kproc3_mxKeyRotateLeftBits_mxKeyAlg1_mxKeyNot_mxKeyByBitEnc_mxKeyRotateLeftBits_mxKeyReverse_mxKeyXorB_mxKeySwapBitsG_mxKeySwapBitsD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XorB_changeDuplicatesB_mxKeyAlg2_mxKeySwapBitsE_changeDuplicatesC2_mxKeySwapBitsEE2_mxKeyReverse_mxKeyAlg1_mxKeyXor_changeDuplicates_mxKeyAddRR_mxKeySwapBitsE_mxKeySwapBitsD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D_mxKeyRotEnc_p2kproc3_mxKeyXorRR_p2kproc3_mxKeyAddRR_mxKeySwapBitsRound_mxKeySwapBitsE_changeDuplicatesB_mxKeySwapBitsRound_mxKeySwapBitsE_changeDuplicatesB_mxKeySwapBitsD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F_mxKeyNot_mxKeyByBitEnc_mxKeyAlg1_mxKeyNot_mxKeyNot_changeDuplicatesC2_mxKeyNot_mxKeyXor_mxKeyAddRR_mxKeySwapBitsG_mxKeyAddRR_mxKeySwapBitsD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p2kproc3_p2kproc3_mxKeyReverse_p2kproc3_mxKeyAlg2_mxKeyReverseBits_mxKeySwapBitsRound_mxKeyByBitEnc_mxKeySwapBitsF_mxKeyRotEnc_mxKeyAddRR_mxKeySwapBitsF_mxKeySwapBitsD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changeDuplicatesB_mxKeyXor_mxKeySwapBitsF_p2kproc3_mxKeyXorB_mxKeyRotateLeftBits_changeDuplicatesC2_mxKeyXorRR_mxKeyAlg2_mxKeyAlg1_changeDuplicatesC2_mxKeyXor_mxKeySwapBitsD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p2kproc3_mxKeySwapBitsD_mxKeyReverseBits_mxKeyAlg2_mxKeyRotEnc_mxKeyNot_mxKeyAlg2_changeDuplicates_mxKeyRotEnc2_p2kproc3_changeDuplicatesB_mxKeySwapBitsRound_mxKeySwapBitsD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_mxKeyByBitEnc_p2kproc3_mxKeyNot_mxKeySwapBitsE_changeDuplicatesC2_mxKeySwapBitsEE2_mxKeyRotEnc2_mxKeySwapBitsRound_mxKeyByBitEnc_changeDuplicatesB_mxKeyNot_mxKeySwapBitsD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changeDuplicatesB_mxKeySwapBitsF_mxKeySwapBitsD_mxKeyXor_changeDuplicatesB_mxKeySwapBitsE_mxKeySwapBitsF_mxKeySwapBitsF_mxKeyAlg1_mxKeySwapBitsRound_mxKeyRotateLeftBits_mxKeyRotEnc2_mxKeySwapBitsD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G_mxKeyRotEnc2_mxKeyXor_mxKeyXor_mxKeySwapBitsEE2_p2kproc3_mxKeyAddRR_mxKeyAddRR_mxKeyAlg1_mxKeySwapBitsE_mxKeySwapBitsD_changeDuplicates_mxKeySwapBitsD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everse_mxKeyReverse_mxKeySwapBitsEE2_mxKeySwapBitsG_p2kproc3_changeDuplicatesC2_mxKeyAlg2_mxKeySwapBitsE_mxKeySwapBitsG_mxKeyXorRR_mxKeyRotateLeftBits_mxKeyNot_mxKeySwapBitsD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changeDuplicates_mxKeyReverseBits_mxKeyByBitEnc_mxKeyNot_mxKeyRotateLeftBits_mxKeySwapBitsRound_mxKeyAlg2_mxKeySwapBitsD_changeDuplicatesC2_mxKeyAlg2_changeDuplicatesC2_mxKeyAlg2_mxKeySwapBitsE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everseBits_mxKeyReverseBits_mxKeyXorRR_mxKeySwapBitsE_changeDuplicatesB_changeDuplicates_mxKeyXor_mxKeyXorB_mxKeyXorRR_mxKeySwapBitsD_mxKeyByBitEnc_changeDuplicatesB_mxKeySwapBitsE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E_mxKeyAddRR_mxKeyAlg2_mxKeyAlg2_mxKeyNot_mxKeyReverseBits_mxKeySwapBitsG_mxKeyByBitEnc_mxKeyRotEnc_mxKeyNot_changeDuplicates_mxKeyRotateLeftBits_mxKeySwapBitsE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Alg1_mxKeyReverse_mxKeySwapBitsE_mxKeySwapBitsF_mxKeySwapBitsG_mxKeyByBitEnc_mxKeyXor_mxKeyXorB_mxKeySwapBitsD_mxKeySwapBitsEE2_changeDuplicatesB_mxKeySwapMinors3_mxKeySwapBitsE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otEnc_mxKeyXorRR_mxKeyAddRR_mxKeySwapBitsF_mxKeyByBitEnc_changeDuplicates_mxKeyReverseBits_mxKeyRotEnc_changeDuplicatesC2_mxKeyNot_mxKeySwapBitsF_mxKeyXorB_mxKeySwapBitsE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otEnc_mxKeyAlg2_mxKeyRotEnc_p2kproc3_mxKeySwapMinors3_mxKeyAlg2_mxKeyAddRR_mxKeySwapBitsEE2_mxKeySwapBitsEE2_p2kproc3_mxKeyXor_mxKeyXorRR_mxKeySwapBitsE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ByBitEnc_mxKeyReverse_mxKeySwapBitsRound_mxKeySwapBitsE_mxKeySwapBitsEE2_mxKeySwapBitsG_mxKeyRotEnc2_mxKeyXorB_mxKeyAddRR_mxKeyRotEnc_mxKeyRotEnc_mxKeyAlg1_mxKeySwapBitsE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p2kproc3_mxKeySwapBitsD_mxKeyRotEnc_mxKeyRotEnc_mxKeyXorRR_mxKeyReverse_mxKeySwapBitsG_mxKeyReverseBits_changeDuplicatesB_mxKeySwapBitsE_mxKeyAlg1_mxKeyRotEnc2_mxKeySwapBitsE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D_mxKeyByBitEnc_p2kproc3_changeDuplicatesC2_mxKeySwapMinors3_p2kproc3_mxKeyXorRR_mxKeySwapBitsG_mxKeyAlg1_mxKeyAddRR_mxKeySwapBitsE_mxKeyRotEnc_mxKeySwapBitsE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Minors3_changeDuplicatesC2_changeDuplicatesB_mxKeySwapBitsG_mxKeySwapMinors3_mxKeyRotEnc2_mxKeyByBitEnc_mxKeyXorRR_mxKeySwapBitsEE2_mxKeyRotEnc_mxKeySwapBitsD_mxKeyRotEnc2_mxKeySwapBitsE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Xor_mxKeyXorB_mxKeyRotateLeftBits_changeDuplicatesB_mxKeySwapBitsD_mxKeySwapMinors3_changeDuplicatesB_mxKeySwapBitsD_changeDuplicatesC2_mxKeyRotateLeftBits_mxKeySwapBitsRound_mxKeyAlg2_mxKeySwapBitsE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Xor_mxKeySwapBitsD_mxKeyAddRR_mxKeyByBitEnc_mxKeySwapBitsEE2_mxKeyRotateLeftBits_changeDuplicates_mxKeySwapBitsEE2_mxKeySwapBitsD_mxKeyAlg2_mxKeyNot_mxKeyReverseBits_mxKeySwapBitsE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ddRR_mxKeyXor_changeDuplicatesC2_changeDuplicates_mxKeyByBitEnc_changeDuplicatesB_mxKeyRotEnc2_mxKeySwapMinors3_p2kproc3_mxKeyAlg2_mxKeyNot_mxKeyReverse_mxKeySwapBitsE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Minors3_changeDuplicates_mxKeyByBitEnc_mxKeyXorRR_mxKeyByBitEnc_mxKeySwapBitsG_mxKeySwapBitsE_mxKeySwapBitsF_mxKeySwapBitsG_mxKeySwapBitsD_mxKeyRotEnc_mxKeyAlg2_mxKeySwapBitsE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otEnc2_mxKeyAddRR_mxKeyReverse_mxKeySwapBitsRound_mxKeyXorB_mxKeyAddRR_mxKeyAddRR_mxKeySwapBitsG_mxKeySwapBitsD_mxKeySwapBitsF_changeDuplicatesB_mxKeySwapBitsF_mxKeySwapBitsE_mxKeySwapBitsE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_mxKeyRotateLeftBits_p2kproc3_mxKeyAlg2_mxKeySwapBitsG_mxKeyAddRR_mxKeyByBitEnc_mxKeySwapBitsD_mxKeyXorRR_mxKeyXorB_mxKeySwapBitsG_mxKeyByBitEnc_mxKeySwapBitsE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everse_mxKeySwapMinors3_mxKeyXorB_mxKeySwapMinors3_mxKeyRotateLeftBits_mxKeySwapBitsRound_mxKeyReverse_mxKeySwapBitsG_mxKeySwapBitsD_changeDuplicatesC2_mxKeyAlg1_changeDuplicatesC2_mxKeySwapBitsE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lg1_mxKeySwapBitsE_mxKeySwapBitsF_changeDuplicatesC2_mxKeySwapBitsG_mxKeyReverseBits_mxKeyNot_mxKeyRotEnc_changeDuplicates_mxKeySwapBitsEE2_mxKeyNot_mxKeyByBitEnc_mxKeySwapBitsF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E_mxKeySwapBitsE_mxKeySwapBitsEE2_mxKeySwapBitsG_p2kproc3_mxKeySwapBitsE_mxKeySwapMinors3_changeDuplicates_mxKeyRotEnc_mxKeySwapMinors3_mxKeyAddRR_mxKeySwapBitsG_mxKeySwapBitsF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ByBitEnc_mxKeySwapBitsD_mxKeyReverse_mxKeySwapBitsEE2_mxKeySwapMinors3_changeDuplicates_changeDuplicates_changeDuplicatesB_mxKeyByBitEnc_mxKeyAddRR_mxKeySwapBitsF_mxKeyAddRR_mxKeySwapBitsF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AddRR_mxKeySwapBitsF_mxKeyByBitEnc_mxKeyXorRR_mxKeyRotateLeftBits_mxKeyRotateLeftBits_mxKeySwapBitsD_mxKeyReverse_mxKeyByBitEnc_mxKeyRotateLeftBits_mxKeySwapBitsF_mxKeyRotEnc_mxKeySwapBitsF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p2kproc3_mxKeySwapBitsRound_mxKeyReverse_mxKeyXorB_mxKeyRotEnc_mxKeyRotEnc2_mxKeyXor_mxKeyByBitEnc_mxKeySwapBitsD_mxKeySwapBitsF_mxKeySwapBitsRound_mxKeyReverse_mxKeySwapBitsF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ateLeftBits_mxKeySwapBitsRound_mxKeySwapBitsG_mxKeySwapBitsD_changeDuplicates_mxKeySwapBitsD_changeDuplicates_mxKeySwapBitsG_changeDuplicatesC2_mxKeyAddRR_mxKeyNot_mxKeySwapBitsF_mxKeySwapBitsF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XorRR_changeDuplicatesB_changeDuplicatesB_mxKeyRotEnc2_mxKeyReverse_mxKeyXor_mxKeySwapBitsG_p2kproc3_mxKeySwapBitsF_mxKeySwapBitsEE2_mxKeyAlg2_mxKeyRotateLeftBits_mxKeySwapBitsF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lg2_mxKeyByBitEnc_mxKeyRotEnc2_mxKeyReverse_mxKeyReverse_mxKeyXorRR_mxKeySwapBitsE_mxKeyAlg2_mxKeyReverse_mxKeyXorB_changeDuplicatesC2_mxKeyAlg2_mxKeySwapBitsF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D_mxKeySwapBitsRound_mxKeyXor_changeDuplicatesB_mxKeySwapBitsE_mxKeyAlg1_mxKeyNot_mxKeySwapBitsD_mxKeySwapBitsD_mxKeySwapBitsEE2_mxKeyAddRR_mxKeyXorRR_mxKeySwapBitsF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Not_mxKeySwapBitsF_mxKeySwapBitsEE2_p2kproc3_mxKeyAlg1_mxKeySwapBitsRound_mxKeySwapBitsF_mxKeyXor_mxKeySwapMinors3_p2kproc3_mxKeyRotateLeftBits_mxKeyXor_mxKeySwapBitsF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2_mxKeyNot_mxKeySwapBitsE_mxKeyRotEnc_mxKeyXor_mxKeyXorB_mxKeyReverseBits_mxKeySwapBitsEE2_mxKeyReverse_mxKeyByBitEnc_changeDuplicatesB_p2kproc3_mxKeySwapBitsF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Alg2_mxKeySwapMinors3_mxKeyNot_mxKeyRotateLeftBits_mxKeyAlg2_changeDuplicatesB_changeDuplicatesB_mxKeyXorRR_mxKeySwapBitsD_mxKeyAlg2_changeDuplicatesC2_mxKeySwapBitsE_mxKeySwapBitsF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changeDuplicates_mxKeyXorRR_mxKeySwapBitsF_changeDuplicatesC2_mxKeyRotEnc_mxKeyRotEnc2_mxKeySwapBitsEE2_changeDuplicatesB_mxKeyRotEnc2_mxKeyReverseBits_mxKeySwapBitsF_changeDuplicatesB_mxKeySwapBitsF_mxKeySwapBitsE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G_mxKeyAlg1_mxKeyRotEnc_mxKeyByBitEnc_mxKeyXor_mxKeyXor_mxKeySwapBitsE_mxKeyNot_mxKeySwapBitsEE2_mxKeySwapBitsEE2_mxKeySwapBitsEE2_mxKeyNot_mxKeySwapBitsF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2_mxKeyRotEnc2_mxKeySwapBitsD_mxKeySwapBitsD_mxKeyReverseBits_p2kproc3_mxKeyXorRR_mxKeyRotEnc_mxKeyAlg1_mxKeyNot_mxKeyRotateLeftBits_mxKeySwapBitsE_mxKeySwapBitsF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RotEnc2_mxKeyXor_changeDuplicatesC2_mxKeySwapBitsG_changeDuplicatesC2_mxKeyReverse_mxKeySwapBitsD_mxKeyAlg1_mxKeyXorRR_mxKeyXorRR_mxKeySwapBitsF_mxKeySwapBitsD_mxKeySwapBitsG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SwapBitsEE2_mxKeyXor_p2kproc3_mxKeySwapBitsEE2_changeDuplicatesC2_mxKeyAlg1_mxKeyRotateLeftBits_mxKeyReverse_mxKeySwapBitsG_mxKeySwapBitsG_mxKeyXorRR_mxKeyAlg1_mxKeySwapBitsG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lg1_mxKeyRotEnc2_mxKeyByBitEnc_mxKeyRotateLeftBits_mxKeySwapBitsRound_mxKeyRotEnc_changeDuplicatesC2_mxKeySwapBitsRound_mxKeySwapBitsG_changeDuplicatesC2_mxKeyXorB_mxKeyAlg2_mxKeySwapBitsG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otEnc2_mxKeySwapBitsEE2_mxKeyAddRR_mxKeySwapMinors3_mxKeyRotEnc2_mxKeySwapBitsEE2_mxKeyByBitEnc_mxKeyXorRR_mxKeySwapBitsD_changeDuplicatesB_mxKeySwapBitsD_changeDuplicatesC2_mxKeySwapBitsG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RotateLeftBits_mxKeyAlg1_mxKeySwapBitsE_mxKeyAlg1_mxKeyXor_mxKeyRotEnc2_mxKeySwapBitsEE2_mxKeyRotEnc_mxKeyRotateLeftBits_changeDuplicates_mxKeyXorRR_mxKeySwapMinors3_mxKeySwapBitsG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Round_changeDuplicates_mxKeySwapBitsEE2_mxKeyXorRR_changeDuplicatesC2_mxKeyXor_mxKeyRotateLeftBits_mxKeySwapBitsD_mxKeyRotateLeftBits_p2kproc3_mxKeyReverseBits_changeDuplicatesB_mxKeySwapBitsG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otateLeftBits_mxKeyAlg2_mxKeySwapBitsRound_mxKeyReverseBits_mxKeyReverse_changeDuplicates_mxKeyReverseBits_mxKeyAlg2_mxKeyAddRR_mxKeyNot_mxKeySwapBitsEE2_mxKeySwapBitsF_mxKeySwapBitsG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XorRR_mxKeySwapBitsEE2_mxKeyAlg1_mxKeySwapBitsD_mxKeySwapBitsG_mxKeyRotEnc_mxKeySwapMinors3_mxKeyRotateLeftBits_mxKeySwapBitsEE2_mxKeyNot_mxKeyAlg1_p2kproc3_mxKeySwapBitsG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F_mxKeyReverseBits_mxKeyXor_mxKeyReverse_mxKeySwapBitsG_mxKeyRotateLeftBits_changeDuplicates_mxKeySwapBitsEE2_changeDuplicatesC2_mxKeyReverse_mxKeyReverseBits_changeDuplicates_mxKeySwapBitsG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G_mxKeySwapBitsF_mxKeyRotEnc2_changeDuplicates_mxKeySwapBitsE_mxKeySwapBitsRound_mxKeySwapBitsE_changeDuplicates_mxKeySwapBitsF_mxKeyNot_mxKeyNot_mxKeyReverseBits_mxKeySwapBitsG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Alg1_changeDuplicatesB_mxKeySwapMinors3_changeDuplicatesC2_mxKeyRotEnc2_mxKeySwapMinors3_mxKeyXorB_mxKeyReverse_mxKeySwapBitsD_mxKeyAddRR_mxKeyRotEnc_mxKeySwapBitsG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XorRR_mxKeySwapBitsD_mxKeySwapBitsEE2_mxKeyXor_mxKeySwapBitsD_mxKeyAddRR_mxKeyReverseBits_mxKeySwapBitsF_mxKeySwapBitsRound_mxKeyByBitEnc_mxKeyReverse_mxKeyAlg2_mxKeySwapBitsG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Reverse_mxKeyReverseBits_mxKeyNot_p2kproc3_mxKeyXor_mxKeyRotateLeftBits_mxKeySwapBitsEE2_changeDuplicates_mxKeySwapBitsF_changeDuplicatesB_mxKeyAlg1_mxKeyXor_mxKeySwapBitsG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Enc2_mxKeySwapBitsF_changeDuplicatesC2_mxKeySwapMinors3_mxKeyXorB_mxKeyReverse_mxKeySwapBitsEE2_mxKeySwapBitsE_mxKeySwapBitsRound_mxKeyXorB_changeDuplicatesC2_changeDuplicatesB_mxKeySwapBitsG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SwapBitsEE2_mxKeyNot_changeDuplicates_mxKeyRotateLeftBits_mxKeyRotateLeftBits_mxKeySwapMinors3_mxKeyReverse_mxKeyXor_mxKeySwapMinors3_mxKeyReverse_changeDuplicatesB_mxKeyNot_mxKeySwapBitsG_mxKeySwapBitsF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_mxKeyByBitEnc_mxKeySwapBitsE_mxKeyXorRR_mxKeyXorRR_mxKeyXorRR_mxKeyAlg2_changeDuplicates_mxKeyRotateLeftBits_mxKeyByBitEnc_changeDuplicatesB_changeDuplicatesB_mxKeySwapBitsG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EE2_mxKeyAddRR_p2kproc3_mxKeyAlg2_mxKeySwapBitsG_mxKeyByBitEnc_mxKeySwapBitsEE2_p2kproc3_mxKeyAlg1_mxKeyAddRR_mxKeyXorB_mxKeyRotEnc2_mxKeySwapBitsG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E2_mxKeyAlg2_mxKeyAlg2_mxKeyRotateLeftBits_mxKeySwapBitsE_mxKeySwapMinors3_changeDuplicatesC2_mxKeyRotEnc_mxKeyByBitEnc_mxKeyReverse_mxKeyAddRR_mxKeySwapBitsF_mxKeySwapBitsG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2_mxKeyXorRR_mxKeyByBitEnc_mxKeyAlg2_mxKeySwapBitsD_mxKeyRotateLeftBits_mxKeyXor_mxKeySwapMinors3_mxKeyAlg2_mxKeyReverseBits_mxKeySwapBitsD_mxKeyNot_mxKeySwapBitsG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SwapBitsD_mxKeyAlg1_mxKeyXor_mxKeyRotateLeftBits_mxKeyByBitEnc_changeDuplicatesC2_mxKeyRotateLeftBits_mxKeySwapBitsD_mxKeyReverseBits_mxKeySwapBitsD_mxKeyXorB_changeDuplicatesB_mxKeyByBitEnc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Not_mxKeyNot_p2kproc3_mxKeyXorRR_mxKeyAddRR_mxKeyXorB_mxKeySwapBitsE_changeDuplicatesB_mxKeyByBitEnc_mxKeyXorRR_mxKeyRotEnc_mxKeySwapBitsEE2_mxKeyByBitEnc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E_mxKeySwapBitsG_mxKeyRotEnc2_p2kproc3_mxKeySwapBitsRound_mxKeyXor_mxKeySwapMinors3_mxKeyAlg2_changeDuplicates_mxKeyXor_mxKeyAddRR_changeDuplicatesC2_mxKeyByBitEnc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XorB_mxKeyNot_changeDuplicates_mxKeySwapBitsRound_mxKeyRotateLeftBits_mxKeyRotEnc_mxKeyXorRR_p2kproc3_mxKeySwapBitsF_mxKeySwapBitsG_changeDuplicates_mxKeyAddRR_mxKeyByBitEnc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EE2_mxKeyRotEnc2_mxKeyAlg1_mxKeySwapBitsRound_mxKeySwapBitsEE2_mxKeyReverseBits_mxKeySwapBitsD_mxKeyAlg2_mxKeyRotateLeftBits_mxKeySwapMinors3_mxKeySwapBitsRound_mxKeySwapBitsRound_mxKeyByBitEnc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Enc_mxKeySwapBitsD_mxKeyRotEnc2_mxKeyAddRR_changeDuplicatesC2_mxKeySwapBitsG_mxKeySwapBitsG_mxKeyRotEnc2_mxKeyByBitEnc_mxKeyXorRR_mxKeyReverseBits_mxKeyXor_mxKeyByBitEnc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Not_mxKeyAddRR_mxKeySwapBitsG_mxKeyAlg1_mxKeyXor_mxKeySwapBitsG_changeDuplicatesB_mxKeySwapBitsEE2_mxKeyReverseBits_mxKeyReverse_p2kproc3_mxKeyAlg2_mxKeyByBitEnc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Round_mxKeyAddRR_changeDuplicatesB_mxKeySwapMinors3_mxKeyAlg1_mxKeyByBitEnc_mxKeyXorB_mxKeyNot_p2kproc3_mxKeyByBitEnc_mxKeyReverse_mxKeyXorRR_mxKeyByBitEnc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Xor_changeDuplicatesC2_mxKeyNot_mxKeyRotateLeftBits_mxKeySwapBitsEE2_mxKeyXorRR_changeDuplicates_mxKeySwapBitsD_mxKeyNot_mxKeyRotEnc2_mxKeyXorRR_mxKeyNot_mxKeyByBitEnc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changeDuplicates_changeDuplicatesB_mxKeyByBitEnc_mxKeyAddRR_p2kproc3_mxKeySwapBitsE_mxKeyReverseBits_changeDuplicates_mxKeySwapBitsD_mxKeySwapBitsRound_mxKeySwapMinors3_mxKeySwapBitsD_mxKeyByBitEnc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G_changeDuplicates_mxKeySwapBitsEE2_mxKeyAlg2_mxKeyAddRR_mxKeyRotEnc2_p2kproc3_mxKeyReverseBits_changeDuplicatesB_mxKeyAlg1_mxKeySwapBitsF_mxKeyReverse_mxKeyByBitEnc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F_mxKeySwapBitsE_mxKeyRotEnc2_mxKeyRotateLeftBits_mxKeyXorRR_mxKeyReverseBits_mxKeySwapBitsD_mxKeySwapMinors3_mxKeySwapBitsE_mxKeySwapBitsRound_mxKeySwapBitsD_mxKeyByBitEnc_mxKeyByBitEnc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Not_mxKeySwapBitsG_mxKeyReverseBits_mxKeySwapBitsE_mxKeySwapMinors3_mxKeyAddRR_mxKeySwapBitsG_mxKeyByBitEnc_changeDuplicatesB_mxKeyReverse_mxKeySwapBitsF_changeDuplicatesB_mxKeyXor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Minors3_p2kproc3_mxKeyAlg2_mxKeyByBitEnc_mxKeyReverseBits_mxKeyByBitEnc_mxKeyRotEnc2_p2kproc3_mxKeyReverse_mxKeyXorRR_mxKeyXor_mxKeySwapBitsE_mxKeyXor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SwapBitsE_mxKeySwapBitsD_mxKeySwapBitsRound_mxKeyByBitEnc_mxKeySwapBitsF_mxKeySwapBitsF_mxKeyByBitEnc_mxKeyAlg1_mxKeyXor_changeDuplicatesB_mxKeyAlg2_mxKeyReverse_mxKeyXor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changeDuplicatesB_p2kproc3_changeDuplicatesB_mxKeyRotEnc_mxKeySwapBitsG_mxKeyReverse_mxKeyXorB_mxKeySwapBitsRound_mxKeySwapBitsG_mxKeyAddRR_mxKeyAlg2_mxKeySwapBitsEE2_mxKeyXor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ddRR_mxKeySwapBitsF_mxKeyAddRR_changeDuplicatesC2_mxKeyAlg1_mxKeySwapBitsEE2_mxKeyAlg1_mxKeyRotateLeftBits_mxKeyXorB_mxKeyAddRR_mxKeyRotEnc2_mxKeyRotateLeftBits_mxKeyXor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SwapMinors3_mxKeyXorB_mxKeyByBitEnc_mxKeySwapBitsF_mxKeySwapBitsD_mxKeyAddRR_mxKeySwapBitsEE2_mxKeyRotateLeftBits_mxKeySwapBitsF_mxKeySwapBitsE_mxKeySwapBitsRound_mxKeySwapBitsF_mxKeyXor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otateLeftBits_changeDuplicatesC2_changeDuplicatesC2_mxKeySwapBitsEE2_mxKeyXor_mxKeySwapBitsEE2_mxKeyXor_mxKeySwapBitsD_changeDuplicatesB_mxKeyNot_mxKeyRotateLeftBits_mxKeySwapBitsRound_mxKeyXor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SwapBitsE_mxKeySwapBitsEE2_mxKeySwapBitsG_p2kproc3_mxKeyReverseBits_mxKeySwapBitsEE2_mxKeySwapBitsF_changeDuplicates_mxKeyAddRR_mxKeyNot_mxKeyByBitEnc_mxKeySwapBitsD_mxKeyXor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ddRR_mxKeySwapBitsE_p2kproc3_mxKeyReverse_mxKeyNot_mxKeySwapMinors3_mxKeyRotEnc2_mxKeySwapMinors3_mxKeySwapBitsRound_mxKeyByBitEnc_mxKeySwapMinors3_mxKeyAlg1_mxKeyXor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otateLeftBits_mxKeyReverseBits_mxKeyRotateLeftBits_changeDuplicatesB_mxKeyXor_mxKeyRotEnc_mxKeyAlg2_p2kproc3_mxKeySwapBitsG_mxKeyReverseBits_p2kproc3_mxKeyNot_mxKeyXor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everseBits_mxKeyAlg1_mxKeyAlg2_mxKeySwapBitsRound_mxKeyRotateLeftBits_mxKeySwapBitsE_mxKeyByBitEnc_mxKeySwapBitsRound_mxKeyRotateLeftBits_mxKeyAddRR_mxKeySwapBitsF_mxKeySwapMinors3_mxKeyXor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ByBitEnc_mxKeySwapBitsRound_mxKeyAlg2_mxKeyAddRR_mxKeyReverse_mxKeyRotEnc2_mxKeySwapMinors3_mxKeyReverse_mxKeyAlg2_changeDuplicatesB_mxKeyRotateLeftBits_mxKeyAlg1_mxKeyXor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AddRR_mxKeyRotEnc2_mxKeyRotEnc2_mxKeyRotateLeftBits_mxKeyAlg2_changeDuplicates_mxKeyByBitEnc_p2kproc3_mxKeyRotEnc2_changeDuplicatesC2_mxKeyNot_mxKeyXor_mxKeyXor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Not_mxKeySwapBitsE_mxKeySwapBitsEE2_mxKeyAlg2_changeDuplicates_mxKeySwapBitsD_mxKeyByBitEnc_changeDuplicatesC2_mxKeySwapBitsRound_mxKeySwapBitsF_changeDuplicatesB_mxKeyRotEnc2_mxKeyXor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Not_mxKeySwapBitsRound_mxKeyRotEnc_mxKeySwapBitsEE2_mxKeyXorB_mxKeyReverseBits_mxKeyRotEnc2_changeDuplicates_mxKeyAddRR_mxKeyXorRR_mxKeySwapMinors3_mxKeyAddRR_mxKeyXor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otateLeftBits_mxKeySwapMinors3_mxKeySwapBitsE_mxKeySwapBitsRound_mxKeySwapMinors3_mxKeyXorB_changeDuplicatesC2_mxKeyNot_mxKeySwapMinors3_mxKeyByBitEnc_p2kproc3_mxKeySwapBitsEE2_mxKeyXorB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changeDuplicates_mxKeySwapBitsEE2_mxKeyAddRR_mxKeyRotateLeftBits_mxKeySwapBitsD_mxKeyReverse_mxKeyXorB_changeDuplicatesB_mxKeyRotEnc_mxKeyByBitEnc_mxKeyRotEnc2_mxKeyAlg2_mxKeyXorB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D_mxKeyReverseBits_mxKeySwapBitsD_mxKeyRotEnc2_mxKeySwapBitsD_mxKeyAddRR_mxKeyAddRR_mxKeyXor_mxKeySwapBitsG_mxKeyReverseBits_mxKeyRotEnc_mxKeySwapBitsG_mxKeyXorB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Minors3_mxKeySwapBitsRound_mxKeyAlg2_changeDuplicatesC2_mxKeyRotEnc2_mxKeySwapBitsEE2_mxKeySwapBitsEE2_mxKeyRotEnc_mxKeyRotateLeftBits_changeDuplicatesC2_mxKeySwapBitsF_changeDuplicatesB_mxKeyXorB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everse_mxKeySwapBitsD_mxKeyReverse_p2kproc3_mxKeyAlg1_mxKeySwapBitsRound_mxKeySwapMinors3_mxKeyXorB_p2kproc3_mxKeySwapMinors3_mxKeyReverseBits_mxKeySwapBitsRound_mxKeyXorB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F_mxKeyAlg1_mxKeyReverse_mxKeyXorRR_mxKeySwapBitsRound_mxKeySwapBitsRound_mxKeySwapMinors3_mxKeyXorRR_mxKeySwapBitsE_mxKeyNot_mxKeyXorB_mxKeyReverseBits_mxKeyXorB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Round_changeDuplicatesC2_changeDuplicatesC2_mxKeyRotateLeftBits_mxKeySwapBitsD_mxKeyAddRR_mxKeyXorRR_mxKeyAlg2_mxKeyAlg1_mxKeyRotEnc_mxKeyRotEnc_mxKeyReverseBits_mxKeyXorB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Not_mxKeyXor_mxKeyByBitEnc_mxKeyAlg2_mxKeyXorB_mxKeySwapBitsF_mxKeySwapBitsRound_mxKeyAlg1_mxKeyReverseBits_mxKeySwapBitsG_mxKeySwapMinors3_mxKeySwapBitsEE2_mxKeyXorB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Xor_mxKeyXorB_mxKeyAlg2_mxKeyAlg2_mxKeySwapBitsF_changeDuplicatesC2_mxKeyXorRR_changeDuplicatesC2_changeDuplicates_mxKeyXorRR_mxKeyNot_mxKeySwapBitsE_mxKeyXorB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SwapBitsD_mxKeySwapMinors3_mxKeyAlg2_mxKeyAlg1_mxKeySwapBitsEE2_mxKeyReverseBits_mxKeySwapMinors3_mxKeyXorRR_changeDuplicates_mxKeyXorRR_mxKeySwapBitsD_changeDuplicates_mxKeyXorB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SwapBitsD_mxKeyNot_mxKeyAlg2_mxKeyNot_mxKeySwapBitsD_p2kproc3_mxKeyRotEnc_mxKeySwapMinors3_mxKeyXorB_mxKeySwapBitsD_mxKeySwapBitsRound_mxKeyNot_mxKeyXorB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Alg1_mxKeySwapBitsRound_mxKeyRotateLeftBits_mxKeyXor_mxKeyXor_changeDuplicatesB_mxKeyAddRR_mxKeySwapBitsEE2_changeDuplicates_mxKeyReverse_mxKeyXorRR_changeDuplicatesB_mxKeyXorB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everseBits_mxKeySwapBitsRound_changeDuplicatesB_mxKeySwapBitsEE2_mxKeyXor_mxKeyXorB_changeDuplicatesC2_mxKeyXorB_mxKeySwapMinors3_p2kproc3_mxKeySwapBitsEE2_mxKeyReverseBits_mxKeyXorB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E_mxKeyXor_mxKeyAlg2_mxKeyRotateLeftBits_mxKeyRotEnc2_mxKeyXorB_changeDuplicatesC2_mxKeyReverse_changeDuplicates_mxKeyAlg1_mxKeySwapBitsD_mxKeySwapMinors3_mxKeyXorB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Reverse_mxKeySwapMinors3_mxKeyReverseBits_mxKeyRotEnc_mxKeySwapMinors3_mxKeyRotateLeftBits_mxKeyRotateLeftBits_mxKeyRotEnc2_mxKeyAlg2_p2kproc3_changeDuplicates_mxKeyAlg2_mxKeyXorB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everseBits_mxKeySwapBitsG_mxKeyAlg1_changeDuplicatesB_mxKeyAddRR_mxKeySwapBitsEE2_changeDuplicates_mxKeySwapBitsD_mxKeySwapBitsD_mxKeyAlg2_mxKeyRotateLeftBits_mxKeyReverseBits_mxKeyXorB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SwapBitsG_mxKeyNot_mxKeyAlg1_mxKeyAlg2_mxKeyByBitEnc_mxKeyNot_mxKeyXorB_mxKeyRotateLeftBits_mxKeyReverse_mxKeySwapBitsEE2_changeDuplicatesB_mxKeyByBitEnc_mxKeyXorB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BitsG_mxKeyReverseBits_mxKeyAlg2_mxKeySwapBitsEE2_mxKeyReverseBits_mxKeyRotEnc_mxKeySwapBitsG_mxKeyRotEnc_changeDuplicates_mxKeyReverseBits_mxKeyXorRR_mxKeySwapBitsE_mxKeyRotateLeftBits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Alg1_mxKeyRotEnc_changeDuplicates_mxKeyXor_mxKeyAlg1_p2kproc3_mxKeyXorB_mxKeySwapBitsD_changeDuplicatesC2_changeDuplicatesB_mxKeySwapBitsG_mxKeyXorRR_mxKeyRotateLeftBits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SwapBitsEE2_mxKeySwapBitsEE2_mxKeySwapBitsE_mxKeySwapBitsF_changeDuplicatesB_mxKeyXorB_mxKeyRotateLeftBits_p2kproc3_mxKeyAddRR_mxKeySwapBitsRound_p2kproc3_mxKeyRotEnc2_mxKeyRotateLeftBits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everseBits_mxKeyXor_mxKeyByBitEnc_mxKeyAlg1_changeDuplicatesB_mxKeySwapBitsD_mxKeySwapBitsRound_mxKeySwapBitsG_mxKeyAlg1_mxKeyRotEnc_mxKeyRotEnc2_changeDuplicatesB_mxKeyRotateLeftBits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Reverse_mxKeySwapBitsRound_changeDuplicatesC2_mxKeyNot_mxKeyXor_mxKeyXorB_mxKeySwapBitsE_mxKeyRotateLeftBits_changeDuplicatesC2_changeDuplicates_mxKeyByBitEnc_mxKeyAlg1_mxKeyRotateLeftBits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XorRR_mxKeyRotEnc2_mxKeyRotEnc_changeDuplicatesC2_mxKeySwapBitsEE2_mxKeyXor_mxKeyByBitEnc_mxKeyAlg2_mxKeySwapBitsD_changeDuplicatesC2_mxKeyAddRR_mxKeySwapBitsEE2_mxKeyRotateLeftBits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Not_mxKeySwapMinors3_mxKeyAlg2_changeDuplicates_mxKeyAlg1_mxKeyReverse_mxKeySwapBitsRound_mxKeySwapBitsD_changeDuplicatesC2_mxKeySwapMinors3_mxKeySwapBitsD_mxKeyNot_mxKeyRotateLeftBits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Reverse_mxKeyByBitEnc_mxKeySwapBitsEE2_mxKeyXor_mxKeySwapBitsRound_mxKeySwapBitsD_mxKeySwapBitsEE2_mxKeySwapMinors3_mxKeyXorB_changeDuplicatesB_mxKeySwapBitsF_mxKeyRotateLeftBits_mxKeyRotateLeftBits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p2kproc3_mxKeyXorB_mxKeyRotEnc_mxKeyAlg2_mxKeySwapBitsE_p2kproc3_changeDuplicatesC2_mxKeyXorB_mxKeySwapBitsG_mxKeySwapBitsF_mxKeySwapBitsRound_mxKeySwapBitsEE2_mxKeyRotateLeftBits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XorB_changeDuplicatesB_mxKeyAlg1_mxKeyByBitEnc_mxKeyByBitEnc_mxKeyXorRR_mxKeyXorRR_mxKeyAlg1_mxKeySwapBitsG_mxKeyNot_mxKeySwapBitsF_mxKeyRotateLeftBits_mxKeyRotateLeftBits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EE2_mxKeySwapBitsF_mxKeyNot_mxKeyNot_mxKeyRotEnc2_mxKeyNot_mxKeyXor_mxKeySwapBitsEE2_mxKeySwapBitsF_mxKeyRotateLeftBits_mxKeySwapBitsD_mxKeyAddRR_mxKeyRotateLeftBits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RotEnc_mxKeyRotateLeftBits_changeDuplicatesC2_mxKeyRotEnc2_changeDuplicates_mxKeySwapBitsEE2_mxKeySwapBitsD_mxKeyRotateLeftBits_mxKeySwapBitsD_mxKeyAlg2_mxKeySwapBitsEE2_mxKeyXorRR_mxKeyRotateLeftBits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ddRR_mxKeySwapBitsE_mxKeySwapBitsRound_mxKeyAddRR_mxKeyXorRR_mxKeySwapBitsG_changeDuplicatesC2_mxKeySwapBitsE_changeDuplicatesB_mxKeyRotEnc_mxKeySwapMinors3_mxKeySwapMinors3_mxKeyRotateLeftBits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SwapBitsRound_changeDuplicatesB_mxKeySwapBitsRound_changeDuplicatesB_mxKeyRotEnc_mxKeySwapBitsRound_mxKeyAlg2_mxKeyXorB_mxKeyReverse_mxKeyXorRR_mxKeyXorB_mxKeySwapBitsG_mxKeyRotateLeftBits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otEnc_mxKeySwapBitsRound_mxKeyAlg2_mxKeyAlg1_mxKeySwapBitsD_p2kproc3_changeDuplicates_mxKeyRotateLeftBits_mxKeyRotEnc2_changeDuplicatesC2_mxKeySwapBitsE_mxKeySwapBitsD_mxKeyRotateLeftBits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Alg2_changeDuplicates_mxKeyXorRR_mxKeySwapBitsF_mxKeyReverse_mxKeySwapBitsD_mxKeyXorRR_mxKeyAlg2_mxKeySwapBitsF_mxKeyXorRR_mxKeySwapBitsRound_mxKeyAlg2_mxKeyRotateLeftBits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otEnc2_mxKeyReverseBits_mxKeyAlg2_mxKeyAddRR_mxKeySwapBitsE_mxKeySwapBitsEE2_mxKeySwapBitsF_mxKeyAddRR_mxKeySwapBitsG_mxKeySwapBitsEE2_changeDuplicatesB_mxKeyNot_mxKeyRotateLeftBits_mxKeySwapBitsG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changeDuplicates_p2kproc3_mxKeyXorB_mxKeyXor_mxKeyXor_mxKeyRotateLeftBits_mxKeyRotEnc_mxKeyReverse_mxKeySwapBitsRound_changeDuplicatesB_changeDuplicatesC2_changeDuplicates_mxKeyRotateLeftBits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Round_mxKeyRotateLeftBits_mxKeySwapBitsD_mxKeySwapBitsE_mxKeyNot_mxKeySwapMinors3_mxKeyReverse_changeDuplicatesC2_mxKeyRotateLeftBits_mxKeySwapBitsRound_mxKeyAddRR_p2kproc3_mxKeyRotateLeftBits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E_mxKeyReverse_mxKeyNot_mxKeySwapBitsF_mxKeyAlg1_changeDuplicates_mxKeyRotEnc2_mxKeyRotEnc2_mxKeyReverseBits_mxKeySwapBitsD_mxKeyAlg2_mxKeySwapBitsD_mxKeyRotateLeftBits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ByBitEnc_mxKeySwapBitsEE2_mxKeyXor_mxKeyXor_mxKeySwapBitsEE2_mxKeyRotateLeftBits_mxKeySwapBitsEE2_mxKeySwapMinors3_mxKeySwapMinors3_mxKeySwapBitsD_mxKeySwapBitsG_mxKeyXor_p2kproc3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XorRR_mxKeyXorB_mxKeySwapBitsRound_mxKeyXorRR_mxKeyReverse_mxKeyXor_p2kproc3_mxKeySwapBitsRound_mxKeyRotEnc_mxKeySwapBitsF_mxKeyRotateLeftBits_mxKeyByBitEnc_p2kproc3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Enc2_mxKeySwapBitsD_p2kproc3_mxKeyByBitEnc_mxKeyRotateLeftBits_changeDuplicatesB_mxKeyXorRR_changeDuplicates_mxKeyByBitEnc_mxKeyAddRR_mxKeyAlg1_mxKeyRotEnc2_p2kproc3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AddRR_mxKeySwapBitsRound_mxKeySwapBitsRound_mxKeyAlg1_mxKeyXorB_changeDuplicatesC2_mxKeyByBitEnc_mxKeyNot_mxKeyReverse_mxKeyAlg2_mxKeySwapBitsF_mxKeySwapBitsG_p2kproc3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otEnc_mxKeyByBitEnc_mxKeyXor_mxKeyXor_mxKeyByBitEnc_mxKeyReverseBits_changeDuplicatesB_mxKeyAddRR_mxKeyAlg2_changeDuplicates_mxKeyReverseBits_mxKeySwapBitsD_p2kproc3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F_mxKeyRotateLeftBits_mxKeyNot_mxKeyAlg1_mxKeySwapBitsD_mxKeyXor_mxKeyByBitEnc_mxKeySwapBitsEE2_mxKeyXor_mxKeyRotEnc2_mxKeyByBitEnc_mxKeyAddRR_p2kproc3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B_mxKeyXorB_changeDuplicatesC2_mxKeySwapBitsE_p2kproc3_mxKeySwapBitsG_mxKeyXorB_mxKeyAlg2_mxKeyRotateLeftBits_mxKeyRotateLeftBits_mxKeyAlg1_changeDuplicatesB_p2kproc3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D_mxKeyXorB_mxKeySwapMinors3_mxKeyRotEnc2_mxKeyXorRR_mxKeyRotEnc_mxKeySwapBitsE_mxKeySwapBitsE_mxKeySwapMinors3_changeDuplicatesC2_mxKeyAlg2_p2kproc3_p2kproc3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F_mxKeySwapBitsRound_changeDuplicates_mxKeyByBitEnc_mxKeyReverse_mxKeySwapBitsE_mxKeySwapBitsG_mxKeySwapBitsD_mxKeyReverseBits_mxKeySwapBitsRound_mxKeySwapBitsG_mxKeySwapBitsEE2_p2kproc3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_mxKeyReverseBits_changeDuplicates_mxKeyRotEnc2_mxKeyRotEnc2_mxKeySwapBitsD_mxKeyRotateLeftBits_mxKeyXorRR_mxKeyXorB_mxKeyAlg2_mxKeyXorRR_mxKeyReverse_p2kproc3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RotEnc2_mxKeyRotEnc_mxKeyRotEnc_mxKeySwapBitsEE2_mxKeyAlg2_mxKeyXorRR_mxKeyRotEnc2_mxKeySwapBitsF_mxKeySwapBitsF_mxKeyAlg2_changeDuplicates_mxKeyRotEnc_p2kproc3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ByBitEnc_mxKeyByBitEnc_mxKeySwapBitsEE2_mxKeyRotEnc2_changeDuplicatesB_mxKeySwapBitsEE2_mxKeyAlg1_mxKeyRotEnc_mxKeySwapBitsG_mxKeySwapBitsEE2_mxKeySwapBitsE_p2kproc3_mxKeyAddRR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Alg2_mxKeySwapBitsF_p2kproc3_mxKeyXor_mxKeyReverse_mxKeySwapBitsEE2_mxKeyAddRR_mxKeyAlg1_mxKeySwapBitsD_p2kproc3_mxKeySwapBitsF_mxKeyByBitEnc_mxKeyAddRR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Not_mxKeyRotEnc_p2kproc3_mxKeyNot_mxKeyRotEnc2_mxKeyRotateLeftBits_mxKeySwapBitsG_mxKeyReverse_mxKeyAlg2_mxKeyRotEnc2_mxKeySwapBitsE_changeDuplicatesB_mxKeyAddRR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XorB_mxKeyXorRR_p2kproc3_p2kproc3_mxKeyAlg2_mxKeyRotateLeftBits_mxKeyRotEnc2_mxKeyXorRR_mxKeySwapBitsF_mxKeySwapBitsEE2_mxKeyAlg2_changeDuplicatesC2_mxKeyAddRR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SwapBitsE_mxKeyRotEnc_changeDuplicates_mxKeySwapBitsG_mxKeySwapBitsEE2_mxKeyNot_mxKeyRotEnc_mxKeyAlg2_changeDuplicates_mxKeyRotateLeftBits_mxKeyAddRR_mxKeyRotEnc2_mxKeyAddRR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AddRR_mxKeySwapBitsG_mxKeyXorRR_mxKeyAlg2_mxKeyRotEnc_mxKeySwapBitsEE2_mxKeyRotEnc_changeDuplicatesB_mxKeySwapBitsD_mxKeySwapBitsEE2_changeDuplicatesC2_mxKeyRotEnc2_mxKeyAddRR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everseBits_mxKeySwapBitsF_mxKeySwapBitsD_mxKeyXor_mxKeySwapBitsEE2_mxKeyAlg2_mxKeyAlg2_p2kproc3_mxKeySwapBitsD_mxKeyRotEnc2_mxKeySwapBitsD_mxKeyByBitEnc_mxKeyAddRR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XorRR_mxKeyRotEnc2_mxKeyXorRR_mxKeyXorB_mxKeyRotEnc2_mxKeySwapBitsE_changeDuplicatesC2_mxKeyAlg2_mxKeySwapBitsF_mxKeyNot_mxKeyRotateLeftBits_mxKeyReverse_mxKeyAddRR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XorB_mxKeyAlg1_mxKeyNot_mxKeySwapMinors3_changeDuplicatesB_p2kproc3_mxKeyByBitEnc_mxKeyXorRR_mxKeySwapBitsD_changeDuplicatesC2_mxKeySwapBitsE_mxKeySwapBitsD_mxKeyAddRR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G_mxKeyAlg2_mxKeyRotEnc2_mxKeyXorB_mxKeyRotEnc2_mxKeySwapBitsE_mxKeyAlg1_mxKeyRotEnc_mxKeySwapBitsG_mxKeyXorRR_mxKeySwapBitsRound_p2kproc3_mxKeyAddRR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1_mxKeySwapBitsF_changeDuplicates_mxKeyXor_mxKeySwapBitsD_changeDuplicatesC2_mxKeyReverseBits_mxKeyAlg2_mxKeyXor_mxKeySwapBitsF_mxKeyRotateLeftBits_mxKeySwapBitsEE2_mxKeyAddRR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F_mxKeyNot_mxKeySwapBitsRound_mxKeyRotEnc2_mxKeyAlg1_mxKeySwapMinors3_p2kproc3_mxKeySwapBitsRound_mxKeySwapBitsE_mxKeySwapBitsRound_changeDuplicates_p2kproc3_mxKeyAddRR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Enc_mxKeyReverseBits_mxKeyRotEnc2_mxKeyXorRR_mxKeySwapBitsG_mxKeyRotEnc2_mxKeySwapBitsE_changeDuplicatesC2_mxKeySwapBitsF_mxKeySwapBitsEE2_mxKeyRotateLeftBits_changeDuplicates_mxKeyAddRR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EE2_mxKeySwapBitsE_changeDuplicatesB_mxKeySwapBitsF_changeDuplicates_mxKeySwapBitsF_mxKeyNot_mxKeyAlg1_mxKeySwapBitsG_changeDuplicates_mxKeyXorB_mxKeySwapBitsF_mxKeyAddRR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SwapMinors3_mxKeyRotEnc_mxKeyXorRR_changeDuplicatesB_changeDuplicates_changeDuplicatesC2_changeDuplicatesC2_mxKeyRotateLeftBits_changeDuplicates_mxKeySwapBitsG_mxKeySwapBitsE_mxKeyAddRR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Alg2_mxKeyAlg1_changeDuplicates_mxKeySwapMinors3_mxKeyNot_mxKeyReverseBits_mxKeyAlg2_mxKeyRotEnc_mxKeyAddRR_mxKeySwapBitsF_mxKeyReverseBits_changeDuplicatesC2_mxKeyXorRR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otEnc_mxKeyAddRR_mxKeyReverse_mxKeySwapBitsF_changeDuplicatesB_mxKeySwapBitsD_mxKeySwapBitsG_mxKeyRotEnc_mxKeyRotateLeftBits_mxKeyAddRR_mxKeySwapBitsD_mxKeyAddRR_mxKeyXorRR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everseBits_mxKeyAlg1_p2kproc3_mxKeyByBitEnc_mxKeySwapBitsG_mxKeyAlg1_mxKeySwapBitsRound_mxKeySwapBitsEE2_mxKeyRotEnc_mxKeySwapBitsRound_mxKeySwapBitsEE2_mxKeySwapBitsD_mxKeyXorRR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SwapBitsRound_mxKeyXor_mxKeySwapMinors3_mxKeySwapBitsD_mxKeyXorB_mxKeyReverse_changeDuplicatesC2_mxKeySwapBitsEE2_mxKeySwapBitsG_mxKeyXorB_mxKeyRotEnc2_mxKeySwapBitsD_mxKeyXorRR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Minors3_mxKeyRotEnc_changeDuplicatesC2_mxKeySwapBitsE_mxKeyByBitEnc_mxKeyXorRR_mxKeySwapBitsRound_mxKeyAddRR_mxKeyNot_mxKeyXorRR_mxKeyByBitEnc_mxKeyXor_mxKeyXorRR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XorB_mxKeyByBitEnc_mxKeySwapMinors3_mxKeyAddRR_mxKeyByBitEnc_mxKeyNot_mxKeySwapBitsF_mxKeySwapMinors3_mxKeySwapBitsEE2_mxKeySwapBitsG_mxKeyRotateLeftBits_mxKeySwapBitsEE2_mxKeyXorRR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lg2_mxKeyByBitEnc_mxKeyByBitEnc_mxKeyXorB_mxKeySwapBitsEE2_mxKeySwapBitsEE2_mxKeyRotEnc2_mxKeyXorB_changeDuplicatesC2_mxKeyRotEnc_mxKeyXorB_changeDuplicatesB_mxKeyXorRR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RotateLeftBits_mxKeySwapBitsEE2_mxKeyReverseBits_mxKeyXor_mxKeyNot_changeDuplicatesC2_mxKeyAddRR_mxKeySwapBitsE_mxKeyAddRR_mxKeyAddRR_changeDuplicates_p2kproc3_mxKeyXorRR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SwapBitsD_mxKeyXorRR_mxKeyRotEnc_mxKeyAddRR_mxKeySwapMinors3_mxKeySwapBitsRound_mxKeySwapBitsEE2_mxKeyRotateLeftBits_mxKeyRotateLeftBits_mxKeySwapMinors3_mxKeyAddRR_mxKeyReverseBits_mxKeyXorRR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Xor_mxKeyXor_mxKeyRotateLeftBits_changeDuplicatesC2_mxKeyRotateLeftBits_mxKeySwapBitsE_mxKeySwapBitsE_mxKeySwapBitsF_mxKeyAlg2_mxKeySwapBitsRound_changeDuplicates_changeDuplicates_mxKeyXorRR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SwapBitsE_changeDuplicatesB_mxKeyReverse_mxKeyReverse_mxKeyAlg1_mxKeyReverse_mxKeyXor_mxKeyByBitEnc_mxKeySwapBitsRound_mxKeyAlg1_changeDuplicatesB_mxKeyReverseBits_mxKeyXorRR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Reverse_mxKeySwapBitsEE2_changeDuplicates_mxKeyReverse_mxKeySwapBitsRound_mxKeyReverse_mxKeyReverse_mxKeyXorRR_mxKeySwapBitsE_mxKeySwapBitsG_mxKeySwapBitsE_changeDuplicatesC2_mxKeyXorRR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ByBitEnc_changeDuplicatesB_changeDuplicates_p2kproc3_mxKeyRotEnc2_mxKeyRotEnc_mxKeyNot_mxKeyReverse_mxKeyRotEnc2_mxKeyXorB_mxKeySwapBitsE_changeDuplicatesC2_mxKeyXorRR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everse_mxKeyRotateLeftBits_mxKeySwapBitsG_changeDuplicatesC2_mxKeyNot_mxKeySwapBitsF_mxKeyAlg2_mxKeyReverseBits_mxKeyAddRR_changeDuplicates_mxKeySwapBitsE_mxKeyByBitEnc_mxKeyXorRR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ateLeftBits_mxKeyReverseBits_changeDuplicatesC2_mxKeyXorB_mxKeyRotEnc2_mxKeyRotateLeftBits_mxKeySwapBitsRound_mxKeyReverse_mxKeyAlg2_mxKeyAlg2_mxKeySwapBitsEE2_mxKeySwapMinors3_mxKeyXorRR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E2_mxKeyXorRR_mxKeyNot_mxKeySwapBitsD_mxKeyXorRR_mxKeyAlg2_changeDuplicates_mxKeyRotateLeftBits_mxKeySwapBitsD_changeDuplicates_mxKeyAlg1_mxKeyAlg1_mxKeyNot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EE2_mxKeyRotEnc2_changeDuplicates_mxKeyRotEnc2_mxKeyAlg2_mxKeyXorRR_mxKeyReverseBits_mxKeySwapMinors3_mxKeyAlg1_mxKeySwapMinors3_mxKeySwapBitsEE2_mxKeyRotEnc2_mxKeyNot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AddRR_changeDuplicatesB_mxKeySwapBitsEE2_mxKeyReverseBits_mxKeyAddRR_mxKeyRotEnc_changeDuplicatesB_mxKeySwapBitsG_changeDuplicates_mxKeyAlg1_mxKeySwapBitsD_mxKeyXorB_mxKeyNot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ByBitEnc_mxKeyRotateLeftBits_mxKeySwapBitsF_changeDuplicatesB_mxKeyXor_mxKeySwapBitsRound_mxKeyRotEnc2_p2kproc3_mxKeyAlg1_mxKeySwapBitsEE2_changeDuplicatesB_changeDuplicates_mxKeyNot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EE2_mxKeyRotEnc_p2kproc3_mxKeySwapBitsEE2_mxKeyRotEnc2_mxKeyRotEnc2_mxKeySwapBitsD_changeDuplicatesB_mxKeyXor_mxKeySwapBitsRound_changeDuplicatesB_mxKeyAlg2_mxKeyNot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Round_mxKeyRotEnc_mxKeySwapBitsF_mxKeyReverse_mxKeyXor_mxKeySwapBitsE_mxKeyRotateLeftBits_mxKeyXorB_mxKeySwapBitsE_mxKeySwapMinors3_mxKeySwapBitsD_p2kproc3_mxKeyNot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RotateLeftBits_mxKeyXorB_mxKeyRotEnc2_changeDuplicatesC2_changeDuplicatesB_mxKeySwapBitsG_changeDuplicatesB_mxKeySwapBitsG_mxKeyXorRR_mxKeySwapBitsD_mxKeyReverseBits_mxKeyNot_mxKeyNot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E_mxKeyAlg2_mxKeyRotEnc_changeDuplicates_mxKeyRotateLeftBits_mxKeyRotEnc_mxKeySwapBitsRound_p2kproc3_mxKeySwapBitsF_mxKeyRotEnc2_mxKeyReverseBits_changeDuplicatesC2_mxKeyNot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Xor_mxKeyByBitEnc_mxKeySwapBitsG_mxKeyNot_mxKeyXorRR_mxKeyByBitEnc_mxKeyReverseBits_mxKeyAddRR_mxKeyXor_mxKeySwapBitsRound_mxKeyRotEnc_mxKeyReverse_mxKeyNot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D_changeDuplicatesC2_mxKeyRotEnc_mxKeyXorB_mxKeySwapBitsF_mxKeyReverseBits_mxKeyAddRR_mxKeyByBitEnc_mxKeyReverseBits_mxKeyAlg1_mxKeySwapBitsG_mxKeyAlg1_mxKeyNot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otateLeftBits_mxKeyAlg1_mxKeySwapMinors3_mxKeyRotateLeftBits_mxKeyXorB_mxKeyReverseBits_mxKeyAlg2_mxKeyXorB_mxKeySwapBitsF_changeDuplicatesB_mxKeyNot_mxKeySwapBitsD_mxKeyNot_mxKeyReverseBits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everse_mxKeyNot_mxKeyRotEnc_mxKeyNot_mxKeyNot_mxKeySwapBitsEE2_mxKeySwapMinors3_changeDuplicatesC2_mxKeyRotEnc2_mxKeySwapBitsD_mxKeyXorB_changeDuplicatesB_mxKeyNot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changeDuplicates_mxKeySwapBitsRound_mxKeyAlg2_mxKeyAlg1_mxKeyAddRR_mxKeySwapBitsEE2_mxKeySwapBitsEE2_mxKeyReverse_mxKeyReverse_mxKeySwapBitsG_mxKeySwapBitsEE2_mxKeyAddRR_mxKeyNot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XorRR_mxKeyXorB_mxKeyNot_mxKeyRotEnc2_mxKeyXorRR_mxKeySwapBitsEE2_mxKeyRotEnc_mxKeySwapBitsRound_changeDuplicates_p2kproc3_mxKeyRotateLeftBits_mxKeyByBitEnc_mxKeyNot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2_mxKeyNot_mxKeyRotEnc2_mxKeyXorB_mxKeySwapBitsRound_mxKeyXorB_mxKeySwapBitsEE2_mxKeyRotEnc_mxKeySwapBitsD_changeDuplicates_mxKeySwapBitsE_mxKeyRotEnc_mxKeyNot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Alg1_mxKeyReverse_mxKeyXor_changeDuplicates_mxKeySwapBitsRound_mxKeyAlg2_mxKeyAlg1_p2kproc3_mxKeyXorRR_mxKeySwapMinors3_mxKeyAlg1_p2kproc3_mxKeyNot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mxKeyRotateLeftBits_mxKeyReverseBits_mxKeyByBitEnc_mxKeyRotEnc_mxKeySwapBitsRound_mxKeyXorB_mxKeyRotEnc2_mxKeyReverse_changeDuplicates_mxKeySwapBitsG_mxKeyRotEnc2_mxKeyRotEnc_mxKeyNot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changeDuplicates_mxKeyNot_mxKeyAlg2_mxKeyRotEnc2_mxKeySwapBitsE_mxKeySwapBitsF_mxKeyReverseBits_mxKeyXorB_p2kproc3_mxKeySwapMinors3_p2kproc3_mxKeyReverseBits_mxKeyNot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BitsF_mxKeyRotEnc_mxKeyAlg2_mxKeyNot_mxKeyAddRR_p2kproc3_mxKeyReverseBits_mxKeyAlg1_mxKeyAlg2_mxKeyXor_p2kproc3_p2kproc3_changeDuplicatesC2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changeDuplicatesC2_mxKeyAlg1_mxKeySwapBitsD_mxKeySwapMinors3_p2kproc3_changeDuplicatesB_mxKeyAlg1_mxKeySwapBitsE_mxKeySwapBitsF_changeDuplicatesB_mxKeyXorRR_mxKeySwapBitsEE2_changeDuplicatesC2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F_mxKeyXor_mxKeySwapBitsE_mxKeySwapMinors3_p2kproc3_mxKeyXorRR_mxKeySwapBitsF_mxKeyNot_mxKeyXorB_mxKeyReverse_mxKeyReverseBits_mxKeyRotEnc2_changeDuplicatesC2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D_p2kproc3_mxKeyAlg2_mxKeyXorB_mxKeyXorB_mxKeyRotateLeftBits_mxKeySwapBitsG_mxKeyRotEnc2_mxKeySwapMinors3_mxKeyXorB_mxKeyRotEnc2_mxKeyRotateLeftBits_changeDuplicatesC2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Round_mxKeyRotEnc_mxKeySwapBitsD_mxKeySwapBitsEE2_mxKeyAddRR_mxKeySwapBitsD_mxKeyAlg1_mxKeySwapMinors3_mxKeyXorB_mxKeyRotEnc2_mxKeyRotateLeftBits_mxKeySwapBitsD_changeDuplicatesC2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p2kproc3_mxKeyByBitEnc_mxKeySwapBitsRound_mxKeyByBitEnc_mxKeyAddRR_mxKeySwapBitsG_changeDuplicates_changeDuplicates_mxKeyRotEnc2_mxKeySwapMinors3_mxKeyRotEnc2_mxKeyRotEnc_changeDuplicatesC2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F_mxKeyReverse_mxKeyXorB_mxKeySwapMinors3_mxKeySwapBitsG_mxKeySwapBitsEE2_mxKeyXor_mxKeyAddRR_mxKeyAlg2_mxKeyByBitEnc_mxKeySwapBitsF_mxKeyRotEnc2_changeDuplicatesC2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ByBitEnc_mxKeyByBitEnc_mxKeySwapBitsRound_mxKeyReverseBits_mxKeyAlg1_mxKeySwapBitsD_mxKeyRotEnc_changeDuplicatesC2_mxKeyXorRR_mxKeySwapBitsE_mxKeySwapBitsRound_mxKeySwapBitsG_changeDuplicatesC2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AddRR_mxKeySwapBitsD_mxKeyByBitEnc_mxKeyReverseBits_mxKeyXorB_mxKeySwapMinors3_changeDuplicatesC2_mxKeyReverseBits_mxKeyAlg2_p2kproc3_mxKeySwapBitsG_mxKeyXorB_changeDuplicatesC2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E2_mxKeyRotEnc2_mxKeySwapBitsF_mxKeyXor_changeDuplicatesC2_mxKeyAlg1_mxKeyAlg1_changeDuplicates_mxKeyNot_mxKeyRotEnc2_mxKeyReverseBits_mxKeyAlg2_changeDuplicatesC2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otateLeftBits_mxKeySwapBitsF_mxKeyRotEnc2_mxKeyAlg2_mxKeyAlg2_mxKeyRotEnc_changeDuplicatesC2_mxKeySwapMinors3_mxKeySwapBitsRound_mxKeyByBitEnc_mxKeyXorRR_mxKeyXorRR_changeDuplicatesC2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p2kproc3_mxKeySwapMinors3_changeDuplicatesC2_mxKeyRotEnc2_changeDuplicatesC2_mxKeySwapMinors3_mxKeySwapBitsRound_mxKeyByBitEnc_changeDuplicatesB_mxKeySwapMinors3_mxKeySwapMinors3_mxKeySwapBitsG_changeDuplicatesC2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RotEnc2_mxKeyNot_mxKeyRotateLeftBits_mxKeyReverseBits_mxKeyRotateLeftBits_mxKeyByBitEnc_p2kproc3_mxKeySwapMinors3_mxKeyAddRR_p2kproc3_mxKeyRotEnc2_mxKeySwapBitsG_changeDuplicatesC2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changeDuplicatesC2_changeDuplicatesC2_mxKeyXor_mxKeySwapBitsRound_changeDuplicatesC2_mxKeyRotEnc_mxKeyRotEnc2_mxKeySwapBitsG_mxKeySwapBitsRound_mxKeyAddRR_changeDuplicates_mxKeyByBitEnc_changeDuplicatesC2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RotEnc_changeDuplicates_changeDuplicates_mxKeySwapMinors3_mxKeyNot_mxKeySwapBitsD_mxKeyXorRR_mxKeyNot_mxKeySwapBitsG_mxKeyRotEnc_mxKeyAlg2_mxKeySwapBitsEE2_changeDuplicatesC2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XorRR_mxKeyNot_p2kproc3_mxKeyReverse_changeDuplicates_mxKeySwapBitsE_changeDuplicatesC2_mxKeySwapBitsEE2_mxKeySwapMinors3_mxKeyXorRR_mxKeyXorRR_mxKeyRotEnc2_changeDuplicatesC2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E2_mxKeySwapBitsG_mxKeyAddRR_mxKeySwapBitsF_mxKeyNot_mxKeyXor_mxKeyAlg2_mxKeyRotateLeftBits_mxKeySwapBitsG_mxKeyRotateLeftBits_mxKeyXorRR_changeDuplicates_changeDuplicatesC2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XorB_mxKeyXor_mxKeySwapBitsEE2_mxKeyNot_mxKeyXor_changeDuplicatesB_changeDuplicates_mxKeyReverse_mxKeyAlg2_mxKeySwapMinors3_mxKeyAlg2_changeDuplicatesC2_changeDuplicates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p2kproc3_mxKeySwapBitsG_mxKeySwapMinors3_mxKeyReverseBits_mxKeyReverse_changeDuplicatesC2_mxKeySwapMinors3_mxKeyAddRR_mxKeyAddRR_mxKeyXorRR_mxKeyRotEnc2_changeDuplicates_changeDuplicates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F_mxKeyAddRR_changeDuplicatesC2_mxKeyRotEnc2_mxKeyAlg2_mxKeyRotateLeftBits_mxKeySwapBitsEE2_mxKeyReverse_mxKeyRotEnc2_mxKeySwapBitsF_mxKeyByBitEnc_mxKeySwapBitsF_changeDuplicates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ByBitEnc_changeDuplicates_mxKeyAlg1_mxKeySwapBitsRound_mxKeyXorRR_mxKeyReverseBits_changeDuplicatesB_mxKeySwapBitsG_mxKeySwapMinors3_mxKeyXorRR_mxKeyRotateLeftBits_changeDuplicates_changeDuplicates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changeDuplicates_p2kproc3_changeDuplicates_changeDuplicates_mxKeySwapBitsD_mxKeySwapBitsEE2_mxKeyRotateLeftBits_mxKeyXorB_mxKeyAlg1_mxKeyByBitEnc_mxKeySwapBitsRound_mxKeyReverseBits_changeDuplicates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F_mxKeyXorRR_mxKeyAlg1_mxKeySwapBitsRound_mxKeyRotEnc_changeDuplicatesB_mxKeySwapBitsRound_changeDuplicatesB_mxKeyXor_mxKeySwapBitsG_mxKeyRotateLeftBits_mxKeySwapBitsEE2_changeDuplicates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changeDuplicatesB_changeDuplicatesC2_changeDuplicates_mxKeySwapBitsRound_mxKeyAlg1_p2kproc3_mxKeyXorRR_changeDuplicatesC2_mxKeyAlg2_mxKeySwapBitsE_mxKeySwapBitsF_changeDuplicatesB_changeDuplicates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p2kproc3_mxKeyAlg2_mxKeyNot_mxKeySwapBitsD_changeDuplicatesC2_p2kproc3_mxKeyAlg2_p2kproc3_mxKeyAlg2_mxKeyXorB_mxKeyByBitEnc_mxKeyByBitEnc_changeDuplicates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everse_mxKeyRotateLeftBits_changeDuplicates_mxKeyReverseBits_mxKeyXor_mxKeySwapBitsF_mxKeyRotEnc2_mxKeyAddRR_changeDuplicatesC2_mxKeySwapBitsE_mxKeyXorRR_mxKeyXor_changeDuplicates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_mxKeyReverseBits_changeDuplicatesB_changeDuplicatesB_mxKeyByBitEnc_mxKeyXor_mxKeyReverse_mxKeyRotateLeftBits_mxKeyXor_mxKeyNot_mxKeySwapBitsF_mxKeySwapBitsRound_changeDuplicates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p2kproc3_mxKeyRotEnc2_mxKeyXorB_mxKeySwapBitsE_mxKeyNot_mxKeySwapBitsE_changeDuplicatesB_mxKeySwapBitsD_p2kproc3_changeDuplicatesC2_mxKeyXorRR_mxKeyRotEnc2_changeDuplicates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Round_mxKeyXorRR_mxKeySwapMinors3_changeDuplicatesB_mxKeyXor_mxKeyAlg2_mxKeyNot_mxKeyXor_mxKeyRotEnc_mxKeyReverse_mxKeySwapBitsG_mxKeyRotEnc2_changeDuplicates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changeDuplicatesC2_mxKeySwapBitsD_changeDuplicatesC2_mxKeyXorRR_mxKeyXor_mxKeySwapBitsEE2_mxKeyAlg2_mxKeyAddRR_mxKeySwapBitsEE2_mxKeySwapBitsRound_mxKeyXorRR_mxKeyReverseBits_changeDuplicatesB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ReverseBits_mxKeySwapMinors3_mxKeyReverseBits_mxKeyXorB_mxKeyXorB_mxKeySwapBitsE_mxKeyReverse_mxKeyXorRR_mxKeyRotEnc_p2kproc3_mxKeyRotateLeftBits_changeDuplicates_changeDuplicatesB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ByBitEnc_mxKeySwapBitsEE2_mxKeyReverse_mxKeyRotEnc2_changeDuplicates_mxKeyXorRR_mxKeyRotateLeftBits_mxKeyReverseBits_mxKeySwapBitsF_mxKeyXor_mxKeyRotEnc_mxKeyXorB_changeDuplicatesB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ByBitEnc_mxKeyAddRR_mxKeySwapBitsRound_mxKeySwapBitsD_changeDuplicates_mxKeyXorRR_mxKeyXorB_mxKeyReverseBits_mxKeySwapBitsRound_mxKeySwapBitsRound_mxKeyXorB_mxKeySwapMinors3_changeDuplicatesB_mxKeyNot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everseBits_mxKeyAddRR_mxKeyReverse_mxKeySwapBitsE_mxKeyAlg1_mxKeySwapBitsD_mxKeyReverse_mxKeyAddRR_mxKeyXorB_mxKeyRotEnc_mxKeySwapBitsEE2_changeDuplicatesC2_changeDuplicatesB_mxKeyNot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RotEnc2_mxKeyReverse_mxKeySwapBitsRound_mxKeyXorRR_mxKeyReverse_mxKeyNot_mxKeyRotEnc2_mxKeyAlg1_mxKeyXor_mxKeySwapMinors3_changeDuplicatesC2_p2kproc3_changeDuplicatesB_mxKeyNot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p2kproc3_changeDuplicatesC2_mxKeySwapBitsF_mxKeySwapBitsD_mxKeySwapMinors3_mxKeySwapBitsRound_mxKeySwapBitsEE2_changeDuplicatesC2_mxKeySwapMinors3_mxKeyXorB_mxKeyXor_changeDuplicatesB_changeDuplicatesB_mxKeyNot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SwapBitsF_mxKeyRotEnc2_mxKeyRotateLeftBits_mxKeySwapBitsE_changeDuplicatesC2_mxKeySwapMinors3_mxKeyByBitEnc_changeDuplicatesB_mxKeySwapBitsEE2_mxKeyAddRR_mxKeySwapBitsF_mxKeySwapBitsEE2_changeDuplicatesB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RotEnc_mxKeySwapBitsEE2_mxKeySwapBitsE_mxKeySwapBitsRound_mxKeySwapBitsD_mxKeyRotEnc_mxKeyReverseBits_p2kproc3_mxKeyXorB_p2kproc3_changeDuplicatesB_mxKeyAlg1_changeDuplicatesB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everseBits_mxKeySwapBitsRound_mxKeyNot_mxKeySwapBitsEE2_mxKeyAlg2_mxKeyAddRR_mxKeyRotateLeftBits_mxKeySwapBitsEE2_mxKeySwapBitsEE2_mxKeyRotEnc_changeDuplicatesC2_mxKeySwapMinors3_changeDuplicatesB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Alg1_mxKeySwapBitsEE2_mxKeyXor_changeDuplicatesB_mxKeySwapBitsD_mxKeyRotEnc_mxKeyAlg1_mxKeyAlg1_mxKeySwapBitsF_mxKeyXorRR_mxKeyReverse_mxKeyXorRR_changeDuplicatesB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RotEnc_changeDuplicatesC2_mxKeyRotEnc2_mxKeyRotEnc_mxKeyXorB_mxKeySwapBitsRound_mxKeyXorB_mxKeyReverse_mxKeySwapBitsF_mxKeyXorRR_mxKeySwapMinors3_mxKeyRotEnc_changeDuplicatesB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otEnc_mxKeyXorB_mxKeyAddRR_changeDuplicatesC2_mxKeySwapBitsEE2_mxKeyByBitEnc_mxKeyAddRR_mxKeySwapBitsG_mxKeySwapBitsF_mxKeyNot_changeDuplicates_mxKeyByBitEnc_changeDuplicatesB_mxKeyRo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RR_mxKeyNot_p2kproc3_mxKeySwapBitsRound_mxKeySwapBitsRound_mxKeyRotEnc2_mxKeySwapBitsE_mxKeyReverse_mxKeyRotEnc2_p2kproc3_mxKeyAlg1_mxKeySwapBitsRound_changeDuplicatesB_mxKeyReverse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p2kproc3_mxKeySwapBitsEE2_mxKeyAddRR_mxKeySwapMinors3_mxKeyRotateLeftBits_mxKeyAddRR_mxKeySwapBitsD_mxKeySwapBitsD_changeDuplicates_mxKeyAlg2_mxKeyReverseBits_mxKeyAlg1_changeDuplicatesB_mxKeyReverse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SwapBitsF_mxKeyAddRR_mxKeyReverseBits_mxKeyAddRR_mxKeyRotEnc2_mxKeySwapBitsE_changeDuplicatesB_changeDuplicatesB_p2kproc3_changeDuplicatesB_mxKeyXor_mxKeyXorRR_changeDuplicatesB_mxKeyReverse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Round_mxKeyReverse_changeDuplicatesB_mxKeySwapBitsRound_mxKeyByBitEnc_mxKeyRotEnc2_mxKeyAlg2_mxKeySwapBitsG_mxKeyAlg1_mxKeyReverse_mxKeyAlg1_mxKeyAlg1_changeDuplicatesB_mxKeyReverseBits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AddRR_mxKeySwapMinors3_mxKeySwapBitsE_mxKeyRotEnc2_mxKeySwapBitsD_mxKeyReverse_mxKeySwapBitsE_mxKeySwapMinors3_p2kproc3_mxKeySwapBitsG_mxKeyReverseBits_mxKeyXor_changeDuplicatesB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otEnc_mxKeyAlg2_mxKeyRotEnc_mxKeyXor_mxKeyAlg2_mxKeyAlg2_mxKeyAlg2_mxKeySwapBitsRound_mxKeyReverse_mxKeyXorB_mxKeyRotEnc2_mxKeyRotEnc2_changeDuplicatesB_mxKeyReverseBits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changeDuplicates_mxKeyReverseBits_mxKeyAddRR_mxKeyRotateLeftBits_mxKeyXorRR_mxKeyByBitEnc_mxKeySwapBitsEE2_mxKeyReverseBits_mxKeyXorB_mxKeySwapBitsD_changeDuplicates_mxKeyRotEnc2_changeDuplicatesB_mxKeyReverseBits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XorRR_mxKeyRotateLeftBits_mxKeyAddRR_changeDuplicates_mxKeySwapBitsF_mxKeyReverseBits_mxKeyAlg1_mxKeyAlg2_mxKeySwapBitsEE2_mxKeyReverse_mxKeyXor_changeDuplicatesC2_changeDuplicatesB_mxKeyReverseBits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everse_changeDuplicatesB_mxKeyAlg1_mxKeyAddRR_mxKeyXorB_mxKeyReverse_changeDuplicates_changeDuplicatesB_mxKeyXorB_changeDuplicatesB_mxKeyRotEnc_mxKeyRotEnc_changeDuplicatesB_mxKeyReverseBits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Alg2_mxKeyReverse_mxKeyAlg2_mxKeyReverseBits_changeDuplicates_mxKeyRotateLeftBits_mxKeyReverseBits_mxKeyXorRR_mxKeySwapBitsG_mxKeyRotEnc2_p2kproc3_mxKeyReverse_changeDuplicatesB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Reverse_mxKeySwapBitsD_mxKeyRotEnc2_mxKeySwapBitsF_mxKeySwapBitsEE2_changeDuplicates_changeDuplicates_mxKeyReverse_mxKeyRotateLeftBits_changeDuplicatesC2_mxKeyRotateLeftBits_mxKeyXor_changeDuplicatesB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F_mxKeySwapBitsG_mxKeyRotEnc2_mxKeySwapBitsF_mxKeyXorRR_mxKeyRotateLeftBits_mxKeyByBitEnc_mxKeyByBitEnc_mxKeyReverse_mxKeyAddRR_mxKeySwapBitsE_mxKeySwapBitsEE2_changeDuplicatesB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RotEnc2_mxKeySwapBitsE_mxKeyReverse_mxKeyXorRR_mxKeySwapMinors3_mxKeyReverse_mxKeyReverseBits_mxKeyXorRR_mxKeyReverse_mxKeyAddRR_mxKeySwapBitsEE2_mxKeyXorB_changeDuplicatesB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RotEnc2_mxKeyXor_changeDuplicatesC2_changeDuplicatesC2_mxKeyRotEnc2_changeDuplicatesB_mxKeyRotEnc2_mxKeyRotEnc_mxKeySwapMinors3_changeDuplicatesC2_mxKeyAlg2_mxKeyXorB_changeDuplicatesB_mxKeySwapBitsD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otEnc_changeDuplicatesB_mxKeyNot_mxKeyRotateLeftBits_mxKeySwapBitsG_mxKeyRotEnc2_mxKeyRotEnc_mxKeySwapBitsG_mxKeySwapMinors3_mxKeySwapBitsF_mxKeyNot_mxKeyRotEnc_changeDuplicatesB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SwapBitsD_mxKeyRotateLeftBits_mxKeyAlg2_mxKeyXor_mxKeySwapBitsE_mxKeyNot_mxKeySwapMinors3_p2kproc3_mxKeyByBitEnc_changeDuplicatesB_mxKeySwapBitsG_mxKeyRotEnc_changeDuplicatesB_mxKeySwapBitsE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XorRR_mxKeySwapBitsD_mxKeyAlg1_mxKeyReverse_p2kproc3_mxKeyAlg2_mxKeyNot_mxKeySwapBitsF_mxKeyAddRR_mxKeyAlg2_mxKeyRotEnc2_mxKeySwapBitsD_changeDuplicatesB_mxKeySwapBitsE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F_mxKeyAlg2_mxKeySwapBitsF_mxKeyRotateLeftBits_mxKeyRotateLeftBits_mxKeyByBitEnc_changeDuplicatesC2_mxKeyReverseBits_mxKeySwapBitsD_changeDuplicates_mxKeyReverseBits_mxKeySwapBitsD_changeDuplicatesB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RotateLeftBits_mxKeyNot_changeDuplicates_p2kproc3_mxKeyByBitEnc_mxKeyReverseBits_mxKeySwapBitsF_mxKeyRotateLeftBits_mxKeyAlg1_mxKeyRotateLeftBits_mxKeySwapBitsE_mxKeySwapBitsRound_changeDuplicatesB_mxKeySwapBitsF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RotEnc_mxKeySwapBitsEE2_mxKeyXorRR_mxKeySwapBitsG_mxKeyXor_mxKeyAlg1_mxKeySwapBitsF_mxKeySwapBitsD_mxKeyAlg2_mxKeyNot_mxKeySwapBitsE_mxKeyRotEnc2_changeDuplicatesB_mxKeySwapBitsF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XorB_mxKeyReverse_mxKeyReverseBits_mxKeySwapBitsF_mxKeyXorB_mxKeyByBitEnc_mxKeyXorB_mxKeySwapBitsE_mxKeySwapBitsRound_mxKeySwapMinors3_mxKeyRotateLeftBits_mxKeyRotEnc_changeDuplicatesB_mxKeySwapBitsF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Alg2_mxKeyXorRR_mxKeyXorRR_changeDuplicatesC2_mxKeyAddRR_mxKeyByBitEnc_mxKeyAlg2_mxKeyRotateLeftBits_mxKeyAlg2_mxKeyByBitEnc_mxKeyReverse_mxKeyRotateLeftBits_changeDuplicatesB_mxKeySwapBitsF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Reverse_mxKeyRotateLeftBits_mxKeyXorRR_mxKeySwapBitsF_p2kproc3_mxKeyAddRR_mxKeyRotEnc2_changeDuplicates_mxKeySwapBitsG_mxKeySwapBitsEE2_mxKeySwapBitsD_mxKeySwapBitsRound_changeDuplicatesB_mxKeySwapBitsF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BitsD_mxKeyAlg2_mxKeyReverseBits_mxKeySwapBitsG_changeDuplicates_mxKeyAlg1_mxKeyReverse_mxKeySwapBitsEE2_mxKeyRotEnc_mxKeyNot_mxKeyRotEnc2_mxKeyReverseBits_changeDuplicatesB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Alg2_mxKeyAlg1_changeDuplicatesC2_mxKeyRotEnc_mxKeyXorB_mxKeyReverse_mxKeySwapBitsRound_mxKeyAlg1_mxKeyByBitEnc_mxKeySwapBitsD_mxKeyReverseBits_mxKeyAlg1_changeDuplicatesB_mxKeySwapBitsG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G_mxKeySwapBitsF_mxKeyAlg1_mxKeyNot_mxKeySwapBitsD_changeDuplicates_mxKeySwapMinors3_mxKeyXorRR_mxKeyRotEnc_mxKeyRotEnc2_mxKeyAlg1_mxKeySwapBitsD_changeDuplicatesB_mxKeySwapBitsG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ReverseBits_mxKeyXorRR_mxKeySwapBitsE_mxKeyAlg2_mxKeyXorB_mxKeyAlg1_mxKeySwapBitsRound_mxKeySwapBitsD_mxKeySwapBitsE_changeDuplicatesC2_mxKeyXorB_mxKeyReverse_changeDuplicatesB_mxKeySwapBitsG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ateLeftBits_changeDuplicatesC2_mxKeySwapBitsD_changeDuplicatesC2_mxKeySwapBitsRound_changeDuplicatesB_mxKeyReverse_mxKeyXor_mxKeySwapBitsG_mxKeyNot_mxKeyXorRR_mxKeySwapBitsRound_changeDuplicatesB_mxKeySwapBitsG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ReverseBits_mxKeyXorRR_mxKeyReverseBits_mxKeySwapBitsRound_mxKeyXorRR_mxKeySwapBitsD_mxKeyAlg2_mxKeyRotEnc_mxKeyReverse_mxKeySwapBitsD_mxKeySwapBitsF_changeDuplicates_changeDuplicatesB_mxKeySwapBitsG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XorB_mxKeyXor_mxKeyAlg2_changeDuplicates_mxKeyAlg2_mxKeySwapBitsRound_mxKeySwapBitsD_mxKeyRotEnc_mxKeyAlg2_mxKeySwapBitsRound_mxKeyReverse_mxKeyNot_changeDuplicatesB_mxKeyByBitEnc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changeDuplicates_mxKeyAddRR_mxKeyXorB_mxKeyXorRR_changeDuplicatesB_mxKeySwapBitsD_mxKeyRotEnc2_mxKeyRotateLeftBits_mxKeyReverse_changeDuplicatesC2_changeDuplicatesC2_mxKeySwapBitsG_changeDuplicatesB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everse_p2kproc3_changeDuplicatesB_mxKeyRotEnc2_mxKeyXor_mxKeySwapBitsRound_p2kproc3_mxKeyXorRR_mxKeyRotateLeftBits_mxKeyXor_changeDuplicates_mxKeyXor_changeDuplicatesB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changeDuplicatesB_mxKeySwapMinors3_mxKeySwapBitsF_changeDuplicatesC2_p2kproc3_mxKeySwapBitsG_mxKeyRotEnc2_mxKeySwapBitsG_mxKeySwapMinors3_changeDuplicatesC2_mxKeyReverseBits_mxKeySwapBitsRound_changeDuplicatesB_mxKeyRotateLeftBits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D_mxKeyAlg2_mxKeySwapBitsE_mxKeySwapBitsD_mxKeySwapBitsRound_mxKeyNot_mxKeyReverseBits_mxKeySwapMinors3_mxKeyXor_mxKeyReverse_mxKeyRotEnc2_p2kproc3_changeDuplicatesB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otateLeftBits_mxKeySwapBitsF_mxKeySwapBitsEE2_mxKeyReverseBits_mxKeyByBitEnc_mxKeyByBitEnc_mxKeyRotEnc_mxKeyXor_mxKeySwapBitsF_mxKeyAlg1_mxKeySwapBitsG_mxKeyReverseBits_changeDuplicatesB_mxKeyRotateLeftBits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mxKeyReverseBits_mxKeySwapBitsE_mxKeySwapBitsEE2_mxKeyReverseBits_mxKeyReverseBits_mxKeySwapBitsD_mxKeySwapBitsF_mxKeyReverseBits_mxKeyByBitEnc_mxKeyXorRR_mxKeySwapBitsEE2_mxKeyAddRR_changeDuplicatesB_mxKeyRotateLeftBits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mxKeySwapBitsRound_mxKeyAddRR_mxKeyXorRR_mxKeyXor_p2kproc3_p2kproc3_mxKeyNot_mxKeyAlg2_changeDuplicatesB_mxKeyReverse_mxKeySwapBitsF_changeDuplicatesC2_changeDuplicatesB_mxKeyRotateLeftBits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Xor_mxKeyReverseBits_mxKeyAlg2_mxKeySwapBitsRound_mxKeyByBitEnc_mxKeySwapBitsE_mxKeyAddRR_mxKeyXorB_mxKeyReverseBits_p2kproc3_mxKeyReverseBits_mxKeySwapBitsF_mxKeyAlg2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p2kproc3_changeDuplicates_mxKeyAlg1_mxKeySwapBitsF_changeDuplicatesC2_mxKeyReverse_mxKeySwapBitsG_mxKeyRotEnc_mxKeyReverse_changeDuplicatesC2_mxKeyReverseBits_mxKeySwapBitsF_mxKeyAlg2_changeDuplicatesB_mxKeyN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Enc2_mxKeySwapBitsE_mxKeyReverseBits_mxKeySwapBitsE_mxKeyReverseBits_mxKeyXorB_mxKeyXorB_changeDuplicatesB_mxKeySwapMinors3_mxKeyReverseBits_changeDuplicates_mxKeySwapMinors3_mxKeyAlg2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RotateLeftBits_p2kproc3_changeDuplicatesC2_mxKeyReverseBits_mxKeyAlg2_mxKeySwapBitsG_mxKeyByBitEnc_mxKeyXorB_mxKeySwapBitsEE2_mxKeyReverseBits_changeDuplicates_mxKeyRotateLeftBits_mxKeyAlg2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ReverseBits_mxKeyByBitEnc_mxKeyRotEnc_mxKeyXorB_mxKeyNot_mxKeyReverseBits_mxKeyNot_p2kproc3_mxKeySwapMinors3_mxKeyRotEnc_mxKeyAlg1_mxKeyAlg1_mxKeyAlg2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Xor_mxKeyReverse_mxKeyNot_mxKeyRotEnc_mxKeyNot_mxKeyReverseBits_mxKeyReverse_mxKeySwapMinors3_mxKeySwapBitsD_mxKeyAddRR_mxKeyReverse_mxKeyRotEnc_mxKeyAlg2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Reverse_mxKeySwapBitsF_mxKeyNot_mxKeySwapBitsEE2_mxKeyAlg2_mxKeyRotEnc2_mxKeyReverse_mxKeySwapBitsRound_mxKeyAlg1_mxKeySwapBitsE_mxKeyNot_changeDuplicatesB_mxKeyAlg2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F_changeDuplicatesC2_p2kproc3_mxKeyByBitEnc_mxKeyNot_mxKeySwapBitsE_mxKeySwapBitsD_mxKeySwapBitsF_mxKeySwapBitsE_mxKeySwapBitsRound_mxKeyReverseBits_mxKeyReverse_mxKeyAlg2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SwapBitsEE2_mxKeyRotEnc2_mxKeySwapBitsE_mxKeyRotEnc_mxKeyReverse_mxKeyAlg2_mxKeyAddRR_mxKeyAddRR_mxKeyRotEnc_mxKeySwapBitsE_mxKeySwapBitsRound_p2kproc3_mxKeyAlg2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Reverse_mxKeyReverse_changeDuplicates_changeDuplicates_mxKeyReverseBits_mxKeySwapBitsD_changeDuplicatesB_p2kproc3_mxKeyAlg1_changeDuplicatesB_mxKeyAlg2_mxKeyNot_mxKeyAlg2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SwapBitsEE2_mxKeyByBitEnc_mxKeySwapBitsG_mxKeyReverse_changeDuplicates_mxKeySwapBitsEE2_mxKeyByBitEnc_mxKeySwapBitsF_mxKeySwapBitsG_mxKeySwapBitsF_changeDuplicatesC2_changeDuplicatesC2_mxKeyAlg2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D_mxKeyRotEnc2_mxKeyReverseBits_mxKeyXorRR_mxKeyXorB_mxKeyXorB_mxKeyRotateLeftBits_mxKeySwapBitsEE2_mxKeyRotEnc2_mxKeySwapBitsD_changeDuplicates_mxKeySwapBitsEE2_mxKeyAlg2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D_mxKeyAlg2_mxKeyXorRR_p2kproc3_mxKeyReverseBits_mxKeyAddRR_mxKeyXorRR_mxKeyReverseBits_mxKeySwapBitsE_mxKeyAlg2_mxKeyRotEnc_mxKeyNot_mxKeyReverse_mxKeyAlg2_mxKeySwapBit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otateLeftBits_mxKeySwapBitsE_mxKeyAlg1_mxKeyRotEnc_mxKeySwapBitsF_mxKeyRotateLeftBits_mxKeySwapMinors3_mxKeyXorB_mxKeyXorRR_p2kproc3_mxKeySwapMinors3_mxKeySwapBitsE_mxKeyAlg2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RotEnc2_mxKeySwapBitsG_mxKeyAlg2_mxKeyRotEnc2_mxKeySwapBitsEE2_mxKeyReverse_mxKeySwapBitsEE2_mxKeyRotEnc2_mxKeyXor_changeDuplicates_mxKeyXorB_mxKeySwapBitsE_mxKeyAlg2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G_mxKeyRotateLeftBits_mxKeyByBitEnc_changeDuplicates_mxKeyReverseBits_mxKeyRotateLeftBits_mxKeySwapBitsD_mxKeyReverseBits_mxKeyReverseBits_changeDuplicates_mxKeyAlg1_mxKeyXorRR_mxKeyAlg2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G_mxKeyXorB_mxKeyReverseBits_mxKeyByBitEnc_mxKeyAddRR_mxKeySwapMinors3_mxKeyAddRR_mxKeySwapBitsF_mxKeyXorB_mxKeySwapBitsRound_mxKeySwapBitsG_mxKeyReverse_p2kproc3_mxKeyAlg2_mxKeyRotateLeft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Bits_mxKeyReverseBits_mxKeySwapBitsF_changeDuplicatesC2_mxKeyReverseBits_mxKeyRotEnc2_mxKeyByBitEnc_mxKeyReverseBits_mxKeyAddRR_mxKeySwapBitsEE2_changeDuplicates_mxKeyAddRR_mxKeyReverseBits_mxKeyAlg1_p2kproc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E_mxKeySwapMinors3_mxKeyReverse_mxKeyXorB_mxKeyByBitEnc_mxKeyReverseBits_mxKeyReverse_mxKeySwapBitsF_mxKeySwapMinors3_mxKeySwapBitsG_mxKeySwapBitsD_mxKeySwapBitsF_mxKeyAlg1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Minors3_mxKeySwapBitsF_mxKeyNot_mxKeyRotateLeftBits_mxKeyByBitEnc_mxKeyReverse_mxKeyReverseBits_mxKeyNot_mxKeyByBitEnc_mxKeyReverseBits_mxKeyAlg1_changeDuplicatesB_mxKeyAlg1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F_mxKeySwapBitsE_mxKeyNot_mxKeySwapBitsF_mxKeyXorB_mxKeySwapBitsG_changeDuplicates_changeDuplicates_mxKeyNot_mxKeyAlg2_mxKeySwapBitsF_mxKeySwapBitsE_mxKeyAlg1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Xor_mxKeyAlg2_mxKeySwapBitsE_mxKeyAddRR_mxKeyXorB_mxKeySwapBitsE_mxKeySwapMinors3_changeDuplicates_mxKeyReverse_mxKeyReverse_mxKeySwapBitsD_mxKeyAlg1_mxKeyAlg1_changeDuplicates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_mxKeyReverseBits_changeDuplicatesB_mxKeySwapBitsE_changeDuplicatesC2_p2kproc3_mxKeySwapBitsD_mxKeySwapBitsG_mxKeySwapBitsEE2_mxKeySwapBitsRound_mxKeySwapBitsD_mxKeyByBitEnc_mxKeyAlg1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RotateLeftBits_changeDuplicatesC2_mxKeyByBitEnc_mxKeyRotEnc_mxKeySwapBitsF_mxKeyXorRR_mxKeyRotEnc2_mxKeyAlg2_changeDuplicatesC2_mxKeyReverse_mxKeySwapBitsE_mxKeySwapBitsE_mxKeyAlg1_changeDuplicatesB_mxKeyReverse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ddRR_mxKeySwapBitsRound_p2kproc3_mxKeyXorRR_mxKeySwapBitsE_mxKeyAddRR_mxKeyAlg1_mxKeyRotEnc2_mxKeyXorB_mxKeyReverseBits_mxKeySwapBitsEE2_mxKeySwapBitsEE2_mxKeySwapMinors3_mxKeyAlg1_changeDuplicatesB_mxKeySwapBit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changeDuplicates_mxKeySwapBitsE_mxKeyRotEnc_mxKeyRotateLeftBits_changeDuplicatesB_mxKeySwapMinors3_mxKeySwapBitsE_mxKeySwapBitsEE2_mxKeySwapBitsD_mxKeyRotateLeftBits_mxKeyAddRR_mxKeyNot_mxKeyAlg1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Xor_mxKeySwapBitsE_changeDuplicatesB_changeDuplicates_mxKeySwapBitsF_changeDuplicatesB_mxKeyReverseBits_mxKeyRotEnc_mxKeyReverse_mxKeyXorRR_mxKeyNot_mxKeyRotEnc2_mxKeyAlg1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changeDuplicatesB_mxKeySwapBitsD_mxKeySwapBitsEE2_mxKeyAlg2_mxKeyRotEnc_changeDuplicates_mxKeySwapBitsG_mxKeyReverse_mxKeyRotEnc_mxKeyRotateLeftBits_changeDuplicatesC2_mxKeyByBitEnc_mxKeyAlg1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_mxKeySwapBitsEE2_mxKeyXorRR_mxKeyRotEnc_p2kproc3_mxKeyReverse_mxKeyReverse_mxKeyXorRR_mxKeySwapMinors3_mxKeyXorB_mxKeyByBitEnc_changeDuplicatesB_mxKeyNot_mxKeyAlg1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RotateLeftBits_mxKeySwapMinors3_mxKeyXorRR_mxKeySwapBitsE_mxKeyRotEnc2_mxKeySwapBitsG_mxKeySwapMinors3_mxKeyRotEnc2_mxKeyXorB_mxKeyNot_mxKeyXorB_mxKeySwapBitsEE2_mxKeyAlg1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Round_changeDuplicatesB_changeDuplicatesB_mxKeyXorB_mxKeyXor_mxKeyRotEnc_changeDuplicatesC2_mxKeyAddRR_mxKeySwapBitsD_mxKeySwapBitsG_mxKeySwapMinors3_mxKeySwapBitsE_mxKeyAlg1_mxKeyAlg1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everse_mxKeySwapBitsRound_mxKeyNot_changeDuplicatesB_mxKeySwapBitsD_mxKeyRotEnc2_mxKeySwapBitsD_p2kproc3_changeDuplicatesB_mxKeySwapBitsE_mxKeySwapMinors3_p2kproc3_mxKeyRotEnc2_mxKeyAlg1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ByBitEnc_mxKeyXorRR_mxKeyNot_mxKeySwapBitsF_mxKeySwapBitsG_mxKeyAddRR_mxKeyXorRR_mxKeyReverseBits_mxKeyRotEnc2_mxKeySwapBitsEE2_mxKeyNot_mxKeySwapBitsE_mxKeyAlg1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Reverse_mxKeyXor_mxKeySwapBitsG_mxKeyReverse_mxKeyXorB_mxKeyRotEnc_mxKeyXor_p2kproc3_mxKeySwapBitsD_mxKeyAlg1_mxKeyNot_mxKeyNot_mxKeyAlg1_mxKeySwapBitsEE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ateLeftBits_mxKeyNot_mxKeyReverseBits_mxKeyXorB_mxKeyAddRR_mxKeySwapBitsF_mxKeyByBitEnc_mxKeyRotateLeftBits_changeDuplicatesC2_mxKeyAlg1_mxKeyByBitEnc_mxKeySwapBitsRound_mxKeySwapBitsF_mxKeyAlg1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_mxKeySwapBitsG_p2kproc3_mxKeyXorRR_changeDuplicates_mxKeySwapBitsRound_changeDuplicatesB_mxKeyReverse_changeDuplicates_mxKeyReverseBits_changeDuplicatesC2_mxKeySwapBitsG_mxKeyXorB_mxKeyAlg1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C2_mxKeySwapBitsD_mxKeyReverseBits_p2kproc3_mxKeySwapBitsF_mxKeyXor_mxKeyNot_mxKeyXor_mxKeyRotEnc2_mxKeySwapBitsEE2_mxKeyAddRR_mxKeyAlg2_mxKeyXor_mxKeyAlg1_mxKeyXorB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RotEnc_changeDuplicatesB_mxKeySwapBitsF_mxKeyXor_mxKeyRotEnc_mxKeySwapBitsD_mxKeyAlg2_mxKeyRotEnc_mxKeyXor_mxKeySwapBitsRound_mxKeySwapBitsE_mxKeyAddRR_mxKeyRotEnc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SwapBitsF_mxKeySwapBitsE_p2kproc3_p2kproc3_mxKeySwapBitsD_mxKeySwapBitsG_mxKeySwapBitsRound_mxKeyXorRR_mxKeyByBitEnc_mxKeySwapBitsD_mxKeySwapBitsD_mxKeyReverseBits_mxKeyRotEnc_mxKeyNot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RR_changeDuplicatesB_mxKeyXor_mxKeyAddRR_mxKeyRotEnc2_mxKeySwapMinors3_mxKeySwapBitsE_mxKeyReverseBits_mxKeySwapBitsD_mxKeySwapBitsG_mxKeyByBitEnc_mxKeyAlg1_mxKeySwapMinors3_mxKeyRotEnc_changeDuplicates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Not_mxKeyXorB_mxKeyAlg1_mxKeySwapMinors3_mxKeyRotEnc_mxKeySwapBitsE_mxKeySwapBitsRound_mxKeyXor_mxKeyRotEnc2_mxKeyXor_changeDuplicatesB_mxKeyXorB_mxKeyRotEnc_changeDuplicatesB_mxKeyRever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changeDuplicatesB_mxKeyReverse_mxKeyNot_mxKeySwapBitsD_mxKeyAddRR_mxKeySwapMinors3_mxKeyAlg1_mxKeySwapBitsF_mxKeyXor_mxKeyReverse_changeDuplicatesC2_mxKeySwapBitsE_mxKeyRotEnc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p2kproc3_mxKeyReverse_changeDuplicates_mxKeySwapBitsRound_changeDuplicatesB_mxKeyByBitEnc_mxKeySwapBitsG_mxKeySwapBitsD_changeDuplicatesB_mxKeySwapBitsEE2_changeDuplicatesB_mxKeySwapMinors3_mxKeyNot_mxKeyRotEnc_changeDuplicatesB_mxKeySwapBit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2_mxKeySwapBitsD_mxKeyRotEnc_mxKeySwapBitsE_mxKeyNot_mxKeyRotEnc_mxKeySwapBitsRound_mxKeySwapBitsEE2_mxKeySwapBitsF_mxKeyXor_mxKeyXor_mxKeySwapBitsG_mxKeySwapBitsG_mxKeyRotEnc_changeDuplicatesB_mxKeySwapBits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G_mxKeyNot_changeDuplicates_changeDuplicatesC2_changeDuplicatesC2_mxKeyRotEnc2_mxKeyXor_changeDuplicatesB_mxKeyAlg1_mxKeySwapBitsEE2_mxKeyRotateLeftBits_changeDuplicatesB_mxKeyRotEnc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_p2kproc3_mxKeySwapBitsEE2_mxKeyNot_p2kproc3_mxKeyAlg1_mxKeyReverse_mxKeyReverseBits_mxKeyRotEnc2_mxKeySwapBitsE_changeDuplicatesB_mxKeyXor_mxKeyAddRR_mxKeyRotEnc_mxKeyAlg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Not_mxKeyXorB_mxKeySwapBitsF_mxKeyRotEnc_changeDuplicates_mxKeyNot_mxKeySwapBitsEE2_mxKeyAlg2_mxKeyXorRR_mxKeyByBitEnc_mxKeySwapBitsEE2_changeDuplicatesC2_mxKeyRotEnc_mxKeyAlg1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ByBitEnc_mxKeyAddRR_mxKeyNot_changeDuplicatesC2_mxKeyRotateLeftBits_changeDuplicatesC2_mxKeySwapBitsEE2_mxKeyRotEnc2_mxKeyXor_mxKeyRotEnc_mxKeyAlg1_mxKeySwapBitsF_p2kproc3_mxKeyRotEnc_mxKeyReverse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SwapBitsRound_mxKeyReverseBits_mxKeyXor_mxKeySwapBitsF_changeDuplicates_changeDuplicatesB_mxKeyByBitEnc_mxKeyAddRR_mxKeyAlg1_mxKeyAlg1_mxKeyRotEnc2_mxKeySwapBitsD_mxKeyRotEnc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EE2_mxKeySwapBitsRound_mxKeyXor_mxKeyRotEnc2_mxKeySwapMinors3_mxKeySwapBitsD_mxKeyRotEnc_mxKeyAlg1_mxKeySwapBitsE_mxKeySwapBitsG_mxKeyReverseBits_mxKeyXorRR_mxKeyRotEnc_mxKeyRotEnc2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_mxKeySwapMinors3_mxKeyByBitEnc_changeDuplicatesC2_mxKeyAlg1_mxKeyXorRR_mxKeySwapBitsEE2_changeDuplicatesC2_mxKeyXorRR_mxKeySwapBitsRound_mxKeyNot_mxKeySwapBitsEE2_mxKeyAlg1_mxKeyRotEnc_mxKeySwapMinors3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RotEnc2_p2kproc3_changeDuplicatesC2_mxKeyRotEnc_mxKeySwapBitsEE2_p2kproc3_mxKeyRotEnc_changeDuplicatesC2_mxKeySwapBitsEE2_mxKeySwapBitsD_mxKeyNot_mxKeyReverseBits_mxKeyRotEnc_mxKeySwapBitsF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Not_mxKeySwapBitsE_mxKeyAlg1_mxKeySwapBitsEE2_mxKeySwapBitsRound_mxKeyAlg2_mxKeyAlg1_changeDuplicates_mxKeyAddRR_mxKeyRotateLeftBits_mxKeySwapBitsEE2_mxKeyReverse_mxKeyRotEnc_mxKeySwapBitsG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changeDuplicatesB_mxKeyXor_mxKeyReverse_mxKeyAlg1_mxKeyXor_mxKeySwapBitsG_mxKeySwapBitsF_mxKeyNot_mxKeyRotateLeftBits_mxKeySwapBitsG_mxKeyRotEnc2_mxKeyAddRR_mxKeyRotEnc_mxKeyXo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Minors3_mxKeyAddRR_mxKeyXorRR_p2kproc3_mxKeySwapBitsF_mxKeyReverseBits_mxKeySwapMinors3_mxKeyAlg1_mxKeyAlg1_mxKeySwapBitsRound_mxKeySwapMinors3_mxKeySwapBitsF_mxKeyReverseBits_mxKeyReverse_mxKeyAdd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changeDuplicatesB_mxKeyRotEnc2_mxKeyAddRR_mxKeyReverseBits_mxKeyXor_mxKeyReverseBits_changeDuplicates_mxKeyAlg1_p2kproc3_mxKeyReverseBits_mxKeyRotEnc2_mxKeySwapBitsF_mxKeyByBitEnc_mxKeyReverse_mxKeyXorRR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mxKeyReverseBits_mxKeyAlg1_mxKeyRotEnc2_mxKeySwapBitsG_mxKeyRotEnc2_mxKeySwapBitsRound_mxKeySwapBitsF_mxKeySwapBitsRound_mxKeySwapBitsEE2_mxKeyAlg2_changeDuplicatesC2_changeDuplicatesC2_mxKeyReverse_changeDuplicate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SwapBitsE_changeDuplicatesB_mxKeyRotEnc2_changeDuplicatesB_mxKeyXor_mxKeyXor_mxKeyAddRR_mxKeyRotateLeftBits_mxKeyAlg1_mxKeyRotateLeftBits_mxKeyRotateLeftBits_mxKeyNot_mxKeyReverse_changeDuplicatesB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F_mxKeyRotateLeftBits_mxKeyRotateLeftBits_mxKeyXor_mxKeySwapBitsRound_mxKeySwapBitsRound_changeDuplicates_mxKeySwapBitsE_mxKeySwapBitsRound_mxKeyRotEnc2_mxKeyReverse_mxKeyRotEnc_changeDuplicatesB_mxKeyReverse_changeDuplicatesB_mxKeyRotateLeftB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XorB_mxKeySwapBitsG_mxKeyNot_changeDuplicatesC2_mxKeyXorRR_mxKeySwapBitsF_mxKeyXorRR_mxKeyRotEnc_mxKeyReverseBits_mxKeyRotateLeftBits_mxKeyXorRR_mxKeySwapBitsF_mxKeySwapMinors3_mxKeyReverse_mxKeyReverseBits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Not_mxKeyAddRR_mxKeySwapBitsE_p2kproc3_mxKeyXorRR_mxKeyRotateLeftBits_mxKeyAlg1_changeDuplicates_mxKeyXor_mxKeyXorRR_mxKeySwapBitsRound_mxKeyNot_changeDuplicatesC2_mxKeyReverse_mxKeySwapBitsRoun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SwapBitsEE2_mxKeyXorB_mxKeySwapMinors3_mxKeyAlg2_mxKeyRotateLeftBits_mxKeyByBitEnc_mxKeySwapBitsD_mxKeyReverse_mxKeyXorRR_mxKeySwapBitsEE2_mxKeySwapBitsD_mxKeySwapBitsEE2_mxKeyRotEnc2_mxKeyReverse_mxKeySwapBitsD_changeDuplicates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Alg1_changeDuplicates_mxKeyByBitEnc_mxKeyAddRR_mxKeyRotEnc_mxKeySwapBitsE_changeDuplicatesB_changeDuplicates_changeDuplicates_changeDuplicatesB_mxKeySwapBitsRound_mxKeySwapBitsF_changeDuplicatesB_mxKeyReverse_mxKeySwapBitsD_mxKeySwapBit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kproc1-2-3_mxKeyRotEnc2_mxKeyAlg1_mxKeyReverse_mxKeyXor_changeDuplicates_mxKeyXorRR_mxKeyReverse_mxKeyReverseBits_changeDuplicatesB_mxKeyReverseBits_mxKeyRotEnc_mxKeySwapBitsRound_mxKeyNot_mxKeyRotEnc2_mxKeyXo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mxKeyRotEnc2_changeDuplicates_p2kproc3_mxKeySwapBitsF_mxKeyAlg1_mxKeyXorRR_changeDuplicates_mxKeyXorRR_mxKeyRotEnc2_mxKeyXor_mxKeySwapBitsEE2_mxKeyReverse_mxKeySwapMinors3_mxKeyAdd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B_mxKeyRotEnc_changeDuplicates_mxKeySwapBitsEE2_mxKeyNot_mxKeyXorB_mxKeySwapBitsD_mxKeySwapBitsD_mxKeyReverseBits_mxKeySwapMinors3_mxKeyReverseBits_mxKeySwapBitsD_mxKeyReverse_mxKeySwapMinors3_mxKeyNot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RotateLeftBits_mxKeyXorRR_p2kproc3_mxKeyXor_mxKeyNot_mxKeyAddRR_mxKeyAlg2_changeDuplicates_mxKeyXor_mxKeyXorB_mxKeyAlg2_changeDuplicatesB_mxKeySwapMinors3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changeDuplicates_mxKeySwapBitsE_mxKeyXorB_mxKeyXor_mxKeySwapBitsD_mxKeyReverse_changeDuplicates_mxKeyReverse_mxKeyRotEnc_mxKeyAddRR_mxKeyRotateLeftBits_mxKeyRotateLeftBits_mxKeySwapMinors3_changeDuplicatesB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ddRR_mxKeySwapMinors3_mxKeyReverseBits_mxKeyNot_changeDuplicatesB_mxKeyRotEnc2_mxKeySwapBitsG_changeDuplicatesC2_mxKeyRotEnc_mxKeyByBitEnc_mxKeyReverseBits_mxKeySwapBitsRound_mxKeyXorB_mxKeySwapMinors3_mxKeySwapMinors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SwapBitsEE2_mxKeySwapBitsE_mxKeySwapBitsE_mxKeyReverseBits_mxKeyAlg2_mxKeyXor_mxKeySwapBitsF_mxKeySwapBitsEE2_mxKeySwapMinors3_mxKeySwapBitsRound_mxKeySwapBitsEE2_mxKeyAlg2_mxKeySwapMinors3_mxKeySwapBitsG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SwapBitsE_mxKeySwapBitsD_mxKeyNot_p2kproc3_mxKeyRotEnc_changeDuplicatesC2_mxKeyReverse_mxKeyAddRR_p2kproc3_mxKeySwapMinors3_mxKeyByBitEnc_mxKeySwapBitsD_mxKeySwapMinors3_mxKeyXor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EE2_mxKeySwapBitsF_changeDuplicatesB_mxKeySwapBitsG_mxKeyRotEnc2_mxKeyNot_mxKeySwapMinors3_mxKeyAlg2_changeDuplicates_mxKeySwapBitsD_mxKeySwapBitsF_mxKeyAlg2_mxKeySwapBitsEE2_mxKeyNot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changeDuplicates_mxKeySwapBitsD_mxKeySwapMinors3_mxKeySwapBitsE_mxKeyReverse_mxKeySwapBitsF_p2kproc3_mxKeySwapBitsG_mxKeyNot_mxKeySwapBitsEE2_changeDuplicates_mxKeyRotateLeftBits_mxKeySwapBitsEE2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Not_mxKeySwapBitsF_mxKeyRotEnc2_mxKeySwapBitsF_mxKeyAlg2_mxKeySwapBitsEE2_mxKeyByBitEnc_mxKeySwapMinors3_mxKeySwapMinors3_mxKeyRotEnc_mxKeyRotateLeftBits_mxKeyAlg2_mxKeyXorB_mxKeySwapBitsEE2_changeDuplicatesB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Xor_mxKeyRotateLeftBits_mxKeyXorB_mxKeyByBitEnc_mxKeyRotateLeftBits_changeDuplicatesC2_mxKeyXor_changeDuplicatesB_mxKeyXorRR_mxKeySwapBitsEE2_mxKeySwapBitsD_mxKeyRotateLeftBits_mxKeySwapBitsEE2_mxKeyReverse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XorB_p2kproc3_mxKeyAddRR_mxKeyAlg1_mxKeySwapBitsD_mxKeyXorB_mxKeyReverseBits_mxKeyRotateLeftBits_mxKeySwapBitsE_mxKeyAddRR_mxKeyXorB_mxKeyXor_mxKeySwapBitsEE2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Xor_mxKeySwapBitsF_mxKeyAlg2_mxKeySwapMinors3_mxKeyAlg1_mxKeySwapBitsD_mxKeyAddRR_mxKeyRotEnc_mxKeyNot_changeDuplicatesC2_mxKeyAlg1_mxKeySwapBitsD_mxKeySwapBitsEE2_mxKeySwapBit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_mxKeySwapBitsD_mxKeySwapBitsRound_mxKeyReverse_mxKeyXorB_mxKeySwapBitsE_mxKeyRotEnc_mxKeyByBitEnc_mxKeySwapBitsG_mxKeyReverseBits_mxKeySwapMinors3_mxKeyRotEnc2_mxKeyByBitEnc_mxKeySwapBitsEE2_mxKeySwapBitsG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mxKeySwapBitsRound_mxKeyXor_p2kproc3_mxKeyAlg1_mxKeyXor_mxKeySwapBitsD_mxKeyXor_mxKeySwapBitsEE2_mxKeyAlg2_mxKeyAlg2_mxKeyXor_p2kproc3_mxKeySwapBitsD_mxKeyAdd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mxKeyXor_mxKeyAddRR_changeDuplicates_mxKeySwapBitsEE2_mxKeySwapBitsD_mxKeySwapBitsEE2_mxKeySwapBitsG_mxKeySwapBitsG_changeDuplicates_mxKeySwapMinors3_mxKeySwapBitsF_mxKeySwapBitsF_mxKeySwapBitsD_mxKeyNot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E2_mxKeyRotEnc_mxKeySwapBitsD_mxKeySwapBitsE_changeDuplicates_mxKeySwapBitsG_mxKeySwapMinors3_mxKeyReverse_changeDuplicatesB_mxKeyRotEnc2_mxKeyRotEnc_mxKeySwapMinors3_mxKeySwapBitsD_mxKeySwapBitsD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Round_mxKeyAlg2_mxKeySwapBitsE_mxKeyReverse_mxKeySwapBitsRound_changeDuplicatesC2_mxKeyRotEnc2_changeDuplicatesB_mxKeyRotEnc_changeDuplicatesB_mxKeyRotEnc2_mxKeyXorRR_mxKeySwapBitsD_mxKeyRo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RotEnc2_mxKeySwapBitsRound_mxKeyByBitEnc_mxKeyReverse_mxKeySwapBitsG_changeDuplicatesC2_p2kproc3_mxKeyNot_mxKeyNot_mxKeySwapBitsE_mxKeyAlg2_changeDuplicatesB_mxKeySwapBitsD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SwapMinors3_mxKeyByBitEnc_mxKeyRotEnc2_mxKeySwapBitsRound_changeDuplicatesB_mxKeyXorRR_mxKeyRotateLeftBits_mxKeyXor_mxKeyByBitEnc_p2kproc3_mxKeyReverse_mxKeyByBitEnc_mxKeySwapBitsE_changeDuplicates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mxKeySwapBitsD_mxKeyReverse_mxKeyRotEnc_mxKeyXorB_mxKeyRotEnc2_mxKeyReverseBits_mxKeyAlg2_mxKeyAlg1_mxKeyNot_mxKeyAddRR_mxKeyAlg1_mxKeyRotateLeftBits_mxKeySwapBitsE_changeDuplicatesB_mxKeySwapBit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AddRR_p2kproc3_mxKeyXorRR_mxKeyXor_mxKeyReverseBits_mxKeyXorB_changeDuplicatesC2_mxKeyAddRR_mxKeyByBitEnc_mxKeySwapBitsE_changeDuplicatesB_mxKeyXorB_mxKeySwapBitsE_changeDuplicatesB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SwapBitsEE2_changeDuplicatesC2_mxKeyRotEnc2_mxKeySwapBitsD_mxKeyRotEnc2_mxKeySwapBitsEE2_mxKeySwapBitsG_mxKeyNot_changeDuplicates_mxKeySwapBitsF_mxKeySwapBitsF_p2kproc3_mxKeySwapBitsE_mxKeySwapBitsRoun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ByBitEnc_mxKeyNot_mxKeyNot_changeDuplicatesC2_mxKeySwapBitsEE2_mxKeyRotEnc_mxKeyRotateLeftBits_changeDuplicatesC2_mxKeyXorRR_mxKeyRotEnc2_mxKeySwapBitsE_changeDuplicates_mxKeySwapBitsE_mxKeySwapBits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ateLeftBits_mxKeySwapBitsRound_changeDuplicatesC2_mxKeyAlg1_mxKeyNot_mxKeyAlg2_mxKeyXorB_mxKeySwapBitsD_mxKeyXorRR_mxKeySwapBitsRound_mxKeyNot_mxKeySwapBitsRound_changeDuplicatesB_mxKeySwapBitsE_mxKeySwapBitsE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Not_mxKeyReverse_p2kproc3_mxKeySwapBitsEE2_mxKeyByBitEnc_mxKeyReverse_mxKeyXorRR_changeDuplicates_mxKeySwapBitsE_mxKeySwapBitsD_mxKeyXorB_mxKeySwapBitsRound_mxKeySwapBitsE_mxKeyXor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Alg2_mxKeySwapBitsRound_changeDuplicates_mxKeyAddRR_mxKeyReverse_mxKeyXor_mxKeySwapBitsEE2_mxKeyRotEnc_mxKeyRotEnc2_mxKeySwapBitsRound_mxKeyAlg1_mxKeyXor_mxKeySwapBitsF_mxKeyNot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SwapMinors3_changeDuplicates_mxKeyXor_mxKeyByBitEnc_mxKeyReverse_mxKeyRotEnc_mxKeyAlg2_mxKeySwapBitsF_mxKeySwapBitsRound_mxKeyReverse_changeDuplicatesC2_mxKeyReverse_mxKeySwapBitsF_mxKeyAlg1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SwapBitsD_mxKeyAlg1_changeDuplicates_mxKeySwapBitsEE2_mxKeyReverseBits_p2kproc3_mxKeyAlg2_mxKeyRotEnc_mxKeyReverseBits_mxKeyRotEnc2_mxKeyReverseBits_mxKeyNot_mxKeySwapBitsF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G_mxKeySwapBitsF_changeDuplicatesB_mxKeyAlg1_mxKeyAddRR_mxKeySwapBitsE_mxKeyAlg2_p2kproc3_p2kproc3_mxKeyNot_mxKeyXorB_mxKeySwapBitsEE2_mxKeySwapBitsF_mxKeySwapBitsF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RotEnc2_mxKeyXor_mxKeyAddRR_mxKeyReverse_mxKeyXorRR_mxKeySwapBitsG_mxKeyRotEnc_changeDuplicatesB_mxKeyNot_mxKeyXor_mxKeyRotateLeftBits_mxKeyAlg2_mxKeySwapBitsF_mxKeyXor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changeDuplicatesC2_p2kproc3_mxKeyAlg1_mxKeySwapBitsEE2_mxKeySwapBitsRound_mxKeyReverse_mxKeyByBitEnc_mxKeyReverseBits_mxKeySwapMinors3_mxKeySwapMinors3_mxKeySwapBitsE_mxKeyRotEnc_mxKeySwapBitsG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Alg1_mxKeySwapBitsF_changeDuplicates_mxKeyAlg1_mxKeyXorB_mxKeySwapBitsD_mxKeyRotEnc_mxKeyAddRR_changeDuplicatesC2_mxKeyAlg1_mxKeyReverse_mxKeyXorRR_mxKeySwapBitsG_changeDuplicatesB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changeDuplicates_mxKeySwapBitsF_mxKeySwapMinors3_mxKeyRotEnc_changeDuplicatesC2_changeDuplicatesC2_mxKeyAlg1_p2kproc3_mxKeyAlg2_changeDuplicatesC2_mxKeyXorRR_mxKeyRotEnc_mxKeySwapBitsG_changeDuplicatesB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RotEnc2_mxKeyRotEnc_mxKeyAlg1_mxKeyAddRR_mxKeySwapBitsEE2_mxKeySwapBitsD_mxKeySwapBitsG_mxKeySwapBitsF_mxKeyAddRR_mxKeyRotateLeftBits_changeDuplicatesB_mxKeyNot_mxKeySwapBitsG_mxKeyReverse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Alg1_mxKeySwapBitsRound_mxKeyRotEnc_mxKeyRotEnc_mxKeyRotEnc2_changeDuplicates_mxKeySwapBitsF_changeDuplicatesC2_mxKeySwapBitsG_mxKeySwapMinors3_mxKeyXorB_mxKeySwapBitsEE2_mxKeySwapBitsG_mxKeySwapBitsRoun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SwapMinors3_changeDuplicatesB_mxKeySwapMinors3_mxKeySwapMinors3_mxKeyRotEnc2_mxKeySwapBitsE_mxKeyReverse_changeDuplicates_mxKeyXor_changeDuplicatesB_mxKeyByBitEnc_mxKeyAlg2_mxKeySwapBitsG_mxKeySwapBitsF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RR_mxKeyReverse_mxKeyAddRR_mxKeyNot_p2kproc3_mxKeySwapBitsE_mxKeySwapBitsF_mxKeySwapBitsRound_changeDuplicates_mxKeyAlg1_mxKeySwapBitsRound_mxKeyReverse_mxKeyAlg2_mxKeyByBitEnc_mxKeyXor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Xor_mxKeyAlg2_mxKeyAlg1_mxKeySwapBitsRound_mxKeyReverse_mxKeyAddRR_mxKeyAddRR_mxKeyReverseBits_mxKeyXorRR_mxKeyRotEnc_changeDuplicates_mxKeyRotateLeftBits_mxKeyByBitEnc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_mxKeyNot_mxKeyXor_mxKeySwapMinors3_mxKeyRotateLeftBits_p2kproc3_mxKeySwapBitsG_mxKeyAlg1_mxKeySwapMinors3_mxKeyXorRR_mxKeyReverse_mxKeyRotEnc_changeDuplicatesC2_mxKeyByBitEnc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_mxKeyAlg2_mxKeySwapBitsD_mxKeyRotEnc2_mxKeySwapMinors3_mxKeyReverse_changeDuplicatesC2_mxKeySwapBitsEE2_mxKeyNot_mxKeyReverse_mxKeyXor_mxKeyRotEnc2_mxKeySwapBitsD_mxKeyByBitEnc_mxKeyAlg1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B_mxKeySwapMinors3_mxKeySwapBitsEE2_mxKeyRotEnc2_mxKeyRotEnc2_mxKeySwapMinors3_mxKeyReverseBits_changeDuplicates_mxKeyReverse_mxKeySwapBitsRound_changeDuplicatesC2_mxKeyReverse_changeDuplicates_mxKeyByBitEnc_mxKeySwapBitsEE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SwapBitsRound_mxKeyReverse_mxKeyByBitEnc_mxKeyRotEnc2_mxKeyRotEnc_mxKeySwapBitsEE2_mxKeySwapMinors3_mxKeySwapBitsRound_mxKeyAddRR_mxKeyRotEnc_mxKeyRotateLeftBits_p2kproc3_mxKeyByBitEnc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RotEnc2_mxKeySwapBitsF_mxKeyReverseBits_mxKeySwapBitsE_mxKeyAlg2_mxKeyXor_mxKeyRotateLeftBits_mxKeySwapBitsG_mxKeySwapMinors3_mxKeyRotEnc_mxKeySwapBitsF_mxKeySwapBitsRound_mxKeyByBitEnc_mxKeyRotateLeft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mxKeySwapBitsE_mxKeyXorRR_mxKeyAlg1_mxKeySwapBitsD_mxKeySwapBitsG_p2kproc3_changeDuplicatesB_changeDuplicates_mxKeySwapMinors3_mxKeyRotEnc_mxKeyRotEnc2_mxKeySwapBitsD_mxKeyXor_mxKeyAdd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AddRR_mxKeySwapMinors3_mxKeySwapBitsD_mxKeySwapBitsD_mxKeyAlg1_changeDuplicatesB_mxKeyRotEnc2_mxKeyAlg1_mxKeyAlg2_mxKeySwapMinors3_mxKeyAlg2_mxKeySwapMinors3_mxKeyXor_changeDuplicates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Xor_mxKeyXor_mxKeyXorRR_mxKeyByBitEnc_p2kproc3_mxKeySwapBitsEE2_mxKeyReverse_mxKeyRotEnc2_mxKeyNot_mxKeyXorRR_changeDuplicates_mxKeyAlg1_mxKeyXor_changeDuplicatesB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SwapBitsEE2_mxKeyXor_mxKeySwapBitsF_mxKeySwapBitsEE2_mxKeySwapMinors3_mxKeyRotateLeftBits_mxKeySwapBitsG_mxKeySwapBitsE_changeDuplicates_mxKeyAlg2_changeDuplicates_mxKeySwapMinors3_mxKeyXor_changeDuplicatesB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SwapMinors3_mxKeyXorB_mxKeySwapBitsD_mxKeySwapBitsEE2_mxKeySwapBitsEE2_mxKeyXorB_p2kproc3_mxKeyRotateLeftBits_mxKeySwapMinors3_changeDuplicatesB_mxKeyByBitEnc_mxKeyRotateLeftBits_mxKeyXor_mxKeyReverse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D_mxKeyRotEnc_mxKeyXorB_mxKeyNot_mxKeyAlg2_mxKeySwapBitsEE2_mxKeySwapBitsE_p2kproc3_mxKeySwapBitsEE2_changeDuplicatesB_changeDuplicatesC2_mxKeyXorRR_mxKeyReverse_mxKeyXor_mxKeySwapMinors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Reverse_mxKeySwapBitsF_mxKeySwapBitsE_mxKeySwapBitsG_mxKeyXor_mxKeySwapBitsE_mxKeySwapBitsD_mxKeySwapBitsE_mxKeyAlg1_changeDuplicates_mxKeyReverse_mxKeyXorB_mxKeyXor_mxKeySwapBitsG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changeDuplicatesB_p2kproc3_mxKeySwapBitsD_mxKeyAlg2_mxKeyAlg1_mxKeyXor_mxKeySwapBitsD_changeDuplicatesC2_changeDuplicates_mxKeyByBitEnc_mxKeySwapMinors3_mxKeyRotEnc2_mxKeyXor_mxKeyRotateLeft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Reverse_mxKeyRotEnc2_mxKeyXor_mxKeyByBitEnc_mxKeySwapBitsE_mxKeyXorB_mxKeyAlg2_p2kproc3_mxKeyAlg1_mxKeySwapBitsD_mxKeySwapBitsRound_mxKeyAlg2_mxKeyXorB_mxKeyAdd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Not_mxKeySwapMinors3_changeDuplicatesC2_mxKeyReverseBits_changeDuplicatesB_mxKeyAlg1_mxKeyXorRR_mxKeySwapBitsG_mxKeyRotateLeftBits_mxKeyAddRR_mxKeyAlg2_mxKeyXorRR_mxKeyRotEnc_mxKeyXorB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Not_changeDuplicates_mxKeySwapBitsD_mxKeySwapBitsE_mxKeySwapBitsRound_changeDuplicatesC2_p2kproc3_mxKeyReverse_mxKeyNot_mxKeyRotateLeftBits_mxKeySwapBitsD_mxKeyXorB_mxKeySwapBitsF_mxKeyXorB_changeDuplicatesB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p2kproc3_mxKeyReverseBits_mxKeyXor_mxKeyRotEnc_mxKeySwapBitsD_mxKeySwapBitsE_mxKeySwapBitsG_mxKeyXor_mxKeySwapBitsD_mxKeyXorB_mxKeyRotEnc2_mxKeyByBitEnc_mxKeyXorB_changeDuplicatesB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RotEnc_mxKeyReverseBits_mxKeyAlg1_changeDuplicates_mxKeyXorB_mxKeyRotEnc2_mxKeySwapBitsE_mxKeySwapBitsE_mxKeySwapBitsRound_mxKeySwapBitsRound_mxKeySwapBitsG_mxKeyNot_mxKeyXorB_mxKeySwapBitsRoun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SwapMinors3_mxKeyRotEnc_mxKeyXorB_changeDuplicatesB_mxKeyRotEnc_mxKeySwapBitsRound_mxKeyByBitEnc_mxKeyXorRR_mxKeyRotEnc_changeDuplicatesC2_changeDuplicatesB_mxKeyXorB_mxKeyXorB_mxKeySwapMinors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_mxKeyXor_mxKeySwapBitsG_changeDuplicatesB_mxKeyXorB_mxKeyNot_mxKeyAlg1_mxKeyXorB_mxKeyRotEnc2_mxKeyXorB_mxKeyAlg2_mxKeyXorRR_mxKeySwapBitsE_mxKeyXorB_mxKeySwapBit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Alg1_mxKeySwapBitsE_mxKeyXorRR_changeDuplicatesB_mxKeyAlg1_mxKeySwapBitsEE2_mxKeySwapBitsF_mxKeyRotateLeftBits_mxKeyNot_p2kproc3_mxKeySwapBitsD_mxKeyAlg1_mxKeyXorB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SwapBitsF_mxKeySwapBitsE_mxKeySwapBitsEE2_mxKeySwapBitsD_mxKeySwapBitsD_mxKeySwapBitsE_changeDuplicatesB_mxKeySwapBitsG_p2kproc3_mxKeyXor_mxKeyRotEnc_mxKeySwapBitsF_mxKeyRotateLeftBits_p2kproc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B_mxKeySwapBitsE_mxKeySwapBitsEE2_mxKeyRotateLeftBits_mxKeySwapMinors3_mxKeySwapBitsEE2_mxKeyXorRR_mxKeyReverse_changeDuplicatesC2_mxKeySwapMinors3_mxKeySwapBitsE_mxKeyRotEnc_mxKeyNot_mxKeyRotateLeftBits_changeDuplicatesB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_changeDuplicatesC2_p2kproc3_mxKeySwapBitsF_mxKeyRotateLeftBits_mxKeyRotEnc2_mxKeyXor_mxKeySwapBitsF_mxKeyRotEnc_mxKeySwapBitsF_mxKeySwapBitsF_mxKeyAddRR_changeDuplicatesB_mxKeyRotateLeftBits_mxKeyReverse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E2_mxKeySwapMinors3_mxKeyAlg1_mxKeyByBitEnc_mxKeyRotEnc2_mxKeyXorRR_changeDuplicatesB_mxKeySwapBitsD_mxKeyRotateLeftBits_changeDuplicates_mxKeyNot_mxKeyAlg2_changeDuplicatesB_mxKeyRotateLeftBits_mxKeyReverseBits_mxKeySwapBit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changeDuplicatesC2_p2kproc3_mxKeyXorRR_changeDuplicatesB_mxKeySwapBitsRound_mxKeyByBitEnc_mxKeyReverse_mxKeySwapBitsG_mxKeySwapMinors3_mxKeySwapBitsRound_mxKeyAlg2_mxKeyReverse_mxKeyRotateLeftBits_mxKeySwapMinors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AddRR_mxKeySwapBitsG_mxKeySwapBitsF_mxKeyRotEnc2_mxKeySwapBitsF_mxKeySwapBitsE_mxKeyNot_mxKeyXorRR_mxKeyReverse_mxKeySwapBitsG_changeDuplicatesB_mxKeyNot_mxKeyRotateLeftBits_mxKeySwapBitsD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mxKeyAlg1_mxKeySwapBitsD_mxKeyAlg1_mxKeyRotEnc_changeDuplicates_mxKeySwapBitsRound_mxKeySwapBitsD_mxKeyReverse_changeDuplicatesB_mxKeyNot_mxKeyReverseBits_mxKeyRotateLeftBits_mxKeyRotateLeftBits_mxKeySwapBitsG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ateLeftBits_mxKeyRotateLeftBits_p2kproc3_changeDuplicatesB_mxKeySwapBitsF_mxKeySwapBitsE_mxKeySwapBitsD_mxKeySwapBitsE_mxKeyXorRR_mxKeyAddRR_mxKeyXorB_mxKeySwapBitsD_mxKeyByBitEnc_p2kproc3_mxKeyAdd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E_mxKeyNot_mxKeySwapBitsEE2_mxKeySwapBitsRound_mxKeyAlg1_mxKeyReverseBits_mxKeySwapBitsD_changeDuplicatesC2_mxKeySwapBitsE_mxKeyRotEnc2_mxKeyRotEnc_mxKeyRotEnc_p2kproc3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SwapBitsE_mxKeyXorB_mxKeyNot_mxKeySwapMinors3_mxKeySwapBitsG_mxKeySwapMinors3_mxKeyByBitEnc_changeDuplicatesB_mxKeyRotEnc2_mxKeySwapMinors3_mxKeyAddRR_mxKeyAddRR_p2kproc3_changeDuplicatesB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_mxKeySwapMinors3_mxKeyNot_p2kproc3_mxKeySwapBitsG_mxKeySwapBitsEE2_mxKeyXor_changeDuplicates_mxKeyAddRR_mxKeySwapBitsG_mxKeySwapBitsE_mxKeySwapBitsEE2_mxKeyRotEnc_p2kproc3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_mxKeyNot_mxKeyReverse_mxKeySwapBitsG_mxKeyAlg2_mxKeyByBitEnc_mxKeyReverseBits_changeDuplicatesB_mxKeySwapMinors3_mxKeyAlg1_mxKeyXorRR_mxKeyAddRR_mxKeySwapBitsG_mxKeyAddRR_changeDuplicates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SwapBitsF_mxKeyAlg1_mxKeyReverseBits_mxKeySwapBitsF_mxKeySwapMinors3_mxKeySwapBitsG_mxKeyAlg1_mxKeyByBitEnc_mxKeyXorRR_mxKeySwapBitsG_changeDuplicatesC2_mxKeySwapMinors3_mxKeyAddRR_mxKeyAlg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changeDuplicatesC2_mxKeyXor_mxKeySwapBitsE_changeDuplicatesB_mxKeyReverse_p2kproc3_mxKeySwapBitsE_mxKeySwapBitsF_changeDuplicatesC2_mxKeyXor_mxKeyByBitEnc_mxKeyRotEnc_mxKeyAddRR_mxKeyRo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mxKeySwapBitsEE2_mxKeySwapBitsEE2_mxKeyAlg1_mxKeySwapBitsD_changeDuplicatesB_mxKeyXorRR_mxKeyByBitEnc_mxKeySwapBitsD_changeDuplicatesC2_mxKeyRotEnc_mxKeyXorRR_mxKeySwapBitsRound_mxKeyAddRR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F_mxKeyAlg2_mxKeyXor_mxKeyReverse_mxKeyAlg1_mxKeySwapBitsD_changeDuplicatesC2_mxKeyReverseBits_mxKeyNot_p2kproc3_mxKeySwapBitsE_mxKeySwapBitsD_mxKeyXorRR_mxKeyAddRR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_mxKeySwapBitsE_changeDuplicatesB_mxKeySwapBitsG_mxKeySwapBitsF_mxKeyNot_changeDuplicates_mxKeyAlg1_mxKeyRotEnc2_mxKeySwapMinors3_mxKeyAlg1_changeDuplicatesC2_mxKeyRotEnc_mxKeyAddRR_mxKeyRotateLeft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RotEnc2_changeDuplicates_mxKeySwapBitsRound_mxKeyNot_mxKeySwapBitsD_changeDuplicates_mxKeyNot_mxKeyXorB_mxKeySwapBitsE_mxKeyXorB_mxKeyXor_mxKeyAlg1_mxKeyXorRR_mxKeyXor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B_mxKeySwapBitsG_mxKeySwapBitsEE2_mxKeySwapBitsEE2_mxKeyAlg1_changeDuplicates_mxKeyReverseBits_mxKeyRotateLeftBits_mxKeySwapBitsEE2_mxKeySwapBitsEE2_mxKeyRotateLeftBits_mxKeySwapBitsD_mxKeyReverseBits_mxKeyXorRR_changeDuplicatesB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changeDuplicatesC2_mxKeyXor_mxKeyAlg2_mxKeyRotEnc2_mxKeyRotEnc2_mxKeySwapBitsG_mxKeySwapBitsEE2_mxKeySwapBitsD_changeDuplicatesC2_mxKeyAddRR_mxKeySwapBitsF_mxKeyRotEnc2_mxKeyXorRR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AddRR_mxKeyAlg1_mxKeySwapBitsE_mxKeyAddRR_mxKeyXorB_p2kproc3_mxKeyXorB_mxKeySwapBitsF_mxKeySwapBitsG_mxKeyAlg2_mxKeyXorB_mxKeyXorB_mxKeyXorRR_changeDuplicatesB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mxKeyXorB_mxKeyXor_mxKeySwapBitsD_mxKeyXorRR_mxKeySwapBitsEE2_mxKeySwapBitsF_mxKeySwapBitsF_changeDuplicatesB_mxKeyXor_mxKeyByBitEnc_mxKeyXorRR_changeDuplicates_mxKeyXorRR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Not_mxKeySwapBitsG_mxKeyRotEnc2_changeDuplicatesB_mxKeyReverse_mxKeySwapMinors3_mxKeySwapMinors3_mxKeySwapBitsD_mxKeyByBitEnc_changeDuplicatesC2_mxKeySwapBitsG_mxKeyReverse_mxKeyXorRR_mxKeySwapBit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RR_mxKeyByBitEnc_mxKeyRotEnc2_changeDuplicatesB_mxKeySwapBitsEE2_mxKeyAlg1_mxKeyRotEnc_mxKeySwapBitsF_mxKeyRotEnc2_mxKeySwapBitsD_mxKeyAlg1_changeDuplicates_mxKeyRotateLeftBits_mxKeyXorRR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E_mxKeySwapBitsD_mxKeyAlg1_mxKeySwapBitsE_mxKeyReverse_changeDuplicates_mxKeyRotEnc_changeDuplicatesB_mxKeyAlg2_mxKeySwapBitsD_mxKeySwapBitsG_mxKeyNot_changeDuplicates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ateLeftBits_mxKeyAlg2_mxKeyAddRR_p2kproc3_mxKeyReverse_mxKeyAlg1_mxKeyXorB_changeDuplicatesC2_mxKeyRotEnc2_mxKeySwapBitsEE2_mxKeySwapBitsG_mxKeyReverseBits_mxKeyNot_mxKeyNot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mxKeyRotEnc2_changeDuplicates_mxKeyXorB_changeDuplicatesB_mxKeyAddRR_mxKeyByBitEnc_mxKeySwapBitsRound_changeDuplicates_mxKeyRotEnc2_mxKeyXor_mxKeyXorRR_mxKeyXorB_mxKeyNot_mxKeyAlg1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RotEnc_mxKeyNot_p2kproc3_mxKeySwapBitsE_mxKeySwapMinors3_changeDuplicatesB_mxKeySwapBitsF_mxKeyRotEnc_mxKeyXorB_mxKeyReverseBits_changeDuplicatesC2_changeDuplicatesC2_mxKeyNot_mxKeyRever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ddRR_p2kproc3_mxKeyAddRR_mxKeyReverse_p2kproc3_mxKeyAlg1_mxKeyXorB_mxKeySwapMinors3_mxKeyAddRR_mxKeySwapBitsG_mxKeyAlg1_changeDuplicates_mxKeyAlg2_mxKeyNot_mxKeySwapBitsRoun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RotEnc2_p2kproc3_changeDuplicatesC2_mxKeyReverseBits_mxKeySwapBitsG_mxKeySwapBitsF_mxKeyRotateLeftBits_p2kproc3_mxKeySwapBitsEE2_mxKeyAlg2_mxKeyNot_mxKeyRotEnc_mxKeyNot_mxKeySwapBit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_changeDuplicates_mxKeyXorB_mxKeyXorRR_changeDuplicatesB_changeDuplicates_mxKeyRotEnc2_mxKeyRotEnc_mxKeyReverseBits_changeDuplicates_mxKeySwapBitsRound_mxKeyByBitEnc_mxKeyXorRR_mxKeyNot_mxKeyRotateLeft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ReverseBits_p2kproc3_changeDuplicates_changeDuplicates_mxKeySwapBitsEE2_changeDuplicates_mxKeyRotateLeftBits_mxKeyXorB_mxKeyReverseBits_mxKeyXorRR_mxKeyRotEnc_mxKeyRotEnc2_changeDuplicatesC2_mxKeyAlg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p2kproc3_mxKeyRotEnc_changeDuplicates_mxKeySwapBitsE_mxKeyNot_changeDuplicates_mxKeySwapBitsG_mxKeyNot_mxKeyNot_mxKeyNot_mxKeyXorB_mxKeyXorB_changeDuplicatesC2_mxKeySwapBitsEE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_mxKeySwapBitsF_mxKeyReverse_mxKeyXor_mxKeyByBitEnc_mxKeySwapBitsF_mxKeySwapBitsE_mxKeyReverseBits_mxKeySwapBitsG_mxKeyRotEnc2_mxKeyXorB_mxKeySwapBitsEE2_mxKeyByBitEnc_changeDuplicatesC2_mxKeySwapBitsF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AddRR_mxKeyRotEnc_mxKeyByBitEnc_mxKeyReverseBits_mxKeySwapMinors3_mxKeyXorB_changeDuplicatesB_changeDuplicates_changeDuplicates_mxKeyXorB_mxKeySwapBitsF_changeDuplicates_changeDuplicatesC2_mxKeyXor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_changeDuplicatesC2_mxKeySwapBitsRound_mxKeyReverse_mxKeyRotateLeftBits_mxKeyAlg1_mxKeyXorRR_mxKeySwapBitsRound_p2kproc3_mxKeyAlg2_changeDuplicatesB_mxKeySwapBitsD_mxKeyAlg1_changeDuplicates_mxKeyNot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Alg1_mxKeySwapBitsRound_mxKeyRotEnc2_mxKeyRotEnc2_mxKeyRotEnc2_mxKeyNot_mxKeyRotEnc2_mxKeySwapBitsD_mxKeySwapBitsRound_mxKeyXorB_changeDuplicatesC2_mxKeyAlg1_changeDuplicates_changeDuplicate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XorRR_mxKeySwapBitsEE2_mxKeyXorRR_mxKeyRotateLeftBits_mxKeyRotateLeftBits_mxKeyRotEnc_mxKeyXorRR_mxKeySwapBitsRound_mxKeyAddRR_mxKeyByBitEnc_mxKeySwapBitsEE2_mxKeyXor_changeDuplicates_changeDuplicatesB_mxKeySwapBit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RR_mxKeyByBitEnc_p2kproc3_mxKeySwapBitsEE2_mxKeySwapMinors3_mxKeyReverseBits_mxKeySwapBitsE_mxKeySwapBitsG_mxKeyAlg1_mxKeyReverseBits_mxKeySwapBitsD_mxKeySwapBitsEE2_mxKeySwapMinors3_changeDuplicates_changeDuplicatesB_mxKeySwapBits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RotEnc2_mxKeyXorRR_mxKeyReverse_mxKeyByBitEnc_changeDuplicatesB_p2kproc3_mxKeySwapBitsD_mxKeySwapBitsE_mxKeyXorB_mxKeyAlg2_mxKeyAddRR_changeDuplicates_changeDuplicates_mxKeyAlg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RotEnc2_mxKeyAlg1_mxKeyXor_changeDuplicatesB_mxKeySwapBitsD_mxKeyRotEnc2_changeDuplicatesB_mxKeyByBitEnc_mxKeySwapBitsRound_mxKeyByBitEnc_mxKeyNot_mxKeyReverse_changeDuplicates_mxKeySwapBitsEE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D_mxKeyNot_mxKeySwapBitsG_mxKeyRotEnc_mxKeyRotEnc2_mxKeyXorRR_mxKeySwapBitsEE2_mxKeyReverseBits_mxKeyReverse_mxKeyRotEnc_mxKeyRotateLeftBits_mxKeyXorRR_changeDuplicatesB_p2kproc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Alg1_mxKeyAlg2_changeDuplicatesB_mxKeyNot_mxKeyRotateLeftBits_mxKeyXorB_mxKeySwapBitsF_mxKeyNot_mxKeySwapMinors3_mxKeyXorRR_mxKeyXor_mxKeySwapBitsG_changeDuplicatesB_mxKeyNot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Not_mxKeyAddRR_mxKeyXorRR_p2kproc3_mxKeyAddRR_mxKeyRotEnc2_mxKeyAlg2_mxKeyXor_changeDuplicates_mxKeySwapBitsF_mxKeyByBitEnc_p2kproc3_mxKeySwapBitsEE2_changeDuplicatesB_mxKeyNot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D_mxKeyReverse_mxKeySwapBitsD_mxKeySwapBitsE_mxKeyXorRR_mxKeyAlg1_mxKeyReverse_mxKeyXorRR_p2kproc3_mxKeySwapBitsG_mxKeyAlg2_mxKeySwapBitsRound_mxKeySwapBitsRound_changeDuplicatesB_mxKeyNot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changeDuplicatesC2_mxKeyAlg2_mxKeyReverseBits_mxKeySwapBitsE_mxKeySwapBitsEE2_mxKeyReverseBits_mxKeySwapBitsF_mxKeySwapBitsD_changeDuplicates_changeDuplicates_mxKeyAlg2_mxKeyRotEnc_changeDuplicatesB_changeDuplicatesB_mxKeySwapBits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RotateLeftBits_p2kproc3_mxKeySwapBitsRound_mxKeyNot_mxKeyReverse_mxKeyXorRR_mxKeyAlg2_mxKeyAddRR_mxKeyByBitEnc_mxKeyXorB_changeDuplicates_mxKeyXorB_changeDuplicatesB_mxKeyReverse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mxKeySwapBitsD_mxKeySwapBitsRound_changeDuplicates_mxKeyNot_mxKeySwapBitsF_mxKeyReverseBits_p2kproc3_changeDuplicatesB_mxKeySwapBitsF_mxKeyAlg2_mxKeyXorRR_mxKeyAlg2_changeDuplicatesB_mxKeyReverse_mxKeySwapBits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D_mxKeyXorB_mxKeyReverse_mxKeySwapBitsRound_p2kproc3_mxKeyNot_changeDuplicatesC2_mxKeyReverseBits_changeDuplicates_changeDuplicatesC2_changeDuplicates_mxKeySwapBitsEE2_changeDuplicatesC2_changeDuplicatesB_mxKeyReverseBits_mxKeySwapBit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changeDuplicatesB_mxKeyRotateLeftBits_mxKeySwapBitsEE2_changeDuplicates_mxKeyAlg1_mxKeySwapBitsG_mxKeyAlg2_mxKeyRotEnc2_mxKeyRotateLeftBits_mxKeyByBitEnc_changeDuplicates_mxKeySwapBitsD_changeDuplicatesB_mxKeyReverseBits_mxKeySwapBits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ddRR_changeDuplicates_mxKeyAlg2_mxKeySwapBitsE_mxKeyRotEnc_mxKeySwapBitsE_mxKeyReverse_mxKeyReverse_mxKeySwapMinors3_mxKeyAlg2_mxKeySwapBitsD_mxKeyAlg1_mxKeyAlg2_changeDuplicatesB_mxKeySwapBitsD_mxKey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XorB_mxKeyAlg2_mxKeySwapBitsF_mxKeyXor_mxKeyAddRR_mxKeyAddRR_p2kproc3_mxKeySwapBitsE_mxKeyRotateLeftBits_changeDuplicatesB_mxKeySwapBitsD_mxKeyAlg1_changeDuplicatesB_mxKeySwapBitsD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Bits_mxKeyXorRR_mxKeyRotateLeftBits_mxKeySwapBitsF_mxKeySwapBitsEE2_mxKeyXor_changeDuplicatesC2_mxKeyNot_mxKeyByBitEnc_mxKeyReverse_mxKeyRotEnc2_mxKeySwapBitsG_mxKeySwapBitsE_changeDuplicatesB_mxKeySwapBitsD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SwapMinors3_mxKeyReverseBits_mxKeyNot_mxKeySwapBitsRound_mxKeySwapBitsE_mxKeySwapBitsE_mxKeySwapBitsG_changeDuplicates_p2kproc3_changeDuplicates_mxKeyXorB_mxKeySwapBitsF_changeDuplicatesB_mxKeySwapBitsE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AddRR_mxKeySwapBitsG_changeDuplicatesC2_mxKeyAlg1_mxKeySwapBitsRound_changeDuplicatesC2_mxKeyAlg2_changeDuplicates_mxKeySwapBitsE_mxKeyXorRR_changeDuplicates_mxKeyReverse_changeDuplicatesB_mxKeySwapBitsE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Not_mxKeyRotEnc_changeDuplicates_mxKeyReverse_mxKeySwapBitsRound_mxKeyAlg1_mxKeyRotateLeftBits_mxKeySwapBitsF_mxKeyXorB_mxKeyRotateLeftBits_mxKeySwapMinors3_mxKeyRotateLeftBits_mxKeySwapBitsF_changeDuplicatesB_mxKeySwapBitsF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SwapBitsF_mxKeyXorB_changeDuplicatesB_mxKeySwapMinors3_mxKeyReverseBits_mxKeyXor_mxKeySwapBitsD_mxKeyNot_p2kproc3_mxKeySwapBitsG_mxKeySwapMinors3_mxKeyAlg1_changeDuplicatesB_mxKeySwapBitsG_mxKeyRe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RR_mxKeyAddRR_mxKeyNot_mxKeyAddRR_mxKeySwapMinors3_mxKeyRotateLeftBits_mxKeyAddRR_mxKeyReverseBits_mxKeyAddRR_mxKeyXorRR_mxKeyRotEnc2_mxKeySwapBitsG_mxKeyRotEnc2_changeDuplicatesB_mxKeySwapBitsG_mxKeyRotateLeft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F_mxKeyRotEnc_mxKeySwapBitsD_mxKeySwapBitsF_mxKeyNot_mxKeyAddRR_mxKeyXorB_mxKeySwapBitsD_mxKeySwapBitsRound_mxKeyXorRR_mxKeyXor_p2kproc3_mxKeySwapBitsD_changeDuplicatesB_mxKeyRotateLeftBits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B_mxKeySwapBitsE_mxKeySwapBitsRound_mxKeyXorB_mxKeyByBitEnc_mxKeyRotateLeftBits_changeDuplicatesB_p2kproc3_mxKeyAlg1_changeDuplicatesC2_mxKeySwapMinors3_mxKeyReverse_changeDuplicatesC2_mxKeyAlg2_p2kproc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changeDuplicatesC2_mxKeyReverse_mxKeyReverse_mxKeyReverseBits_changeDuplicates_mxKeyXorRR_mxKeySwapBitsEE2_mxKeyAlg2_mxKeySwapBitsG_mxKeyByBitEnc_mxKeyAlg2_mxKeyAddRR_mxKeyAlg2_changeDuplicates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_mxKeyByBitEnc_mxKeyXorB_mxKeySwapBitsEE2_mxKeyXorB_mxKeySwapBitsE_changeDuplicatesC2_mxKeyNot_mxKeyXorB_mxKeyByBitEnc_changeDuplicatesC2_mxKeyXorRR_mxKeyXor_mxKeyAlg2_changeDuplicates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D_mxKeySwapBitsG_mxKeyXorB_changeDuplicatesB_mxKeyRotEnc_mxKeyRotEnc2_mxKeySwapMinors3_mxKeyReverseBits_mxKeySwapBitsE_mxKeyRotateLeftBits_mxKeyByBitEnc_mxKeyRotEnc2_mxKeySwapBitsE_mxKeyAlg2_changeDuplicatesB_mxKeySwapB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mxKeyReverse_mxKeyXorB_mxKeyXorB_mxKeySwapBitsEE2_mxKeyRotEnc2_mxKeyXor_mxKeyXorB_mxKeyXor_mxKeyReverseBits_changeDuplicatesB_mxKeyXorRR_mxKeySwapBitsE_mxKeyAlg2_changeDuplicatesB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changeDuplicates_mxKeyReverseBits_mxKeyAlg1_changeDuplicatesC2_mxKeySwapBitsD_mxKeySwapBitsE_mxKeySwapBitsF_mxKeyReverse_changeDuplicatesC2_mxKeyRotateLeftBits_mxKeySwapBitsE_mxKeySwapMinors3_mxKeyAlg2_mxKeyRever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everse_changeDuplicatesC2_changeDuplicates_mxKeyReverseBits_mxKeyReverse_mxKeyNot_changeDuplicates_mxKeyXorB_p2kproc3_mxKeySwapBitsEE2_mxKeySwapBitsG_mxKeySwapBitsE_mxKeyAlg1_mxKeyAlg2_mxKeySwapBitsEE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XorRR_changeDuplicates_mxKeySwapMinors3_mxKeyReverse_mxKeyReverseBits_mxKeySwapBitsEE2_p2kproc3_mxKeyRotEnc_changeDuplicatesB_mxKeyXorRR_mxKeyAlg2_changeDuplicatesC2_mxKeySwapBitsRound_mxKeyAlg2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ReverseBits_mxKeyReverse_mxKeyAlg2_mxKeyReverse_mxKeySwapBitsG_mxKeyNot_mxKeyByBitEnc_mxKeyAddRR_mxKeyNot_changeDuplicatesC2_mxKeySwapBitsEE2_mxKeyReverseBits_mxKeyAlg1_mxKeyXorRR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_mxKeyRotEnc2_mxKeyRotateLeftBits_mxKeySwapBitsEE2_mxKeyRotateLeftBits_mxKeyRotEnc2_mxKeyReverseBits_mxKeySwapBitsRound_mxKeySwapBitsEE2_mxKeyNot_mxKeyRotEnc2_mxKeyReverse_mxKeyNot_mxKeyAlg1_changeDuplicate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Reverse_mxKeyByBitEnc_p2kproc3_mxKeyRotEnc2_mxKeySwapBitsEE2_mxKeyAlg1_mxKeyXorRR_mxKeyRotEnc_changeDuplicates_mxKeySwapBitsD_mxKeyByBitEnc_mxKeySwapBitsD_mxKeyAlg1_mxKeyAlg1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ateLeftBits_mxKeySwapBitsEE2_changeDuplicates_mxKeyReverseBits_mxKeyNot_mxKeyRotEnc_mxKeyAlg2_mxKeySwapMinors3_mxKeyReverseBits_mxKeyNot_mxKeyReverse_mxKeySwapBitsEE2_p2kproc3_mxKeyAlg1_mxKeySwapBitsD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RotEnc2_mxKeyXorB_changeDuplicates_mxKeyRotateLeftBits_mxKeySwapBitsF_p2kproc3_mxKeySwapBitsEE2_mxKeySwapBitsE_changeDuplicates_mxKeyReverseBits_mxKeySwapBitsRound_mxKeyRotateLeftBits_mxKeySwapBitsG_mxKeyAlg1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p2kproc3_mxKeyXor_changeDuplicates_changeDuplicates_mxKeyNot_mxKeyNot_mxKeySwapBitsG_mxKeyAddRR_mxKeyNot_mxKeyXorRR_mxKeySwapBitsRound_mxKeySwapBitsRound_mxKeySwapBitsD_mxKeyRotEnc_p2kproc3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D_mxKeySwapBitsF_mxKeySwapBitsE_mxKeyXor_mxKeyXor_mxKeySwapMinors3_mxKeySwapBitsEE2_mxKeyReverseBits_changeDuplicatesB_mxKeyAlg1_changeDuplicatesB_mxKeyRotEnc_changeDuplicates_mxKeyRotEnc_changeDuplicate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2_changeDuplicatesC2_changeDuplicatesC2_mxKeySwapBitsF_mxKeyXorRR_mxKeyReverse_mxKeyAlg2_mxKeyReverse_changeDuplicates_mxKeySwapBitsEE2_mxKeyRotEnc2_mxKeyRotEnc2_mxKeySwapBitsF_mxKeyRotEnc_changeDuplicatesB_mxKeyReverse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B_mxKeySwapBitsRound_mxKeySwapBitsRound_mxKeySwapBitsEE2_mxKeySwapBitsE_changeDuplicatesB_mxKeySwapBitsE_mxKeyXor_changeDuplicates_mxKeyByBitEnc_changeDuplicatesB_mxKeyAlg2_mxKeyReverseBits_mxKeyRotEnc_mxKeyRo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C2_mxKeySwapMinors3_mxKeySwapBitsG_mxKeyRotEnc_mxKeyAddRR_mxKeyReverseBits_mxKeyRotEnc2_mxKeyXor_mxKeyAlg2_mxKeySwapBitsG_mxKeyAlg1_mxKeySwapBitsG_mxKeyReverse_mxKeyRotEnc_mxKeyReverseBits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Minors3_mxKeyReverse_mxKeyReverseBits_mxKeyXor_mxKeyXor_mxKeySwapBitsRound_mxKeyXor_mxKeySwapBitsD_changeDuplicatesC2_mxKeySwapBitsG_mxKeyXorRR_mxKeySwapBitsG_p2kproc3_mxKeyRotEnc_mxKeySwapBitsEE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ByBitEnc_mxKeyXorRR_mxKeySwapBitsEE2_p2kproc3_mxKeySwapBitsF_mxKeyAlg1_mxKeyXor_mxKeySwapBitsRound_mxKeyAlg1_mxKeyAlg1_mxKeyRotateLeftBits_mxKeyAlg1_mxKeySwapBitsRound_mxKeyRotEnc_mxKeyByBitEnc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Round_mxKeyRotateLeftBits_mxKeyAlg1_mxKeySwapBitsF_mxKeyReverseBits_mxKeyXorB_changeDuplicates_changeDuplicates_changeDuplicatesB_mxKeySwapBitsF_mxKeyAlg1_mxKeyAlg1_mxKeyNot_mxKeyRotEnc_mxKeyXor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mxKeySwapBitsG_mxKeySwapBitsG_mxKeyRotEnc_mxKeyXorRR_mxKeyAlg1_mxKeyNot_mxKeySwapBitsF_changeDuplicatesC2_mxKeyReverse_mxKeyReverseBits_mxKeyXor_mxKeySwapBitsEE2_mxKeyReverse_changeDuplicates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E_mxKeyXorRR_mxKeyAlg2_mxKeyAlg2_changeDuplicates_mxKeySwapBitsF_mxKeyReverseBits_mxKeyByBitEnc_mxKeySwapMinors3_mxKeySwapBitsRound_changeDuplicates_mxKeyXor_mxKeySwapBitsG_mxKeyReverse_changeDuplicatesB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Alg1_mxKeyXorB_mxKeyRotEnc2_mxKeyRotEnc_mxKeyXorB_mxKeyReverse_mxKeySwapBitsRound_mxKeyXorRR_mxKeyRotEnc_mxKeyAlg1_mxKeyRotEnc2_mxKeySwapBitsE_mxKeyRotEnc2_mxKeyReverse_changeDuplicatesB_mxKeySwapBits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Minors3_mxKeySwapBitsE_mxKeySwapBitsRound_mxKeyNot_mxKeyXorB_mxKeyAlg2_mxKeySwapBitsEE2_mxKeySwapMinors3_mxKeySwapBitsD_mxKeySwapMinors3_changeDuplicatesB_mxKeySwapBitsD_mxKeyReverse_mxKeyReverse_mxKeyAlg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changeDuplicates_changeDuplicatesC2_mxKeyNot_mxKeyRotEnc_mxKeyAlg1_mxKeyAlg1_mxKeyXorRR_changeDuplicatesB_mxKeyXor_changeDuplicatesC2_mxKeySwapBitsD_mxKeyAlg2_mxKeyByBitEnc_mxKeyReverse_mxKeyRotEnc2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BitsG_mxKeyReverseBits_mxKeyRotEnc2_mxKeyNot_mxKeySwapBitsE_mxKeyByBitEnc_mxKeySwapBitsG_mxKeySwapMinors3_mxKeySwapBitsF_mxKeyReverse_mxKeyXorB_mxKeyRotEnc_mxKeyXorB_mxKeyReverse_mxKeySwapBitsE_changeDuplicates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kproc1-2-3_mxKeySwapMinors3_mxKeyXorB_mxKeyRotateLeftBits_changeDuplicatesB_mxKeyReverse_mxKeySwapBitsG_mxKeyNot_mxKeyReverse_mxKeyReverse_mxKeySwapBitsEE2_mxKeySwapBitsRound_mxKeyReverseBits_mxKeyXorB_mxKeySwapMinors3_changeDuplicatesB_mxKey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ByBitEnc_mxKeySwapBitsG_mxKeySwapBitsE_mxKeyNot_mxKeyAddRR_mxKeySwapBitsRound_changeDuplicatesC2_mxKeyAlg1_mxKeyRotEnc2_mxKeyRotEnc_changeDuplicates_mxKeyReverseBits_mxKeySwapMinors3_mxKeySwapBitsEE2_mxKeySwapBitsEE2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B_mxKeyXorRR_mxKeySwapBitsF_mxKeyAlg1_changeDuplicatesC2_mxKeyReverse_changeDuplicates_mxKeyXor_mxKeyReverseBits_mxKeyRotEnc_mxKeyAlg1_p2kproc3_mxKeyXor_mxKeySwapBitsD_changeDuplicatesB_mxKeyRotateLeft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Enc_mxKeySwapBitsG_mxKeyAlg2_mxKeyAddRR_mxKeySwapBitsE_mxKeyAlg1_mxKeyAlg1_mxKeyByBitEnc_changeDuplicatesB_mxKeyReverseBits_changeDuplicates_mxKeyByBitEnc_mxKeySwapBitsEE2_mxKeySwapBitsD_mxKeySwapBitsG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Minors3_p2kproc3_mxKeySwapBitsG_mxKeyRotEnc_mxKeySwapBitsEE2_mxKeyAlg1_mxKeyXorB_mxKeyXorRR_mxKeySwapBitsEE2_mxKeySwapBitsEE2_mxKeyReverse_changeDuplicatesB_mxKeyRotateLeftBits_mxKeySwapBitsE_changeDuplicates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everseBits_mxKeyReverseBits_mxKeySwapBitsE_mxKeySwapBitsEE2_mxKeyNot_changeDuplicatesB_changeDuplicatesB_mxKeyAlg1_mxKeySwapBitsG_mxKeyNot_mxKeySwapBitsG_mxKeySwapBitsG_mxKeyReverse_mxKeySwapBitsE_mxKeyAlg1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B_mxKeyReverseBits_mxKeySwapBitsD_mxKeySwapBitsRound_mxKeySwapMinors3_mxKeySwapMinors3_mxKeyReverse_p2kproc3_mxKeyRotEnc_p2kproc3_changeDuplicatesB_mxKeySwapBitsE_mxKeySwapBitsE_mxKeySwapBitsE_mxKeyRotateLeftBits_mxKeySwapBits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Not_mxKeyXorB_mxKeySwapBitsE_mxKeyAddRR_mxKeySwapBitsG_mxKeyXorB_mxKeyXorB_mxKeySwapMinors3_mxKeyAlg1_mxKeySwapBitsG_mxKeyByBitEnc_mxKeyRotEnc2_mxKeyByBitEnc_mxKeySwapBitsF_changeDuplicatesB_mxKeyReverse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everse_changeDuplicatesC2_mxKeySwapMinors3_mxKeySwapBitsD_p2kproc3_mxKeySwapBitsF_mxKeyReverseBits_mxKeySwapBitsD_changeDuplicatesC2_mxKeySwapBitsRound_mxKeyRotEnc_p2kproc3_mxKeyRotEnc_mxKeySwapBitsF_changeDuplicatesB_mxKeySwapBit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RR_mxKeyRotateLeftBits_mxKeySwapMinors3_mxKeyXorB_mxKeySwapBitsD_mxKeySwapBitsRound_p2kproc3_mxKeyXorRR_mxKeyXorB_mxKeyReverse_mxKeySwapMinors3_mxKeySwapBitsF_mxKeyReverseBits_mxKeySwapBitsF_mxKeyByBitEnc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_mxKeySwapBitsD_mxKeySwapMinors3_mxKeyByBitEnc_mxKeyRotEnc_changeDuplicates_mxKeyAddRR_mxKeyRotEnc_mxKeyAlg1_mxKeyRotEnc_mxKeyReverseBits_mxKeyReverseBits_mxKeyAddRR_mxKeySwapBitsG_changeDuplicatesB_mxKeySwapBi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F_mxKeyReverse_mxKeyAddRR_mxKeyReverse_mxKeySwapBitsEE2_mxKeyAlg2_mxKeyXorRR_changeDuplicatesC2_mxKeySwapBitsEE2_mxKeyXorB_mxKeyRotEnc2_changeDuplicates_mxKeyXorRR_mxKeySwapBitsG_mxKeyRotateLeftBits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C2_mxKeyReverseBits_changeDuplicates_mxKeySwapBitsF_mxKeyXorRR_mxKeySwapBitsG_mxKeySwapBitsD_mxKeyNot_mxKeyReverse_mxKeySwapBitsF_mxKeyXor_mxKeyByBitEnc_mxKeyAlg2_mxKeyByBitEnc_changeDuplicatesB_mxKey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EE2_mxKeyAlg1_mxKeySwapBitsE_changeDuplicatesB_mxKeyReverseBits_mxKeySwapBitsRound_mxKeyRotateLeftBits_p2kproc3_changeDuplicatesC2_mxKeySwapMinors3_mxKeySwapBitsRound_mxKeyReverseBits_mxKeySwapBitsEE2_mxKeyByBitEnc_changeDuplicatesB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Enc2_mxKeySwapBitsE_mxKeySwapBitsF_mxKeyAlg2_mxKeySwapBitsG_mxKeySwapMinors3_mxKeySwapBitsRound_mxKeySwapBitsF_changeDuplicatesB_mxKeyNot_mxKeyRotateLeftBits_changeDuplicates_mxKeySwapBitsE_mxKeyByBitEnc_mxKeyAlg2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Enc_mxKeyAddRR_mxKeySwapBitsF_mxKeySwapBitsEE2_changeDuplicatesC2_mxKeySwapBitsD_changeDuplicates_mxKeyXorRR_mxKeySwapBitsD_mxKeyXor_mxKeySwapBitsF_p2kproc3_mxKeyNot_mxKeyByBitEnc_mxKeyRotEnc2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_changeDuplicatesC2_mxKeyNot_mxKeySwapBitsE_mxKeySwapBitsEE2_mxKeySwapBitsE_changeDuplicatesB_mxKeyXorRR_mxKeyByBitEnc_changeDuplicatesB_mxKeySwapBitsF_mxKeyByBitEnc_mxKeyAddRR_mxKeyByBitEnc_mxKeySwapBitsF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Round_mxKeySwapBitsG_mxKeyAlg2_mxKeySwapMinors3_mxKeySwapBitsRound_mxKeySwapMinors3_mxKeyXor_changeDuplicatesB_mxKeyRotEnc_mxKeyReverse_changeDuplicatesB_mxKeyAddRR_mxKeyRotEnc2_mxKeyXor_changeDuplicatesB_mxKeySwapBit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B_p2kproc3_changeDuplicatesC2_mxKeyXor_mxKeyReverseBits_mxKeyXorRR_mxKeyAlg2_mxKeySwapBitsEE2_mxKeySwapBitsG_mxKeySwapBitsG_mxKeyReverse_mxKeySwapBitsF_mxKeyAddRR_mxKeyXor_mxKeyAlg1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EE2_mxKeySwapBitsG_mxKeyRotateLeftBits_changeDuplicatesB_mxKeyRotEnc_mxKeyReverseBits_mxKeyRotEnc_p2kproc3_changeDuplicatesC2_mxKeySwapBitsF_mxKeySwapBitsG_mxKeyXorB_mxKeySwapBitsEE2_mxKeyXor_mxKeySwapBitsF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lg1_mxKeySwapBitsG_mxKeySwapBitsF_mxKeySwapBitsG_mxKeyReverseBits_changeDuplicatesC2_mxKeySwapBitsG_mxKeyXorB_mxKeyReverse_mxKeySwapBitsRound_changeDuplicates_mxKeyNot_mxKeySwapBitsF_mxKeyXor_mxKeyXorB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ateLeftBits_mxKeyAlg1_mxKeyByBitEnc_mxKeySwapBitsD_mxKeyXor_mxKeyRotEnc2_mxKeyNot_mxKeySwapMinors3_mxKeySwapBitsF_mxKeyReverse_mxKeySwapBitsD_mxKeySwapBitsRound_mxKeyXor_mxKeyXorB_mxKeyRotEnc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ddRR_mxKeySwapBitsEE2_mxKeyRotateLeftBits_mxKeyRotateLeftBits_mxKeyXorRR_mxKeySwapBitsD_mxKeySwapBitsD_mxKeySwapBitsEE2_mxKeySwapBitsG_mxKeyXor_mxKeyReverseBits_mxKeySwapBitsEE2_mxKeySwapBitsF_mxKeyRotateLeftBits_changeDuplicatesB_mxKeyReverse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B_mxKeyAlg1_mxKeyAlg1_mxKeyXorB_mxKeySwapBitsE_mxKeyAlg2_mxKeySwapBitsEE2_mxKeyReverseBits_mxKeySwapBitsRound_mxKeyRotEnc_mxKeyXor_mxKeyAlg1_mxKeySwapBitsE_mxKeyRotateLeftBits_mxKeySwapBitsF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p2kproc3_changeDuplicatesC2_mxKeyXorB_changeDuplicatesC2_changeDuplicatesC2_changeDuplicates_mxKeySwapBitsG_mxKeyRotateLeftBits_mxKeyRotEnc_mxKeyNot_p2kproc3_mxKeyNot_mxKeyXorB_p2kproc3_changeDuplicatesB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ateLeftBits_mxKeySwapBitsE_mxKeyXorB_mxKeySwapMinors3_mxKeyNot_mxKeySwapBitsEE2_mxKeyAlg2_mxKeySwapBitsG_mxKeyByBitEnc_mxKeyAddRR_mxKeyNot_mxKeyByBitEnc_mxKeySwapBitsG_mxKeyAddRR_p2kproc3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_mxKeySwapBitsD_mxKeyNot_mxKeyAlg1_mxKeyXorRR_mxKeySwapBitsD_changeDuplicatesC2_mxKeySwapBitsF_mxKeySwapMinors3_mxKeyReverseBits_mxKeyRotEnc_changeDuplicatesC2_mxKeySwapBitsEE2_mxKeyAddRR_changeDuplicatesB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C2_mxKeySwapBitsF_mxKeySwapBitsRound_changeDuplicatesC2_mxKeySwapMinors3_mxKeyXorRR_mxKeyAddRR_mxKeyRotEnc_mxKeyRotEnc2_mxKeyXor_mxKeyRotateLeftBits_mxKeySwapBitsRound_changeDuplicatesC2_mxKeyAddRR_changeDuplicatesB_mxKeyReverse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C2_mxKeyReverse_mxKeySwapBitsD_mxKeyXorRR_mxKeyAlg1_mxKeyXor_mxKeyNot_changeDuplicates_changeDuplicatesC2_mxKeyXorRR_mxKeyNot_mxKeyRotEnc2_mxKeyReverseBits_mxKeyAddRR_changeDuplicatesB_mxKeySwapBit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lg1_mxKeyXorRR_mxKeySwapBitsEE2_mxKeyReverseBits_mxKeyReverseBits_mxKeySwapBitsG_mxKeySwapBitsF_mxKeyRotateLeftBits_mxKeySwapBitsE_mxKeyRotEnc2_mxKeySwapBitsRound_mxKeyReverse_mxKeyRotEnc2_mxKeyXorRR_mxKeyAlg1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ateLeftBits_mxKeyXorB_mxKeyAlg2_mxKeySwapBitsF_p2kproc3_changeDuplicatesB_mxKeyReverse_p2kproc3_mxKeyAlg2_mxKeyAlg1_changeDuplicates_changeDuplicatesB_mxKeyRotEnc_mxKeyNot_mxKeyNot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D_mxKeyRotEnc2_changeDuplicates_mxKeySwapBitsD_mxKeyReverse_mxKeyReverseBits_mxKeyReverseBits_mxKeySwapBitsG_mxKeyXorB_mxKeySwapBitsE_p2kproc3_mxKeyAlg2_mxKeySwapBitsD_mxKeyNot_changeDuplicatesB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ddRR_mxKeyRotEnc_changeDuplicatesC2_mxKeySwapBitsEE2_mxKeyReverse_changeDuplicatesB_mxKeySwapBitsE_mxKeySwapBitsF_mxKeyRotateLeftBits_mxKeyAlg2_mxKeyAlg2_mxKeyNot_mxKeyAlg1_mxKeyNot_mxKeyAlg2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C2_changeDuplicatesC2_changeDuplicates_mxKeyByBitEnc_mxKeyRotEnc_mxKeyXorB_mxKeyAlg1_mxKeyByBitEnc_changeDuplicatesB_mxKeyReverse_changeDuplicates_mxKeySwapBitsG_mxKeyRotateLeftBits_changeDuplicatesC2_changeDuplicates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E_changeDuplicates_mxKeySwapBitsG_mxKeyRotEnc_mxKeyAddRR_mxKeySwapBitsE_mxKeyAlg2_mxKeyAlg1_p2kproc3_mxKeySwapBitsG_mxKeySwapBitsRound_mxKeyRotEnc_mxKeySwapBitsG_changeDuplicatesC2_changeDuplicatesB_mxKeySwapBit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otEnc_mxKeySwapBitsE_mxKeyReverse_mxKeySwapBitsE_mxKeyRotateLeftBits_mxKeySwapBitsF_changeDuplicatesB_mxKeyNot_mxKeyRotEnc2_mxKeySwapBitsF_mxKeyByBitEnc_mxKeyNot_mxKeyRotEnc2_changeDuplicatesC2_mxKeySwapBitsRound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F_mxKeyReverse_mxKeyReverse_mxKeyReverse_mxKeyRotEnc_changeDuplicates_mxKeyReverse_mxKeyByBitEnc_mxKeyAddRR_p2kproc3_changeDuplicates_mxKeySwapBitsG_mxKeyReverseBits_changeDuplicates_p2kproc3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_mxKeyXorRR_mxKeySwapBitsF_mxKeySwapBitsD_mxKeyAddRR_mxKeySwapBitsG_mxKeyReverseBits_mxKeySwapBitsE_mxKeyRotateLeftBits_mxKeySwapBitsRound_mxKeyAlg1_mxKeyXorRR_mxKeyRotateLeftBits_changeDuplicates_changeDuplicatesB_mxKey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RR_mxKeyAlg1_mxKeyReverseBits_mxKeySwapBitsG_mxKeyNot_mxKeyXor_mxKeyRotateLeftBits_mxKeyRotateLeftBits_mxKeySwapBitsEE2_mxKeyXorRR_mxKeyAlg1_mxKeySwapBitsF_mxKeySwapBitsEE2_changeDuplicates_mxKeySwapMinors3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ddRR_mxKeyXorB_mxKeyByBitEnc_mxKeyByBitEnc_mxKeySwapBitsG_changeDuplicatesC2_changeDuplicatesC2_mxKeyNot_mxKeyAlg1_changeDuplicates_mxKeySwapBitsEE2_mxKeyXorB_mxKeySwapBitsD_changeDuplicatesB_mxKeyNot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RR_mxKeySwapMinors3_changeDuplicates_mxKeyAddRR_mxKeySwapBitsRound_mxKeyXorRR_mxKeyXor_mxKeyNot_mxKeySwapBitsEE2_mxKeyAlg1_mxKeyReverse_mxKeySwapBitsD_mxKeyRotateLeftBits_changeDuplicatesB_changeDuplicatesB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lg2_changeDuplicatesB_mxKeySwapBitsE_mxKeyReverseBits_mxKeyRotEnc2_mxKeySwapBitsG_mxKeyXorRR_changeDuplicates_changeDuplicatesC2_mxKeyRotateLeftBits_mxKeySwapBitsRound_mxKeyRotEnc_mxKeyAlg1_changeDuplicatesB_mxKeyReverse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everse_mxKeyAddRR_mxKeySwapBitsRound_changeDuplicatesC2_changeDuplicates_mxKeyAlg1_mxKeySwapBitsD_mxKeySwapMinors3_changeDuplicates_mxKeySwapBitsE_mxKeySwapBitsEE2_mxKeyReverseBits_mxKeyReverseBits_changeDuplicatesB_mxKeyReverseBits_mxKeyRotateLeft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changeDuplicatesC2_mxKeyXorB_changeDuplicatesB_mxKeyXor_mxKeyAddRR_mxKeyAlg2_mxKeyAddRR_mxKeySwapBitsEE2_mxKeyAlg1_mxKeyByBitEnc_p2kproc3_changeDuplicatesB_mxKeyReverse_changeDuplicatesB_mxKeySwapBitsD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G_mxKeyReverseBits_mxKeyReverseBits_mxKeySwapBitsD_mxKeySwapMinors3_mxKeyXor_mxKeySwapBitsF_mxKeySwapBitsE_mxKeyReverse_mxKeyAddRR_mxKeyNot_mxKeyByBitEnc_mxKeySwapBitsF_changeDuplicatesB_mxKeySwapBitsG_mxKeyN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Xor_mxKeyXor_mxKeySwapBitsE_mxKeyXorRR_mxKeySwapBitsRound_mxKeySwapBitsD_mxKeySwapBitsE_mxKeySwapMinors3_mxKeyXorB_mxKeyXor_changeDuplicatesB_mxKeyAlg1_p2kproc3_changeDuplicatesB_mxKeyRotateLeftBits_mxKey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D_mxKeySwapBitsF_changeDuplicatesC2_mxKeyRotEnc_mxKeyNot_p2kproc3_mxKeyXor_mxKeyAddRR_mxKeyRotateLeftBits_changeDuplicatesB_mxKeySwapBitsRound_mxKeyXor_mxKeySwapBitsF_mxKeyAlg1_changeDuplicatesB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everseBits_mxKeyXorRR_mxKeySwapBitsRound_mxKeyNot_mxKeyXorRR_mxKeySwapBitsG_mxKeySwapBitsEE2_mxKeyAddRR_mxKeySwapMinors3_changeDuplicates_mxKeyXor_mxKeyXorRR_mxKeyAddRR_mxKeyAlg1_changeDuplicatesB_mxKeyRotateLeftB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lg1_p2kproc3_mxKeySwapBitsEE2_p2kproc3_changeDuplicatesC2_p2kproc3_mxKeyAlg2_mxKeySwapBitsEE2_mxKeySwapBitsF_mxKeyAlg2_mxKeySwapBitsF_mxKeyAddRR_mxKeyByBitEnc_mxKeyAlg1_mxKeyRotateLeftBits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ByBitEnc_mxKeyAlg1_changeDuplicates_mxKeySwapBitsE_mxKeyXor_mxKeySwapMinors3_mxKeySwapBitsD_mxKeyRotEnc2_mxKeySwapBitsEE2_mxKeyAddRR_mxKeyAlg2_mxKeyXorRR_mxKeyRotEnc_mxKeyReverse_mxKeyNot_changeDuplicate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Alg2_changeDuplicatesC2_changeDuplicates_mxKeyRotateLeftBits_mxKeyXorB_changeDuplicates_changeDuplicates_changeDuplicates_mxKeyRotEnc2_mxKeySwapBitsEE2_mxKeyByBitEnc_mxKeyXorB_mxKeyXorRR_mxKeyReverse_changeDuplicatesB_mxKeyN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SwapBitsE_mxKeySwapMinors3_mxKeyByBitEnc_mxKeyRotEnc2_mxKeyXorB_mxKeyXorB_mxKeyReverseBits_mxKeySwapBitsD_mxKeyRotateLeftBits_mxKeyAlg2_mxKeyNot_changeDuplicatesB_changeDuplicates_mxKeyReverse_changeDuplicatesB_mxKeySwapBits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kproc1-2-3_mxKeyReverseBits_mxKeyRotEnc_mxKeyXorB_mxKeySwapBitsD_mxKeySwapBitsE_changeDuplicates_mxKeyRotateLeftBits_mxKeyReverseBits_mxKeyNot_mxKeySwapBitsRound_mxKeyAlg1_mxKeySwapBitsE_mxKeySwapBitsF_mxKeyRotEnc2_mxKeySwapBitsE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changeDuplicatesC2_changeDuplicatesB_mxKeyRotEnc2_mxKeyRotEnc_mxKeyAddRR_p2kproc3_mxKeyNot_changeDuplicatesC2_mxKeyXorB_changeDuplicatesC2_changeDuplicates_mxKeyRotEnc_mxKeySwapBitsEE2_mxKeyByBitEnc_mxKeyReverse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p2kproc3_mxKeyXorRR_mxKeyReverse_mxKeyReverseBits_changeDuplicates_mxKeySwapBitsRound_mxKeyReverseBits_mxKeyAlg1_mxKeySwapBitsF_mxKeyXor_changeDuplicatesB_mxKeySwapBitsG_mxKeyAddRR_mxKeyRotateLeftBits_changeDuplicates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ReverseBits_mxKeySwapBitsG_mxKeySwapMinors3_mxKeyXor_mxKeyAlg2_mxKeySwapBitsRound_p2kproc3_mxKeyAlg2_mxKeyAlg2_mxKeyRotateLeftBits_changeDuplicatesB_mxKeyAlg1_mxKeySwapBitsD_p2kproc3_p2kproc3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SwapBitsRound_mxKeySwapMinors3_mxKeySwapBitsF_mxKeyRotateLeftBits_mxKeyReverseBits_mxKeySwapMinors3_mxKeyReverse_mxKeyXorRR_changeDuplicatesC2_mxKeySwapBitsF_mxKeyRotEnc2_mxKeySwapBitsE_mxKeySwapBitsRound_p2kproc3_mxKeyRotEnc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p2kproc3_mxKeyXor_changeDuplicatesB_mxKeyXor_mxKeySwapBitsEE2_mxKeyNot_mxKeySwapBitsG_mxKeySwapMinors3_changeDuplicates_mxKeyAlg1_mxKeyReverse_mxKeyAddRR_changeDuplicatesB_p2kproc3_mxKeyByBitEnc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SwapBitsG_mxKeyXor_changeDuplicatesC2_p2kproc3_p2kproc3_mxKeyAddRR_mxKeyRotateLeftBits_mxKeySwapBitsD_mxKeySwapBitsF_mxKeyXor_mxKeyAlg2_mxKeySwapBitsE_mxKeySwapBitsF_mxKeyAddRR_changeDuplicatesB_mxKeySwapBits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Not_mxKeyAddRR_changeDuplicatesC2_mxKeyAlg1_mxKeyReverseBits_changeDuplicatesC2_mxKeySwapBitsF_changeDuplicatesB_mxKeyReverseBits_mxKeySwapBitsRound_mxKeyReverseBits_mxKeySwapMinors3_changeDuplicatesC2_mxKeyXorRR_mxKeyReverseBits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XorB_p2kproc3_mxKeyAddRR_mxKeySwapBitsD_mxKeyRotEnc_mxKeySwapMinors3_mxKeyXorRR_mxKeySwapBitsD_mxKeySwapMinors3_mxKeyAddRR_mxKeyReverse_mxKeySwapBitsG_mxKeySwapBitsEE2_changeDuplicates_mxKeyXorRR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RotEnc2_mxKeySwapBitsEE2_mxKeyReverseBits_mxKeyAlg2_mxKeyAlg2_changeDuplicates_mxKeyRotEnc_mxKeySwapBitsF_mxKeyReverse_mxKeyByBitEnc_mxKeySwapBitsG_mxKeyAlg2_p2kproc3_mxKeyAlg2_mxKeyNot_changeDuplicate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kproc1-2-3_mxKeyReverseBits_mxKeyAddRR_mxKeySwapBitsEE2_mxKeyRotEnc2_mxKeyAddRR_mxKeyRotEnc2_mxKeyXorRR_mxKeyNot_changeDuplicatesC2_mxKeySwapBitsG_mxKeyXorRR_changeDuplicatesB_mxKeyXorB_mxKeyXorB_mxKeyReverseBits_mxKeySwapBits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kproc1-2-3_mxKeyRotEnc2_changeDuplicates_mxKeySwapBitsRound_mxKeyRotateLeftBits_mxKeyXorB_p2kproc3_mxKeyRotEnc2_changeDuplicatesC2_mxKeyXorB_mxKeySwapBitsRound_mxKeyReverse_mxKeyReverseBits_mxKeyXor_mxKeyXorB_mxKeySwapBitsD_changeDuplicates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kproc1-2-3_mxKeyNot_mxKeyRotEnc2_mxKeyRotEnc_mxKeyXorRR_mxKeyAlg2_mxKeyAddRR_changeDuplicates_mxKeySwapBitsE_mxKeySwapBitsRound_mxKeyRotEnc2_mxKeyRotateLeftBits_mxKeyAddRR_mxKeySwapBitsEE2_mxKeyRotateLeftBits_changeDuplicatesB_changeDuplicates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kproc1-2-3_mxKeySwapBitsEE2_mxKeyReverse_mxKeyXorB_changeDuplicatesC2_mxKeyXorB_mxKeyRotateLeftBits_mxKeyXorB_mxKeySwapBitsD_mxKeySwapBitsG_p2kproc3_mxKeyAlg2_mxKeySwapBitsEE2_changeDuplicates_mxKeyAlg2_mxKeyRotEnc_changeDuplicates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2kproc1-2-3_changeDuplicates_mxKeyXorRR_mxKeyXorB_mxKeyRotateLeftBits_mxKeySwapBitsG_mxKeyRotEnc2_changeDuplicates_mxKeySwapBitsE_mxKeyRotateLeftBits_mxKeySwapBitsG_mxKeySwapBitsG_mxKeySwapMinors3_mxKeyRotEnc_changeDuplicatesB_mxKeyXorB_mxKeyXor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2kproc1-2-3_mxKeySwapBitsF_mxKeySwapBitsF_mxKeyNot_p2kproc3_mxKeyXor_changeDuplicatesC2_changeDuplicatesB_mxKeyAlg1_mxKeyAlg2_mxKeySwapBitsEE2_mxKeyRotEnc2_changeDuplicatesB_mxKeySwapBitsG_mxKeyXorB_mxKeyXorB_mxKeySwapBits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2kproc1-2-3_mxKeySwapBitsEE2_changeDuplicates_mxKeyXorB_mxKeyAddRR_mxKeyReverse_mxKeyAddRR_changeDuplicatesB_mxKeySwapBitsD_mxKeyXor_p2kproc3_mxKeyXor_changeDuplicatesB_mxKeyXorB_mxKeyRotateLeftBits_mxKeyXorB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2kproc1-2-3_mxKeySwapBitsE_mxKeyAlg2_p2kproc3_changeDuplicatesB_mxKeySwapBitsG_mxKeyAddRR_mxKeySwapMinors3_mxKeySwapBitsRound_mxKeySwapBitsE_mxKeySwapBitsE_mxKeyRotateLeftBits_mxKeyReverse_changeDuplicatesC2_changeDuplicatesB_mxKeySwapBitsEE2_mxKeyXor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2kproc1-2-3_mxKeyAddRR_mxKeySwapBitsF_mxKeySwapBitsEE2_mxKeyRotEnc2_changeDuplicatesB_mxKeyReverseBits_mxKeyXorB_mxKeySwapBitsD_mxKeyNot_mxKeyReverse_mxKeyAddRR_mxKeyXor_mxKeySwapBitsRound_changeDuplicatesB_mxKeyNot_mxKeyByBitEn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2kproc1-2-3_mxKeyXorB_mxKeyReverseBits_p2kproc3_mxKeyXor_mxKeyAlg2_mxKeySwapBitsF_mxKeySwapBitsG_mxKeySwapBitsEE2_mxKeySwapBitsE_mxKeySwapBitsE_mxKeyNot_mxKeySwapBitsD_changeDuplicatesB_mxKeyByBitEnc_mxKeySwapBitsE_mxKeySwapBits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2kproc1-2-3_changeDuplicates_mxKeySwapBitsEE2_mxKeyXorRR_p2kproc3_mxKeyRotEnc2_mxKeyReverse_mxKeySwapBitsD_mxKeyXorRR_mxKeySwapBitsF_mxKeySwapBitsD_mxKeyReverse_mxKeySwapBitsEE2_mxKeyAlg2_mxKeyNot_mxKeyXorRR_mxKeySwapBits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2kproc1-2-3_mxKeyNot_mxKeySwapBitsG_mxKeySwapBitsF_mxKeySwapBitsRound_mxKeySwapMinors3_mxKeySwapBitsF_mxKeyXorB_mxKeyRotateLeftBits_mxKeyRotEnc_mxKeyRotEnc_mxKeyAlg1_mxKeyByBitEnc_mxKeyReverse_mxKeyXor_mxKeyNot_mxKeyAlg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2kproc1-2-3_mxKeySwapBitsEE2_mxKeyAlg1_changeDuplicates_mxKeySwapMinors3_mxKeyXorB_mxKeySwapBitsRound_p2kproc3_mxKeySwapBitsG_mxKeyRotEnc_mxKeySwapBitsG_changeDuplicatesB_mxKeySwapBitsG_mxKeyXorB_mxKeySwapBitsG_mxKeySwapBitsE_mxKeyNo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2kproc1-2-3_mxKeySwapBitsD_changeDuplicatesC2_changeDuplicatesB_mxKeySwapBitsF_mxKeyAlg2_mxKeyAlg2_mxKeySwapBitsE_mxKeyXorB_mxKeySwapMinors3_mxKeySwapMinors3_mxKeyAlg1_mxKeySwapBitsEE2_p2kproc3_mxKeyAlg2_mxKeySwapBitsG_changeDuplicatesC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2kproc1-2-3_changeDuplicatesC2_mxKeyAddRR_mxKeySwapBitsRound_mxKeyAlg2_mxKeySwapBitsD_mxKeySwapBitsD_mxKeySwapBitsG_mxKeyRotateLeftBits_mxKeyAddRR_mxKeySwapMinors3_mxKeyXor_mxKeyReverse_mxKeyRotEnc_changeDuplicatesB_mxKeyXorB_mxKeySwapBitsF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2kproc1-2-3_mxKeyRotEnc2_mxKeySwapBitsEE2_changeDuplicatesC2_mxKeyRotEnc2_mxKeyAlg2_mxKeySwapBitsE_mxKeyNot_mxKeyReverseBits_mxKeyByBitEnc_mxKeyReverseBits_mxKeySwapBitsD_p2kproc3_mxKeyRotEnc_p2kproc3_changeDuplicatesB_mxKeyByBitEn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2kproc1-2-3_mxKeySwapBitsF_mxKeyReverse_mxKeySwapBitsRound_mxKeyAddRR_mxKeyAlg1_mxKeyXor_mxKeySwapBitsRound_mxKeyRotateLeftBits_mxKeySwapBitsRound_mxKeyByBitEnc_mxKeyXor_mxKeyReverse_mxKeyNot_changeDuplicatesC2_changeDuplicatesB_mxKeyXor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2kproc1-2-3_mxKeySwapBitsD_changeDuplicatesB_mxKeyXor_mxKeyByBitEnc_mxKeyRotEnc2_mxKeyRotateLeftBits_mxKeySwapBitsE_mxKeyRotateLeftBits_mxKeyXorRR_changeDuplicatesB_changeDuplicatesC2_mxKeySwapBitsE_mxKeyRotEnc2_mxKeyAlg1_mxKeySwapBitsG_mxKeySwapBits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2kproc1-2-3_mxKeyXorB_p2kproc3_mxKeySwapBitsEE2_mxKeySwapBitsRound_mxKeyAddRR_mxKeySwapBitsG_changeDuplicatesC2_mxKeyRotEnc2_mxKeySwapBitsD_mxKeyRotateLeftBits_mxKeySwapBitsG_mxKeySwapBitsG_mxKeySwapMinors3_mxKeyXor_changeDuplicatesB_mxKeyByBitEn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2kproc1-2-3_mxKeyAlg1_changeDuplicatesB_p2kproc3_mxKeySwapBitsG_mxKeyByBitEnc_mxKeySwapBitsE_mxKeySwapBitsF_mxKeyAlg2_mxKeyRotEnc2_mxKeyByBitEnc_mxKeyRotEnc2_mxKeySwapBitsE_mxKeyXorRR_mxKeySwapBitsD_mxKeyXorB_mxKeyRever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ByBitEnc_mxKeyAlg2_mxKeyRotEnc_mxKeyByBitEnc_mxKeySwapBitsE_changeDuplicates_mxKeyRotEnc_changeDuplicatesB_mxKeyAlg2_mxKeyReverseBits_mxKeyNot_mxKeyReverseBits_changeDuplicatesB_mxKeySwapBitsF_mxKeyAlg2_mxKeyRotEn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SwapMinors3_mxKeyReverse_changeDuplicates_mxKeySwapBitsE_mxKeySwapMinors3_mxKeyRotEnc2_p2kproc3_mxKeySwapBitsRound_mxKeyReverseBits_mxKeyReverse_mxKeyXor_mxKeyByBitEnc_changeDuplicatesB_mxKeyNot_mxKeySwapBitsRound_mxKeyNo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SwapBitsD_mxKeyAlg2_mxKeyNot_mxKeySwapBitsEE2_mxKeySwapBitsE_mxKeySwapBitsF_mxKeyRotateLeftBits_mxKeyAlg2_mxKeySwapBitsEE2_p2kproc3_changeDuplicates_mxKeyReverse_mxKeyNot_mxKeyNot_mxKeySwapBitsEE2_mxKeyAlg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SwapBitsEE2_mxKeySwapBitsD_mxKeyRotateLeftBits_mxKeyXorRR_changeDuplicates_mxKeySwapBitsE_mxKeySwapBitsF_changeDuplicatesC2_mxKeyNot_mxKeyAlg2_mxKeyRotateLeftBits_mxKeySwapBitsRound_mxKeySwapMinors3_changeDuplicatesC2_changeDuplicatesB_mxKeyByBitEn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Not_mxKeySwapBitsG_mxKeySwapBitsF_mxKeySwapBitsD_mxKeyByBitEnc_mxKeyRotEnc_mxKeyNot_mxKeySwapBitsRound_mxKeyReverse_mxKeySwapBitsG_mxKeySwapBitsG_mxKeyReverseBits_mxKeySwapBitsD_changeDuplicatesC2_mxKeyRotateLeftBits_mxKeyAlg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Alg1_mxKeySwapBitsG_mxKeyReverse_p2kproc3_mxKeyXorB_mxKeyAddRR_mxKeySwapBitsG_mxKeySwapBitsG_p2kproc3_mxKeyNot_mxKeyRotEnc_mxKeyRotateLeftBits_mxKeySwapBitsD_changeDuplicatesB_mxKeySwapBitsG_mxKeyXor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p2kproc3_mxKeyXorRR_mxKeyRotateLeftBits_changeDuplicates_mxKeyReverseBits_changeDuplicates_mxKeySwapBitsRound_mxKeyRotEnc2_mxKeyByBitEnc_mxKeyRotateLeftBits_mxKeySwapBitsD_mxKeyXorB_mxKeyRotEnc_changeDuplicatesB_mxKeyByBitEnc_mxKeyRotateLeftBit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ByBitEnc_mxKeyXorRR_mxKeySwapBitsD_mxKeySwapBitsRound_mxKeyXor_mxKeyRotateLeftBits_mxKeySwapBitsF_mxKeySwapBitsE_mxKeyNot_mxKeyAlg2_mxKeyXor_mxKeyXor_mxKeyRotateLeftBits_mxKeyAlg2_mxKeyXorB_mxKeySwapBits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kproc1-2-3_mxKeyXor_mxKeySwapBitsEE2_mxKeyRotateLeftBits_mxKeySwapBitsEE2_mxKeyReverseBits_mxKeyXorB_mxKeyAddRR_mxKeyNot_mxKeyNot_mxKeyNot_mxKeySwapBitsRound_mxKeySwapBitsD_mxKeyReverseBits_mxKeySwapBitsD_changeDuplicatesC2_mxKeyXorR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XorRR_mxKeySwapBitsRound_changeDuplicatesB_mxKeyXorB_mxKeySwapBitsG_mxKeyXorRR_mxKeyRotEnc_mxKeyNot_mxKeyXorB_mxKeySwapBitsE_mxKeyByBitEnc_mxKeySwapMinors3_mxKeyXor_mxKeySwapBitsG_changeDuplicates_mxKeyRever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RotEnc2_mxKeyRotEnc2_mxKeyAddRR_mxKeyAlg1_mxKeyAlg1_mxKeySwapBitsD_changeDuplicatesB_mxKeySwapBitsE_mxKeySwapMinors3_mxKeyByBitEnc_mxKeySwapBitsD_changeDuplicatesB_mxKeySwapBitsEE2_mxKeyRotateLeftBits_mxKeyXorB_mxKeySwapBit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Xor_mxKeySwapBitsD_mxKeySwapBitsD_changeDuplicatesB_mxKeySwapBitsF_mxKeySwapBitsD_mxKeyByBitEnc_mxKeySwapBitsD_mxKeySwapBitsF_mxKeyRotEnc_mxKeyAlg1_mxKeyRotEnc2_mxKeyAlg2_changeDuplicatesC2_changeDuplicatesB_mxKeyRotEnc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SwapBitsD_p2kproc3_mxKeyAlg1_mxKeyReverse_mxKeyRotEnc_mxKeyRotateLeftBits_mxKeyByBitEnc_mxKeyRotEnc2_mxKeyRotEnc2_mxKeyAddRR_mxKeyNot_mxKeyNot_changeDuplicates_changeDuplicates_mxKeyReverseBits_mxKeyXo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changeDuplicatesC2_mxKeyReverseBits_mxKeyAddRR_mxKeySwapBitsE_mxKeyRotEnc2_mxKeyXorB_mxKeySwapBitsD_mxKeyXorRR_mxKeyReverse_mxKeySwapBitsE_mxKeySwapBitsE_p2kproc3_changeDuplicatesC2_changeDuplicatesB_mxKeySwapBitsEE2_mxKeySwapBits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ReverseBits_changeDuplicates_mxKeySwapBitsG_mxKeyAlg1_changeDuplicatesC2_mxKeySwapMinors3_mxKeyRotEnc_mxKeyNot_changeDuplicatesC2_mxKeyAlg2_mxKeyAddRR_changeDuplicates_mxKeySwapBitsG_mxKeyAlg2_changeDuplicatesB_changeDuplicat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RotEnc2_mxKeyAlg2_mxKeyByBitEnc_mxKeyAddRR_mxKeySwapBitsD_mxKeyReverse_mxKeyAlg1_mxKeyRotateLeftBits_mxKeySwapBitsF_mxKeyAlg1_mxKeyReverse_mxKeySwapBitsE_mxKeyRotEnc_mxKeyAlg1_mxKeySwapBitsRound_mxKeyRotEnc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p2kproc3_mxKeyNot_mxKeyAddRR_mxKeySwapBitsD_mxKeyRotEnc_mxKeyRotEnc_mxKeySwapBitsRound_mxKeyXorRR_mxKeyXor_mxKeyXor_mxKeySwapBitsEE2_p2kproc3_changeDuplicatesC2_mxKeyAlg1_mxKeySwapBitsF_mxKeyAlg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2kproc1-2-3_mxKeyRotEnc2_mxKeySwapBitsG_mxKeyAlg1_mxKeyReverse_mxKeySwapBitsD_mxKeyAddRR_mxKeyAddRR_mxKeyReverseBits_mxKeySwapBitsEE2_mxKeyNot_mxKeyAlg2_mxKeySwapBitsG_changeDuplicatesB_mxKeySwapMinors3_mxKeyReverseBits_mxKeySwapBits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ByBitEnc_mxKeyXorB_mxKeyRotateLeftBits_mxKeyXorB_mxKeySwapBitsRound_mxKeySwapBitsE_mxKeyXor_mxKeySwapBitsG_mxKeySwapMinors3_mxKeyXorB_p2kproc3_p2kproc3_mxKeySwapBitsD_mxKeySwapBitsD_changeDuplicatesB_mxKeySwapBitsRoun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XorRR_mxKeyReverse_mxKeySwapBitsG_mxKeyXorRR_changeDuplicatesB_mxKeyXorB_mxKeyAddRR_changeDuplicatesC2_changeDuplicatesC2_mxKeyXor_changeDuplicates_mxKeyRotEnc_mxKeyXorB_mxKeySwapBitsD_changeDuplicatesB_mxKeyByBitEn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SwapBitsG_mxKeySwapMinors3_mxKeySwapBitsG_mxKeyAlg2_mxKeyRotEnc_mxKeyReverse_mxKeySwapBitsF_mxKeyAlg1_changeDuplicates_mxKeySwapBitsD_mxKeyRotEnc2_mxKeySwapMinors3_mxKeySwapBitsE_mxKeySwapBitsG_mxKeyAddRR_mxKeyX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changeDuplicates_mxKeySwapBitsEE2_changeDuplicatesB_mxKeyXorRR_mxKeySwapBitsG_mxKeyReverseBits_mxKeyRotateLeftBits_mxKeyRotEnc2_mxKeySwapBitsEE2_mxKeyXorRR_mxKeyXor_mxKeySwapBitsG_mxKeySwapBitsRound_mxKeyXor_mxKeyAddRR_mxKeyAddR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RotEnc2_mxKeyAddRR_mxKeyAlg1_mxKeyXorRR_mxKeyReverse_mxKeyXorRR_mxKeyByBitEnc_mxKeySwapBitsD_mxKeySwapBitsE_changeDuplicatesC2_mxKeySwapMinors3_mxKeyByBitEnc_mxKeySwapBitsEE2_mxKeyNot_mxKeySwapBitsEE2_mxKeyAlg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SwapBitsEE2_mxKeyReverseBits_mxKeyByBitEnc_mxKeyNot_mxKeySwapBitsF_mxKeySwapBitsE_mxKeySwapBitsD_mxKeyRotateLeftBits_mxKeyAddRR_mxKeySwapMinors3_mxKeySwapBitsG_mxKeySwapMinors3_mxKeyReverse_changeDuplicatesB_mxKeyByBitEnc_mxKeyReverseBit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SwapBitsG_mxKeyReverse_mxKeyReverseBits_mxKeyReverseBits_mxKeyRotEnc2_mxKeyByBitEnc_mxKeyAlg2_mxKeyAlg2_mxKeyReverse_mxKeyRotEnc2_mxKeyXor_mxKeySwapBitsRound_changeDuplicatesC2_changeDuplicatesB_mxKeyRotateLeftBits_p2kproc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changeDuplicatesB_changeDuplicatesB_changeDuplicatesB_mxKeyRotateLeftBits_mxKeyReverseBits_mxKeyReverseBits_mxKeyRotateLeftBits_mxKeyReverseBits_mxKeyAlg1_mxKeyRotateLeftBits_mxKeySwapBitsE_mxKeyXorRR_mxKeySwapBitsRound_mxKeyAlg2_mxKeyReverseBits_mxKeySwapBits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changeDuplicates_mxKeyRotateLeftBits_mxKeyAddRR_mxKeyAlg2_mxKeySwapBitsRound_mxKeyRotEnc_mxKeyXorB_mxKeySwapBitsE_mxKeyAlg2_mxKeyRotEnc2_changeDuplicates_mxKeyReverseBits_changeDuplicates_mxKeyReverse_mxKeyNot_mxKeyAddR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2kproc1-2-3_mxKeyXor_mxKeySwapBitsRound_mxKeyXor_changeDuplicates_mxKeySwapBitsF_mxKeyNot_p2kproc3_mxKeyXor_mxKeyXorB_mxKeySwapBitsE_mxKeySwapBitsE_mxKeySwapBitsRound_changeDuplicatesB_mxKeySwapBitsEE2_mxKeyNot_changeDuplicat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changeDuplicatesC2_mxKeyAlg2_mxKeyReverseBits_p2kproc3_mxKeySwapBitsEE2_mxKeyAddRR_changeDuplicatesB_mxKeySwapBitsD_mxKeySwapBitsD_mxKeyAlg2_changeDuplicatesB_mxKeyReverse_mxKeyXorB_mxKeySwapBitsD_changeDuplicates_mxKeySwapMinors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Alg2_mxKeyAlg2_changeDuplicates_changeDuplicatesC2_changeDuplicatesB_mxKeyRotEnc2_mxKeySwapBitsEE2_p2kproc3_mxKeySwapBitsF_mxKeyRotEnc2_changeDuplicatesC2_changeDuplicates_mxKeyAlg1_mxKeySwapBitsF_mxKeyXor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Xor_mxKeySwapBitsRound_mxKeyAlg2_mxKeySwapBitsE_mxKeyNot_mxKeyRotEnc2_mxKeyXor_mxKeyReverse_mxKeySwapBitsF_mxKeySwapBitsD_p2kproc3_mxKeyByBitEnc_mxKeySwapBitsE_mxKeySwapBitsG_mxKeyRotateLeftBits_mxKeyAddR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Alg2_mxKeyReverseBits_mxKeySwapBitsEE2_mxKeyRotEnc_mxKeyXorRR_mxKeyXorRR_mxKeySwapBitsRound_mxKeyReverse_mxKeySwapBitsF_mxKeyAddRR_mxKeyRotateLeftBits_mxKeyReverse_mxKeyXorB_mxKeyXorRR_mxKeySwapBitsRound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Xor_mxKeyNot_changeDuplicatesB_mxKeyRotEnc_changeDuplicates_mxKeyXorB_mxKeySwapBitsEE2_changeDuplicatesB_mxKeyRotEnc_mxKeySwapBitsG_mxKeyXor_mxKeySwapBitsG_mxKeyAlg2_changeDuplicates_changeDuplicatesC2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RotateLeftBits_changeDuplicates_mxKeyByBitEnc_mxKeyAlg1_changeDuplicates_changeDuplicates_changeDuplicatesC2_mxKeyXorB_mxKeyRotateLeftBits_mxKeyRotateLeftBits_changeDuplicatesB_mxKeySwapBitsF_mxKeySwapBitsE_mxKeyAlg1_changeDuplicatesB_mxKeyXor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mxKeyByBitEnc_mxKeySwapBitsEE2_changeDuplicatesC2_mxKeyRotEnc_p2kproc3_changeDuplicatesC2_mxKeyAlg2_mxKeySwapBitsG_mxKeyXorRR_mxKeySwapBitsF_mxKeySwapMinors3_changeDuplicatesB_mxKeyRotEnc_mxKeyRotEnc_mxKeyReverse_mxKeyXo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kproc1-2-3_changeDuplicates_changeDuplicatesB_mxKeyAlg1_mxKeySwapBitsEE2_mxKeyXor_mxKeySwapBitsD_mxKeyReverse_mxKeyXor_mxKeySwapBitsF_mxKeyXor_mxKeySwapBitsG_mxKeySwapBitsD_mxKeyXor_mxKeySwapMinors3_changeDuplicatesC2_mxKeyAlg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changeDuplicatesB_changeDuplicates_mxKeySwapBitsD_mxKeySwapBitsD_mxKeyRotEnc2_mxKeySwapBitsF_p2kproc3_mxKeyRotEnc_mxKeyReverseBits_mxKeyAlg1_mxKeyAddRR_mxKeySwapBitsG_p2kproc3_mxKeySwapBitsD_mxKeyNot_changeDuplicat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changeDuplicatesB_mxKeyByBitEnc_mxKeyXor_mxKeySwapBitsD_mxKeySwapBitsRound_mxKeySwapBitsG_changeDuplicatesB_mxKeyXorRR_mxKeySwapBitsEE2_mxKeyRotEnc2_mxKeyAlg1_mxKeyAddRR_mxKeySwapMinors3_mxKeySwapBitsE_mxKeyAddRR_mxKeyXor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D_mxKeySwapBitsD_mxKeyXorRR_mxKeyByBitEnc_mxKeyRotEnc_mxKeyXor_changeDuplicatesC2_mxKeyXor_mxKeyXorB_changeDuplicatesB_p2kproc3_mxKeyRotEnc_mxKeyAddRR_mxKeySwapBitsE_changeDuplicatesB_mxKeyXor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E_mxKeySwapBitsEE2_mxKeySwapBitsD_mxKeyAlg1_mxKeyRotateLeftBits_changeDuplicatesB_mxKeyByBitEnc_mxKeyNot_mxKeyReverse_mxKeyByBitEnc_mxKeyByBitEnc_mxKeySwapBitsE_changeDuplicatesB_mxKeySwapBitsE_mxKeyReverse_mxKeySwapBitsRou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XorRR_mxKeyXorRR_mxKeyReverse_mxKeyReverseBits_mxKeySwapBitsG_mxKeySwapBitsEE2_mxKeyAlg1_mxKeySwapBitsRound_mxKeyByBitEnc_mxKeySwapBitsF_mxKeyXorRR_mxKeySwapBitsF_mxKeyRotEnc2_mxKeySwapBitsE_mxKeyReverseBits_mxKeyXor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otateLeftBits_mxKeyNot_mxKeyXor_mxKeyXorRR_mxKeyRotEnc2_mxKeyByBitEnc_mxKeyByBitEnc_mxKeySwapBitsG_mxKeyAddRR_mxKeySwapMinors3_mxKeyReverse_mxKeyRotEnc_mxKeyRotateLeftBits_mxKeySwapBitsF_mxKeyAddRR_changeDuplicatesC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Not_mxKeyByBitEnc_mxKeyXorRR_p2kproc3_p2kproc3_mxKeyAddRR_mxKeyRotEnc2_changeDuplicatesB_changeDuplicatesB_mxKeySwapBitsE_mxKeyByBitEnc_mxKeyAlg1_changeDuplicatesB_mxKeySwapBitsF_changeDuplicatesB_mxKeyByBitEn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Not_changeDuplicates_mxKeyXorB_mxKeySwapBitsRound_mxKeyAlg1_changeDuplicatesC2_changeDuplicatesB_mxKeySwapBitsE_mxKeyRotateLeftBits_mxKeyXorB_mxKeyAlg2_mxKeyNot_mxKeyRotateLeftBits_mxKeyAddRR_mxKeyXorRR_mxKeySwapBit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Round_mxKeySwapBitsRound_mxKeySwapBitsG_mxKeySwapBitsF_mxKeySwapBitsRound_changeDuplicatesC2_mxKeySwapBitsE_mxKeyAlg2_changeDuplicatesC2_mxKeySwapBitsEE2_changeDuplicatesB_mxKeyXorRR_mxKeyXorB_mxKeyNot_changeDuplicatesB_mxKeyXor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ByBitEnc_mxKeyAlg1_mxKeyRotateLeftBits_mxKeySwapBitsG_mxKeyAlg2_mxKeyNot_mxKeySwapBitsD_mxKeySwapBitsEE2_mxKeyReverseBits_changeDuplicatesC2_mxKeyXorB_changeDuplicatesB_mxKeySwapBitsE_mxKeyNot_mxKeyByBitEnc_mxKeySwapBitsF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EE2_mxKeyReverse_mxKeyRotateLeftBits_changeDuplicatesC2_mxKeySwapBitsF_mxKeyRotEnc2_mxKeyAddRR_mxKeySwapBitsG_p2kproc3_mxKeyRotEnc2_changeDuplicatesB_mxKeyAlg1_mxKeyRotateLeftBits_changeDuplicatesC2_mxKeySwapBitsE_mxKeyAlg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changeDuplicatesC2_mxKeyAlg1_mxKeyRotateLeftBits_p2kproc3_changeDuplicatesC2_mxKeyReverseBits_mxKeyAlg2_changeDuplicatesB_mxKeyXorB_mxKeyRotEnc_mxKeyByBitEnc_mxKeyXorB_mxKeyRotEnc_changeDuplicates_changeDuplicatesB_mxKeySwapBitsRou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D_mxKeyXorB_mxKeySwapBitsE_mxKeyReverse_mxKeySwapBitsD_mxKeyAddRR_mxKeyXorB_mxKeyXor_mxKeyAddRR_mxKeySwapMinors3_mxKeyByBitEnc_mxKeySwapMinors3_mxKeySwapBitsD_changeDuplicates_mxKeyAlg2_mxKeyXorR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everse_mxKeySwapBitsG_mxKeySwapBitsF_mxKeySwapBitsF_mxKeyRotEnc_mxKeySwapBitsRound_mxKeyRotEnc_mxKeySwapBitsG_changeDuplicates_changeDuplicatesB_mxKeyRotateLeftBits_p2kproc3_mxKeySwapBitsF_changeDuplicates_mxKeyRotEnc2_mxKeySwapMinors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BitsD_mxKeyAlg1_mxKeyXorB_mxKeySwapBitsG_changeDuplicatesC2_changeDuplicates_mxKeyAddRR_mxKeyAlg2_mxKeySwapBitsEE2_mxKeyRotateLeftBits_mxKeySwapBitsE_mxKeyReverse_mxKeySwapMinors3_changeDuplicatesB_mxKeySwapBitsE_mxKeySwapBitsRou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changeDuplicatesB_changeDuplicatesB_mxKeySwapBitsD_mxKeyXorB_mxKeySwapBitsD_mxKeyAlg1_mxKeyRotateLeftBits_mxKeyAlg2_mxKeySwapBitsD_changeDuplicates_mxKeyAlg2_mxKeySwapBitsRound_mxKeyXor_changeDuplicatesB_mxKeySwapBitsF_mxKeySwapMinors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Alg1_mxKeyNot_mxKeyRotateLeftBits_changeDuplicates_mxKeyXorB_mxKeySwapBitsEE2_changeDuplicates_mxKeySwapBitsEE2_mxKeyRotEnc_mxKeySwapBitsEE2_mxKeyRotEnc2_changeDuplicates_mxKeyNot_changeDuplicatesB_mxKeyXorB_mxKeyNo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otateLeftBits_mxKeyNot_mxKeyAlg2_p2kproc3_mxKeySwapBitsEE2_mxKeySwapBitsE_mxKeySwapBitsRound_mxKeyByBitEnc_mxKeySwapBitsEE2_mxKeyNot_changeDuplicatesC2_mxKeySwapBitsE_mxKeyReverseBits_changeDuplicatesB_mxKeyXorB_mxKeyRotEnc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everse_changeDuplicates_mxKeySwapBitsG_p2kproc3_mxKeySwapBitsD_changeDuplicates_mxKeyXorB_mxKeyXor_mxKeyReverse_mxKeySwapBitsE_mxKeyXorRR_p2kproc3_mxKeySwapBitsG_changeDuplicatesB_mxKeyRotateLeftBits_mxKeySwapBitsRou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otEnc_mxKeyReverseBits_mxKeySwapBitsE_mxKeySwapBitsE_changeDuplicatesC2_mxKeyXor_mxKeySwapBitsE_p2kproc3_mxKeyRotEnc2_p2kproc3_mxKeySwapBitsD_mxKeyAlg2_mxKeyXorB_mxKeyAlg2_mxKeyAlg1_mxKeySwapMinors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RotEnc_mxKeySwapMinors3_mxKeyXorRR_mxKeyRotEnc_p2kproc3_p2kproc3_changeDuplicatesC2_mxKeySwapBitsE_mxKeySwapBitsF_mxKeySwapMinors3_mxKeySwapBitsG_mxKeySwapBitsE_mxKeyRotateLeftBits_mxKeyRotEnc_mxKeySwapMinors3_changeDuplicat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Not_mxKeySwapMinors3_mxKeyRotEnc2_mxKeySwapBitsE_mxKeySwapMinors3_mxKeyReverse_mxKeyNot_mxKeyByBitEnc_mxKeyRotEnc_mxKeyReverse_mxKeyByBitEnc_mxKeySwapMinors3_mxKeyReverse_mxKeyReverse_mxKeyXorRR_mxKeyAlg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2kproc1-2-3_mxKeySwapMinors3_changeDuplicatesB_mxKeyAddRR_mxKeyXor_mxKeySwapBitsE_mxKeyRotEnc2_mxKeyRotEnc2_mxKeySwapBitsD_mxKeyRotateLeftBits_mxKeyByBitEnc_mxKeyRotEnc2_mxKeyRotEnc_mxKeySwapBitsRound_mxKeyRotEnc2_mxKeySwapBitsD_mxKeyAlg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Not_mxKeySwapBitsG_mxKeySwapBitsE_mxKeyAlg2_changeDuplicatesB_mxKeyReverseBits_mxKeyRotateLeftBits_mxKeySwapBitsE_mxKeyAlg1_mxKeySwapBitsD_changeDuplicatesB_mxKeyNot_mxKeySwapBitsF_mxKeySwapMinors3_mxKeyAddRR_changeDuplicatesC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p2kproc3_mxKeySwapBitsRound_mxKeySwapBitsF_mxKeyAlg2_changeDuplicatesB_mxKeySwapBitsF_mxKeyNot_mxKeyNot_changeDuplicatesC2_mxKeyXor_mxKeyXor_mxKeySwapBitsD_mxKeyByBitEnc_mxKeySwapMinors3_mxKeyNot_mxKeyAddR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_mxKeySwapMinors3_mxKeySwapBitsF_mxKeySwapBitsE_mxKeyRotEnc_mxKeySwapBitsF_mxKeyRotEnc2_mxKeyRotEnc_mxKeyRotEnc_changeDuplicatesC2_mxKeyRotEnc2_mxKeySwapBitsD_mxKeyAddRR_mxKeySwapBitsEE2_changeDuplicates_mxKeyX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B_mxKeyReverseBits_mxKeyReverseBits_changeDuplicatesC2_mxKeyRotEnc2_mxKeyByBitEnc_mxKeyRotateLeftBits_mxKeyXorRR_mxKeySwapBitsD_mxKeyRotEnc2_mxKeySwapBitsD_changeDuplicatesB_changeDuplicatesB_mxKeySwapBitsD_mxKeyXorRR_mxKeySwapBits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RR_mxKeyAlg2_mxKeyAddRR_mxKeySwapBitsD_mxKeyXor_mxKeyRotEnc_mxKeyAlg1_mxKeyByBitEnc_mxKeyAlg2_mxKeyAlg1_mxKeyByBitEnc_mxKeyAlg2_mxKeySwapBitsF_mxKeySwapBitsE_mxKeyAddRR_mxKeyRotEnc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changeDuplicatesC2_mxKeySwapBitsEE2_changeDuplicatesC2_mxKeyXor_changeDuplicatesC2_mxKeyReverse_mxKeyXorB_changeDuplicates_mxKeySwapMinors3_mxKeySwapBitsD_mxKeyAlg2_mxKeyAddRR_mxKeySwapBitsF_mxKeySwapBitsE_changeDuplicatesB_mxKeyByBitEn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Reverse_p2kproc3_mxKeyAlg1_mxKeySwapBitsD_mxKeyReverse_mxKeySwapBitsEE2_mxKeySwapBitsRound_mxKeyNot_mxKeyAddRR_mxKeyRotateLeftBits_mxKeySwapBitsE_mxKeyReverseBits_mxKeyAlg1_mxKeySwapBitsG_changeDuplicatesB_mxKeySwapBitsRoun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ByBitEnc_mxKeyRotEnc_mxKeySwapMinors3_mxKeySwapBitsRound_mxKeySwapBitsF_mxKeySwapBitsD_changeDuplicatesB_mxKeyReverseBits_mxKeyAlg1_mxKeyNot_mxKeySwapBitsEE2_mxKeyXor_p2kproc3_mxKeySwapBitsG_mxKeyRotEnc_mxKeyAlg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B_mxKeyRotEnc2_mxKeyXorRR_mxKeySwapBitsD_changeDuplicates_mxKeyAlg1_mxKeyRotEnc_mxKeyRotateLeftBits_changeDuplicatesB_mxKeyXorB_mxKeyXorB_mxKeyAlg2_mxKeySwapMinors3_mxKeyByBitEnc_changeDuplicates_mxKeySwapBits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RR_mxKeyNot_mxKeyAddRR_mxKeyXorRR_mxKeyXorRR_mxKeyAddRR_mxKeyByBitEnc_changeDuplicatesC2_mxKeySwapMinors3_mxKeyXor_mxKeySwapBitsEE2_mxKeyXor_mxKeyXor_mxKeyXor_changeDuplicatesB_mxKeySwapBitsRoun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SwapMinors3_mxKeyByBitEnc_mxKeyNot_mxKeyRotEnc2_changeDuplicatesB_changeDuplicatesC2_mxKeyXorRR_mxKeyRotEnc2_mxKeyXorRR_mxKeyXorRR_mxKeySwapBitsRound_mxKeyAlg1_mxKeyNot_mxKeyXorB_mxKeyAddRR_mxKeyAddR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RR_mxKeyRotateLeftBits_mxKeyNot_mxKeySwapMinors3_mxKeyXorRR_mxKeyReverse_mxKeySwapBitsG_mxKeyAlg1_mxKeySwapBitsD_mxKeyReverseBits_mxKeyXorB_mxKeySwapBitsE_p2kproc3_p2kproc3_mxKeySwapBitsRound_changeDuplicat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RotEnc_mxKeyXor_mxKeySwapBitsE_mxKeyAlg1_mxKeySwapBitsEE2_changeDuplicatesC2_changeDuplicatesB_p2kproc3_mxKeyByBitEnc_mxKeyReverseBits_changeDuplicatesC2_mxKeyNot_mxKeyXorB_mxKeyAddRR_changeDuplicatesC2_mxKeyXorR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SwapBitsEE2_mxKeyXor_mxKeyRotEnc_mxKeySwapBitsE_mxKeyReverseBits_mxKeySwapBitsF_mxKeyXor_mxKeySwapBitsRound_mxKeySwapBitsRound_mxKeyXorB_mxKeyXor_mxKeySwapBitsEE2_mxKeyXorRR_mxKeyAddRR_mxKeySwapBitsF_mxKeySwapMinors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AddRR_mxKeyNot_mxKeyXor_changeDuplicatesB_mxKeyReverse_mxKeyRotateLeftBits_mxKeyReverseBits_mxKeyXorRR_mxKeyXorB_mxKeyXorRR_mxKeyXor_changeDuplicates_mxKeyNot_changeDuplicatesC2_mxKeySwapMinors3_mxKeyXor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SwapBitsF_mxKeySwapMinors3_mxKeySwapBitsE_mxKeyRotEnc_mxKeySwapBitsRound_mxKeySwapBitsRound_mxKeyAlg1_mxKeyRotateLeftBits_changeDuplicates_mxKeyXorRR_mxKeyByBitEnc_mxKeySwapBitsG_mxKeyAlg1_changeDuplicates_mxKeyAddRR_mxKeyAlg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Not_mxKeyXorRR_mxKeyAlg1_mxKeyXor_changeDuplicatesB_mxKeyRotateLeftBits_mxKeyXor_mxKeyAlg1_mxKeyAlg2_mxKeySwapBitsEE2_changeDuplicatesC2_mxKeyRotateLeftBits_mxKeyByBitEnc_changeDuplicatesB_mxKeyReverseBits_mxKeyByBitEn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ReverseBits_mxKeyXorRR_mxKeyXorB_mxKeyAlg2_mxKeyXorB_mxKeySwapBitsEE2_p2kproc3_mxKeySwapBitsG_mxKeyAlg1_mxKeyXorB_mxKeyReverse_mxKeyXorRR_mxKeySwapBitsE_changeDuplicatesB_mxKeyRotEnc2_mxKeyRevers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p2kproc3_mxKeySwapBitsF_mxKeySwapBitsE_mxKeyReverse_mxKeySwapBitsF_changeDuplicatesC2_mxKeyByBitEnc_mxKeyReverseBits_mxKeySwapBitsEE2_mxKeySwapBitsE_mxKeyReverseBits_mxKeySwapBitsRound_mxKeySwapBitsRound_mxKeyAlg2_mxKeyNot_changeDuplicatesC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SwapBitsF_mxKeySwapBitsG_mxKeySwapBitsEE2_mxKeyByBitEnc_changeDuplicates_mxKeySwapBitsG_mxKeyXorRR_changeDuplicatesC2_mxKeyRotateLeftBits_mxKeySwapBitsD_mxKeyXorRR_mxKeyXorRR_mxKeyAlg2_mxKeyAlg2_mxKeySwapMinors3_mxKeyReverseBit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changeDuplicates_mxKeyReverseBits_mxKeyRotEnc_mxKeyRotateLeftBits_mxKeyRotEnc2_mxKeyRotateLeftBits_mxKeyNot_mxKeySwapBitsG_mxKeyXor_mxKeyNot_changeDuplicatesC2_mxKeySwapBitsG_mxKeySwapMinors3_mxKeyRotEnc_mxKeyRotEnc2_mxKeyX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changeDuplicates_mxKeySwapBitsD_mxKeyAlg1_mxKeySwapMinors3_mxKeyAddRR_mxKeyNot_mxKeySwapBitsF_mxKeySwapBitsE_mxKeyAlg2_changeDuplicatesB_mxKeySwapMinors3_mxKeyXorB_mxKeySwapMinors3_mxKeyReverse_mxKeyRotEnc2_changeDuplicat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kproc1-2-3_mxKeyXorRR_mxKeyByBitEnc_mxKeySwapBitsF_mxKeySwapBitsRound_mxKeyRotEnc_mxKeySwapBitsG_mxKeySwapBitsRound_mxKeyNot_mxKeySwapBitsF_mxKeyXorRR_mxKeyReverseBits_mxKeySwapBitsD_changeDuplicatesB_mxKeyRotEnc2_mxKeySwapBitsF_mxKeyReverseBit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RotEnc_mxKeyReverse_mxKeyXorB_mxKeyNot_mxKeyXor_changeDuplicatesC2_mxKeyReverseBits_changeDuplicates_mxKeyNot_changeDuplicates_mxKeyXorB_mxKeySwapBitsF_mxKeySwapMinors3_mxKeySwapMinors3_mxKeySwapBitsF_mxKeyXor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ReverseBits_mxKeyXorB_mxKeySwapBitsRound_mxKeyRotEnc_mxKeyNot_changeDuplicatesC2_mxKeyByBitEnc_mxKeyAddRR_mxKeyAlg2_mxKeyXorRR_mxKeyByBitEnc_mxKeyAddRR_mxKeySwapBitsE_mxKeySwapBitsD_changeDuplicates_changeDuplicatesC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D_mxKeyXorB_mxKeySwapBitsF_changeDuplicatesC2_mxKeyNot_mxKeyReverse_p2kproc3_mxKeyReverseBits_mxKeyNot_mxKeySwapBitsRound_mxKeySwapBitsD_mxKeyRotEnc_mxKeySwapMinors3_mxKeySwapBitsD_mxKeySwapBitsRound_mxKeyRotEn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ByBitEnc_mxKeySwapBitsF_mxKeySwapMinors3_mxKeySwapBitsG_mxKeySwapBitsE_mxKeyAlg2_mxKeyByBitEnc_mxKeyReverse_mxKeyByBitEnc_changeDuplicates_p2kproc3_changeDuplicatesB_mxKeyReverse_mxKeySwapBitsD_mxKeyRotateLeftBits_mxKeySwapMinors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p2kproc3_mxKeySwapMinors3_mxKeyReverse_mxKeyRotateLeftBits_mxKeyAlg2_changeDuplicatesB_mxKeyXor_mxKeyAlg1_mxKeySwapMinors3_mxKeyXorB_mxKeyRotEnc_mxKeyNot_changeDuplicatesB_mxKeySwapBitsF_p2kproc3_mxKeyReverseBit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Round_mxKeyAlg2_mxKeyByBitEnc_changeDuplicates_mxKeyAlg1_mxKeyNot_changeDuplicates_mxKeySwapBitsE_mxKeyAlg1_mxKeyReverseBits_mxKeyAddRR_mxKeyByBitEnc_mxKeyXorB_mxKeySwapBitsG_mxKeyAlg2_mxKeyRotEnc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changeDuplicates_changeDuplicatesC2_mxKeyXorB_mxKeyAddRR_mxKeyRotEnc2_mxKeyReverseBits_mxKeyAlg1_mxKeyRotEnc2_mxKeyXorB_mxKeySwapMinors3_changeDuplicates_mxKeySwapBitsF_mxKeySwapBitsE_mxKeySwapBitsG_mxKeyRotEnc_mxKeyAddR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changeDuplicatesC2_mxKeySwapBitsD_mxKeyReverse_mxKeySwapBitsRound_p2kproc3_mxKeyXorB_mxKeyReverseBits_mxKeyByBitEnc_mxKeySwapBitsF_mxKeyReverse_mxKeyByBitEnc_mxKeySwapBitsD_changeDuplicatesB_mxKeyByBitEnc_mxKeySwapBitsD_mxKeyXor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F_mxKeySwapBitsG_mxKeySwapBitsF_mxKeySwapBitsE_mxKeyRotateLeftBits_p2kproc3_changeDuplicatesB_mxKeySwapBitsF_mxKeySwapBitsF_mxKeyAddRR_mxKeyByBitEnc_mxKeyAlg1_mxKeyAlg2_mxKeyRotateLeftBits_changeDuplicatesC2_mxKeySwapBitsF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D_changeDuplicatesB_mxKeyReverse_mxKeyReverseBits_p2kproc3_mxKeyNot_mxKeyRotateLeftBits_mxKeySwapBitsG_mxKeyReverseBits_p2kproc3_mxKeySwapMinors3_mxKeySwapBitsF_changeDuplicatesB_mxKeyRotateLeftBits_changeDuplicatesB_mxKeyXo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D_mxKeyXor_mxKeySwapBitsG_mxKeySwapBitsE_mxKeyReverseBits_mxKeyByBitEnc_mxKeySwapMinors3_mxKeyReverseBits_mxKeySwapBitsF_mxKeySwapBitsF_mxKeySwapBitsRound_mxKeyAlg2_mxKeyRotEnc2_mxKeyAddRR_mxKeyAddRR_mxKeyRotateLeftBit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Not_mxKeyAlg2_changeDuplicatesC2_mxKeySwapBitsD_mxKeySwapBitsEE2_mxKeyRotateLeftBits_mxKeyAlg1_mxKeySwapBitsRound_mxKeyRotateLeftBits_mxKeyReverse_mxKeyXorRR_mxKeySwapBitsG_changeDuplicatesB_mxKeyNot_p2kproc3_mxKeySwapBits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XorB_mxKeySwapBitsD_changeDuplicatesC2_mxKeyAddRR_mxKeySwapBitsE_mxKeyXorB_mxKeyXor_mxKeySwapBitsF_mxKeySwapBitsE_mxKeyAddRR_changeDuplicates_changeDuplicates_mxKeySwapBitsE_changeDuplicates_mxKeySwapBitsRound_mxKeyAlg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RotEnc_mxKeyByBitEnc_mxKeySwapBitsD_mxKeyAlg1_mxKeyAddRR_mxKeyRotEnc2_mxKeyXorB_mxKeyRotEnc_mxKeySwapMinors3_mxKeyXor_mxKeyRotateLeftBits_mxKeySwapBitsRound_mxKeyRotEnc2_changeDuplicatesB_mxKeyXorRR_mxKeyReverseBit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D_mxKeyRotEnc_mxKeyXor_p2kproc3_mxKeySwapBitsD_mxKeyRotEnc2_mxKeyNot_mxKeyByBitEnc_mxKeySwapBitsD_mxKeySwapBitsD_mxKeySwapBitsD_mxKeySwapBitsEE2_mxKeyAlg2_changeDuplicatesB_mxKeyRotEnc_mxKeyAlg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RotEnc_mxKeyAlg2_mxKeySwapBitsG_mxKeyRotEnc_mxKeyRotEnc_changeDuplicates_mxKeyRotEnc2_mxKeyRotEnc2_mxKeySwapBitsG_p2kproc3_mxKeyRotateLeftBits_mxKeyReverseBits_mxKeyReverse_changeDuplicatesB_mxKeyXorB_mxKeyReverseBit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EE2_mxKeyNot_mxKeyAddRR_changeDuplicatesC2_mxKeySwapMinors3_mxKeyXorB_mxKeyReverseBits_changeDuplicates_mxKeySwapBitsEE2_mxKeyNot_mxKeySwapMinors3_changeDuplicatesC2_mxKeyNot_mxKeyAlg2_mxKeySwapBitsD_mxKeyRotEnc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changeDuplicatesB_mxKeyNot_mxKeyAddRR_mxKeyAddRR_mxKeyXorB_mxKeyRotateLeftBits_mxKeyAddRR_changeDuplicatesB_mxKeyRotateLeftBits_mxKeyRotEnc_mxKeySwapBitsRound_mxKeyNot_mxKeyRotEnc_mxKeyAlg2_mxKeySwapBitsE_mxKeySwapBits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Alg1_mxKeyRotateLeftBits_mxKeyXorB_p2kproc3_mxKeyRotEnc2_mxKeySwapBitsE_mxKeyRotateLeftBits_mxKeyReverseBits_mxKeySwapBitsD_mxKeyXorRR_mxKeySwapMinors3_mxKeyRotEnc_mxKeyNot_mxKeyRotEnc_mxKeyXorRR_mxKeyRevers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D_mxKeyReverseBits_mxKeyNot_mxKeyByBitEnc_mxKeyAddRR_mxKeySwapBitsF_changeDuplicatesC2_mxKeySwapBitsE_mxKeyAlg1_mxKeySwapBitsE_mxKeySwapBitsE_mxKeyReverseBits_mxKeyReverse_mxKeyRotEnc_changeDuplicatesB_mxKeyByBitEn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RotEnc2_changeDuplicatesB_mxKeySwapBitsD_mxKeyAlg1_mxKeyXorB_mxKeyNot_mxKeyAlg2_mxKeyAlg2_mxKeyReverse_mxKeyRotEnc_mxKeySwapBitsE_mxKeyByBitEnc_mxKeyAlg1_mxKeyRotEnc_mxKeyRotEnc2_mxKeyNo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Round_mxKeySwapBitsRound_p2kproc3_mxKeyNot_changeDuplicates_changeDuplicatesC2_mxKeySwapBitsF_changeDuplicatesC2_mxKeySwapBitsEE2_mxKeyAddRR_mxKeyXorRR_mxKeyXorRR_changeDuplicatesB_mxKeyReverse_mxKeyReverseBits_mxKeyByBitEn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2kproc1-2-3_mxKeySwapBitsF_mxKeySwapBitsF_mxKeyXor_mxKeyAddRR_mxKeySwapBitsD_mxKeyAlg1_mxKeyXorB_mxKeySwapBitsF_mxKeySwapBitsRound_mxKeySwapBitsE_changeDuplicatesC2_p2kproc3_mxKeyXorB_mxKeySwapBitsEE2_mxKeyAddRR_mxKeyAlg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Reverse_mxKeyXorB_changeDuplicatesB_mxKeyAlg1_mxKeyAddRR_mxKeySwapMinors3_mxKeyXorB_changeDuplicatesC2_mxKeyAlg2_changeDuplicatesB_mxKeyRotEnc2_changeDuplicatesB_changeDuplicates_mxKeySwapBitsEE2_mxKeySwapBitsEE2_mxKeyAddR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ReverseBits_mxKeySwapBitsD_mxKeyNot_mxKeySwapBitsE_mxKeySwapBitsE_changeDuplicatesC2_mxKeySwapMinors3_mxKeyRotEnc_mxKeySwapBitsRound_changeDuplicatesC2_mxKeyXor_mxKeyReverse_changeDuplicatesB_mxKeySwapBitsD_mxKeyAlg1_mxKeyXo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Alg2_mxKeyXorB_changeDuplicatesC2_mxKeyRotEnc2_p2kproc3_mxKeyRotEnc2_mxKeySwapBitsF_mxKeySwapBitsD_mxKeySwapBitsEE2_mxKeyReverse_mxKeyAlg1_mxKeyReverse_mxKeyReverse_mxKeySwapBitsE_changeDuplicatesC2_mxKeyRotEnc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E_mxKeyXorRR_mxKeyXor_mxKeyByBitEnc_mxKeyReverseBits_changeDuplicatesB_mxKeyNot_mxKeySwapBitsE_mxKeySwapBitsRound_mxKeyAlg2_mxKeySwapBitsF_mxKeyXorRR_changeDuplicates_mxKeySwapBitsG_mxKeySwapBitsRound_mxKeyAddR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Alg1_mxKeySwapBitsG_changeDuplicatesB_mxKeySwapBitsE_changeDuplicates_mxKeyXorB_mxKeySwapBitsF_p2kproc3_changeDuplicatesB_mxKeyRotEnc_mxKeySwapMinors3_changeDuplicatesB_mxKeyRotateLeftBits_mxKeyByBitEnc_mxKeySwapBitsRound_mxKeySwapBitsF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Round_mxKeyRotateLeftBits_p2kproc3_p2kproc3_mxKeyRotateLeftBits_mxKeyRotEnc2_changeDuplicatesB_changeDuplicates_mxKeySwapBitsEE2_mxKeyReverseBits_mxKeySwapBitsG_mxKeySwapBitsF_mxKeyAlg2_mxKeyXorB_mxKeyAlg1_mxKeyAlg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AddRR_mxKeySwapBitsD_mxKeySwapBitsEE2_mxKeyByBitEnc_changeDuplicatesB_mxKeySwapBitsF_changeDuplicatesB_mxKeySwapBitsE_mxKeySwapBitsF_mxKeyReverseBits_changeDuplicatesC2_mxKeyXorB_mxKeyAlg1_mxKeyRotateLeftBits_mxKeyRotEnc_mxKeyXorB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Not_mxKeyXorRR_mxKeySwapBitsEE2_mxKeySwapBitsRound_mxKeySwapBitsRound_mxKeySwapBitsF_mxKeySwapBitsD_mxKeyXor_mxKeySwapBitsRound_mxKeyAlg1_mxKeySwapBitsEE2_mxKeySwapBitsRound_mxKeySwapBitsF_mxKeyRotateLeftBits_mxKeySwapBitsG_changeDuplicat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G_mxKeyByBitEnc_mxKeySwapMinors3_mxKeyReverse_mxKeyRotateLeftBits_mxKeyRotateLeftBits_mxKeyXorRR_mxKeyRotateLeftBits_mxKeyXorB_mxKeyRotEnc2_changeDuplicatesC2_mxKeyRotateLeftBits_mxKeyXorRR_mxKeyAddRR_mxKeySwapBitsE_mxKeyNo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AddRR_mxKeySwapBitsD_mxKeyRotateLeftBits_mxKeyXorRR_mxKeyRotateLeftBits_mxKeyRotEnc2_changeDuplicatesC2_changeDuplicates_changeDuplicatesC2_mxKeyAddRR_mxKeySwapBitsRound_p2kproc3_mxKeyRotateLeftBits_mxKeyNot_changeDuplicatesB_mxKeyByBitEnc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RotEnc_p2kproc3_mxKeyXorB_mxKeyAlg2_mxKeySwapBitsE_mxKeyNot_mxKeyXor_mxKeyReverseBits_mxKeySwapBitsF_mxKeyRotEnc_mxKeyReverseBits_mxKeyRotateLeftBits_mxKeyAddRR_mxKeyNot_mxKeyXor_mxKeyReverseBit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Alg2_mxKeyXor_mxKeyAddRR_mxKeyRotEnc2_mxKeyReverseBits_mxKeySwapBitsE_mxKeySwapBitsD_mxKeySwapBitsG_changeDuplicatesB_mxKeyXorB_mxKeySwapBitsE_mxKeyXor_mxKeyAddRR_changeDuplicatesC2_mxKeyRotEnc2_mxKeyAlg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Xor_mxKeySwapBitsEE2_mxKeySwapBitsD_mxKeyAlg1_mxKeyReverse_mxKeySwapBitsRound_mxKeySwapBitsG_mxKeyAddRR_mxKeyAlg1_mxKeyRotEnc_changeDuplicates_mxKeyAlg2_mxKeySwapBitsEE2_changeDuplicates_mxKeyReverse_mxKeyRevers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changeDuplicates_p2kproc3_mxKeyXorRR_mxKeySwapMinors3_mxKeySwapBitsE_changeDuplicatesC2_mxKeyXor_mxKeyRotEnc_mxKeyRotEnc2_mxKeyXor_mxKeyRotEnc2_changeDuplicatesB_mxKeyXorRR_changeDuplicatesB_changeDuplicatesB_mxKeySwapBitsEE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XorB_changeDuplicatesC2_mxKeySwapBitsRound_mxKeyXorRR_mxKeyReverseBits_p2kproc3_mxKeySwapBitsF_mxKeyReverseBits_mxKeyNot_changeDuplicatesC2_changeDuplicatesC2_changeDuplicates_mxKeyByBitEnc_changeDuplicatesB_mxKeyReverseBits_mxKeyXorR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changeDuplicates_mxKeyRotEnc2_mxKeyReverseBits_mxKeySwapBitsG_mxKeyRotEnc_p2kproc3_mxKeyRotEnc_mxKeyAlg2_mxKeyAlg1_mxKeyByBitEnc_mxKeyXorRR_mxKeyRotateLeftBits_mxKeyNot_changeDuplicatesB_mxKeyReverseBits_mxKeySwapMinors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G_mxKeyReverseBits_changeDuplicatesB_mxKeyRotateLeftBits_mxKeyAlg2_mxKeyRotEnc_mxKeySwapBitsEE2_changeDuplicatesC2_mxKeySwapBitsD_mxKeySwapMinors3_mxKeyAddRR_mxKeyXorRR_mxKeyReverse_changeDuplicatesB_mxKeySwapBitsG_mxKeySwapMinors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Round_mxKeyAlg1_changeDuplicates_mxKeyRotEnc2_mxKeyXor_mxKeySwapBitsG_p2kproc3_mxKeyAddRR_mxKeyByBitEnc_mxKeyRotEnc_mxKeyReverse_mxKeyRotEnc_mxKeyAddRR_mxKeyAlg2_mxKeySwapBitsG_mxKeyRotateLeftBit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Reverse_changeDuplicates_mxKeySwapMinors3_p2kproc3_mxKeyAddRR_p2kproc3_changeDuplicatesC2_mxKeySwapBitsG_mxKeyXor_mxKeyReverseBits_mxKeyXorB_mxKeyXor_mxKeySwapBitsF_mxKeyAlg1_mxKeyRotEnc2_mxKeySwapMinors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Minors3_changeDuplicatesB_mxKeyByBitEnc_mxKeyXorRR_mxKeyByBitEnc_mxKeyAlg2_mxKeySwapMinors3_mxKeyAddRR_mxKeyAlg2_mxKeyByBitEnc_mxKeyXor_mxKeyXor_mxKeySwapBitsD_mxKeyRotEnc_mxKeyAlg1_changeDuplicatesC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SwapBitsG_mxKeyByBitEnc_mxKeyRotEnc2_mxKeySwapBitsF_mxKeyRotateLeftBits_mxKeyRotEnc_mxKeyReverse_mxKeySwapBitsF_mxKeyReverseBits_changeDuplicatesB_mxKeyAlg1_mxKeySwapBitsD_changeDuplicatesC2_mxKeyRotEnc_mxKeySwapMinors3_mxKeySwapMinors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changeDuplicatesB_mxKeyRotateLeftBits_mxKeyAlg2_mxKeySwapBitsD_changeDuplicates_mxKeyRotateLeftBits_mxKeyAlg1_mxKeySwapBitsD_mxKeyByBitEnc_mxKeySwapBitsG_mxKeySwapBitsD_mxKeyByBitEnc_mxKeyNot_mxKeyRotEnc_mxKeyXor_mxKeySwapBits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kproc1-2-3_mxKeyNot_mxKeyReverse_changeDuplicates_mxKeyXorB_mxKeySwapBitsF_mxKeyAlg1_mxKeySwapMinors3_mxKeyReverseBits_mxKeySwapBitsRound_mxKeyAlg1_mxKeyXor_mxKeyReverseBits_mxKeySwapBitsD_mxKeyRotEnc2_mxKeySwapBitsF_mxKeyRever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otateLeftBits_mxKeyNot_mxKeyAddRR_mxKeySwapBitsG_mxKeySwapBitsRound_mxKeyAlg2_mxKeyXorRR_mxKeySwapMinors3_changeDuplicatesB_mxKeyReverseBits_mxKeyRotateLeftBits_mxKeySwapBitsRound_mxKeyRotEnc_mxKeyRotEnc2_mxKeyByBitEnc_mxKeyAlg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C2_mxKeyXor_changeDuplicatesC2_mxKeyAddRR_mxKeyReverseBits_mxKeySwapMinors3_mxKeySwapBitsF_p2kproc3_mxKeySwapBitsRound_changeDuplicatesC2_changeDuplicatesB_mxKeyAddRR_mxKeyRotEnc2_mxKeySwapMinors3_changeDuplicates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everse_p2kproc3_mxKeySwapBitsE_mxKeyXorB_mxKeyRotEnc2_mxKeySwapBitsD_mxKeyNot_mxKeyRotateLeftBits_mxKeySwapMinors3_mxKeyXor_mxKeyXorRR_mxKeySwapMinors3_changeDuplicates_mxKeySwapBitsD_p2kproc3_mxKeyAlg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F_mxKeyAddRR_mxKeyReverseBits_mxKeyAlg1_changeDuplicatesB_mxKeyXor_mxKeyAlg1_mxKeyXorB_mxKeySwapBitsG_mxKeyRotEnc2_mxKeyReverseBits_changeDuplicatesB_mxKeyRotEnc2_mxKeySwapBitsD_mxKeySwapBitsE_mxKeySwapBits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Alg2_mxKeyRotEnc_mxKeySwapBitsF_mxKeyXor_mxKeySwapBitsEE2_mxKeySwapMinors3_mxKeySwapBitsF_mxKeyByBitEnc_mxKeyByBitEnc_mxKeyXor_mxKeySwapMinors3_mxKeyNot_mxKeyNot_mxKeySwapBitsE_mxKeyNot_mxKeyRotateLeftBit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otEnc2_mxKeyRotateLeftBits_mxKeySwapBitsF_mxKeySwapMinors3_mxKeyXorB_mxKeyXorB_mxKeySwapBitsRound_mxKeyByBitEnc_mxKeyByBitEnc_mxKeySwapBitsD_mxKeySwapBitsE_mxKeyRotEnc_mxKeyReverseBits_mxKeySwapBitsE_mxKeyReverseBits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everseBits_mxKeyNot_mxKeyXorB_mxKeySwapBitsF_mxKeySwapBitsD_mxKeyNot_mxKeyXor_mxKeyReverseBits_changeDuplicates_mxKeySwapBitsF_mxKeyReverseBits_changeDuplicatesB_changeDuplicatesC2_mxKeyXor_mxKeyReverse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G_mxKeyAddRR_mxKeyReverse_mxKeySwapBitsD_mxKeyRotateLeftBits_changeDuplicatesB_mxKeyRotEnc_changeDuplicatesC2_mxKeyXorRR_changeDuplicatesB_mxKeyNot_mxKeyReverseBits_mxKeyRotEnc2_mxKeyXor_mxKeyXorB_mxKeyXorR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_changeDuplicates_mxKeySwapBitsRound_mxKeySwapBitsG_mxKeySwapBitsEE2_mxKeySwapBitsEE2_mxKeySwapBitsD_mxKeyAddRR_mxKeyRotateLeftBits_mxKeyAlg2_changeDuplicatesB_mxKeySwapBitsEE2_mxKeySwapBitsEE2_mxKeyXorB_mxKeySwapBitsF_mxKeySwapBitsF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_mxKeyReverse_mxKeySwapBitsG_mxKeyReverse_mxKeyRotEnc2_mxKeySwapBitsD_mxKeySwapBitsE_mxKeySwapMinors3_mxKeyRotEnc_mxKeyByBitEnc_changeDuplicates_mxKeyRotEnc2_mxKeyXorRR_mxKeyRotateLeftBits_changeDuplicatesC2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otEnc_mxKeyAddRR_mxKeyRotateLeftBits_mxKeySwapBitsEE2_mxKeyAlg2_p2kproc3_mxKeyNot_mxKeyReverseBits_mxKeyXorB_mxKeySwapBitsD_p2kproc3_mxKeyAlg1_mxKeySwapBitsG_p2kproc3_mxKeyAlg1_mxKeyXo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XorB_mxKeySwapBitsE_mxKeyRotEnc2_mxKeyRotEnc_mxKeySwapBitsE_mxKeyAlg2_mxKeyRotEnc_mxKeySwapBitsRound_mxKeyRotEnc2_mxKeySwapBitsRound_mxKeySwapBitsEE2_mxKeyNot_mxKeyAlg2_p2kproc3_mxKeyRotEnc2_mxKeyAddR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ByBitEnc_p2kproc3_mxKeySwapBitsG_mxKeyReverse_mxKeyAlg1_mxKeySwapBitsRound_mxKeyAddRR_mxKeyReverseBits_mxKeyRotateLeftBits_mxKeySwapBitsRound_mxKeyReverseBits_mxKeyXor_mxKeyReverseBits_p2kproc3_mxKeyByBitEnc_mxKeyAddR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F_mxKeyReverse_changeDuplicates_mxKeySwapBitsD_mxKeySwapBitsRound_mxKeyAlg1_mxKeyReverse_mxKeyNot_mxKeyRotEnc_mxKeyXorB_mxKeyNot_mxKeySwapBitsD_mxKeyXorRR_mxKeyAddRR_mxKeyAddRR_mxKeyRever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Minors3_mxKeySwapBitsEE2_mxKeyByBitEnc_mxKeyXorB_mxKeySwapMinors3_mxKeyReverseBits_mxKeySwapBitsE_mxKeyAlg1_mxKeyRotEnc_mxKeyXorB_mxKeyAddRR_mxKeyRotEnc2_mxKeyReverseBits_mxKeyAddRR_mxKeyNot_mxKeySwapBits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p2kproc3_mxKeyReverseBits_mxKeyRotEnc2_changeDuplicatesC2_p2kproc3_mxKeyRotEnc2_mxKeyRotEnc2_mxKeyNot_p2kproc3_mxKeySwapMinors3_mxKeyByBitEnc_changeDuplicatesB_mxKeyNot_mxKeyAddRR_mxKeySwapBitsD_mxKeyXo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p2kproc3_mxKeyByBitEnc_changeDuplicatesB_p2kproc3_mxKeyReverse_mxKeyXor_mxKeyRotEnc_changeDuplicatesB_mxKeyRotateLeftBits_changeDuplicates_mxKeyAddRR_mxKeySwapBitsF_mxKeyAlg1_mxKeyXorRR_mxKeyAddRR_changeDuplicates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Alg1_mxKeySwapBitsG_mxKeyXorRR_changeDuplicatesB_mxKeySwapMinors3_changeDuplicates_changeDuplicatesB_mxKeyRotateLeftBits_mxKeyAlg2_mxKeySwapBitsE_mxKeySwapBitsG_mxKeyRotateLeftBits_mxKeyRotateLeftBits_mxKeyXorRR_mxKeyReverse_mxKeyXor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XorB_mxKeyAlg1_mxKeyXor_mxKeyAlg2_mxKeySwapBitsE_mxKeyReverse_mxKeySwapMinors3_mxKeySwapMinors3_mxKeyAlg1_mxKeyRotEnc2_mxKeyByBitEnc_mxKeyXorB_mxKeySwapBitsD_mxKeyXorRR_mxKeySwapBitsRound_mxKeySwapMinors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ByBitEnc_mxKeyAddRR_mxKeySwapMinors3_mxKeySwapBitsD_mxKeyRotEnc_mxKeyAddRR_mxKeySwapBitsD_mxKeyByBitEnc_mxKeySwapMinors3_mxKeyXorB_mxKeySwapBitsEE2_changeDuplicatesC2_mxKeyXor_mxKeyXorRR_mxKeyRotateLeftBits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C2_mxKeyReverseBits_p2kproc3_mxKeyReverse_changeDuplicatesC2_mxKeyNot_mxKeyReverseBits_mxKeyNot_mxKeySwapBitsG_mxKeyRotEnc_mxKeyRotateLeftBits_mxKeyAddRR_changeDuplicatesB_changeDuplicatesC2_mxKeyReverse_mxKeySwapBits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F_changeDuplicatesC2_mxKeyXor_mxKeySwapBitsF_changeDuplicates_changeDuplicatesB_mxKeySwapBitsRound_mxKeyReverseBits_mxKeyXorB_mxKeyAlg2_mxKeyXorRR_mxKeyXorRR_mxKeySwapBitsD_changeDuplicates_changeDuplicatesC2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Xor_mxKeySwapBitsF_mxKeySwapBitsE_mxKeyRotateLeftBits_mxKeySwapBitsE_mxKeySwapMinors3_mxKeySwapBitsG_mxKeySwapBitsRound_mxKeyXor_mxKeyNot_mxKeySwapBitsG_mxKeySwapBitsG_mxKeyRotEnc2_changeDuplicatesB_changeDuplicates_mxKeyRever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G_mxKeyXor_p2kproc3_mxKeyAddRR_changeDuplicates_mxKeyRotEnc2_mxKeyAlg1_mxKeyByBitEnc_changeDuplicates_mxKeyNot_mxKeyAlg2_mxKeyRotateLeftBits_mxKeyByBitEnc_changeDuplicatesB_mxKeyReverseBits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XorB_mxKeyByBitEnc_mxKeySwapMinors3_mxKeySwapBitsEE2_mxKeyAlg1_mxKeyAddRR_mxKeyXor_mxKeySwapMinors3_mxKeyReverse_mxKeyRotEnc_mxKeyRotEnc_mxKeyRotEnc_changeDuplicates_changeDuplicatesB_mxKeySwapMinors3_mxKeySwapBit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_mxKeyRotEnc_changeDuplicatesB_mxKeySwapBitsG_changeDuplicates_mxKeySwapBitsRound_mxKeySwapBitsEE2_p2kproc3_mxKeySwapBitsRound_mxKeySwapBitsEE2_mxKeySwapBitsEE2_p2kproc3_p2kproc3_mxKeyAlg2_mxKeyXorRR_mxKeyRotEn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ByBitEnc_mxKeySwapBitsEE2_changeDuplicatesC2_mxKeyRotEnc2_p2kproc3_mxKeyReverse_mxKeySwapBitsRound_p2kproc3_mxKeyAlg1_mxKeySwapBitsF_changeDuplicatesB_mxKeySwapBitsEE2_mxKeySwapBitsG_mxKeyAlg2_changeDuplicatesB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B_mxKeyXorRR_changeDuplicates_mxKeySwapBitsF_mxKeyByBitEnc_mxKeyRotEnc_mxKeyXorRR_mxKeySwapBitsE_mxKeyByBitEnc_mxKeySwapBitsRound_mxKeyRotEnc2_mxKeySwapBitsEE2_mxKeyRotateLeftBits_mxKeyAlg1_changeDuplicatesB_mxKeyAlg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RotateLeftBits_mxKeySwapMinors3_mxKeyReverse_mxKeyXorB_p2kproc3_mxKeyReverse_mxKeySwapBitsRound_mxKeySwapMinors3_mxKeyXor_changeDuplicates_changeDuplicatesB_mxKeyRotEnc2_mxKeyXorRR_mxKeyRotEnc_mxKeyXorRR_mxKeyAlg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ByBitEnc_mxKeyAddRR_mxKeyXor_changeDuplicatesC2_mxKeyAlg2_mxKeySwapMinors3_mxKeyXorRR_mxKeySwapBitsF_mxKeyReverse_mxKeyByBitEnc_mxKeyAddRR_mxKeyRotEnc_mxKeySwapBitsG_mxKeyRotEnc_mxKeyXor_mxKeySwapBits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p2kproc3_mxKeySwapBitsG_mxKeyByBitEnc_mxKeySwapBitsF_mxKeySwapBitsRound_mxKeyAlg1_mxKeyRotEnc_mxKeyXorRR_mxKeyNot_mxKeyRotateLeftBits_mxKeyAlg2_mxKeyAlg1_mxKeySwapBitsEE2_mxKeyReverse_mxKeyAddRR_mxKeyRotEnc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SwapBitsEE2_mxKeySwapBitsF_mxKeySwapBitsG_mxKeySwapBitsD_mxKeySwapMinors3_changeDuplicatesC2_mxKeyAlg1_mxKeySwapBitsG_mxKeySwapBitsG_mxKeyXorB_mxKeyRotateLeftBits_mxKeySwapBitsD_mxKeySwapBitsF_mxKeyReverse_changeDuplicates_mxKeyAlg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p2kproc3_mxKeySwapBitsRound_mxKeySwapBitsE_mxKeySwapBitsE_mxKeySwapMinors3_mxKeySwapBitsE_mxKeyXorB_mxKeySwapBitsE_changeDuplicatesB_mxKeySwapBitsG_changeDuplicates_mxKeyXorB_mxKeyXor_mxKeyReverse_mxKeyAlg2_mxKeyAddR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changeDuplicatesC2_mxKeyByBitEnc_mxKeyAddRR_mxKeySwapBitsD_mxKeyRotEnc2_mxKeyRotEnc_mxKeyReverse_mxKeySwapBitsF_p2kproc3_mxKeySwapBitsF_mxKeyNot_mxKeyRotEnc_changeDuplicatesB_mxKeyReverse_mxKeyReverseBits_mxKeySwapBitsRoun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kproc1-2-3_mxKeyXorRR_changeDuplicatesC2_mxKeyAlg1_mxKeySwapBitsE_mxKeySwapBitsD_mxKeyAddRR_changeDuplicatesC2_p2kproc3_p2kproc3_mxKeyReverseBits_mxKeyXorB_mxKeyByBitEnc_mxKeySwapBitsE_mxKeyRotEnc2_mxKeyRotateLeftBits_mxKeyXo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otateLeftBits_mxKeyAlg1_mxKeySwapBitsE_mxKeyAlg1_mxKeyByBitEnc_mxKeyReverse_mxKeyXor_mxKeySwapBitsE_mxKeySwapBitsRound_mxKeyRotEnc2_mxKeyNot_mxKeyRotateLeftBits_mxKeyRotEnc_mxKeySwapMinors3_mxKeySwapBitsRound_mxKeySwapBits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otateLeftBits_mxKeySwapMinors3_mxKeyRotateLeftBits_mxKeyRotEnc_mxKeyReverse_mxKeyXorB_mxKeyReverse_mxKeyXorB_mxKeySwapBitsE_mxKeyAddRR_p2kproc3_p2kproc3_mxKeyReverseBits_mxKeySwapBitsEE2_mxKeySwapBitsF_mxKeyAlg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ByBitEnc_mxKeyNot_mxKeyAlg1_mxKeyXor_mxKeyAlg1_mxKeySwapBitsF_mxKeyByBitEnc_changeDuplicates_mxKeyAlg1_mxKeyReverseBits_mxKeyReverseBits_mxKeyAlg2_mxKeyAlg1_mxKeySwapBitsD_changeDuplicatesC2_mxKeyRevers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everseBits_changeDuplicatesB_mxKeyRotEnc2_mxKeyXorB_p2kproc3_mxKeyAddRR_mxKeyByBitEnc_mxKeySwapBitsRound_mxKeySwapBitsRound_mxKeyAddRR_mxKeyReverse_mxKeySwapBitsF_mxKeyRotEnc2_mxKeySwapBitsD_mxKeySwapBitsF_mxKeyAlg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everse_mxKeyReverseBits_mxKeySwapBitsG_mxKeyRotateLeftBits_mxKeyRotateLeftBits_mxKeyAddRR_mxKeyAlg2_mxKeyReverseBits_changeDuplicatesC2_mxKeyReverseBits_p2kproc3_mxKeyRotateLeftBits_mxKeySwapMinors3_mxKeySwapBitsE_mxKeyRotateLeftBits_mxKeyRotEnc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XorB_mxKeyNot_changeDuplicates_mxKeyXor_mxKeySwapBitsRound_mxKeySwapMinors3_mxKeySwapBitsF_mxKeyRotateLeftBits_mxKeyAlg2_mxKeyReverseBits_mxKeySwapBitsRound_mxKeyRotEnc_mxKeyAddRR_mxKeySwapBitsF_mxKeySwapBitsE_mxKeyReverseBit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D_mxKeyXorRR_p2kproc3_mxKeyRotateLeftBits_mxKeyRotateLeftBits_mxKeyNot_mxKeyRotEnc_mxKeySwapBitsG_changeDuplicatesB_mxKeySwapBitsD_mxKeySwapBitsG_mxKeyReverseBits_mxKeyRotEnc2_mxKeySwapBitsG_mxKeyXorB_mxKeyXor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everse_mxKeySwapBitsRound_changeDuplicatesC2_mxKeyRotateLeftBits_mxKeyXorRR_mxKeyRotateLeftBits_mxKeyXorRR_mxKeyXor_mxKeySwapBitsE_mxKeySwapBitsRound_mxKeySwapBitsD_mxKeyNot_mxKeySwapBitsG_mxKeyXor_mxKeyAlg2_mxKeySwapBitsF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p2kproc3_mxKeyRotEnc_mxKeySwapBitsD_p2kproc3_mxKeySwapBitsE_mxKeySwapMinors3_mxKeyXorRR_mxKeyRotateLeftBits_p2kproc3_mxKeyRotEnc2_mxKeyNot_mxKeyXorRR_mxKeySwapBitsE_mxKeyXor_mxKeyRotEnc2_mxKeyXor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XorB_mxKeySwapMinors3_mxKeyByBitEnc_mxKeySwapBitsRound_mxKeyByBitEnc_mxKeyRotateLeftBits_mxKeyXorRR_changeDuplicatesB_mxKeyXorRR_p2kproc3_mxKeyReverse_mxKeyXorB_mxKeySwapMinors3_mxKeyXorB_mxKeyXorB_mxKeySwapMinors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otEnc2_mxKeySwapBitsF_mxKeyAlg2_mxKeyRotEnc2_mxKeyNot_p2kproc3_mxKeySwapBitsF_changeDuplicatesC2_mxKeyReverseBits_mxKeySwapBitsEE2_mxKeyAddRR_mxKeyXorB_mxKeySwapBitsRound_mxKeyRotateLeftBits_changeDuplicatesB_p2kproc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Round_mxKeyAlg1_mxKeyRotEnc2_p2kproc3_mxKeyNot_mxKeySwapMinors3_mxKeySwapBitsD_changeDuplicatesB_p2kproc3_mxKeySwapMinors3_mxKeyRotEnc2_mxKeySwapBitsF_mxKeyAddRR_mxKeyRotateLeftBits_mxKeySwapBitsG_mxKeyAlg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Xor_mxKeySwapBitsD_mxKeyRotEnc_mxKeySwapBitsRound_changeDuplicatesB_mxKeyReverseBits_mxKeyRotateLeftBits_changeDuplicatesC2_changeDuplicatesB_mxKeyXorB_mxKeySwapBitsEE2_mxKeyAlg2_mxKeyReverse_mxKeyAddRR_mxKeyXorRR_mxKeyRotEnc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Not_mxKeyAddRR_mxKeyByBitEnc_mxKeyXor_mxKeySwapBitsE_mxKeyByBitEnc_mxKeyReverse_mxKeyReverse_mxKeyAlg2_changeDuplicatesB_mxKeyRotEnc2_changeDuplicatesB_mxKeyNot_mxKeyXorRR_mxKeyNot_mxKeyXo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otateLeftBits_mxKeySwapBitsD_mxKeySwapBitsEE2_mxKeyAddRR_mxKeyAlg1_mxKeySwapBitsE_mxKeyReverseBits_mxKeySwapBitsD_mxKeyXorB_mxKeyReverse_mxKeyAlg2_mxKeyReverseBits_mxKeyNot_mxKeyXorRR_mxKeySwapBitsF_mxKeyReverseBit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Alg2_mxKeySwapMinors3_mxKeyReverse_mxKeySwapBitsE_mxKeyXorB_mxKeySwapBitsD_mxKeyXor_mxKeyAlg2_mxKeySwapBitsE_mxKeyRotateLeftBits_mxKeySwapBitsEE2_mxKeySwapBitsRound_mxKeySwapBitsF_mxKeyXorRR_mxKeySwapBitsG_mxKeyRotEnc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EE2_mxKeyXorRR_mxKeyXor_mxKeyAddRR_mxKeySwapBitsD_mxKeyByBitEnc_mxKeySwapMinors3_p2kproc3_mxKeyByBitEnc_mxKeyAlg1_mxKeyAlg1_mxKeySwapBitsF_changeDuplicatesB_mxKeyNot_mxKeyAddRR_mxKeyRevers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everseBits_mxKeySwapBitsG_mxKeyAlg2_mxKeySwapBitsRound_mxKeyAddRR_mxKeyAddRR_mxKeySwapBitsF_changeDuplicatesC2_mxKeySwapMinors3_mxKeyAddRR_mxKeySwapBitsD_mxKeyAddRR_mxKeySwapBitsG_changeDuplicatesC2_changeDuplicatesC2_mxKeySwapBitsF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changeDuplicatesC2_mxKeyByBitEnc_mxKeyXor_p2kproc3_mxKeyAlg2_mxKeyXorRR_changeDuplicatesB_mxKeyReverse_mxKeyXorRR_mxKeySwapMinors3_mxKeySwapBitsE_mxKeySwapBitsE_mxKeySwapMinors3_changeDuplicatesC2_mxKeyAlg2_mxKeyAddR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changeDuplicatesB_mxKeyAddRR_mxKeyRotEnc2_mxKeyReverse_mxKeySwapBitsE_mxKeySwapBitsEE2_mxKeyReverseBits_mxKeyXor_mxKeySwapMinors3_mxKeyAlg1_p2kproc3_p2kproc3_mxKeySwapBitsF_changeDuplicatesB_mxKeyNot_mxKeySwapBitsRoun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Alg1_p2kproc3_changeDuplicatesC2_mxKeyAlg2_mxKeySwapBitsG_mxKeyByBitEnc_changeDuplicatesB_mxKeySwapBitsF_mxKeySwapBitsRound_mxKeyRotEnc2_mxKeySwapBitsE_mxKeySwapBitsG_mxKeySwapBitsG_changeDuplicatesB_mxKeyReverseBits_mxKeyAlg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G_changeDuplicatesC2_mxKeyRotEnc2_mxKeySwapBitsF_mxKeyNot_mxKeyXor_mxKeySwapBitsRound_mxKeySwapBitsD_mxKeySwapBitsRound_mxKeySwapBitsE_mxKeyAlg1_mxKeyByBitEnc_mxKeyRotEnc2_changeDuplicatesB_mxKeyRotEnc2_mxKeyAlg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AddRR_mxKeyXor_mxKeyRotEnc_mxKeyRotateLeftBits_mxKeySwapBitsE_mxKeyRotateLeftBits_mxKeyByBitEnc_mxKeySwapBitsE_changeDuplicatesB_mxKeyNot_changeDuplicates_mxKeyAlg2_mxKeySwapBitsG_changeDuplicatesB_mxKeySwapBitsE_mxKeyAlg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changeDuplicatesC2_mxKeyXorRR_mxKeyReverseBits_mxKeyByBitEnc_mxKeySwapBitsG_mxKeyAlg1_mxKeySwapBitsE_p2kproc3_p2kproc3_mxKeySwapBitsG_changeDuplicates_p2kproc3_changeDuplicates_changeDuplicatesB_mxKeySwapBitsF_mxKeySwapBitsRoun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Reverse_mxKeyRotEnc2_mxKeyXorRR_mxKeySwapMinors3_mxKeySwapBitsD_mxKeyAlg2_mxKeyRotEnc_changeDuplicatesC2_p2kproc3_mxKeyRotEnc_mxKeyXor_changeDuplicatesB_mxKeyReverseBits_changeDuplicatesB_mxKeyRotateLeftBits_changeDuplicat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EE2_mxKeyNot_mxKeyReverseBits_mxKeySwapBitsRound_mxKeySwapBitsG_changeDuplicatesB_changeDuplicates_p2kproc3_mxKeyRotEnc_mxKeyRotateLeftBits_mxKeySwapMinors3_mxKeyAddRR_mxKeyByBitEnc_mxKeyAlg2_mxKeyReverseBits_mxKeySwapBitsF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changeDuplicates_mxKeyAlg2_mxKeyReverse_mxKeySwapBitsEE2_mxKeyRotEnc2_mxKeySwapBitsEE2_mxKeySwapBitsG_mxKeyNot_mxKeyXor_mxKeyReverseBits_mxKeyRotateLeftBits_mxKeySwapMinors3_mxKeyNot_mxKeyAlg2_mxKeySwapBitsF_mxKeySwapBitsF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SwapBitsG_mxKeySwapBitsRound_p2kproc3_mxKeySwapBitsD_mxKeySwapBitsEE2_mxKeyReverse_mxKeyXorB_mxKeyReverse_mxKeySwapBitsD_mxKeyAddRR_mxKeySwapBitsF_mxKeySwapBitsG_mxKeyAddRR_mxKeyAlg1_changeDuplicatesC2_mxKeyXo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ByBitEnc_mxKeyXor_mxKeySwapBitsRound_mxKeyAddRR_mxKeySwapBitsE_mxKeyXorRR_mxKeyNot_mxKeyAlg2_mxKeyXorRR_mxKeySwapBitsF_mxKeyRotEnc2_mxKeyXorRR_changeDuplicates_mxKeyAlg1_mxKeySwapMinors3_mxKeyReverseBit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p2kproc3_p2kproc3_mxKeyXorB_mxKeyReverseBits_mxKeyByBitEnc_changeDuplicates_mxKeySwapBitsE_mxKeyXorB_changeDuplicates_mxKeySwapBitsG_mxKeyReverseBits_mxKeyAddRR_changeDuplicatesB_mxKeyRotEnc_mxKeyXorRR_mxKeyAlg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mxKeyXor_mxKeyReverseBits_mxKeySwapBitsG_mxKeySwapBitsG_p2kproc3_mxKeySwapBitsRound_mxKeyReverseBits_mxKeySwapBitsE_mxKeyAlg2_mxKeySwapBitsG_mxKeyByBitEnc_mxKeySwapBitsF_mxKeyReverseBits_mxKeyReverse_mxKeyRotEnc2_changeDuplicatesC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2kproc1-2-3_changeDuplicatesC2_mxKeyNot_changeDuplicates_changeDuplicates_mxKeyNot_mxKeySwapBitsD_mxKeySwapBitsEE2_changeDuplicatesB_mxKeyNot_changeDuplicatesC2_mxKeyNot_mxKeyNot_mxKeyRotEnc_mxKeySwapMinors3_mxKeyXor_mxKeyRotateLeftBit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Minors3_changeDuplicatesC2_mxKeyXor_mxKeyAlg2_mxKeyNot_mxKeyRotEnc2_mxKeyReverse_mxKeyRotEnc_mxKeyReverseBits_mxKeyNot_mxKeyRotEnc_mxKeyRotateLeftBits_mxKeyNot_mxKeySwapBitsE_mxKeyRotEnc_mxKeySwapBits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Not_mxKeyXorB_mxKeySwapBitsEE2_mxKeyXor_mxKeySwapBitsRound_mxKeySwapBitsF_mxKeySwapBitsF_mxKeySwapMinors3_mxKeySwapBitsF_mxKeyXorB_mxKeySwapBitsEE2_changeDuplicatesB_mxKeySwapBitsRound_mxKeySwapBitsE_mxKeySwapBitsE_mxKeySwapBits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RotEnc2_mxKeySwapBitsF_mxKeyAddRR_mxKeySwapBitsEE2_mxKeyAddRR_mxKeySwapBitsG_mxKeyAlg1_changeDuplicatesC2_mxKeyXor_mxKeyReverse_mxKeyXorB_mxKeyAlg1_mxKeyXor_mxKeySwapBitsF_mxKeyAddRR_mxKeyReverseBit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E_mxKeyXorRR_mxKeySwapBitsE_mxKeyAddRR_mxKeyXorRR_mxKeyRotEnc_mxKeyXor_mxKeyRotEnc2_mxKeySwapMinors3_mxKeyByBitEnc_mxKeyXorB_mxKeyAddRR_mxKeyReverseBits_mxKeySwapBitsF_mxKeyNot_changeDuplicatesC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p2kproc3_mxKeyAlg2_mxKeyAlg2_mxKeyXorB_mxKeySwapBitsD_mxKeyXor_mxKeyAddRR_mxKeySwapBitsF_mxKeySwapMinors3_mxKeyByBitEnc_mxKeySwapMinors3_mxKeyAlg1_mxKeyRotEnc_mxKeySwapBitsG_mxKeyXorRR_mxKeySwapBits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RR_mxKeyXorB_mxKeySwapBitsD_changeDuplicates_mxKeySwapBitsRound_mxKeySwapMinors3_mxKeyRotEnc2_mxKeySwapBitsRound_mxKeyXorB_changeDuplicates_mxKeySwapBitsE_mxKeyXorRR_mxKeyNot_mxKeySwapBitsG_mxKeyNot_mxKeySwapBitsF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Not_changeDuplicatesB_mxKeyReverse_mxKeySwapMinors3_changeDuplicatesC2_mxKeyRotEnc2_mxKeyAlg2_mxKeyAlg1_mxKeyNot_mxKeySwapBitsRound_mxKeySwapBitsEE2_mxKeyRotEnc2_changeDuplicatesC2_mxKeySwapBitsG_changeDuplicatesC2_mxKeyXor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E_mxKeyByBitEnc_changeDuplicatesB_mxKeyXorB_mxKeyByBitEnc_mxKeyByBitEnc_changeDuplicatesB_mxKeyAlg1_mxKeyAlg2_mxKeyReverse_mxKeySwapMinors3_mxKeySwapBitsD_mxKeySwapBitsRound_mxKeySwapBitsG_mxKeyAlg2_mxKeyAlg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changeDuplicates_changeDuplicatesB_mxKeySwapBitsD_mxKeyAlg1_mxKeySwapBitsE_mxKeyXorRR_mxKeyByBitEnc_mxKeyRotateLeftBits_mxKeySwapBitsEE2_mxKeySwapBitsE_mxKeyRotEnc2_mxKeyByBitEnc_p2kproc3_mxKeySwapBitsG_mxKeyAlg1_mxKeySwapMinors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RotEnc2_mxKeyAlg1_mxKeyXorRR_changeDuplicatesB_mxKeyReverse_mxKeySwapBitsD_mxKeyNot_changeDuplicatesB_mxKeyByBitEnc_mxKeyXor_mxKeySwapBitsRound_mxKeySwapBitsEE2_mxKeyRotateLeftBits_mxKeyByBitEnc_mxKeyRotEnc_mxKeyRotEnc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Minors3_mxKeyAddRR_mxKeySwapBitsD_mxKeySwapBitsF_mxKeyXorB_mxKeyXorRR_mxKeySwapBitsRound_p2kproc3_mxKeyRotEnc2_mxKeySwapBitsE_mxKeyReverseBits_changeDuplicates_mxKeyRotEnc_mxKeyXorB_mxKeyRotEnc2_mxKeySwapBits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RR_mxKeySwapBitsF_changeDuplicates_changeDuplicatesB_mxKeySwapBitsF_mxKeySwapBitsRound_mxKeyXor_mxKeyRotateLeftBits_mxKeyAlg2_mxKeyRotateLeftBits_changeDuplicatesB_changeDuplicatesB_mxKeyNot_mxKeyXorB_mxKeyRotateLeftBits_mxKeySwapBitsF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_mxKeyByBitEnc_mxKeyAddRR_mxKeyRotEnc2_mxKeyReverse_mxKeySwapMinors3_mxKeyXor_p2kproc3_mxKeySwapBitsD_changeDuplicatesC2_mxKeyNot_p2kproc3_mxKeyRotEnc2_mxKeyRotateLeftBits_mxKeySwapBitsD_mxKeyAlg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RR_mxKeyRotEnc_mxKeyAlg2_mxKeyXorRR_mxKeyReverseBits_mxKeySwapBitsG_mxKeySwapMinors3_mxKeyAlg2_mxKeyXorB_mxKeyXor_changeDuplicatesB_mxKeyXor_mxKeySwapBitsG_mxKeyRotateLeftBits_mxKeyXorB_mxKeySwapMinors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changeDuplicates_mxKeySwapMinors3_changeDuplicatesB_changeDuplicatesB_mxKeySwapBitsE_mxKeyAddRR_mxKeyReverseBits_mxKeyAlg2_mxKeySwapBitsG_mxKeyReverseBits_changeDuplicatesC2_mxKeyRotateLeftBits_mxKeyAlg2_mxKeyAddRR_mxKeyAlg1_mxKeySwapBits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F_mxKeyNot_p2kproc3_changeDuplicatesB_mxKeyReverse_mxKeySwapBitsF_changeDuplicatesB_mxKeyAlg1_changeDuplicatesC2_mxKeyXor_mxKeyRotateLeftBits_mxKeyAlg2_changeDuplicatesB_mxKeyAddRR_mxKeyRotEnc2_mxKeyAddR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B_mxKeyRotEnc2_mxKeyRotEnc_mxKeyByBitEnc_mxKeyAlg1_mxKeySwapBitsE_mxKeyXor_mxKeySwapBitsE_mxKeyByBitEnc_mxKeyReverseBits_mxKeySwapBitsEE2_mxKeyXorB_mxKeyByBitEnc_mxKeyXorRR_p2kproc3_mxKeyRotEnc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EE2_changeDuplicatesB_mxKeyAddRR_mxKeyXor_mxKeyXorRR_mxKeyXorRR_mxKeySwapBitsD_mxKeySwapBitsE_mxKeyReverse_mxKeySwapBitsF_mxKeySwapMinors3_changeDuplicatesC2_mxKeyAlg2_mxKeyXorRR_mxKeyAddRR_mxKeySwapBits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XorRR_mxKeyXorRR_mxKeySwapBitsF_mxKeySwapBitsE_mxKeySwapBitsD_mxKeyReverse_p2kproc3_changeDuplicates_mxKeyRotEnc_mxKeyXor_mxKeyNot_mxKeyReverse_changeDuplicates_mxKeyXorRR_changeDuplicates_changeDuplicat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Alg1_mxKeyReverseBits_mxKeySwapBitsE_mxKeyAddRR_mxKeyReverse_mxKeyNot_mxKeySwapMinors3_changeDuplicatesC2_mxKeyRotateLeftBits_mxKeyXorB_mxKeyNot_mxKeyRotEnc_mxKeySwapMinors3_mxKeyXorRR_changeDuplicatesB_mxKeyAddR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Reverse_mxKeySwapBitsD_mxKeyRotEnc_mxKeySwapBitsE_mxKeyAlg1_mxKeySwapBitsG_mxKeyAlg1_changeDuplicates_mxKeySwapBitsD_changeDuplicates_mxKeyAlg2_mxKeySwapBitsD_mxKeyXor_mxKeyXorRR_mxKeyReverse_mxKeyAlg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changeDuplicates_mxKeySwapBitsF_mxKeySwapBitsF_mxKeyByBitEnc_mxKeyRotEnc_mxKeyAddRR_mxKeyReverse_mxKeySwapBitsD_p2kproc3_mxKeySwapBitsRound_mxKeyRotEnc_changeDuplicates_mxKeyAlg2_changeDuplicatesC2_mxKeyReverseBits_mxKeyRotEnc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Not_mxKeyXor_mxKeyReverse_mxKeySwapBitsE_changeDuplicatesB_mxKeyAlg1_mxKeyByBitEnc_mxKeySwapBitsF_mxKeyXorB_mxKeySwapMinors3_mxKeyRotEnc2_mxKeyReverseBits_mxKeyNot_changeDuplicatesC2_mxKeyXor_mxKeyRevers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EE2_mxKeySwapMinors3_p2kproc3_p2kproc3_mxKeySwapBitsRound_mxKeyByBitEnc_mxKeyXor_mxKeyXor_mxKeyReverseBits_mxKeyNot_changeDuplicatesC2_mxKeySwapBitsF_mxKeyXor_changeDuplicates_mxKeyRotateLeftBits_mxKeySwapBitsRoun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F_mxKeySwapBitsF_mxKeySwapBitsEE2_mxKeyAlg2_mxKeyXorRR_mxKeyRotEnc_mxKeySwapBitsEE2_mxKeyAlg1_mxKeySwapBitsEE2_mxKeySwapBitsRound_mxKeyReverseBits_mxKeySwapBitsF_changeDuplicates_mxKeyAlg1_mxKeyAlg1_mxKeyAddR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RotateLeftBits_mxKeyXor_mxKeyXorRR_mxKeyByBitEnc_mxKeyRotEnc2_mxKeyXor_mxKeySwapBitsRound_mxKeyReverse_mxKeySwapBitsF_mxKeyAlg2_mxKeyXorB_mxKeySwapBitsF_mxKeyRotEnc2_mxKeyRotEnc_mxKeyNot_mxKeyXo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E_changeDuplicates_mxKeyAddRR_mxKeyAlg1_p2kproc3_mxKeyReverseBits_mxKeyReverse_mxKeyXorRR_mxKeySwapBitsEE2_mxKeyAlg2_mxKeyByBitEnc_mxKeyReverseBits_mxKeyReverse_mxKeyRotEnc_changeDuplicatesC2_mxKeySwapMinors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SwapBitsG_mxKeyByBitEnc_mxKeySwapMinors3_mxKeyReverse_mxKeySwapBitsG_mxKeySwapMinors3_mxKeySwapBitsF_mxKeyAlg1_mxKeyRotEnc_mxKeySwapBitsD_mxKeySwapMinors3_mxKeyNot_mxKeySwapBitsRound_mxKeyRotEnc_changeDuplicatesB_p2kproc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changeDuplicates_mxKeyReverse_mxKeyRotEnc_changeDuplicatesB_mxKeyRotEnc_mxKeyXorB_mxKeySwapBitsE_mxKeyRotEnc2_mxKeyRotEnc_mxKeySwapBitsE_mxKeyAddRR_mxKeySwapBitsRound_mxKeyAlg2_mxKeyRotEnc_mxKeyAlg2_mxKeyXor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kproc1-2-3_mxKeyRotEnc_mxKeyReverse_mxKeySwapBitsEE2_mxKeyRotEnc2_changeDuplicatesC2_mxKeySwapBitsD_changeDuplicatesC2_mxKeyXorRR_mxKeySwapBitsF_mxKeySwapBitsD_mxKeyRotEnc2_mxKeyReverse_mxKeyRotateLeftBits_mxKeySwapMinors3_changeDuplicates_mxKeySwapMinors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Bits_mxKeySwapBitsF_mxKeySwapBitsRound_mxKeyRotEnc2_mxKeySwapBitsEE2_p2kproc3_mxKeySwapBitsF_mxKeyAlg1_mxKeySwapBitsEE2_mxKeyNot_mxKeySwapBitsF_changeDuplicatesB_mxKeyAlg2_mxKeySwapBitsEE2_changeDuplicates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XorB_mxKeyAlg2_mxKeyAddRR_mxKeyRotEnc_mxKeyAddRR_mxKeySwapMinors3_changeDuplicates_mxKeySwapBitsD_mxKeySwapBitsRound_mxKeySwapBitsG_mxKeyAddRR_p2kproc3_mxKeySwapBitsD_mxKeySwapBitsEE2_mxKeySwapMinors3_mxKeyAlg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p2kproc3_mxKeyNot_changeDuplicatesC2_mxKeyXor_mxKeyXorRR_mxKeySwapBitsRound_changeDuplicatesC2_mxKeyXorB_mxKeyAlg1_mxKeySwapMinors3_changeDuplicatesC2_mxKeyXorB_mxKeySwapBitsF_mxKeySwapBitsD_changeDuplicatesC2_mxKeyRotEn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G_mxKeyXor_mxKeyReverse_mxKeyAlg2_mxKeyAddRR_mxKeySwapBitsG_mxKeyAddRR_changeDuplicatesB_mxKeyByBitEnc_mxKeyXorB_mxKeyNot_changeDuplicates_mxKeySwapBitsE_mxKeySwapBitsD_mxKeyXor_mxKeyXor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G_mxKeyByBitEnc_mxKeySwapBitsRound_mxKeySwapBitsG_mxKeyByBitEnc_mxKeyByBitEnc_mxKeySwapBitsRound_changeDuplicatesB_mxKeyXorB_mxKeyXorB_mxKeyRotEnc_mxKeySwapBitsE_changeDuplicates_mxKeySwapBitsE_mxKeyAddRR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Xor_mxKeyAlg1_mxKeyRotEnc2_mxKeyRotateLeftBits_mxKeyRotEnc_mxKeyRotEnc_mxKeyXor_mxKeyAlg1_mxKeySwapBitsRound_mxKeySwapBitsRound_changeDuplicatesB_mxKeyReverseBits_mxKeySwapBitsF_mxKeySwapBitsE_mxKeyXor_mxKeyXor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_mxKeyRotEnc2_mxKeyNot_mxKeySwapBitsG_mxKeyXorRR_mxKeyByBitEnc_mxKeyReverse_mxKeySwapBitsRound_mxKeySwapMinors3_mxKeyReverseBits_changeDuplicates_changeDuplicates_mxKeyReverseBits_mxKeySwapBitsF_mxKeyXor_mxKeyReverseBit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ByBitEnc_mxKeyAddRR_mxKeyAlg1_mxKeySwapMinors3_mxKeyRotateLeftBits_mxKeyRotEnc2_mxKeyRotateLeftBits_mxKeyReverse_mxKeyXorB_mxKeyRotateLeftBits_p2kproc3_mxKeySwapBitsD_mxKeyRotateLeftBits_mxKeyByBitEnc_mxKeyAddRR_mxKeySwapMinors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Bits_mxKeySwapBitsD_mxKeyAlg1_mxKeyNot_mxKeySwapBitsEE2_mxKeyRotateLeftBits_mxKeySwapBitsRound_mxKeySwapBitsE_mxKeyReverseBits_mxKeyByBitEnc_mxKeyRotEnc_mxKeySwapBitsRound_mxKeyRotateLeftBits_mxKeyByBitEnc_changeDuplicatesC2_mxKeySwapMinors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Minors3_changeDuplicatesB_mxKeySwapBitsD_mxKeySwapBitsE_mxKeyRotateLeftBits_changeDuplicates_mxKeyReverse_mxKeyRotEnc2_mxKeyReverse_mxKeyNot_mxKeySwapBitsRound_mxKeyRotateLeftBits_mxKeyAlg1_mxKeyByBitEnc_mxKeyAlg2_changeDuplicatesC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ByBitEnc_mxKeyXor_mxKeyReverse_changeDuplicates_mxKeyRotEnc_mxKeyReverse_mxKeyRotateLeftBits_mxKeyReverse_mxKeySwapBitsD_mxKeySwapBitsD_mxKeySwapBitsE_mxKeyReverse_mxKeyAddRR_mxKeyXor_mxKeyRotEnc2_changeDuplicatesC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C2_mxKeyXorRR_mxKeySwapBitsD_mxKeyReverseBits_mxKeyRotateLeftBits_mxKeySwapBitsF_mxKeySwapBitsE_mxKeyNot_mxKeySwapBitsEE2_mxKeyAlg2_mxKeyAlg1_mxKeyXorRR_mxKeySwapMinors3_mxKeyXor_mxKeyRotEnc2_mxKeySwapBitsF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Xor_mxKeySwapBitsD_mxKeySwapBitsG_mxKeyNot_mxKeySwapBitsD_mxKeyAddRR_mxKeyXorB_mxKeyNot_mxKeySwapMinors3_mxKeyAddRR_mxKeySwapMinors3_changeDuplicatesC2_mxKeyReverseBits_mxKeyXorB_mxKeyReverseBits_changeDuplicat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p2kproc3_mxKeyNot_mxKeyRotEnc2_mxKeyByBitEnc_mxKeyReverse_changeDuplicatesB_changeDuplicatesB_mxKeySwapBitsEE2_mxKeyAlg1_mxKeySwapBitsD_mxKeyRotEnc_mxKeyReverse_mxKeyRotEnc2_mxKeyXorB_mxKeySwapBitsD_changeDuplicat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E_mxKeySwapBitsRound_mxKeySwapBitsE_mxKeySwapBitsG_mxKeyReverseBits_mxKeyNot_mxKeyByBitEnc_changeDuplicatesB_mxKeyXor_mxKeySwapMinors3_mxKeySwapBitsF_mxKeyAlg2_mxKeyXorRR_mxKeyXorB_mxKeySwapBitsF_mxKeyRotEnc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_mxKeySwapBitsE_changeDuplicates_p2kproc3_changeDuplicatesC2_p2kproc3_mxKeyReverseBits_mxKeySwapBitsG_mxKeyNot_mxKeyXorRR_mxKeyRotateLeftBits_mxKeyXorB_mxKeyRotEnc2_mxKeyRotateLeftBits_changeDuplicatesC2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EE2_mxKeySwapBitsEE2_mxKeyRotEnc2_mxKeyReverseBits_mxKeySwapBitsE_mxKeyXorB_mxKeySwapBitsE_mxKeySwapBitsD_mxKeySwapMinors3_mxKeySwapBitsD_mxKeySwapBitsD_mxKeyAddRR_mxKeyXor_mxKeyRotateLeftBits_mxKeyAlg2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Alg2_mxKeyRotateLeftBits_mxKeySwapBitsG_mxKeySwapBitsEE2_mxKeyAlg2_mxKeySwapBitsE_mxKeySwapBitsEE2_mxKeyReverse_mxKeyAlg2_mxKeyByBitEnc_p2kproc3_mxKeyXorB_changeDuplicatesB_mxKeyRotateLeftBits_mxKeySwapBitsRound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Minors3_mxKeyAddRR_mxKeyRotateLeftBits_mxKeySwapBitsD_changeDuplicates_mxKeyRotateLeftBits_mxKeySwapBitsRound_mxKeyAlg1_mxKeyByBitEnc_mxKeySwapBitsE_mxKeySwapBitsRound_mxKeySwapBitsD_mxKeyAddRR_mxKeyRotateLeftBits_mxKeySwapBitsE_mxKeySwapBits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_mxKeySwapBitsRound_mxKeyReverse_mxKeyReverseBits_mxKeyReverse_mxKeyReverseBits_mxKeyXorB_mxKeySwapBitsF_mxKeySwapBitsD_mxKeyXor_mxKeyReverseBits_mxKeyAlg1_mxKeyXorRR_mxKeyRotateLeftBits_mxKeyRotateLeftBits_mxKeySwapBitsRoun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D_mxKeyRotEnc_changeDuplicates_mxKeyByBitEnc_mxKeyXorB_mxKeyAlg2_mxKeyXorB_mxKeySwapBitsD_mxKeyNot_mxKeyByBitEnc_mxKeySwapMinors3_changeDuplicatesC2_mxKeyXor_p2kproc3_mxKeyXorB_mxKeySwapBits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_mxKeyXorRR_mxKeySwapBitsG_mxKeyReverseBits_mxKeySwapBitsD_mxKeyXorRR_changeDuplicatesC2_mxKeyRotateLeftBits_mxKeyRotateLeftBits_mxKeyAddRR_mxKeySwapMinors3_mxKeyXorRR_mxKeySwapBitsF_mxKeyAddRR_mxKeyXorRR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_mxKeyNot_mxKeyAddRR_mxKeySwapBitsG_mxKeyRotateLeftBits_mxKeySwapBitsD_mxKeySwapBitsEE2_mxKeySwapBitsD_mxKeySwapBitsD_mxKeyReverse_mxKeyRotEnc_changeDuplicates_mxKeyByBitEnc_mxKeyAddRR_mxKeyNot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B_mxKeyXorRR_mxKeyAddRR_mxKeyNot_mxKeyXor_mxKeyXorB_mxKeyByBitEnc_mxKeyAlg1_changeDuplicatesC2_mxKeyXorRR_changeDuplicatesB_mxKeyAlg1_mxKeyRotEnc2_mxKeyXorRR_mxKeyNot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EE2_changeDuplicatesB_mxKeyAlg1_mxKeySwapBitsE_mxKeyRotateLeftBits_mxKeyRotateLeftBits_mxKeyRotEnc2_mxKeyRotateLeftBits_mxKeyXor_mxKeySwapBitsF_mxKeySwapBitsG_mxKeySwapBitsF_mxKeyReverseBits_mxKeyXorRR_changeDuplicatesC2_mxKeyXor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otateLeftBits_mxKeyNot_mxKeySwapBitsD_mxKeyReverse_mxKeySwapMinors3_changeDuplicates_changeDuplicatesB_mxKeySwapBitsD_mxKeyNot_mxKeyXorRR_mxKeySwapBitsEE2_mxKeyAlg2_mxKeySwapBitsG_mxKeyNot_changeDuplicatesB_mxKeyXorR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B_mxKeySwapBitsF_changeDuplicatesB_mxKeyAddRR_mxKeySwapBitsG_mxKeyAlg2_changeDuplicatesC2_mxKeyReverse_mxKeyAddRR_mxKeySwapBitsE_mxKeyRotateLeftBits_mxKeyAlg2_mxKeyRotEnc_mxKeyNot_mxKeyXor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everseBits_mxKeyAddRR_mxKeySwapBitsE_mxKeyReverse_p2kproc3_mxKeySwapMinors3_mxKeyReverseBits_mxKeyNot_mxKeyXor_mxKeyXor_mxKeyXor_p2kproc3_mxKeyAlg2_changeDuplicatesC2_changeDuplicatesB_mxKeySwapBitsRoun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Xor_changeDuplicatesB_mxKeySwapMinors3_mxKeySwapBitsG_mxKeySwapBitsE_mxKeyAlg1_mxKeyRotEnc_mxKeySwapBitsE_mxKeyXorB_mxKeyAddRR_mxKeyAddRR_changeDuplicates_changeDuplicates_changeDuplicatesC2_mxKeySwapMinors3_mxKeyXo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XorRR_mxKeyXorB_mxKeySwapBitsE_mxKeySwapBitsG_mxKeyAlg2_mxKeySwapBitsG_mxKeySwapBitsF_mxKeyByBitEnc_mxKeyAlg1_mxKeySwapMinors3_mxKeySwapBitsG_mxKeyAlg1_mxKeyXorB_changeDuplicatesC2_mxKeyByBitEnc_mxKeySwapMinors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otEnc_mxKeyXor_mxKeySwapBitsEE2_mxKeyAddRR_mxKeyRotateLeftBits_mxKeyXor_mxKeyByBitEnc_mxKeySwapBitsF_mxKeySwapMinors3_mxKeyRotateLeftBits_changeDuplicates_mxKeyAddRR_mxKeyRotEnc2_changeDuplicates_changeDuplicatesB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ByBitEnc_mxKeySwapBitsF_mxKeySwapBitsG_mxKeyAddRR_mxKeySwapBitsF_mxKeyReverse_changeDuplicatesC2_mxKeyRotEnc_mxKeyXor_mxKeyNot_mxKeySwapBitsE_mxKeyAddRR_changeDuplicates_changeDuplicates_mxKeyReverse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Not_mxKeySwapBitsD_mxKeyRotEnc_mxKeyByBitEnc_changeDuplicates_mxKeySwapBitsG_mxKeyAlg1_mxKeyByBitEnc_mxKeyAlg1_mxKeyRotEnc_mxKeyAlg2_mxKeyRotEnc_mxKeySwapMinors3_changeDuplicatesB_mxKeyReverseBits_mxKeySwapBitsRoun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G_mxKeyAddRR_mxKeySwapBitsF_mxKeyAlg1_mxKeyAlg1_mxKeySwapBitsEE2_changeDuplicatesC2_mxKeySwapBitsRound_changeDuplicatesC2_mxKeyRotEnc2_mxKeySwapBitsG_mxKeyAddRR_mxKeyAddRR_changeDuplicatesB_mxKeySwapMinors3_mxKeyRotEnc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RotEnc2_mxKeyNot_mxKeyRotEnc_mxKeyRotEnc2_mxKeyRotEnc2_mxKeyRotEnc2_mxKeyAlg1_mxKeyXorB_mxKeyXorRR_mxKeyReverse_mxKeyXor_mxKeySwapMinors3_mxKeySwapBitsE_changeDuplicatesB_mxKeyByBitEnc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Not_mxKeyAlg1_mxKeyRotateLeftBits_mxKeySwapMinors3_mxKeySwapBitsE_mxKeySwapBitsRound_mxKeyByBitEnc_changeDuplicatesB_mxKeyXor_mxKeyRotateLeftBits_p2kproc3_changeDuplicatesC2_mxKeyReverseBits_mxKeyAlg2_mxKeyXorRR_mxKeyAlg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mxKeySwapBitsEE2_mxKeyAlg1_mxKeyAlg1_mxKeyXor_mxKeySwapBitsE_changeDuplicatesB_p2kproc3_changeDuplicates_mxKeyXorB_changeDuplicatesC2_changeDuplicates_mxKeyByBitEnc_mxKeySwapBitsEE2_mxKeyAlg1_mxKeyRotEnc2_mxKeyRever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p2kproc3_mxKeySwapBitsEE2_mxKeyXorB_mxKeyAddRR_mxKeySwapBitsF_mxKeyXorB_changeDuplicatesB_mxKeyAlg2_mxKeyReverseBits_mxKeyRotEnc_changeDuplicatesC2_changeDuplicates_changeDuplicates_mxKeyRotEnc_mxKeyRotEnc2_mxKeyAlg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B_p2kproc3_mxKeyAddRR_mxKeyXorB_mxKeyAlg1_mxKeyAddRR_changeDuplicatesC2_changeDuplicatesC2_mxKeySwapBitsEE2_mxKeySwapBitsE_changeDuplicates_mxKeyRotateLeftBits_mxKeyAlg1_mxKeyRotEnc_mxKeySwapBitsG_mxKeyXorR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2kproc1-2-3_changeDuplicatesB_mxKeyAlg2_mxKeyXorRR_mxKeyRotEnc2_mxKeyXor_changeDuplicates_mxKeyRotEnc_mxKeySwapBitsE_mxKeyAddRR_mxKeySwapBitsG_mxKeySwapMinors3_mxKeyXorRR_mxKeySwapBitsE_mxKeyRotEnc2_mxKeySwapBitsEE2_mxKeyAddR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Xor_mxKeyByBitEnc_changeDuplicatesB_mxKeySwapBitsRound_mxKeySwapMinors3_mxKeySwapBitsEE2_mxKeyRotEnc2_mxKeyXor_mxKeyRotEnc2_mxKeyXorB_mxKeySwapMinors3_mxKeySwapBitsEE2_mxKeyRotEnc2_mxKeyByBitEnc_mxKeyAlg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Minors3_mxKeyAlg2_mxKeyXor_mxKeyAddRR_mxKeyAddRR_mxKeySwapBitsRound_mxKeyXor_mxKeySwapBitsG_mxKeySwapBitsG_mxKeyReverse_mxKeyByBitEnc_mxKeySwapBitsG_mxKeyRotEnc_mxKeySwapMinors3_mxKeyXorRR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changeDuplicates_mxKeySwapBitsRound_mxKeyByBitEnc_mxKeyAlg2_mxKeyAddRR_mxKeyRotEnc_mxKeySwapBitsEE2_mxKeyReverse_changeDuplicatesB_mxKeySwapBitsD_changeDuplicates_mxKeySwapBitsD_mxKeyXorRR_mxKeySwapMinors3_mxKeyRotEnc2_mxKeySwapBitsF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otateLeftBits_mxKeyXorB_p2kproc3_mxKeyAddRR_mxKeyAlg2_mxKeySwapBitsD_changeDuplicates_mxKeySwapBitsE_changeDuplicates_mxKeyReverse_mxKeyRotEnc2_changeDuplicates_changeDuplicatesC2_mxKeySwapMinors3_mxKeyRotateLeftBits_mxKeySwapBits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otEnc2_mxKeySwapBitsRound_mxKeySwapBitsD_changeDuplicatesB_mxKeySwapBitsD_mxKeyReverse_mxKeySwapBitsE_mxKeyXorB_mxKeySwapMinors3_p2kproc3_mxKeyXorB_mxKeyXor_changeDuplicates_mxKeySwapBitsD_changeDuplicatesC2_mxKeyAddR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G_changeDuplicatesB_mxKeyNot_changeDuplicatesC2_mxKeySwapBitsG_changeDuplicatesC2_mxKeyAlg2_mxKeyReverseBits_mxKeyNot_mxKeySwapBitsRound_p2kproc3_mxKeyByBitEnc_changeDuplicatesB_mxKeySwapBitsE_mxKeyXorRR_mxKeySwapBitsF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otateLeftBits_mxKeyRotEnc_mxKeyByBitEnc_mxKeySwapBitsD_mxKeyRotEnc2_mxKeySwapBitsF_mxKeyXor_p2kproc3_mxKeySwapMinors3_mxKeyXorB_mxKeyXor_mxKeySwapBitsG_mxKeyReverse_mxKeySwapBitsE_mxKeySwapBitsE_mxKeySwapMinors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Not_mxKeyReverseBits_mxKeyReverse_mxKeySwapBitsF_changeDuplicatesC2_mxKeySwapBitsE_mxKeyNot_mxKeyXor_mxKeySwapBitsE_mxKeySwapBitsF_p2kproc3_mxKeySwapBitsRound_mxKeySwapBitsD_mxKeySwapBitsE_mxKeyXor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Minors3_mxKeyRotEnc_mxKeySwapBitsEE2_changeDuplicatesC2_mxKeySwapBitsRound_mxKeySwapBitsF_mxKeyRotateLeftBits_mxKeySwapBitsE_changeDuplicates_mxKeyXorRR_mxKeyAddRR_changeDuplicates_mxKeyReverse_mxKeySwapBitsF_mxKeyAlg2_mxKeyNo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p2kproc3_mxKeySwapBitsD_mxKeyRotateLeftBits_mxKeySwapBitsD_mxKeyXor_mxKeyXor_mxKeyAlg2_changeDuplicatesC2_mxKeyRotEnc_changeDuplicatesB_mxKeyNot_mxKeyRotEnc_mxKeySwapBitsD_mxKeySwapBitsF_mxKeySwapBitsRound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ByBitEnc_mxKeyNot_mxKeyRotEnc_mxKeySwapBitsG_changeDuplicates_changeDuplicates_mxKeyRotateLeftBits_changeDuplicatesC2_mxKeySwapBitsRound_changeDuplicates_mxKeyReverseBits_mxKeyXorRR_mxKeyAddRR_mxKeySwapBitsG_mxKeyReverseBits_mxKeySwapBits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_mxKeyAddRR_mxKeyXor_mxKeyXorB_mxKeyXorB_changeDuplicatesB_mxKeyRotEnc_mxKeyXorB_mxKeyReverse_mxKeySwapBitsF_mxKeySwapBitsRound_mxKeySwapBitsEE2_mxKeySwapBitsG_mxKeyByBitEnc_mxKeySwapMinors3_mxKeyRotEn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RotateLeftBits_mxKeyRotEnc2_mxKeyRotEnc_mxKeyXorRR_changeDuplicates_mxKeyRotEnc_mxKeyRotEnc_mxKeyXorB_mxKeyByBitEnc_changeDuplicatesB_mxKeyXorB_mxKeyByBitEnc_mxKeyByBitEnc_mxKeyXorB_mxKeyRotEn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p2kproc3_mxKeyXorRR_mxKeyByBitEnc_mxKeyAlg2_mxKeyReverse_changeDuplicates_mxKeyXorB_changeDuplicates_changeDuplicatesC2_mxKeyRotEnc2_mxKeyRotateLeftBits_mxKeyByBitEnc_mxKeyReverse_mxKeyXor_p2kproc3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ByBitEnc_mxKeySwapBitsD_mxKeyXor_mxKeySwapMinors3_mxKeySwapMinors3_mxKeyAddRR_changeDuplicatesB_mxKeyXorRR_mxKeySwapBitsE_mxKeySwapBitsD_mxKeySwapBitsE_mxKeyByBitEnc_mxKeyRotEnc2_mxKeyXor_changeDuplicatesB_changeDuplicat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ByBitEnc_mxKeyNot_changeDuplicatesC2_mxKeyRotEnc2_mxKeyAddRR_mxKeyRotEnc_mxKeyXor_mxKeyXor_mxKeyXor_mxKeyRotEnc2_mxKeyRotateLeftBits_mxKeySwapBitsE_mxKeyReverse_mxKeyXor_mxKeyAlg2_mxKeySwapBits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G_mxKeySwapBitsE_mxKeyXorB_mxKeySwapMinors3_mxKeySwapBitsF_mxKeyXorB_mxKeySwapBitsRound_mxKeyReverse_mxKeyAlg1_mxKeyAlg1_mxKeySwapBitsF_mxKeyRotEnc_mxKeySwapBitsRound_mxKeyXorB_mxKeyAlg2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Alg2_mxKeyXorRR_mxKeySwapBitsEE2_mxKeySwapBitsD_mxKeyNot_mxKeyReverse_mxKeySwapMinors3_mxKeyXorRR_mxKeyNot_mxKeyXorB_mxKeyXorRR_mxKeyXorB_mxKeyAddRR_mxKeyXorB_mxKeySwapBitsG_mxKeySwapMinors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changeDuplicatesC2_mxKeySwapBitsD_mxKeySwapBitsRound_mxKeyXorB_mxKeyReverseBits_mxKeyAlg1_mxKeySwapBitsG_mxKeyReverseBits_p2kproc3_mxKeySwapBitsF_mxKeySwapBitsD_mxKeyReverse_changeDuplicates_mxKeyRotateLeftBits_changeDuplicatesB_changeDuplicat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B_mxKeyReverseBits_mxKeySwapBitsG_p2kproc3_mxKeySwapBitsF_mxKeyAlg2_mxKeySwapBitsRound_mxKeySwapBitsE_mxKeyReverse_mxKeySwapBitsRound_mxKeyRotEnc2_mxKeySwapBitsE_mxKeyAddRR_mxKeyRotateLeftBits_mxKeySwapBitsD_mxKeyAlg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Alg1_changeDuplicates_mxKeyByBitEnc_mxKeyRotEnc_mxKeyXorB_changeDuplicates_changeDuplicatesC2_mxKeyRotateLeftBits_mxKeySwapBitsE_changeDuplicatesC2_changeDuplicatesB_mxKeySwapBitsD_changeDuplicatesC2_mxKeyRotateLeftBits_mxKeySwapBitsE_mxKeyRever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Bits_p2kproc3_changeDuplicates_mxKeyAlg1_mxKeySwapBitsF_mxKeySwapMinors3_mxKeyXorRR_mxKeyReverse_mxKeyRotateLeftBits_mxKeyNot_mxKeyXorRR_mxKeyByBitEnc_mxKeyXorRR_mxKeyRotateLeftBits_mxKeyRotateLeftBits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otateLeftBits_changeDuplicatesB_mxKeyXorB_mxKeyAlg1_mxKeyNot_p2kproc3_mxKeyReverse_mxKeySwapBitsEE2_mxKeyXorB_mxKeyAlg2_mxKeyXor_mxKeyRotEnc_mxKeyXorB_p2kproc3_mxKeyReverse_mxKeyXor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E_mxKeySwapBitsD_changeDuplicates_changeDuplicates_mxKeyRotateLeftBits_mxKeyReverse_mxKeyNot_p2kproc3_mxKeySwapBitsG_mxKeyByBitEnc_mxKeySwapBitsD_mxKeySwapMinors3_mxKeyRotEnc2_mxKeyAddRR_changeDuplicatesB_changeDuplicates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F_mxKeyRotEnc2_mxKeyReverse_mxKeySwapBitsRound_p2kproc3_mxKeyReverseBits_changeDuplicatesB_mxKeySwapMinors3_mxKeyRotEnc_mxKeyAlg1_mxKeyXorRR_mxKeyAlg2_mxKeyXorB_mxKeyAddRR_mxKeyByBitEnc_changeDuplicates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changeDuplicatesB_mxKeyAlg2_mxKeyAddRR_mxKeySwapBitsF_mxKeySwapBitsEE2_changeDuplicatesC2_mxKeySwapBitsE_mxKeyByBitEnc_mxKeyAddRR_mxKeySwapBitsG_mxKeyReverseBits_mxKeyAlg1_mxKeyRotateLeftBits_mxKeyAddRR_mxKeyXorB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Xor_changeDuplicatesC2_mxKeySwapBitsEE2_mxKeyRotEnc_mxKeySwapBitsG_mxKeySwapBitsE_mxKeySwapBitsRound_mxKeyRotEnc_changeDuplicates_mxKeySwapBitsD_p2kproc3_mxKeySwapBitsE_mxKeyXorRR_mxKeyAddRR_mxKeyRever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Bits_mxKeyXor_changeDuplicatesB_changeDuplicates_mxKeySwapMinors3_mxKeySwapBitsEE2_mxKeySwapBitsG_mxKeyReverseBits_mxKeyXorB_changeDuplicatesB_mxKeyByBitEnc_mxKeyXorB_mxKeyReverse_mxKeyXorRR_mxKeyAlg2_mxKeySwapBits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F_mxKeyReverse_mxKeyByBitEnc_mxKeyAddRR_changeDuplicates_mxKeyXorRR_mxKeyRotEnc2_mxKeyAddRR_changeDuplicatesC2_mxKeyAddRR_mxKeySwapBitsF_mxKeyAlg2_mxKeyAlg1_mxKeyXorRR_mxKeyRotEnc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G_mxKeyRotEnc_mxKeySwapBitsF_mxKeyByBitEnc_mxKeyByBitEnc_mxKeyAlg1_mxKeyXorRR_mxKeyXor_p2kproc3_mxKeySwapBitsRound_mxKeySwapBitsD_p2kproc3_changeDuplicatesC2_mxKeyNot_mxKeySwapMinors3_mxKeyRotEn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D_mxKeyRotEnc2_mxKeyAlg2_mxKeySwapBitsD_mxKeyRotateLeftBits_mxKeySwapBitsF_mxKeyXorB_changeDuplicates_mxKeyAddRR_mxKeySwapBitsE_mxKeyRotEnc2_mxKeyNot_mxKeySwapBitsD_mxKeyNot_mxKeyRotateLeftBits_changeDuplicat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E_mxKeyByBitEnc_mxKeySwapBitsRound_changeDuplicates_mxKeySwapBitsEE2_mxKeySwapBitsG_mxKeyRotateLeftBits_mxKeyByBitEnc_mxKeyRotateLeftBits_mxKeySwapBitsRound_mxKeyXorRR_changeDuplicates_mxKeyAddRR_changeDuplicates_mxKeyRotEnc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SwapBitsEE2_changeDuplicates_mxKeyAlg2_changeDuplicates_mxKeyRotEnc2_mxKeyXorRR_changeDuplicatesB_mxKeySwapBitsD_mxKeyReverse_changeDuplicates_mxKeyReverseBits_mxKeySwapBitsRound_changeDuplicatesB_mxKeyReverseBits_mxKeyAddR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RR_mxKeyReverseBits_mxKeyRotateLeftBits_mxKeyByBitEnc_mxKeySwapBitsD_p2kproc3_p2kproc3_mxKeySwapBitsE_mxKeyRotateLeftBits_mxKeySwapBitsG_mxKeyReverse_mxKeyAlg1_mxKeyRotateLeftBits_changeDuplicatesB_mxKeySwapBitsEE2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p2kproc3_mxKeySwapMinors3_mxKeyRotEnc2_mxKeyRotEnc2_changeDuplicatesC2_mxKeyXor_mxKeyReverseBits_mxKeyRotEnc2_p2kproc3_mxKeyXorB_mxKeyNot_mxKeyXorRR_mxKeySwapBitsRound_changeDuplicatesB_mxKeySwapBitsD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changeDuplicates_mxKeyRotateLeftBits_mxKeyAlg2_changeDuplicates_mxKeyReverse_changeDuplicatesC2_mxKeySwapBitsRound_mxKeySwapBitsE_mxKeyNot_mxKeyReverse_p2kproc3_mxKeyRotEnc_mxKeySwapMinors3_changeDuplicatesB_mxKeyXor_mxKeyRotEn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Alg1_mxKeySwapBitsEE2_mxKeyXorB_changeDuplicatesB_mxKeySwapBitsG_mxKeyAlg1_mxKeyByBitEnc_changeDuplicatesB_mxKeyReverse_mxKeyAlg2_mxKeyXor_mxKeySwapBitsG_mxKeySwapBitsF_changeDuplicatesB_mxKeyRotateLeftBits_changeDuplicates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Reverse_changeDuplicates_mxKeyRotateLeftBits_mxKeySwapBitsG_changeDuplicatesB_mxKeySwapBitsG_mxKeyXorRR_mxKeyRotateLeftBits_changeDuplicates_mxKeyRotEnc2_mxKeyRotEnc_mxKeySwapBitsF_mxKeyAlg2_mxKeySwapBitsRound_p2kproc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changeDuplicates_changeDuplicates_changeDuplicatesC2_mxKeySwapBitsE_changeDuplicatesB_mxKeyRotateLeftBits_changeDuplicates_mxKeyRotEnc2_mxKeyRotateLeftBits_changeDuplicatesB_mxKeySwapBitsE_mxKeyAddRR_mxKeySwapBitsF_mxKeyAlg2_mxKeyRotateLeftBits_mxKeySwapMinors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RR_mxKeySwapMinors3_p2kproc3_mxKeyRotateLeftBits_mxKeySwapBitsE_mxKeyRotEnc_mxKeySwapBitsEE2_mxKeyXor_mxKeyRotEnc2_mxKeyByBitEnc_mxKeyNot_mxKeyAlg2_changeDuplicatesC2_mxKeyAlg1_mxKeyAddRR_changeDuplicat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_mxKeyAlg1_mxKeySwapBitsG_p2kproc3_mxKeySwapMinors3_mxKeyReverse_p2kproc3_mxKeyReverse_mxKeyAddRR_mxKeyRotEnc_mxKeySwapBitsG_mxKeySwapBitsE_mxKeySwapBitsD_mxKeyAlg1_mxKeyXorRR_mxKeyNo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B_mxKeyRotEnc_mxKeySwapBitsD_mxKeyXorRR_mxKeySwapBitsD_mxKeyAddRR_mxKeySwapBitsF_mxKeySwapBitsEE2_mxKeyAlg2_p2kproc3_mxKeyXorB_mxKeyXorRR_changeDuplicates_mxKeyAlg1_mxKeyNot_mxKeySwapBitsF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Round_mxKeyReverseBits_mxKeyXorRR_mxKeyXorB_mxKeyReverse_mxKeyNot_mxKeyXorB_mxKeyReverseBits_mxKeyAlg1_changeDuplicatesC2_changeDuplicates_mxKeyRotEnc2_mxKeyAlg1_mxKeyAlg1_mxKeyAlg2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F_mxKeyRotEnc_mxKeyRotEnc2_mxKeyXor_changeDuplicates_mxKeyAddRR_mxKeySwapBitsRound_mxKeyAlg1_mxKeyAddRR_mxKeySwapMinors3_mxKeyAddRR_mxKeySwapBitsD_mxKeyXor_mxKeyAlg1_mxKeyReverseBits_mxKeySwapBit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G_changeDuplicatesB_mxKeyXor_mxKeyReverse_mxKeyRotEnc2_mxKeyRotEnc_mxKeySwapBitsG_changeDuplicatesB_mxKeySwapBitsRound_mxKeySwapBitsF_mxKeyReverseBits_mxKeySwapBitsRound_mxKeyAddRR_mxKeyAlg1_mxKeySwapBitsRound_mxKeyAlg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ReverseBits_changeDuplicatesB_changeDuplicatesC2_mxKeySwapBitsG_mxKeyAlg2_mxKeySwapMinors3_mxKeySwapBitsD_mxKeySwapMinors3_mxKeyXorB_mxKeySwapMinors3_mxKeyRotEnc2_changeDuplicatesC2_mxKeyReverseBits_mxKeyAlg1_mxKeyXorB_mxKeyRotEn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XorB_mxKeyRotEnc2_mxKeyAddRR_mxKeySwapBitsEE2_mxKeySwapBitsEE2_mxKeyXor_changeDuplicates_changeDuplicatesB_mxKeyXorRR_changeDuplicates_mxKeyByBitEnc_mxKeyReverse_mxKeyNot_mxKeyRotEnc_mxKeyAlg1_mxKeyRotEnc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SwapBitsG_mxKeyAddRR_mxKeyXorB_mxKeySwapBitsE_mxKeyRotateLeftBits_mxKeySwapBitsD_changeDuplicates_mxKeyXorB_changeDuplicates_mxKeyAlg1_mxKeySwapBitsD_mxKeySwapBitsRound_p2kproc3_mxKeyReverse_mxKeySwapBitsE_mxKeyNo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2kproc1-2-3_mxKeyByBitEnc_mxKeyReverseBits_mxKeySwapMinors3_mxKeyAlg2_mxKeySwapBitsG_changeDuplicates_mxKeyReverseBits_mxKeyRotateLeftBits_changeDuplicatesC2_mxKeyNot_mxKeyRotateLeftBits_mxKeyReverse_mxKeyXorRR_mxKeyRotEnc2_mxKeySwapBitsG_mxKeySwapBitsRoun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2_mxKeySwapBitsF_mxKeySwapBitsEE2_mxKeyXorRR_changeDuplicates_mxKeyNot_mxKeyXor_mxKeySwapBitsEE2_mxKeyXorB_mxKeyXor_mxKeyRotateLeftBits_mxKeySwapBitsG_mxKeyRotEnc_mxKeyRotEnc2_mxKeyRotateLeftBits_mxKeySwapBit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C2_mxKeyReverse_mxKeySwapBitsRound_p2kproc3_p2kproc3_mxKeyXorB_mxKeyByBitEnc_mxKeyNot_changeDuplicatesC2_mxKeyNot_mxKeyReverseBits_mxKeyReverse_mxKeySwapBitsRound_mxKeySwapMinors3_mxKeyReverseBits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Not_mxKeyAlg2_mxKeySwapBitsEE2_mxKeySwapBitsD_mxKeySwapBitsD_mxKeyReverse_mxKeySwapBitsF_p2kproc3_mxKeySwapBitsF_mxKeySwapMinors3_mxKeyRotEnc2_mxKeyXor_mxKeyXorB_mxKeySwapMinors3_mxKeySwapBitsF_mxKeyRotEn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everse_mxKeyXor_changeDuplicatesB_mxKeyByBitEnc_mxKeyXor_mxKeyXor_mxKeyReverse_mxKeySwapBitsF_mxKeyRotEnc2_mxKeySwapBitsE_mxKeyXor_mxKeyReverse_mxKeyXor_mxKeySwapMinors3_mxKeyXor_mxKeyXorR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ateLeftBits_mxKeySwapBitsEE2_mxKeyAlg1_mxKeyRotEnc2_mxKeySwapBitsD_mxKeySwapBitsRound_mxKeySwapMinors3_mxKeyReverseBits_mxKeySwapBitsD_changeDuplicatesC2_mxKeyReverse_changeDuplicatesC2_mxKeyRotEnc_mxKeySwapMinors3_mxKeyXor_mxKeySwapBit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RR_mxKeyNot_changeDuplicates_mxKeyReverseBits_mxKeySwapBitsD_mxKeyRotEnc2_mxKeySwapBitsE_mxKeySwapBitsF_mxKeyAlg2_mxKeySwapBitsRound_mxKeySwapBitsF_mxKeySwapBitsD_mxKeyByBitEnc_mxKeySwapBitsD_changeDuplicates_mxKeyRotEn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1_changeDuplicatesB_mxKeyXorB_mxKeyAlg2_changeDuplicatesB_mxKeySwapBitsF_mxKeySwapMinors3_mxKeySwapBitsG_mxKeySwapBitsD_mxKeyReverse_mxKeyRotateLeftBits_mxKeySwapBitsRound_mxKeySwapBitsF_mxKeySwapBitsD_mxKeyXor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everseBits_mxKeySwapBitsF_mxKeyReverse_changeDuplicatesC2_mxKeySwapBitsD_mxKeySwapBitsE_changeDuplicatesC2_mxKeyAlg1_mxKeyRotateLeftBits_mxKeyAlg1_mxKeySwapBitsF_mxKeyXorB_mxKeyRotEnc_mxKeySwapBitsE_mxKeySwapMinors3_mxKeySwapBits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_mxKeySwapBitsF_mxKeyReverseBits_mxKeyNot_mxKeyAlg1_mxKeySwapMinors3_changeDuplicatesC2_mxKeySwapBitsD_changeDuplicatesC2_mxKeyRotEnc_changeDuplicatesB_mxKeyXor_mxKeySwapBitsD_mxKeySwapBitsF_mxKeyXorRR_mxKeyX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B_mxKeySwapBitsD_mxKeyByBitEnc_mxKeyRotEnc2_changeDuplicatesB_p2kproc3_mxKeyRotEnc2_mxKeySwapBitsEE2_mxKeySwapBitsRound_changeDuplicates_mxKeyAddRR_mxKeySwapBitsF_mxKeyReverse_mxKeySwapBitsF_mxKeySwapBitsF_mxKeyXorR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BitsG_mxKeyRotateLeftBits_mxKeyRotateLeftBits_mxKeyRotEnc_mxKeySwapBitsRound_mxKeySwapBitsEE2_changeDuplicatesB_mxKeyByBitEnc_mxKeyRotEnc2_mxKeySwapBitsG_mxKeySwapMinors3_mxKeySwapBitsE_mxKeyXor_mxKeySwapBitsG_mxKeyAddRR_mxKeyRever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B_changeDuplicatesB_mxKeyByBitEnc_mxKeyRotEnc2_mxKeyAlg1_mxKeySwapBitsRound_mxKeyAlg2_mxKeyNot_mxKeySwapBitsRound_changeDuplicates_changeDuplicatesB_changeDuplicatesC2_changeDuplicates_mxKeySwapBitsG_mxKeySwapBitsD_mxKeySwapMinors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_mxKeyAlg1_mxKeySwapBitsG_mxKeyRotateLeftBits_mxKeyXorB_mxKeyRotateLeftBits_p2kproc3_mxKeyXor_mxKeyReverse_mxKeySwapMinors3_mxKeyReverseBits_mxKeyAlg2_mxKeyAlg2_mxKeySwapBitsG_mxKeySwapBitsG_mxKeyRotEn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BitsG_mxKeyRotEnc2_mxKeySwapBitsF_changeDuplicatesC2_p2kproc3_mxKeySwapMinors3_mxKeySwapBitsE_mxKeySwapBitsE_mxKeyXor_mxKeySwapBitsG_changeDuplicatesB_mxKeySwapBitsF_changeDuplicatesB_mxKeySwapBitsG_mxKeyXorB_mxKeyXorR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Minors3_mxKeyRotateLeftBits_mxKeySwapBitsEE2_mxKeyByBitEnc_mxKeySwapBitsD_mxKeyByBitEnc_mxKeySwapBitsF_mxKeyXorRR_changeDuplicatesC2_mxKeySwapBitsEE2_mxKeyRotEnc_mxKeySwapBitsEE2_mxKeyAddRR_mxKeyXor_mxKeySwapBitsRound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Not_mxKeyNot_mxKeyRotEnc_mxKeyAddRR_changeDuplicates_mxKeySwapBitsG_mxKeySwapBitsD_mxKeyAddRR_mxKeyXorB_p2kproc3_p2kproc3_mxKeySwapBitsF_mxKeyXorRR_mxKeyXorB_mxKeySwapBitsF_mxKeyAlg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B_changeDuplicatesC2_changeDuplicatesC2_mxKeyRotateLeftBits_mxKeyRotateLeftBits_mxKeyRotateLeftBits_changeDuplicatesC2_changeDuplicatesB_mxKeySwapBitsEE2_mxKeySwapBitsD_mxKeySwapBitsEE2_mxKeyRotateLeftBits_mxKeySwapBitsEE2_mxKeyRotateLeftBits_mxKeyAlg2_mxKeyAlg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Enc2_mxKeySwapBitsD_mxKeyXor_p2kproc3_mxKeyXor_mxKeyRotEnc_mxKeyRotEnc_changeDuplicates_mxKeySwapBitsRound_changeDuplicatesB_mxKeySwapBitsF_changeDuplicatesC2_mxKeySwapBitsD_mxKeyRotateLeftBits_mxKeyRotEnc2_mxKeySwapBits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Not_mxKeySwapBitsG_mxKeySwapBitsEE2_mxKeyRotateLeftBits_mxKeyAlg1_mxKeyByBitEnc_mxKeyNot_mxKeyReverseBits_mxKeyAlg2_mxKeySwapBitsG_mxKeyXorRR_mxKeyAlg1_mxKeySwapBitsRound_p2kproc3_mxKeyRotateLeftBits_mxKeyXor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_mxKeyNot_mxKeySwapMinors3_mxKeyRotEnc2_mxKeyRotEnc_mxKeyAlg2_mxKeyAlg1_mxKeyByBitEnc_mxKeyAddRR_mxKeySwapBitsE_mxKeySwapBitsE_mxKeySwapBitsE_mxKeyXorB_mxKeyAddRR_mxKeySwapBitsD_mxKeySwapBits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_mxKeySwapBitsEE2_mxKeySwapBitsD_mxKeySwapMinors3_mxKeyXor_mxKeyAlg2_mxKeySwapBitsG_mxKeyByBitEnc_p2kproc3_changeDuplicatesC2_mxKeyByBitEnc_changeDuplicatesC2_mxKeyXorB_mxKeyAddRR_mxKeySwapBitsF_changeDuplicat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Enc_mxKeyAlg1_mxKeyXor_mxKeyNot_mxKeySwapBitsEE2_mxKeyAddRR_changeDuplicatesC2_p2kproc3_mxKeyRotEnc_mxKeySwapBitsD_changeDuplicates_mxKeySwapBitsE_mxKeySwapBitsE_mxKeyAddRR_mxKeyXorB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Not_mxKeyReverse_mxKeySwapMinors3_mxKeyRotEnc_mxKeySwapBitsD_mxKeyXorB_mxKeyXorRR_mxKeySwapBitsG_mxKeySwapBitsE_mxKeyNot_mxKeySwapBitsD_mxKeyRotEnc_mxKeyRotEnc2_mxKeyXorRR_mxKeyAlg2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ByBitEnc_mxKeySwapBitsD_mxKeyXor_mxKeyXorB_mxKeyXorB_mxKeyRotateLeftBits_changeDuplicatesC2_mxKeyXor_changeDuplicatesB_changeDuplicates_mxKeySwapBitsD_mxKeyAlg1_mxKeySwapBitsF_mxKeyXorRR_mxKeyRotateLeftBits_mxKeyRotEn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2_mxKeyByBitEnc_changeDuplicatesB_mxKeyXorB_changeDuplicatesB_mxKeySwapMinors3_mxKeyXor_mxKeyRotEnc2_mxKeyRotEnc_mxKeyReverseBits_mxKeySwapBitsEE2_p2kproc3_mxKeySwapBitsRound_mxKeyNot_mxKeyXorRR_mxKeySwapBitsRoun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2_mxKeyRotEnc2_mxKeyXorRR_mxKeyAlg2_mxKeySwapBitsRound_mxKeyXorRR_mxKeySwapBitsF_mxKeyRotEnc_mxKeyXor_p2kproc3_mxKeyRotateLeftBits_changeDuplicatesC2_mxKeyReverseBits_mxKeyNot_changeDuplicates_mxKeyRotateLeftBi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Minors3_mxKeySwapBitsF_mxKeySwapBitsEE2_mxKeySwapBitsRound_mxKeyNot_mxKeySwapBitsRound_mxKeyRotEnc2_mxKeyByBitEnc_mxKeySwapBitsF_mxKeySwapBitsG_mxKeySwapBitsG_mxKeySwapBitsD_mxKeyReverseBits_mxKeyNot_mxKeyReverse_changeDuplicates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ddRR_mxKeyXorRR_mxKeyReverseBits_mxKeySwapMinors3_mxKeySwapBitsF_mxKeySwapBitsE_mxKeyAlg1_changeDuplicatesB_mxKeySwapBitsEE2_changeDuplicatesC2_mxKeySwapBitsEE2_mxKeyXorRR_mxKeySwapBitsF_changeDuplicates_mxKeyRotEnc_mxKeyRotEn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1_changeDuplicatesB_mxKeyRotEnc_mxKeySwapBitsF_mxKeyRotEnc2_mxKeyAlg2_mxKeySwapBitsF_mxKeyByBitEnc_changeDuplicatesC2_mxKeyReverse_mxKeyReverse_mxKeySwapBitsRound_mxKeySwapBitsEE2_changeDuplicates_mxKeyRotEnc2_mxKeyRever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BitsRound_changeDuplicatesB_mxKeyRotEnc2_mxKeyAlg1_mxKeySwapBitsEE2_mxKeySwapBitsEE2_mxKeySwapBitsE_changeDuplicates_mxKeySwapBitsD_mxKeyRotateLeftBits_changeDuplicatesB_mxKeyRotEnc_changeDuplicatesC2_mxKeyAlg2_mxKeySwapBitsD_mxKeyRever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_changeDuplicatesB_mxKeySwapBitsE_mxKeyRotEnc2_mxKeyXorRR_mxKeySwapBitsF_mxKeySwapBitsG_mxKeyXorB_mxKeySwapBitsE_mxKeySwapBitsE_mxKeyXor_mxKeyByBitEnc_mxKeyRotEnc2_mxKeyAlg1_mxKeyAddRR_mxKeyXorR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ateLeftBits_mxKeySwapBitsE_p2kproc3_mxKeySwapBitsF_changeDuplicatesC2_mxKeyAlg1_mxKeyAlg1_mxKeyReverseBits_mxKeyRotEnc_mxKeyRotEnc_mxKeyRotateLeftBits_mxKeyRotEnc2_mxKeyAlg1_mxKeyAlg1_changeDuplicatesC2_mxKeySwapBits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Minors3_mxKeyXorRR_mxKeyRotateLeftBits_mxKeySwapBitsEE2_mxKeySwapBitsG_mxKeyReverseBits_mxKeyReverse_mxKeyXorB_mxKeyXorRR_mxKeyReverseBits_mxKeyNot_mxKeyAlg1_mxKeySwapMinors3_mxKeyAlg1_changeDuplicatesB_mxKeyX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BitsE_mxKeyAlg1_mxKeySwapBitsD_mxKeyReverse_mxKeySwapMinors3_mxKeyAlg1_changeDuplicates_mxKeySwapBitsEE2_changeDuplicatesB_mxKeySwapBitsD_mxKeyRotEnc2_mxKeySwapMinors3_mxKeyRotateLeftBits_mxKeyAlg1_mxKeyAlg2_mxKeyRotEn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everse_mxKeyXor_mxKeyReverseBits_mxKeyXor_changeDuplicatesC2_mxKeySwapMinors3_mxKeyRotateLeftBits_mxKeyXorRR_changeDuplicates_changeDuplicatesB_changeDuplicates_mxKeyXor_mxKeyReverse_mxKeyAlg1_mxKeyReverse_mxKeySwapBits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changeDuplicatesC2_changeDuplicates_mxKeySwapBitsF_mxKeySwapBitsF_mxKeyReverseBits_mxKeySwapBitsRound_mxKeyAlg2_changeDuplicates_mxKeySwapBitsRound_changeDuplicatesC2_mxKeyRotateLeftBits_mxKeyReverseBits_mxKeySwapBitsEE2_mxKeyAlg1_mxKeySwapBitsRound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Enc2_mxKeySwapBitsG_mxKeySwapBitsEE2_mxKeyReverseBits_mxKeyRotateLeftBits_mxKeyXorRR_mxKeySwapBitsF_mxKeySwapBitsF_changeDuplicatesC2_mxKeyReverse_p2kproc3_mxKeySwapBitsEE2_mxKeyRotEnc2_mxKeyAlg1_mxKeySwapBitsEE2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Alg2_mxKeyRotateLeftBits_mxKeyRotEnc2_mxKeySwapBitsEE2_changeDuplicates_mxKeyReverse_mxKeySwapBitsD_mxKeySwapBitsF_changeDuplicatesC2_mxKeySwapBitsF_mxKeyXorRR_mxKeySwapBitsRound_mxKeyXor_mxKeyRotEnc_mxKeyAlg2_mxKeyRotEnc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SwapBitsD_mxKeySwapBitsE_mxKeySwapMinors3_changeDuplicates_mxKeyXorB_mxKeySwapBitsF_mxKeyAlg1_mxKeyAlg2_mxKeyXor_p2kproc3_mxKeyRotEnc2_mxKeyRotEnc2_mxKeyRotEnc_mxKeyRotEnc_mxKeyReverse_mxKeyReverseBi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B_mxKeyAlg2_mxKeyXorB_mxKeyRotEnc2_mxKeySwapMinors3_changeDuplicatesB_changeDuplicates_p2kproc3_mxKeyXorRR_mxKeySwapBitsD_mxKeyAddRR_mxKeySwapBitsF_mxKeyAlg1_mxKeyRotEnc_mxKeySwapBitsRound_mxKeySwapMinors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RotateLeftBits_mxKeyByBitEnc_changeDuplicatesB_mxKeySwapBitsEE2_mxKeySwapBitsEE2_mxKeySwapMinors3_mxKeyRotateLeftBits_mxKeyByBitEnc_mxKeyRotateLeftBits_mxKeyRotEnc_mxKeyReverse_changeDuplicatesB_mxKeyXorRR_mxKeyRotEnc_mxKeyXor_mxKeyAlg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2kproc1-2-3_mxKeyXorRR_mxKeyXor_mxKeyNot_mxKeyAddRR_mxKeyRotateLeftBits_mxKeyReverse_mxKeyAlg2_changeDuplicatesB_mxKeyAlg1_mxKeyAlg1_mxKeyXor_changeDuplicatesC2_mxKeyReverse_mxKeySwapMinors3_mxKeyAddRR_mxKeyAddR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Minors3_mxKeyAlg1_p2kproc3_mxKeyNot_mxKeyRotEnc2_mxKeyRotEnc_mxKeyRotateLeftBits_mxKeyXorB_changeDuplicatesC2_mxKeyAlg2_mxKeySwapBitsE_mxKeyRotEnc_mxKeySwapBitsF_mxKeySwapMinors3_mxKeySwapBitsRound_mxKeyAlg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1_mxKeyXorB_mxKeyRotEnc_mxKeyRotateLeftBits_mxKeySwapBitsE_mxKeyByBitEnc_mxKeyReverseBits_mxKeyRotEnc_mxKeyNot_mxKeySwapBitsRound_mxKeyXor_mxKeyReverse_p2kproc3_mxKeySwapMinors3_mxKeySwapBitsD_mxKeyRotEn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E2_mxKeyRotateLeftBits_mxKeySwapBitsG_mxKeySwapBitsD_mxKeySwapBitsD_mxKeyNot_mxKeySwapBitsF_mxKeyRotEnc_mxKeyAlg2_mxKeyReverseBits_changeDuplicates_mxKeyRotEnc_mxKeyAddRR_mxKeySwapMinors3_mxKeyRotateLeftBits_mxKeySwapBitsF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D_mxKeyAlg1_mxKeyRotEnc_mxKeySwapBitsEE2_mxKeyXorB_mxKeyAlg1_mxKeyNot_changeDuplicatesC2_mxKeyXor_mxKeyXorRR_mxKeyXor_changeDuplicatesB_mxKeyNot_mxKeySwapBitsD_mxKeyXorRR_mxKeyRotEn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ByBitEnc_changeDuplicates_mxKeyRotEnc_mxKeyAlg2_mxKeySwapBitsF_mxKeyAddRR_changeDuplicates_mxKeyAlg2_mxKeyRotEnc_mxKeySwapBitsRound_p2kproc3_p2kproc3_changeDuplicates_mxKeySwapBitsE_mxKeyNot_mxKeyXo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Xor_mxKeyRotEnc2_mxKeySwapBitsF_changeDuplicatesB_mxKeySwapBitsF_mxKeyRotEnc_mxKeyRotEnc_mxKeyXorRR_mxKeyAddRR_mxKeyXor_mxKeySwapBitsF_mxKeySwapBitsG_mxKeySwapBitsE_mxKeyAlg2_mxKeyReverseBi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D_mxKeyReverseBits_mxKeySwapBitsE_mxKeyReverse_p2kproc3_mxKeySwapBitsEE2_mxKeyAddRR_mxKeySwapMinors3_changeDuplicatesB_mxKeyRotEnc_mxKeyXorB_mxKeyXorRR_p2kproc3_mxKeySwapBitsE_mxKeySwapMinors3_mxKeySwapBit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p2kproc3_mxKeySwapBitsE_mxKeySwapBitsE_mxKeyRotEnc_mxKeyReverse_mxKeySwapMinors3_mxKeyXor_mxKeyReverse_mxKeySwapBitsG_mxKeySwapBitsD_mxKeyRotEnc_mxKeyXorB_mxKeySwapBitsRound_mxKeySwapBitsE_mxKeyXor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p2kproc3_mxKeyXor_mxKeyAlg2_mxKeyReverse_mxKeyReverseBits_mxKeyByBitEnc_mxKeyReverseBits_mxKeySwapBitsG_mxKeyRotateLeftBits_mxKeyAddRR_mxKeyAddRR_changeDuplicates_mxKeySwapBitsF_mxKeySwapBitsF_mxKeyXorRR_mxKeyReverseBi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_mxKeyRotEnc_changeDuplicates_mxKeyAlg2_mxKeyNot_mxKeySwapMinors3_mxKeySwapBitsEE2_mxKeySwapMinors3_mxKeySwapBitsD_mxKeySwapBitsF_mxKeySwapBitsRound_mxKeyAddRR_mxKeyXor_mxKeySwapBitsF_changeDuplicatesB_mxKeyRotEn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2_p2kproc3_mxKeySwapBitsE_mxKeyRotateLeftBits_mxKeySwapBitsEE2_mxKeySwapBitsE_changeDuplicates_mxKeyAlg2_mxKeySwapBitsRound_mxKeySwapBitsG_mxKeyXorRR_mxKeySwapBitsEE2_mxKeySwapBitsE_mxKeySwapBitsF_mxKeyByBitEnc_changeDuplicat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ByBitEnc_mxKeyAlg1_p2kproc3_mxKeyRotEnc2_mxKeyRotEnc_mxKeyByBitEnc_p2kproc3_mxKeyXor_mxKeySwapBitsG_changeDuplicatesC2_mxKeyByBitEnc_p2kproc3_p2kproc3_mxKeyByBitEnc_mxKeyAddRR_mxKeySwapBitsRoun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p2kproc3_mxKeyXorB_mxKeyReverseBits_mxKeyReverse_mxKeySwapBitsRound_mxKeyAlg2_p2kproc3_mxKeyXorB_mxKeySwapBitsF_mxKeyReverseBits_mxKeySwapBitsD_mxKeyRotateLeftBits_mxKeyXor_mxKeyByBitEnc_mxKeySwapMinors3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XorB_mxKeySwapBitsRound_mxKeyReverse_mxKeyAddRR_mxKeyNot_mxKeyXor_mxKeyRotEnc_mxKeySwapBitsRound_mxKeyAlg2_mxKeyNot_mxKeySwapBitsE_changeDuplicatesC2_mxKeyRotEnc2_mxKeyByBitEnc_mxKeySwapBitsD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_mxKeyRotEnc2_changeDuplicatesB_mxKeyReverseBits_mxKeySwapMinors3_mxKeyRotateLeftBits_mxKeyRotEnc_mxKeySwapBitsE_mxKeySwapBitsF_mxKeySwapBitsRound_mxKeySwapBitsD_mxKeyRotEnc2_mxKeySwapBitsG_mxKeyXor_mxKeyRotEnc_mxKeyRotEnc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1_mxKeyAlg1_mxKeyRotEnc2_mxKeyRotateLeftBits_mxKeyAddRR_mxKeySwapBitsG_mxKeySwapBitsG_mxKeyRotEnc2_mxKeyReverseBits_p2kproc3_mxKeySwapBitsEE2_mxKeySwapMinors3_changeDuplicatesB_mxKeyXor_mxKeyRotEnc2_mxKeySwapMinors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Not_changeDuplicatesC2_mxKeySwapBitsEE2_mxKeyXorB_mxKeySwapBitsF_changeDuplicatesC2_mxKeyRotEnc_mxKeyAlg2_mxKeyXorB_changeDuplicates_mxKeySwapBitsG_mxKeySwapMinors3_mxKeyRotateLeftBits_mxKeyXor_mxKeyXor_mxKeySwapBit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Minors3_mxKeySwapBitsG_changeDuplicates_mxKeyXorB_changeDuplicates_changeDuplicatesC2_mxKeyAlg1_mxKeyRotEnc_changeDuplicatesC2_mxKeyRotEnc2_mxKeyNot_mxKeyRotateLeftBits_mxKeySwapBitsD_mxKeyXorB_mxKeyReverse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F_mxKeyXorB_p2kproc3_mxKeyXorRR_mxKeyNot_mxKeyNot_p2kproc3_mxKeySwapMinors3_mxKeyRotEnc2_mxKeyRotateLeftBits_mxKeyRotEnc_mxKeySwapBitsF_changeDuplicatesC2_mxKeyXorB_mxKeySwapBitsF_mxKeyAlg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Not_changeDuplicatesB_changeDuplicatesB_mxKeyRotEnc_mxKeyAddRR_p2kproc3_changeDuplicatesC2_changeDuplicatesB_mxKeyXorB_mxKeySwapBitsRound_mxKeySwapBitsG_mxKeyXorRR_mxKeySwapBitsG_mxKeyRotateLeftBits_mxKeyRotEnc_mxKeyXorR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_mxKeySwapBitsG_mxKeyReverse_mxKeySwapBitsRound_mxKeyAlg2_mxKeyAlg2_mxKeyAlg2_mxKeyRotEnc_mxKeyRotateLeftBits_mxKeySwapBitsRound_mxKeyXorRR_mxKeyRotateLeftBits_mxKeyAlg2_mxKeyRotateLeftBits_mxKeyReverseBits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XorRR_mxKeySwapMinors3_mxKeySwapBitsRound_changeDuplicatesC2_mxKeySwapBitsD_mxKeySwapBitsEE2_mxKeySwapBitsEE2_mxKeySwapBitsE_mxKeyAlg1_mxKeyByBitEnc_mxKeyReverseBits_mxKeyRotateLeftBits_mxKeyXor_p2kproc3_mxKeySwapBitsF_mxKeyAlg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XorB_mxKeyRotateLeftBits_mxKeyXor_mxKeySwapBitsG_mxKeySwapBitsE_mxKeySwapBitsF_mxKeyAddRR_mxKeyAlg2_mxKeySwapBitsEE2_mxKeyXorRR_mxKeyReverseBits_mxKeyAddRR_p2kproc3_mxKeyXorB_mxKeyReverseBi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2_mxKeyAddRR_mxKeySwapBitsEE2_mxKeyXor_changeDuplicatesC2_p2kproc3_mxKeyReverse_mxKeyXor_mxKeyXorRR_mxKeySwapBitsEE2_mxKeyRotateLeftBits_mxKeyXor_mxKeyXor_mxKeyAddRR_mxKeySwapBitsE_mxKeyRotEnc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SwapBitsRound_mxKeyReverse_mxKeySwapBitsE_changeDuplicates_mxKeySwapBitsEE2_mxKeySwapBitsRound_mxKeySwapBitsF_mxKeyRotEnc_changeDuplicatesB_mxKeyAddRR_mxKeyByBitEnc_mxKeyNot_mxKeyXorRR_mxKeySwapBitsD_mxKeyXor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RotateLeftBits_changeDuplicates_mxKeySwapBitsD_mxKeySwapBitsF_mxKeySwapBitsE_mxKeyAddRR_changeDuplicates_mxKeyAlg1_mxKeySwapBitsG_mxKeySwapBitsE_changeDuplicatesC2_mxKeySwapBitsEE2_mxKeyXorRR_mxKeySwapBitsF_mxKeyAlg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2_mxKeySwapBitsRound_mxKeyAddRR_changeDuplicatesC2_mxKeySwapBitsF_mxKeySwapBitsD_mxKeySwapBitsF_mxKeySwapBitsG_mxKeyXorRR_mxKeySwapBitsG_mxKeyXor_mxKeyNot_mxKeyXorRR_mxKeyNot_mxKeyAlg2_mxKeyAddR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RotateLeftBits_mxKeyReverseBits_mxKeySwapBitsF_mxKeySwapBitsRound_mxKeyAlg2_mxKeySwapBitsF_mxKeySwapBitsF_mxKeySwapBitsD_mxKeySwapBitsF_p2kproc3_mxKeyAlg1_mxKeySwapBitsD_mxKeySwapBitsE_mxKeyNot_mxKeySwapBitsD_mxKeyRotEnc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E2_changeDuplicatesB_mxKeyNot_mxKeyNot_mxKeyRotEnc_mxKeyAddRR_mxKeySwapBitsF_p2kproc3_mxKeyNot_mxKeyRotEnc2_mxKeyAlg1_mxKeySwapBitsD_mxKeyAlg2_mxKeyNot_mxKeySwapBitsG_mxKeyRever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G_mxKeySwapBitsE_mxKeyAddRR_changeDuplicatesB_changeDuplicates_mxKeySwapMinors3_mxKeyXor_mxKeyByBitEnc_changeDuplicates_changeDuplicatesB_changeDuplicates_mxKeySwapBitsD_mxKeySwapBitsE_changeDuplicatesC2_changeDuplicatesC2_mxKeySwapMinors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Minors3_changeDuplicates_mxKeyByBitEnc_mxKeySwapBitsG_changeDuplicatesB_p2kproc3_mxKeyAlg2_mxKeySwapMinors3_mxKeySwapBitsEE2_mxKeyXorRR_mxKeySwapBitsRound_mxKeySwapBitsG_mxKeyAlg2_changeDuplicatesC2_mxKeyReverse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B_mxKeyRotEnc2_mxKeyReverse_mxKeyReverseBits_mxKeyXorRR_mxKeyAddRR_changeDuplicates_mxKeySwapBitsE_mxKeySwapBitsEE2_mxKeySwapBitsRound_mxKeyXor_mxKeyByBitEnc_mxKeyAlg1_changeDuplicatesC2_mxKeySwapMinors3_mxKeySwapBits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ddRR_mxKeyXorB_changeDuplicatesB_mxKeyXorB_mxKeySwapBitsF_mxKeySwapBitsG_changeDuplicatesB_changeDuplicates_changeDuplicatesC2_mxKeyXor_mxKeyNot_mxKeyXorRR_mxKeySwapBitsF_changeDuplicates_mxKeyReverseBits_mxKeySwapBit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Alg1_changeDuplicatesB_mxKeyXorRR_mxKeyReverse_mxKeyAddRR_mxKeySwapBitsG_mxKeyRotateLeftBits_mxKeyXorRR_mxKeySwapBitsD_mxKeyRotateLeftBits_mxKeyByBitEnc_mxKeyXor_changeDuplicatesB_mxKeyNot_mxKeyRotEnc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Reverse_mxKeyAlg1_mxKeyReverseBits_mxKeyRotateLeftBits_changeDuplicatesC2_mxKeyXorB_mxKeySwapBitsG_changeDuplicatesB_mxKeySwapBitsD_mxKeySwapBitsRound_changeDuplicatesB_mxKeySwapBitsD_mxKeySwapBitsRound_changeDuplicatesB_mxKeySwapMinors3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Xor_mxKeyXor_mxKeyRotateLeftBits_mxKeySwapBitsG_mxKeyXorB_mxKeyReverse_mxKeySwapBitsEE2_mxKeySwapBitsD_mxKeyXorB_mxKeySwapBitsD_changeDuplicates_p2kproc3_mxKeyAddRR_mxKeyAlg2_mxKeyRotEnc2_mxKeyXor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C2_mxKeyReverseBits_mxKeyAlg1_mxKeySwapBitsD_mxKeySwapBitsD_mxKeyReverse_mxKeyXorRR_mxKeyRotateLeftBits_mxKeySwapBitsG_mxKeySwapBitsG_mxKeyAlg1_mxKeyRotateLeftBits_mxKeyXor_mxKeyAlg2_mxKeySwapBitsF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EE2_mxKeyAlg2_p2kproc3_mxKeySwapBitsEE2_mxKeyRotEnc_mxKeySwapBitsF_mxKeySwapBitsG_mxKeyXor_mxKeyAlg1_mxKeySwapBitsE_mxKeyAlg1_mxKeySwapBitsD_mxKeyXorB_mxKeyAlg2_mxKeyXorB_mxKeyReverseBi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changeDuplicatesB_mxKeyAddRR_mxKeySwapMinors3_mxKeyReverse_mxKeyAddRR_changeDuplicatesC2_changeDuplicates_mxKeyXor_mxKeyRotEnc2_mxKeyRotateLeftBits_mxKeySwapBitsRound_mxKeyRotateLeftBits_mxKeySwapBitsE_mxKeyAlg1_mxKeyAddRR_mxKeyAddR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Alg1_mxKeyReverseBits_mxKeyAddRR_mxKeyXorB_mxKeyNot_mxKeySwapBitsEE2_mxKeyNot_mxKeyAlg2_mxKeySwapBitsEE2_changeDuplicatesB_mxKeyReverse_mxKeyAlg1_mxKeyRotEnc_mxKeyAlg1_mxKeyReverse_mxKeyRotEnc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ReverseBits_mxKeyReverse_mxKeyNot_mxKeyReverseBits_changeDuplicates_mxKeySwapBitsE_mxKeyRotEnc_mxKeyAlg2_mxKeySwapBitsRound_changeDuplicates_mxKeySwapBitsD_p2kproc3_mxKeyAlg2_mxKeyRotEnc_mxKeyNot_mxKeyAlg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Not_mxKeyAlg2_mxKeySwapBitsE_mxKeySwapBitsE_mxKeyXorB_mxKeySwapBitsG_mxKeySwapBitsEE2_p2kproc3_mxKeyAddRR_mxKeyAlg1_p2kproc3_mxKeyAlg2_mxKeyAlg2_mxKeyRotEnc_changeDuplicatesC2_mxKeyReverseBi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Reverse_mxKeySwapMinors3_mxKeySwapBitsE_mxKeyAlg2_mxKeyXorRR_mxKeyXorB_mxKeyByBitEnc_mxKeyReverseBits_mxKeyNot_mxKeySwapBitsF_mxKeyXorRR_mxKeyXor_mxKeySwapBitsRound_mxKeyRotEnc_mxKeySwapMinors3_mxKeySwapBitsRoun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2kproc1-2-3_mxKeySwapBitsRound_mxKeyAddRR_mxKeySwapBitsG_mxKeySwapMinors3_mxKeyRotEnc2_mxKeySwapBitsG_mxKeySwapBitsE_p2kproc3_mxKeySwapBitsEE2_mxKeyAlg1_mxKeyRotateLeftBits_mxKeySwapBitsEE2_mxKeyReverseBits_mxKeyRotEnc2_mxKeySwapBitsEE2_mxKeyRotEnc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D_mxKeyAddRR_mxKeyXor_mxKeySwapBitsE_mxKeyRotEnc_mxKeySwapBitsE_mxKeySwapBitsEE2_mxKeyRotEnc2_mxKeySwapBitsEE2_mxKeyAddRR_mxKeyXorRR_mxKeySwapMinors3_mxKeyAlg1_mxKeySwapMinors3_p2kproc3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Xor_mxKeyReverse_mxKeyReverse_mxKeySwapMinors3_mxKeyAddRR_mxKeySwapBitsRound_changeDuplicatesC2_mxKeyXor_mxKeySwapBitsD_mxKeySwapBitsRound_mxKeyAddRR_mxKeyXor_mxKeySwapMinors3_mxKeySwapMinors3_changeDuplicates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otEnc_mxKeyXorRR_mxKeySwapMinors3_mxKeyRotEnc2_mxKeyAlg2_mxKeySwapBitsG_mxKeyAlg2_mxKeyReverse_mxKeyNot_mxKeyRotEnc_mxKeyRotEnc_mxKeySwapMinors3_changeDuplicatesC2_mxKeySwapMinors3_mxKeyRotEnc2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otEnc_mxKeyXor_mxKeyRotEnc2_mxKeySwapBitsG_mxKeySwapBitsG_mxKeyAlg2_changeDuplicatesC2_mxKeyXorRR_mxKeyRotEnc2_mxKeySwapBitsRound_mxKeyAddRR_mxKeyRotEnc2_mxKeySwapMinors3_mxKeySwapMinors3_mxKeySwapBitsE_mxKeyRotateLeftBit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ByBitEnc_mxKeyAddRR_mxKeyAlg2_mxKeyReverseBits_mxKeyByBitEnc_mxKeySwapBitsF_mxKeyNot_mxKeyRotEnc_mxKeySwapBitsD_mxKeyAlg1_mxKeySwapBitsG_mxKeySwapBitsE_mxKeyXorB_mxKeySwapMinors3_mxKeySwapBitsF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EE2_mxKeyReverseBits_mxKeySwapBitsF_mxKeyXor_mxKeyXorRR_mxKeyByBitEnc_mxKeySwapBitsF_mxKeySwapBitsEE2_mxKeyByBitEnc_mxKeySwapBitsD_mxKeyXorRR_mxKeySwapBitsG_mxKeyRotEnc2_mxKeySwapMinors3_mxKeyRotateLeftBits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everseBits_mxKeyReverseBits_mxKeyAddRR_mxKeyXorRR_mxKeySwapBitsRound_changeDuplicates_changeDuplicates_mxKeySwapBitsG_mxKeyRotateLeftBits_mxKeySwapBitsE_changeDuplicatesB_mxKeySwapBitsF_changeDuplicatesB_mxKeySwapBitsE_changeDuplicatesB_mxKeySwapMinors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p2kproc3_mxKeyRotateLeftBits_mxKeyReverse_mxKeyXorB_mxKeyAlg1_mxKeySwapMinors3_mxKeyAlg1_mxKeySwapBitsG_mxKeyReverse_mxKeyRotEnc2_changeDuplicates_mxKeyReverseBits_mxKeyRotEnc_mxKeySwapBitsE_mxKeyReverse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Alg1_mxKeySwapBitsE_changeDuplicates_p2kproc3_changeDuplicates_mxKeyAddRR_mxKeyAlg2_changeDuplicates_p2kproc3_mxKeyXor_mxKeyAlg1_mxKeySwapBitsG_mxKeyXorRR_mxKeySwapBitsF_mxKeyByBitEnc_mxKeyAddR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E_mxKeyNot_p2kproc3_mxKeySwapBitsF_mxKeySwapMinors3_p2kproc3_mxKeySwapBitsRound_mxKeyRotEnc_mxKeyXorRR_mxKeyXor_mxKeySwapBitsF_mxKeySwapBitsD_mxKeyReverse_mxKeySwapBitsF_mxKeyXor_mxKeyRever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otEnc2_mxKeyRotEnc2_mxKeySwapBitsRound_mxKeySwapMinors3_mxKeySwapBitsRound_mxKeyRotEnc2_changeDuplicatesB_mxKeyAlg2_p2kproc3_mxKeyRotEnc_mxKeyReverse_mxKeyRotEnc_mxKeyByBitEnc_mxKeySwapBitsG_mxKeyAddRR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ByBitEnc_mxKeyAlg1_mxKeySwapMinors3_mxKeyAddRR_mxKeyAddRR_p2kproc3_mxKeySwapBitsE_mxKeyXorRR_changeDuplicatesB_mxKeyXor_mxKeyRotateLeftBits_mxKeyXor_mxKeyXorB_mxKeySwapBitsG_mxKeyNot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Round_mxKeyXorB_mxKeySwapBitsE_changeDuplicates_mxKeyXorRR_mxKeyAlg2_mxKeyRotateLeftBits_changeDuplicatesC2_mxKeyNot_mxKeyReverseBits_mxKeySwapMinors3_mxKeyNot_mxKeySwapBitsE_mxKeySwapBitsG_changeDuplicatesC2_mxKeySwapBitsRoun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everse_mxKeyReverseBits_mxKeySwapBitsD_mxKeyRotateLeftBits_mxKeyRotEnc2_mxKeySwapBitsD_changeDuplicates_mxKeySwapBitsD_mxKeyByBitEnc_changeDuplicates_mxKeyReverse_mxKeySwapBitsG_mxKeySwapMinors3_mxKeySwapBitsG_mxKeySwapBitsE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D_mxKeyXorB_mxKeyAlg2_changeDuplicates_mxKeyRotateLeftBits_mxKeyAlg2_mxKeyRotEnc2_mxKeyRotateLeftBits_mxKeyReverse_mxKeyAlg2_mxKeyRotEnc_mxKeyXor_mxKeySwapBitsRound_mxKeySwapBitsG_mxKeySwapBitsG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everse_mxKeySwapBitsEE2_mxKeyRotEnc_mxKeySwapBitsE_mxKeyRotEnc_p2kproc3_mxKeyReverseBits_mxKeySwapBitsF_mxKeyRotEnc2_mxKeyXor_mxKeyAlg2_mxKeyAddRR_mxKeyReverseBits_mxKeySwapBitsG_mxKeyByBitEnc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everse_mxKeyNot_changeDuplicates_mxKeyAlg1_mxKeySwapBitsEE2_mxKeyByBitEnc_mxKeySwapBitsE_mxKeySwapBitsRound_mxKeyByBitEnc_mxKeySwapMinors3_mxKeySwapBitsEE2_mxKeyAlg1_mxKeyNot_mxKeyXor_mxKeySwapBitsE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changeDuplicatesB_mxKeyXorRR_mxKeyNot_changeDuplicatesC2_mxKeyRotEnc_changeDuplicates_mxKeyXorRR_mxKeyReverse_changeDuplicatesC2_mxKeySwapBitsD_mxKeyAddRR_mxKeyXorRR_mxKeyXor_mxKeyXor_mxKeyXor_mxKeySwapMinors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otateLeftBits_mxKeyRotEnc2_mxKeySwapBitsF_changeDuplicates_mxKeyXor_mxKeyRotEnc2_mxKeyReverseBits_mxKeyReverseBits_mxKeySwapMinors3_mxKeyReverse_mxKeyByBitEnc_mxKeyRotateLeftBits_changeDuplicatesC2_mxKeyRotateLeftBits_changeDuplicatesB_mxKeyByBitEn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Not_mxKeyReverse_changeDuplicatesB_mxKeyRotateLeftBits_mxKeyReverse_mxKeyXorRR_mxKeySwapBitsRound_changeDuplicatesC2_mxKeySwapBitsE_mxKeyReverse_mxKeyRotateLeftBits_p2kproc3_mxKeyAlg1_mxKeyRotateLeftBits_mxKeyRotEnc_mxKeyRotEn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Minors3_mxKeyReverse_mxKeyNot_p2kproc3_mxKeyXorB_p2kproc3_mxKeyReverse_mxKeyRotateLeftBits_mxKeyXorB_mxKeyXorRR_changeDuplicatesB_mxKeySwapMinors3_mxKeyAlg2_mxKeyRotateLeftBits_mxKeyRotateLeftBits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Minors3_mxKeySwapBitsRound_mxKeyAlg2_mxKeyByBitEnc_mxKeyAlg1_mxKeySwapBitsG_mxKeyRotEnc_mxKeyAlg1_p2kproc3_mxKeyXor_mxKeyXorB_mxKeyAlg1_changeDuplicatesB_mxKeyAddRR_mxKeyAlg1_mxKeyReverseBit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RotEnc_mxKeyAlg2_changeDuplicatesC2_mxKeyAlg2_p2kproc3_changeDuplicates_p2kproc3_mxKeySwapBitsF_changeDuplicatesB_mxKeySwapBitsG_mxKeySwapMinors3_changeDuplicates_mxKeyRotateLeftBits_mxKeyAddRR_mxKeySwapBitsRound_mxKeySwapBits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ByBitEnc_mxKeyAddRR_mxKeySwapBitsD_mxKeySwapBitsEE2_changeDuplicatesB_mxKeySwapBitsD_mxKeyRotateLeftBits_mxKeyNot_mxKeySwapMinors3_mxKeySwapMinors3_mxKeySwapBitsG_mxKeyReverse_mxKeyRotEnc_mxKeyAddRR_mxKeySwapBitsE_mxKeyReverseBit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E_mxKeyXorRR_mxKeySwapBitsEE2_mxKeySwapMinors3_mxKeyRotEnc_mxKeyXor_mxKeyByBitEnc_mxKeyReverseBits_mxKeyAlg1_mxKeyReverseBits_mxKeyNot_mxKeyRotateLeftBits_changeDuplicates_mxKeyNot_mxKeyXorRR_mxKeyRever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Xor_mxKeyRotEnc2_mxKeySwapMinors3_mxKeySwapMinors3_mxKeyXor_mxKeyNot_mxKeyAlg1_mxKeySwapBitsRound_mxKeySwapMinors3_mxKeySwapBitsRound_mxKeySwapMinors3_mxKeySwapBitsRound_mxKeyAddRR_mxKeyNot_changeDuplicates_mxKeySwapBits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changeDuplicatesC2_mxKeySwapBitsE_mxKeySwapBitsE_mxKeyXorRR_mxKeyByBitEnc_mxKeyRotateLeftBits_mxKeyXorRR_mxKeyXor_mxKeySwapBitsD_changeDuplicates_mxKeyRotEnc_mxKeyReverse_mxKeySwapBitsRound_mxKeyNot_mxKeySwapMinors3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ByBitEnc_changeDuplicates_mxKeySwapBitsG_changeDuplicatesB_mxKeyRotEnc2_mxKeySwapBitsE_mxKeySwapBitsE_mxKeySwapMinors3_mxKeyRotEnc2_mxKeySwapBitsG_mxKeyReverseBits_changeDuplicatesB_mxKeySwapBitsE_changeDuplicates_changeDuplicatesC2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Minors3_mxKeyRotEnc_mxKeyReverseBits_mxKeyByBitEnc_mxKeySwapBitsRound_mxKeyByBitEnc_mxKeyRotEnc2_mxKeyNot_mxKeyByBitEnc_mxKeyReverseBits_changeDuplicatesC2_changeDuplicates_changeDuplicatesB_changeDuplicatesB_mxKeyXorRR_mxKeyAddR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Minors3_mxKeySwapBitsEE2_mxKeySwapBitsRound_mxKeySwapBitsF_mxKeyByBitEnc_mxKeyRotateLeftBits_changeDuplicatesB_changeDuplicatesC2_mxKeySwapBitsEE2_mxKeyRotateLeftBits_mxKeySwapBitsE_changeDuplicates_mxKeySwapBitsF_changeDuplicatesB_mxKeyXorB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p2kproc3_mxKeyAlg1_mxKeyXor_changeDuplicatesB_mxKeySwapBitsD_mxKeyRotateLeftBits_changeDuplicates_mxKeySwapBitsRound_mxKeyReverse_mxKeyAlg1_mxKeyRotateLeftBits_mxKeyNot_mxKeyXor_mxKeyAlg2_changeDuplicatesB_mxKeySwapBitsRoun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changeDuplicates_mxKeyRotateLeftBits_changeDuplicates_mxKeyXorRR_mxKeyAlg2_mxKeyXorB_mxKeySwapBitsE_changeDuplicatesB_mxKeyReverseBits_mxKeyXorB_mxKeyReverse_mxKeyXor_mxKeyReverseBits_mxKeyAlg2_mxKeyAlg1_mxKeySwapBitsRoun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E_mxKeySwapBitsE_mxKeyAddRR_mxKeyByBitEnc_mxKeySwapBitsG_mxKeySwapBitsE_mxKeySwapBitsF_mxKeyXor_mxKeyByBitEnc_mxKeyAlg1_mxKeyXor_mxKeySwapBitsD_changeDuplicates_mxKeyAlg2_mxKeySwapBitsRound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Not_changeDuplicatesC2_p2kproc3_p2kproc3_mxKeyNot_mxKeyAlg1_mxKeySwapBitsEE2_mxKeyRotEnc_p2kproc3_mxKeyAlg1_mxKeySwapBitsE_mxKeySwapMinors3_mxKeyAddRR_mxKeyAlg2_mxKeyRotEnc2_mxKeyReverseBit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SwapBitsF_mxKeyXor_mxKeyReverse_mxKeySwapBitsD_mxKeyByBitEnc_mxKeyRotEnc2_mxKeySwapBitsD_changeDuplicates_changeDuplicates_mxKeyRotEnc_mxKeyNot_changeDuplicatesB_mxKeySwapBitsE_mxKeyAlg2_mxKeySwapBitsG_mxKeyRotEnc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changeDuplicatesC2_mxKeySwapBitsRound_changeDuplicatesB_mxKeyAlg1_mxKeyRotateLeftBits_mxKeyNot_mxKeyReverseBits_mxKeySwapBitsG_mxKeyXorRR_changeDuplicatesB_mxKeyAlg2_mxKeyNot_mxKeySwapBitsG_mxKeyAlg1_mxKeyReverse_mxKeyAlg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changeDuplicatesB_mxKeySwapBitsG_changeDuplicates_mxKeySwapBitsF_changeDuplicatesC2_mxKeyRotEnc_mxKeySwapBitsF_mxKeyRotateLeftBits_mxKeyXor_mxKeySwapBitsF_changeDuplicatesB_mxKeyXorRR_mxKeySwapBitsF_mxKeyAlg1_mxKeySwapMinors3_mxKeyAlg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kproc1-2-3_mxKeyXorB_mxKeySwapBitsG_mxKeySwapBitsEE2_mxKeyReverse_mxKeyRotEnc2_mxKeyXorB_mxKeySwapBitsE_mxKeyAddRR_mxKeySwapBitsF_mxKeyByBitEnc_mxKeySwapBitsD_mxKeyXor_mxKeyAddRR_mxKeySwapMinors3_mxKeyXorRR_mxKeySwapMinors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Round_mxKeyXorRR_mxKeySwapBitsRound_mxKeySwapMinors3_mxKeyByBitEnc_changeDuplicatesC2_changeDuplicatesC2_mxKeySwapBitsEE2_mxKeyByBitEnc_mxKeyNot_mxKeySwapBitsG_mxKeyXor_mxKeyReverseBits_mxKeySwapMinors3_mxKeySwapBitsE_mxKeySwapBit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everseBits_changeDuplicatesB_mxKeySwapBitsEE2_mxKeySwapBitsE_mxKeyXorRR_changeDuplicatesC2_mxKeySwapBitsG_mxKeySwapBitsG_mxKeySwapBitsD_mxKeyXorRR_mxKeyXorRR_mxKeyAlg2_mxKeyByBitEnc_mxKeySwapMinors3_mxKeyXor_mxKeyReverseBit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E_mxKeyByBitEnc_mxKeyXorB_mxKeyRotEnc_p2kproc3_mxKeyAlg1_mxKeySwapBitsD_mxKeyAlg1_mxKeyRotEnc_mxKeySwapBitsEE2_mxKeyReverse_mxKeySwapBitsEE2_mxKeyXorRR_mxKeySwapBitsEE2_mxKeyAddRR_mxKeyXorR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changeDuplicatesB_mxKeyXorRR_mxKeyAlg2_mxKeyRotEnc_changeDuplicatesB_changeDuplicatesB_mxKeyAddRR_mxKeyAddRR_p2kproc3_mxKeyXorB_mxKeySwapBitsEE2_mxKeySwapBitsRound_mxKeyAlg2_mxKeySwapBitsEE2_mxKeyAddRR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RR_mxKeySwapMinors3_mxKeySwapBitsD_mxKeyByBitEnc_p2kproc3_mxKeyRotEnc2_mxKeySwapMinors3_mxKeyAlg1_mxKeyByBitEnc_mxKeySwapBitsG_mxKeyByBitEnc_mxKeySwapBitsRound_mxKeySwapBitsG_mxKeySwapBitsE_p2kproc3_mxKeyXorB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Alg1_mxKeySwapBitsG_mxKeySwapBitsF_mxKeyRotateLeftBits_mxKeySwapBitsEE2_mxKeyReverse_mxKeyAlg2_mxKeyXorB_mxKeySwapBitsRound_mxKeySwapBitsRound_mxKeySwapBitsEE2_changeDuplicatesB_mxKeySwapBitsE_mxKeySwapBitsE_mxKeyXorRR_mxKeyRotEnc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Not_mxKeySwapBitsE_mxKeySwapBitsF_mxKeyXorB_mxKeySwapBitsG_mxKeyXorB_mxKeyNot_mxKeySwapBitsD_mxKeyReverseBits_mxKeyRotateLeftBits_mxKeyXorB_mxKeyAddRR_mxKeyRotEnc_mxKeySwapBitsE_mxKeyReverse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ByBitEnc_mxKeyReverse_mxKeyXor_mxKeyXor_mxKeyRotEnc2_mxKeyReverseBits_changeDuplicatesC2_mxKeySwapBitsD_mxKeyAddRR_mxKeyXor_mxKeyRotateLeftBits_mxKeyXorB_mxKeyXorRR_mxKeySwapBitsE_mxKeyReverseBits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F_mxKeySwapMinors3_mxKeyRotEnc2_changeDuplicates_changeDuplicates_mxKeySwapBitsD_mxKeySwapBitsE_mxKeyAddRR_mxKeyAddRR_mxKeyRotEnc_mxKeyAddRR_mxKeyRotateLeftBits_mxKeyXorB_mxKeySwapBitsE_mxKeySwapBitsD_mxKeyAddR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Round_p2kproc3_mxKeyAlg1_changeDuplicates_changeDuplicatesC2_p2kproc3_mxKeyRotEnc2_mxKeyXorB_mxKeyRotateLeftBits_mxKeyReverseBits_mxKeySwapBitsG_mxKeyAlg2_changeDuplicates_mxKeySwapBitsG_changeDuplicates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B_mxKeyByBitEnc_mxKeyXorRR_mxKeyAlg1_changeDuplicatesB_mxKeyReverseBits_p2kproc3_changeDuplicatesC2_mxKeySwapMinors3_mxKeyXorRR_mxKeyNot_mxKeySwapBitsG_changeDuplicates_mxKeySwapBitsG_mxKeyXor_mxKeySwapBits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Enc2_mxKeyXorRR_mxKeySwapBitsF_changeDuplicatesC2_mxKeySwapBitsD_mxKeyByBitEnc_mxKeySwapBitsG_mxKeyByBitEnc_mxKeyReverse_mxKeyByBitEnc_mxKeySwapMinors3_mxKeySwapBitsRound_mxKeyReverse_mxKeySwapBitsG_mxKeyXorB_mxKeyRever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RR_mxKeySwapMinors3_changeDuplicatesC2_mxKeyByBitEnc_mxKeyAlg1_mxKeyReverse_mxKeyAlg1_mxKeyRotateLeftBits_mxKeySwapBitsD_mxKeyReverseBits_mxKeyXor_p2kproc3_mxKeySwapBitsRound_mxKeyByBitEnc_mxKeyAddRR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Not_mxKeyNot_mxKeySwapBitsE_mxKeyAddRR_mxKeyXor_mxKeySwapBitsD_mxKeyRotEnc2_mxKeyAlg2_mxKeySwapBitsRound_mxKeyRotEnc_mxKeyRotEnc2_mxKeySwapBitsE_mxKeyRotateLeftBits_mxKeyByBitEnc_changeDuplicatesC2_mxKeyReverseBit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changeDuplicatesB_mxKeyXor_mxKeySwapBitsEE2_mxKeyReverseBits_mxKeyByBitEnc_mxKeyXorRR_mxKeyXorRR_mxKeyRotEnc_mxKeyXorB_mxKeyXor_mxKeyReverse_mxKeyRotateLeftBits_mxKeyNot_mxKeyByBitEnc_mxKeyRotEnc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Minors3_mxKeySwapMinors3_mxKeyRotEnc_mxKeyReverseBits_mxKeySwapBitsG_mxKeySwapBitsD_mxKeyRotEnc2_mxKeyNot_mxKeyAlg2_p2kproc3_mxKeyXorB_mxKeyNot_mxKeySwapMinors3_mxKeyByBitEnc_mxKeySwapBitsE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F_mxKeyByBitEnc_mxKeyNot_mxKeyAlg2_mxKeyNot_mxKeySwapBitsD_mxKeySwapBitsG_mxKeyNot_mxKeyXorB_mxKeySwapBitsG_p2kproc3_p2kproc3_mxKeySwapBitsRound_mxKeyXor_mxKeyAlg2_mxKeyRever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RR_mxKeySwapBitsRound_mxKeyAlg2_mxKeyAlg1_mxKeyRotateLeftBits_mxKeyXorB_mxKeyXorRR_mxKeyReverse_mxKeyXorRR_mxKeySwapBitsF_mxKeyByBitEnc_changeDuplicates_mxKeySwapBitsG_mxKeyXorB_changeDuplicates_mxKeySwapBits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Minors3_mxKeyAlg2_mxKeyXorRR_mxKeySwapBitsE_mxKeyReverseBits_changeDuplicatesC2_mxKeyNot_mxKeySwapBitsF_mxKeySwapMinors3_mxKeyXor_changeDuplicatesC2_mxKeySwapBitsE_mxKeyReverseBits_mxKeyXorB_changeDuplicatesB_mxKeyRotEnc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F_mxKeyAddRR_p2kproc3_mxKeyAlg1_mxKeySwapBitsD_mxKeySwapBitsF_mxKeyByBitEnc_mxKeySwapBitsD_mxKeyReverseBits_mxKeySwapBitsG_mxKeySwapBitsG_mxKeySwapBitsEE2_mxKeyXorB_mxKeyXorB_mxKeyXorB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everseBits_mxKeyNot_mxKeySwapBitsD_changeDuplicatesB_mxKeyRotEnc_mxKeySwapBitsE_mxKeyRotEnc_mxKeySwapMinors3_changeDuplicates_mxKeyReverseBits_mxKeySwapBitsE_mxKeySwapBitsG_mxKeyXorRR_p2kproc3_mxKeySwapBitsRound_mxKeySwapMinors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everse_mxKeyAddRR_mxKeySwapBitsG_p2kproc3_changeDuplicates_mxKeySwapBitsRound_mxKeySwapBitsD_mxKeyRotateLeftBits_changeDuplicatesB_mxKeyRotEnc2_mxKeyRotEnc_mxKeySwapBitsE_mxKeySwapBitsF_mxKeyAddRR_mxKeyAlg1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Enc_mxKeySwapBitsE_mxKeySwapBitsRound_mxKeySwapBitsE_mxKeyXorB_mxKeySwapBitsRound_mxKeyRotEnc_mxKeyReverseBits_mxKeySwapBitsF_changeDuplicatesB_mxKeyAlg1_mxKeyAlg2_mxKeyNot_mxKeyXorRR_mxKeyNot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Round_mxKeyAlg1_mxKeyRotEnc_mxKeyAddRR_mxKeyXorRR_changeDuplicatesC2_mxKeySwapBitsRound_mxKeyReverse_mxKeyReverseBits_mxKeyNot_mxKeyReverse_mxKeyRotEnc2_mxKeySwapBitsEE2_mxKeyNot_mxKeyRotEnc_mxKeyRotEn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D_mxKeySwapBitsD_mxKeyByBitEnc_changeDuplicates_mxKeySwapBitsF_mxKeyAlg1_mxKeyNot_changeDuplicatesC2_changeDuplicatesB_mxKeyAlg2_mxKeyAlg2_mxKeyReverse_p2kproc3_mxKeyNot_mxKeyReverseBits_mxKeySwapMinors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everseBits_mxKeySwapBitsRound_mxKeyAlg2_mxKeySwapBitsG_mxKeySwapBitsRound_mxKeySwapBitsG_mxKeyAlg1_changeDuplicates_mxKeyAlg2_mxKeyXorRR_changeDuplicates_mxKeyReverse_mxKeyXorRR_mxKeyNot_mxKeyXorB_mxKeySwapBits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Enc_p2kproc3_mxKeySwapBitsE_mxKeyReverseBits_mxKeyXorB_mxKeyAlg1_mxKeyRotEnc_mxKeyXor_mxKeyXor_mxKeyAlg2_mxKeySwapBitsF_changeDuplicatesC2_mxKeySwapBitsE_changeDuplicatesC2_mxKeyReverseBits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E_mxKeyAlg1_mxKeyNot_mxKeySwapBitsE_p2kproc3_mxKeyRotEnc_mxKeyXorRR_mxKeySwapBitsEE2_mxKeyAlg2_mxKeyRotEnc_mxKeyRotEnc_mxKeyReverseBits_mxKeyAlg1_changeDuplicates_mxKeyRotEnc_mxKeyRotEn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G_p2kproc3_mxKeyXorB_mxKeyReverse_mxKeySwapMinors3_mxKeySwapBitsD_changeDuplicatesC2_mxKeyXorB_mxKeyReverseBits_mxKeySwapBitsE_mxKeySwapMinors3_p2kproc3_mxKeyAddRR_changeDuplicates_mxKeyRotateLeftBits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everseBits_mxKeyReverse_mxKeyByBitEnc_mxKeySwapBitsD_mxKeySwapBitsRound_changeDuplicatesB_mxKeyReverse_mxKeySwapBitsEE2_mxKeySwapBitsG_mxKeySwapBitsE_mxKeyNot_mxKeyRotEnc_mxKeyXorRR_changeDuplicatesB_mxKeyAddRR_mxKeySwapBits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ByBitEnc_mxKeyRotEnc2_mxKeySwapMinors3_mxKeyAlg2_changeDuplicatesC2_mxKeySwapBitsG_p2kproc3_changeDuplicates_mxKeySwapMinors3_mxKeyXorB_mxKeySwapBitsG_mxKeySwapBitsG_mxKeyRotEnc_changeDuplicatesB_mxKeyNot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AddRR_mxKeyXorB_mxKeySwapMinors3_changeDuplicatesC2_mxKeyRotEnc2_mxKeyRotEnc_mxKeySwapBitsE_changeDuplicates_mxKeyReverseBits_mxKeySwapBitsF_mxKeyReverse_mxKeyReverseBits_p2kproc3_changeDuplicatesB_changeDuplicates_mxKeyRotEn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ByBitEnc_mxKeySwapBitsEE2_mxKeyAlg2_mxKeySwapBitsEE2_mxKeyAlg2_mxKeyNot_mxKeyReverse_mxKeySwapBitsEE2_changeDuplicatesB_mxKeyReverseBits_mxKeyAlg1_mxKeyAlg2_mxKeyReverseBits_changeDuplicatesB_mxKeySwapBitsG_mxKeySwapBitsRoun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D_mxKeySwapBitsEE2_mxKeySwapBitsE_mxKeyAddRR_mxKeySwapBitsF_mxKeySwapBitsEE2_p2kproc3_mxKeyXor_changeDuplicates_mxKeySwapBitsD_mxKeyReverse_mxKeySwapBitsE_mxKeyReverseBits_changeDuplicatesB_mxKeyByBitEnc_mxKeyRotEn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Enc2_mxKeySwapBitsD_mxKeyByBitEnc_changeDuplicatesC2_mxKeyAlg2_mxKeyByBitEnc_mxKeyAddRR_mxKeyRotEnc2_changeDuplicatesB_changeDuplicates_mxKeySwapBitsG_mxKeyAlg1_mxKeyReverseBits_mxKeyAlg2_mxKeySwapBitsE_mxKeySwapBits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E_mxKeyAlg2_mxKeyRotEnc2_mxKeyReverseBits_mxKeySwapBitsE_mxKeySwapBitsE_changeDuplicatesC2_changeDuplicatesC2_mxKeyByBitEnc_mxKeySwapBitsG_changeDuplicatesB_p2kproc3_mxKeySwapBitsG_mxKeyAlg1_mxKeyAddRR_mxKeySwapBitsRoun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ateLeftBits_mxKeySwapBitsRound_mxKeyReverseBits_mxKeyXor_mxKeyRotateLeftBits_mxKeySwapBitsE_mxKeyRotEnc2_mxKeyAddRR_mxKeySwapBitsD_mxKeyReverse_mxKeySwapMinors3_mxKeyRotateLeftBits_mxKeySwapMinors3_mxKeyAlg1_mxKeyNot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B_p2kproc3_mxKeySwapBitsE_mxKeyAlg1_mxKeyReverseBits_mxKeyAlg2_changeDuplicates_mxKeyAlg2_mxKeySwapMinors3_mxKeyRotEnc_mxKeySwapBitsF_mxKeyReverse_mxKeyReverse_mxKeyAlg1_mxKeyReverseBits_mxKeyAlg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Alg2_mxKeyRotEnc_mxKeyReverseBits_mxKeyXorB_mxKeyRotEnc_mxKeyAddRR_p2kproc3_mxKeyXorRR_mxKeySwapBitsF_mxKeySwapBitsE_mxKeyXorRR_mxKeyAddRR_mxKeyByBitEnc_mxKeyAlg1_mxKeySwapBitsG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Minors3_mxKeyAlg2_p2kproc3_mxKeySwapBitsG_mxKeyRotEnc2_mxKeyXorRR_mxKeyByBitEnc_mxKeyXor_mxKeyAddRR_changeDuplicatesB_mxKeyXor_changeDuplicatesB_mxKeyAddRR_mxKeyRotEnc_mxKeySwapBitsRound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RotateLeftBits_changeDuplicatesB_mxKeyRotEnc2_mxKeyRotateLeftBits_mxKeyByBitEnc_mxKeyAddRR_mxKeySwapMinors3_mxKeyAlg2_p2kproc3_mxKeySwapBitsD_mxKeyAlg1_mxKeyAlg2_mxKeySwapMinors3_mxKeyRotEnc_mxKeySwapBitsF_mxKeySwapBits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_mxKeyAddRR_mxKeyReverse_mxKeyAlg2_mxKeySwapBitsG_mxKeySwapBitsEE2_changeDuplicates_changeDuplicatesC2_mxKeyReverseBits_mxKeySwapBitsEE2_changeDuplicatesC2_mxKeySwapBitsG_mxKeySwapMinors3_mxKeyRotEnc_mxKeySwapBitsG_mxKeyRotEnc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Not_p2kproc3_mxKeyXor_mxKeyAddRR_mxKeySwapBitsEE2_mxKeyXorRR_mxKeyXorRR_mxKeyRotEnc_changeDuplicates_mxKeyXorB_mxKeyAddRR_changeDuplicates_mxKeySwapBitsD_mxKeyReverse_changeDuplicatesB_p2kproc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XorRR_changeDuplicates_mxKeySwapBitsG_changeDuplicates_mxKeyAlg2_mxKeyRotEnc2_mxKeySwapBitsG_mxKeySwapBitsRound_mxKeySwapBitsEE2_mxKeySwapBitsEE2_mxKeySwapMinors3_mxKeyReverse_mxKeyRotEnc2_mxKeyReverse_mxKeyReverseBits_mxKeyAlg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ByBitEnc_changeDuplicatesB_mxKeyAlg1_mxKeyNot_mxKeyReverse_mxKeySwapMinors3_mxKeySwapBitsE_mxKeyByBitEnc_mxKeyByBitEnc_mxKeySwapBitsD_mxKeyXorB_changeDuplicates_mxKeySwapBitsE_mxKeyReverse_mxKeyRotEnc2_mxKeyNo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2kproc1-2-3_mxKeySwapBitsRound_mxKeyRotEnc2_mxKeySwapBitsG_mxKeyByBitEnc_mxKeyByBitEnc_mxKeyAddRR_mxKeyXorB_mxKeyAlg1_mxKeyReverse_mxKeySwapMinors3_mxKeySwapBitsE_mxKeySwapBitsD_p2kproc3_mxKeyRotEnc2_mxKeySwapBitsEE2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E_mxKeyAlg2_mxKeyNot_mxKeyRotEnc2_changeDuplicatesB_mxKeySwapBitsG_mxKeySwapBitsRound_mxKeyRotateLeftBits_changeDuplicatesB_p2kproc3_mxKeyAddRR_mxKeySwapBitsE_mxKeyReverse_mxKeyRotEnc2_mxKeySwapBitsF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C2_mxKeyByBitEnc_mxKeySwapBitsEE2_mxKeySwapBitsG_mxKeyNot_mxKeyRotateLeftBits_mxKeyXorRR_mxKeyXor_mxKeyRotEnc2_mxKeySwapBitsRound_mxKeySwapBitsEE2_p2kproc3_mxKeyByBitEnc_mxKeyRotEnc2_mxKeyRotateLeftBits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D_mxKeySwapMinors3_changeDuplicates_mxKeyRotEnc_mxKeySwapBitsG_changeDuplicatesC2_mxKeyRotEnc_p2kproc3_mxKeyAddRR_mxKeyXorRR_changeDuplicatesB_mxKeyReverse_mxKeyAlg1_mxKeySwapMinors3_mxKeySwapBitsE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C2_mxKeySwapBitsRound_mxKeyRotEnc_mxKeyByBitEnc_mxKeyAddRR_mxKeyRotEnc_mxKeyByBitEnc_mxKeySwapBitsEE2_mxKeyAlg1_mxKeyRotEnc2_changeDuplicatesC2_mxKeyAlg2_mxKeySwapBitsF_mxKeySwapMinors3_mxKeyXor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otateLeftBits_mxKeySwapMinors3_mxKeyXorB_mxKeyXorB_mxKeyAddRR_mxKeyAddRR_changeDuplicatesB_changeDuplicates_mxKeyRotateLeftBits_mxKeySwapMinors3_changeDuplicatesB_mxKeyReverseBits_mxKeySwapBitsEE2_mxKeySwapBitsEE2_p2kproc3_mxKeyRever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everse_mxKeyXorB_mxKeySwapBitsRound_mxKeyReverse_mxKeySwapBitsEE2_mxKeySwapBitsRound_mxKeyReverseBits_mxKeySwapBitsEE2_mxKeyRotEnc2_changeDuplicatesC2_changeDuplicatesC2_mxKeyXor_mxKeySwapBitsG_mxKeySwapBitsEE2_mxKeySwapBitsRound_mxKeyXo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E_changeDuplicatesC2_mxKeySwapBitsG_mxKeySwapMinors3_mxKeySwapBitsF_mxKeySwapMinors3_mxKeySwapBitsE_p2kproc3_mxKeyRotEnc_changeDuplicates_mxKeySwapBitsG_mxKeyRotateLeftBits_changeDuplicatesC2_mxKeySwapBitsD_mxKeyNot_mxKeyXo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_mxKeySwapBitsD_mxKeyAlg2_mxKeySwapBitsG_mxKeyXorB_mxKeyRotateLeftBits_changeDuplicatesC2_mxKeySwapMinors3_mxKeyAlg1_mxKeyAlg1_p2kproc3_mxKeyAddRR_mxKeySwapBitsEE2_mxKeySwapBitsD_changeDuplicates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Minors3_mxKeySwapBitsF_mxKeyAddRR_mxKeyRotEnc_mxKeySwapBitsRound_mxKeySwapBitsE_mxKeyAlg1_mxKeySwapBitsG_mxKeySwapBitsD_mxKeySwapBitsE_mxKeyRotEnc_mxKeyXorRR_mxKeySwapBitsD_mxKeySwapBitsD_mxKeyAlg1_mxKeySwapBits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Minors3_mxKeyReverse_mxKeySwapBitsRound_mxKeyRotateLeftBits_mxKeyXor_mxKeyReverseBits_mxKeyXorRR_mxKeySwapBitsG_mxKeyRotEnc2_mxKeyRotateLeftBits_mxKeyRotEnc_mxKeySwapBitsF_mxKeyReverse_mxKeySwapBitsE_mxKeyXorRR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otEnc2_mxKeyRotateLeftBits_mxKeyRotEnc_mxKeyRotEnc2_p2kproc3_changeDuplicatesB_changeDuplicatesC2_mxKeySwapBitsRound_mxKeyXorRR_p2kproc3_mxKeySwapBitsEE2_mxKeySwapBitsE_changeDuplicates_mxKeySwapBitsE_mxKeyNot_mxKeySwapBits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Not_mxKeyXorB_mxKeySwapBitsRound_mxKeyRotateLeftBits_mxKeySwapMinors3_changeDuplicatesB_mxKeyAlg1_mxKeyXor_changeDuplicatesB_mxKeyAlg2_mxKeyXorRR_mxKeySwapBitsRound_mxKeyByBitEnc_mxKeySwapBitsE_mxKeyAlg2_mxKeyRever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E_changeDuplicatesB_mxKeyByBitEnc_mxKeyReverse_mxKeySwapBitsF_mxKeyByBitEnc_mxKeyRotEnc_mxKeySwapBitsRound_mxKeyByBitEnc_mxKeySwapBitsE_mxKeyReverseBits_mxKeyXorRR_mxKeySwapBitsE_mxKeySwapBitsF_mxKeyXorRR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F_mxKeyAlg1_mxKeyAlg1_changeDuplicates_mxKeyXor_mxKeyByBitEnc_mxKeyXorB_mxKeyRotEnc2_changeDuplicates_mxKeyRotEnc_mxKeySwapBitsD_mxKeySwapBitsF_mxKeyAddRR_mxKeySwapBitsF_changeDuplicatesB_p2kproc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otEnc2_mxKeySwapBitsEE2_mxKeyAddRR_mxKeyXor_mxKeyRotEnc_mxKeyReverse_mxKeySwapMinors3_mxKeyRotEnc2_mxKeyRotEnc_mxKeyRotEnc_mxKeyRotateLeftBits_p2kproc3_mxKeyAlg1_mxKeySwapBitsF_mxKeySwapBitsF_mxKeyAddR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Not_changeDuplicatesC2_mxKeySwapBitsF_mxKeyAlg2_mxKeyXorB_mxKeyReverseBits_p2kproc3_mxKeyXor_mxKeyAlg1_mxKeyRotEnc2_mxKeyAddRR_mxKeyNot_mxKeyAlg1_mxKeySwapBitsF_mxKeySwapBitsG_mxKeySwapBits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Alg1_mxKeyReverseBits_mxKeyRotEnc2_mxKeySwapBitsD_mxKeySwapBitsEE2_changeDuplicatesB_changeDuplicatesB_mxKeyByBitEnc_mxKeySwapBitsG_mxKeyReverse_mxKeySwapBitsF_mxKeySwapBitsF_mxKeyNot_mxKeySwapBitsF_mxKeyXor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B_mxKeyReverseBits_mxKeySwapBitsF_mxKeyXorRR_changeDuplicates_mxKeyReverse_mxKeyXorB_mxKeyRotateLeftBits_changeDuplicatesC2_mxKeyRotEnc2_mxKeyByBitEnc_mxKeyXor_changeDuplicatesB_mxKeySwapBitsG_mxKeyXorRR_mxKeySwapMinors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C2_mxKeyRotEnc2_mxKeySwapBitsD_mxKeySwapBitsG_mxKeySwapMinors3_changeDuplicatesB_mxKeyAlg1_changeDuplicatesC2_mxKeySwapBitsD_changeDuplicates_mxKeyReverseBits_mxKeySwapMinors3_mxKeyRotateLeftBits_mxKeySwapBitsG_mxKeySwapBitsD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C2_mxKeyRotateLeftBits_mxKeyReverse_mxKeyXorB_mxKeyRotEnc2_mxKeySwapBitsRound_mxKeySwapBitsE_mxKeyAlg1_mxKeyXor_mxKeySwapMinors3_mxKeyByBitEnc_mxKeyXor_changeDuplicatesB_mxKeySwapBitsG_mxKeyXorB_mxKeyRotEn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RR_mxKeyRotateLeftBits_changeDuplicatesB_mxKeySwapBitsEE2_mxKeyAddRR_mxKeyNot_mxKeyXor_mxKeyReverse_mxKeyRotateLeftBits_p2kproc3_mxKeyAlg2_mxKeyXorB_mxKeySwapBitsEE2_mxKeyByBitEnc_mxKeyAlg2_mxKeyXorR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p2kproc3_mxKeyReverseBits_mxKeyRotEnc_mxKeyNot_mxKeyReverse_mxKeyRotateLeftBits_mxKeyRotEnc_mxKeySwapBitsRound_changeDuplicatesB_mxKeyRotEnc2_mxKeySwapBitsEE2_changeDuplicatesB_changeDuplicates_mxKeyXor_mxKeyRotEnc2_mxKeyRever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p2kproc3_p2kproc3_mxKeySwapBitsE_mxKeyXorB_mxKeySwapBitsD_mxKeySwapMinors3_mxKeyAlg1_mxKeyXorRR_mxKeyReverseBits_mxKeyXor_mxKeyNot_mxKeySwapBitsEE2_mxKeyAlg1_mxKeyXorB_mxKeyReverseBits_mxKeyReverseBit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p2kproc3_changeDuplicatesC2_mxKeySwapBitsEE2_mxKeySwapBitsG_mxKeySwapBitsEE2_mxKeySwapBitsF_mxKeySwapMinors3_mxKeySwapBitsEE2_p2kproc3_mxKeyReverse_mxKeyXorRR_mxKeySwapMinors3_mxKeyByBitEnc_mxKeyXorB_mxKeySwapBitsEE2_mxKeyRotEnc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Minors3_mxKeyByBitEnc_mxKeyAlg2_mxKeySwapBitsRound_mxKeySwapBitsRound_mxKeySwapMinors3_mxKeyRotateLeftBits_mxKeyRotEnc2_mxKeyRotateLeftBits_mxKeyRotEnc_mxKeyReverse_mxKeySwapBitsE_changeDuplicatesB_mxKeyXorB_mxKeyRotateLeftBits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ByBitEnc_mxKeyXorRR_mxKeyRotEnc2_mxKeyReverseBits_changeDuplicates_mxKeySwapBitsRound_mxKeySwapBitsF_mxKeyRotateLeftBits_mxKeySwapBitsRound_mxKeyRotateLeftBits_mxKeyAddRR_mxKeySwapBitsG_mxKeyRotateLeftBits_mxKeyRotateLeftBits_mxKeyReverse_mxKeyRever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B_mxKeySwapBitsE_mxKeyXorB_mxKeyReverse_mxKeyRotateLeftBits_mxKeySwapMinors3_mxKeyReverse_mxKeyAddRR_mxKeyXor_mxKeyNot_mxKeySwapMinors3_mxKeyXorRR_mxKeyRotateLeftBits_mxKeyRotateLeftBits_mxKeySwapBitsEE2_mxKeyXorB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Round_mxKeySwapBitsEE2_mxKeyAlg2_changeDuplicatesB_mxKeySwapBitsD_mxKeyNot_mxKeyNot_mxKeyAddRR_mxKeyAlg1_mxKeyNot_mxKeySwapBitsEE2_p2kproc3_mxKeyAddRR_p2kproc3_mxKeyAlg1_mxKeySwapMinors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RR_mxKeyAlg2_mxKeyAlg2_mxKeyXorB_mxKeySwapBitsRound_mxKeyRotateLeftBits_mxKeySwapBitsG_mxKeyAlg2_mxKeyRotEnc_changeDuplicates_mxKeySwapBitsD_mxKeyReverse_p2kproc3_mxKeyAddRR_mxKeySwapBitsRound_mxKeySwapMinors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p2kproc3_mxKeySwapBitsF_mxKeyByBitEnc_mxKeySwapBitsG_changeDuplicatesB_changeDuplicatesB_mxKeyAlg1_mxKeySwapBitsRound_mxKeyReverseBits_mxKeySwapBitsE_mxKeySwapBitsF_mxKeyNot_mxKeyReverse_mxKeyXorRR_changeDuplicates_mxKeyRotEnc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_mxKeyNot_mxKeyAddRR_mxKeySwapBitsRound_changeDuplicatesC2_mxKeyRotEnc_mxKeySwapBitsG_changeDuplicatesC2_mxKeyReverseBits_mxKeySwapBitsF_mxKeyRotateLeftBits_mxKeySwapBitsG_changeDuplicatesC2_mxKeyNot_mxKeySwapBitsD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_mxKeyRotEnc2_mxKeySwapMinors3_mxKeyRotEnc_mxKeySwapMinors3_changeDuplicates_mxKeyXorB_mxKeyXorB_mxKeyRotateLeftBits_p2kproc3_mxKeySwapBitsF_mxKeyAddRR_mxKeyXor_changeDuplicatesC2_changeDuplicatesC2_mxKeySwapBitsRoun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Not_mxKeyReverseBits_changeDuplicatesB_mxKeyByBitEnc_mxKeySwapBitsEE2_mxKeyAlg2_changeDuplicates_mxKeyAlg1_mxKeyAlg2_changeDuplicates_changeDuplicates_mxKeyRotEnc2_mxKeySwapBitsD_changeDuplicatesC2_changeDuplicatesB_p2kproc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Alg2_mxKeyReverseBits_mxKeyXor_mxKeyRotEnc_mxKeyRotEnc_mxKeySwapBitsRound_p2kproc3_mxKeyReverse_mxKeyRotEnc2_mxKeyRotateLeftBits_mxKeyXorB_mxKeySwapBitsD_changeDuplicatesC2_changeDuplicates_mxKeySwapBitsRound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AddRR_mxKeySwapBitsE_mxKeyRotEnc_changeDuplicatesB_mxKeyReverse_mxKeySwapBitsG_mxKeyRotEnc2_mxKeyRotateLeftBits_mxKeyReverse_mxKeySwapMinors3_mxKeyXor_mxKeySwapBitsRound_mxKeyNot_changeDuplicatesB_mxKeyAddRR_mxKeySwapBit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EE2_mxKeyAddRR_changeDuplicates_mxKeyAddRR_mxKeyReverse_mxKeySwapMinors3_mxKeySwapBitsD_mxKeyRotEnc2_mxKeyXorB_mxKeySwapBitsF_mxKeyReverse_mxKeyRotEnc2_changeDuplicatesC2_changeDuplicatesB_mxKeyXorRR_mxKeyAlg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F_mxKeySwapMinors3_mxKeyRotEnc_mxKeyReverse_mxKeyXorB_changeDuplicatesB_mxKeyReverse_mxKeyNot_mxKeyRotEnc_mxKeyNot_changeDuplicates_mxKeyAlg1_mxKeySwapBitsF_changeDuplicatesB_mxKeySwapBitsF_mxKeyByBitEn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_mxKeySwapBitsG_mxKeySwapBitsG_mxKeySwapBitsRound_mxKeyXor_mxKeyXorB_mxKeySwapMinors3_mxKeySwapBitsE_mxKeySwapBitsE_mxKeyReverseBits_mxKeyReverse_mxKeyAlg2_mxKeyNot_changeDuplicatesB_mxKeySwapBitsG_mxKeyByBitEn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everse_mxKeyXorB_mxKeyAddRR_mxKeySwapBitsRound_mxKeySwapBitsE_mxKeyAlg1_mxKeyRotEnc2_mxKeyByBitEnc_mxKeySwapBitsG_mxKeyAlg2_mxKeyXorB_changeDuplicatesC2_mxKeyRotEnc2_mxKeyAlg2_mxKeyAlg1_mxKeyRotEn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otateLeftBits_mxKeyRotateLeftBits_changeDuplicatesC2_mxKeyAddRR_mxKeySwapBitsE_mxKeySwapMinors3_mxKeyXor_mxKeyAddRR_mxKeyReverseBits_mxKeyXorRR_mxKeyXorB_mxKeyRotEnc_mxKeyAddRR_mxKeyAlg2_mxKeySwapMinors3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D_mxKeySwapBitsEE2_p2kproc3_p2kproc3_mxKeyAddRR_mxKeyAddRR_changeDuplicatesC2_mxKeyXorB_p2kproc3_mxKeySwapMinors3_mxKeySwapBitsF_p2kproc3_mxKeySwapBitsD_mxKeyAlg2_mxKeySwapBitsE_mxKeySwapMinors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RotEnc_mxKeySwapBitsRound_mxKeySwapBitsRound_mxKeyReverse_mxKeyNot_mxKeySwapBitsF_mxKeyAddRR_mxKeySwapBitsEE2_mxKeyRotateLeftBits_mxKeySwapBitsRound_mxKeyXorB_mxKeySwapBitsF_mxKeyNot_mxKeyAlg2_mxKeySwapBitsG_mxKeyRever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G_mxKeyByBitEnc_mxKeyReverse_mxKeySwapBitsD_mxKeyReverseBits_changeDuplicates_mxKeyXorB_mxKeyAddRR_mxKeyRotEnc2_mxKeyAlg1_mxKeySwapMinors3_mxKeyReverse_mxKeyAlg1_mxKeyAlg2_mxKeyRotateLeftBits_mxKeyRotEn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G_mxKeyAlg1_mxKeySwapMinors3_changeDuplicatesC2_mxKeyRotEnc2_mxKeyXor_mxKeySwapBitsRound_mxKeyRotateLeftBits_mxKeyXorRR_mxKeyXorB_mxKeyReverse_mxKeyAlg1_mxKeyRotateLeftBits_mxKeyAlg1_changeDuplicatesC2_mxKeyAlg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p2kproc3_mxKeyAddRR_mxKeySwapBitsD_changeDuplicates_mxKeyRotEnc2_mxKeyAlg1_mxKeyAddRR_mxKeyAlg1_mxKeyAlg1_changeDuplicatesC2_mxKeyByBitEnc_mxKeySwapBitsG_mxKeyRotateLeftBits_mxKeyAlg1_changeDuplicatesB_mxKeySwapMinors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_changeDuplicatesC2_mxKeySwapBitsRound_mxKeySwapBitsD_mxKeySwapBitsE_mxKeyNot_mxKeyAlg1_mxKeyByBitEnc_mxKeyAlg1_mxKeyXorRR_mxKeyByBitEnc_mxKeyXorB_mxKeyAddRR_mxKeyRotEnc_mxKeyAlg2_mxKeyReverseBit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changeDuplicates_mxKeySwapBitsRound_mxKeyReverse_changeDuplicatesC2_mxKeyRotateLeftBits_changeDuplicatesB_mxKeyRotEnc_changeDuplicatesC2_p2kproc3_mxKeySwapBitsEE2_mxKeySwapMinors3_mxKeySwapBitsD_mxKeyRotEnc_mxKeyRotEnc_mxKeyAlg1_mxKeyReverseBit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SwapBitsE_mxKeySwapBitsE_p2kproc3_mxKeyReverseBits_mxKeyXorB_changeDuplicatesB_mxKeyRotateLeftBits_mxKeyNot_mxKeyXorRR_mxKeySwapBitsG_mxKeySwapBitsD_mxKeySwapBitsF_changeDuplicatesB_mxKeyRotEnc_mxKeySwapBitsF_mxKeySwapBits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2kproc1-2-3_mxKeyXorB_mxKeyXor_mxKeySwapBitsEE2_mxKeyRotEnc2_mxKeySwapMinors3_mxKeyReverseBits_mxKeyXor_mxKeyNot_mxKeySwapBitsF_mxKeyRotEnc2_mxKeySwapBitsEE2_mxKeyReverseBits_mxKeyAlg1_mxKeySwapBitsD_mxKeyAlg1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Minors3_mxKeyXorRR_mxKeySwapBitsF_mxKeyAlg2_changeDuplicatesC2_mxKeyByBitEnc_mxKeySwapBitsF_p2kproc3_mxKeyReverse_changeDuplicatesB_mxKeyRotEnc2_mxKeySwapMinors3_mxKeyRotateLeftBits_mxKeySwapBitsD_mxKeySwapBitsE_changeDuplicatesC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2_p2kproc3_mxKeyRotEnc2_p2kproc3_mxKeySwapBitsE_mxKeySwapBitsF_mxKeySwapMinors3_mxKeyAlg2_p2kproc3_mxKeyAddRR_mxKeyXorRR_mxKeyReverse_mxKeyAlg2_mxKeySwapBitsE_mxKeySwapMinors3_mxKeyRotEnc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2_mxKeyNot_mxKeyRotateLeftBits_mxKeyRotEnc_changeDuplicates_mxKeySwapBitsEE2_changeDuplicatesB_changeDuplicates_changeDuplicatesB_p2kproc3_changeDuplicates_mxKeyXorRR_mxKeyAddRR_mxKeySwapBitsF_mxKeyAlg2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ateLeftBits_mxKeySwapBitsEE2_mxKeyByBitEnc_mxKeyByBitEnc_mxKeyReverse_mxKeyXorRR_mxKeySwapBitsE_changeDuplicates_changeDuplicatesC2_mxKeyAlg1_mxKeyRotateLeftBits_mxKeySwapBitsE_mxKeyAlg1_mxKeySwapBitsF_mxKeySwapBitsE_mxKeyRevers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_mxKeyXor_changeDuplicatesC2_mxKeyByBitEnc_p2kproc3_mxKeyRotEnc_mxKeyByBitEnc_mxKeySwapBitsF_mxKeyRotateLeftBits_mxKeyRotEnc2_mxKeyXorRR_mxKeyXorB_mxKeyXorB_mxKeySwapBitsG_mxKeyReverseBits_mxKeyReverseBit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ateLeftBits_mxKeyRotEnc_mxKeyXor_mxKeyByBitEnc_changeDuplicatesC2_mxKeyAlg1_mxKeyXorRR_mxKeyXor_mxKeyRotEnc2_mxKeyAlg1_mxKeySwapMinors3_mxKeyXorRR_mxKeySwapBitsF_mxKeySwapBitsG_mxKeyXor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E_mxKeyReverse_mxKeySwapBitsD_p2kproc3_mxKeyNot_mxKeyRotEnc_mxKeyAlg1_changeDuplicatesB_mxKeyReverseBits_mxKeyAlg1_mxKeySwapBitsE_mxKeyRotEnc_mxKeyAlg2_mxKeyXor_changeDuplicatesB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EE2_mxKeyXorRR_mxKeySwapBitsEE2_mxKeyRotEnc2_p2kproc3_changeDuplicates_mxKeyReverse_mxKeySwapBitsG_mxKeyRotEnc_mxKeyAddRR_mxKeySwapBitsE_mxKeyAddRR_mxKeySwapBitsG_mxKeyXor_mxKeyAlg2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everseBits_mxKeyByBitEnc_mxKeyRotEnc2_p2kproc3_mxKeySwapBitsG_mxKeySwapBitsF_mxKeyAddRR_mxKeyNot_mxKeyReverseBits_mxKeySwapBitsG_mxKeyXorRR_changeDuplicatesB_mxKeyAddRR_mxKeyXor_mxKeyRotEnc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p2kproc3_mxKeySwapBitsRound_mxKeySwapBitsEE2_mxKeyAlg1_changeDuplicatesC2_mxKeyRotateLeftBits_mxKeyReverse_mxKeyXorRR_mxKeySwapBitsD_mxKeySwapBitsE_mxKeySwapBitsG_mxKeySwapBitsF_mxKeySwapMinors3_mxKeyXor_mxKeyXor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changeDuplicatesB_mxKeyRotEnc2_mxKeySwapBitsG_mxKeyReverseBits_mxKeySwapBitsF_mxKeyReverseBits_mxKeySwapMinors3_mxKeyXorB_changeDuplicates_mxKeyAlg2_mxKeySwapBitsD_mxKeySwapBitsEE2_mxKeyXorRR_mxKeyRotateLeftBits_mxKeyAlg1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G_changeDuplicatesB_mxKeyXorRR_mxKeyNot_changeDuplicates_mxKeyReverseBits_mxKeySwapBitsF_mxKeyAlg1_mxKeySwapBitsEE2_mxKeyReverse_mxKeySwapBitsEE2_mxKeySwapBitsG_mxKeySwapBitsF_mxKeyRotateLeftBits_mxKeyRotEnc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changeDuplicates_mxKeySwapBitsRound_changeDuplicates_mxKeyReverse_mxKeyAlg1_mxKeySwapBitsE_mxKeyRotEnc2_p2kproc3_mxKeyAlg2_mxKeySwapMinors3_mxKeySwapBitsF_mxKeyRotateLeftBits_mxKeyByBitEnc_mxKeyRotateLeftBits_mxKeyRotEnc2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changeDuplicatesC2_mxKeyRotEnc2_mxKeyAddRR_mxKeyAlg1_mxKeySwapBitsF_mxKeySwapBitsF_mxKeyAlg1_mxKeyRotEnc2_mxKeyXorB_mxKeyAlg1_mxKeyAddRR_mxKeySwapBitsRound_mxKeyReverse_mxKeyRotateLeftBits_mxKeyXorB_mxKeyRotEnc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2_mxKeySwapMinors3_changeDuplicates_p2kproc3_mxKeySwapBitsE_mxKeyAddRR_mxKeySwapBitsEE2_mxKeyRotEnc2_mxKeyReverse_changeDuplicatesB_mxKeyXorB_mxKeyXorRR_mxKeyAlg2_p2kproc3_mxKeyAlg1_mxKeyRotEnc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_mxKeySwapBitsEE2_mxKeyReverseBits_mxKeyXorRR_mxKeySwapBitsEE2_mxKeyAlg1_mxKeyRotEnc_mxKeyAddRR_changeDuplicates_changeDuplicatesC2_mxKeyNot_mxKeyXor_mxKeySwapBitsF_p2kproc3_mxKeySwapBitsRound_mxKeyAddR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_mxKeyRotEnc_mxKeyXorRR_mxKeyRotEnc2_changeDuplicates_mxKeyRotEnc_changeDuplicatesC2_changeDuplicatesC2_mxKeyAlg1_mxKeyRotEnc2_mxKeyReverseBits_mxKeySwapBitsF_mxKeyRotateLeftBits_p2kproc3_mxKeySwapBitsRound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Minors3_p2kproc3_mxKeySwapBitsD_mxKeySwapBitsG_mxKeyAlg2_changeDuplicatesB_mxKeyRotEnc_mxKeySwapBitsF_p2kproc3_mxKeyRotEnc2_mxKeyAddRR_mxKeyAlg1_mxKeyXorRR_p2kproc3_mxKeyRotateLeftBits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p2kproc3_mxKeyAlg2_mxKeyAddRR_mxKeyAddRR_changeDuplicatesC2_changeDuplicates_changeDuplicates_mxKeyAddRR_mxKeyAlg2_mxKeyRotEnc2_mxKeyRotateLeftBits_changeDuplicatesC2_mxKeyRotEnc_mxKeyAddRR_mxKeyAddRR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D_changeDuplicatesC2_mxKeyXorB_mxKeyRotateLeftBits_mxKeyRotateLeftBits_mxKeySwapBitsRound_mxKeyReverse_mxKeySwapBitsRound_mxKeySwapBitsD_mxKeySwapMinors3_mxKeyXorB_mxKeyXorRR_mxKeyReverse_mxKeyAddRR_mxKeyAlg2_changeDuplicatesC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RR_mxKeyAlg2_changeDuplicatesB_mxKeyNot_mxKeySwapBitsG_mxKeySwapBitsG_mxKeyAlg2_mxKeyRotateLeftBits_changeDuplicatesC2_p2kproc3_mxKeySwapMinors3_mxKeyRotEnc2_mxKeyRotEnc_mxKeyAddRR_mxKeySwapBitsD_mxKeySwapBits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Round_mxKeySwapBitsEE2_mxKeySwapBitsG_mxKeyReverseBits_mxKeyRotateLeftBits_mxKeyReverseBits_mxKeySwapBitsG_mxKeyAddRR_mxKeyRotEnc_mxKeyRotEnc_mxKeySwapMinors3_mxKeyXorRR_mxKeySwapBitsE_mxKeyAddRR_mxKeySwapBitsG_mxKeySwapBits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everseBits_p2kproc3_changeDuplicatesC2_mxKeyNot_mxKeyByBitEnc_mxKeyNot_changeDuplicatesC2_mxKeyXorB_mxKeyNot_mxKeyXorB_mxKeyAddRR_mxKeySwapBitsF_mxKeyAddRR_mxKeyXorRR_mxKeySwapBitsG_mxKeyRotEnc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changeDuplicates_mxKeySwapBitsG_mxKeyNot_mxKeyAlg1_mxKeyAlg2_mxKeySwapBitsRound_mxKeySwapMinors3_mxKeyReverse_mxKeySwapBitsE_mxKeySwapBitsEE2_mxKeyNot_mxKeyRotEnc_mxKeyRotEnc2_mxKeyNot_p2kproc3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changeDuplicatesC2_mxKeySwapBitsF_mxKeySwapMinors3_mxKeySwapBitsRound_changeDuplicatesC2_mxKeyRotEnc_mxKeyReverse_mxKeyReverse_mxKeySwapBitsEE2_mxKeyRotateLeftBits_mxKeyReverse_mxKeySwapBitsRound_mxKeySwapBitsF_mxKeyNot_changeDuplicates_mxKeySwapBitsRoun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p2kproc3_mxKeySwapBitsRound_mxKeySwapBitsG_mxKeyNot_mxKeyByBitEnc_mxKeyByBitEnc_mxKeyReverseBits_mxKeyRotEnc2_mxKeyByBitEnc_mxKeySwapBitsEE2_mxKeyAlg1_mxKeyReverse_mxKeySwapBitsF_mxKeyNot_mxKeyRotEnc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G_mxKeySwapBitsD_mxKeySwapBitsF_mxKeyRotateLeftBits_mxKeyXor_mxKeyNot_changeDuplicatesC2_mxKeyXor_p2kproc3_mxKeyAlg1_mxKeyXorB_mxKeyAddRR_mxKeySwapBitsEE2_mxKeyNot_mxKeySwapBitsG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Not_mxKeySwapBitsD_mxKeyXorRR_changeDuplicates_mxKeyRotateLeftBits_mxKeySwapBitsE_mxKeyRotEnc2_mxKeySwapBitsD_mxKeySwapBitsE_mxKeySwapBitsRound_mxKeySwapBitsEE2_mxKeyXor_mxKeySwapBitsEE2_changeDuplicatesC2_changeDuplicatesC2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B_mxKeySwapBitsEE2_changeDuplicates_changeDuplicatesB_mxKeyXor_mxKeyXorB_mxKeySwapBitsG_mxKeyRotEnc_mxKeyAlg1_p2kproc3_mxKeyRotateLeftBits_changeDuplicatesC2_mxKeyAlg1_changeDuplicatesC2_mxKeyByBitEnc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G_changeDuplicates_mxKeySwapBitsF_mxKeySwapBitsD_mxKeySwapBitsD_mxKeyXorB_mxKeySwapMinors3_mxKeyReverseBits_mxKeySwapBitsRound_mxKeyAlg2_mxKeySwapBitsEE2_mxKeyAlg2_mxKeySwapMinors3_changeDuplicatesB_mxKeyReverseBits_changeDuplicat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_mxKeySwapBitsE_mxKeyReverseBits_mxKeyRotEnc2_mxKeySwapBitsEE2_mxKeySwapBitsRound_mxKeySwapBitsF_mxKeyXor_mxKeySwapBitsG_changeDuplicatesC2_mxKeySwapBitsE_mxKeyXorB_mxKeyAddRR_changeDuplicatesB_mxKeySwapBitsF_p2kproc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ByBitEnc_mxKeySwapBitsG_mxKeyReverseBits_p2kproc3_mxKeySwapBitsEE2_mxKeyXor_changeDuplicates_mxKeyXorB_mxKeySwapBitsF_mxKeyAlg1_mxKeySwapBitsD_mxKeyAlg2_mxKeyAddRR_changeDuplicatesB_mxKeySwapBitsG_mxKeyAlg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2_changeDuplicatesC2_mxKeySwapBitsRound_mxKeySwapBitsD_mxKeyByBitEnc_mxKeyXor_mxKeySwapBitsRound_mxKeyAlg2_mxKeySwapMinors3_mxKeyXor_mxKeyRotateLeftBits_changeDuplicatesC2_mxKeyRotEnc_mxKeyAlg2_mxKeySwapBitsD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Enc2_changeDuplicatesB_mxKeyXor_mxKeyXor_mxKeyRotEnc_mxKeySwapBitsD_mxKeySwapBitsEE2_mxKeySwapBitsEE2_mxKeySwapBitsG_changeDuplicatesB_mxKeyByBitEnc_changeDuplicatesB_mxKeyRotateLeftBits_mxKeyAlg2_mxKeySwapBitsE_mxKeyReverseBit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RotateLeftBits_mxKeySwapBitsEE2_mxKeySwapBitsF_mxKeyByBitEnc_mxKeyXorRR_mxKeySwapBitsD_changeDuplicatesC2_mxKeyByBitEnc_mxKeyAlg1_mxKeyXorRR_changeDuplicatesB_mxKeyAddRR_mxKeySwapBitsRound_mxKeyAlg2_mxKeyXorB_mxKeyRevers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RR_changeDuplicates_mxKeyRotEnc_mxKeyAddRR_changeDuplicatesC2_mxKeyRotEnc2_mxKeyReverse_changeDuplicatesC2_changeDuplicates_mxKeyRotEnc2_mxKeySwapMinors3_mxKeyRotEnc_mxKeyAddRR_mxKeyAlg1_mxKeyReverse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XorRR_mxKeyAlg2_mxKeySwapBitsEE2_mxKeyNot_mxKeySwapBitsE_mxKeyRotateLeftBits_mxKeyXorRR_p2kproc3_mxKeySwapBitsG_mxKeyXorRR_mxKeyReverse_mxKeyXorB_mxKeySwapBitsE_mxKeyReverse_mxKeySwapBitsRound_mxKeyAlg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Alg2_mxKeyAddRR_changeDuplicatesC2_mxKeyRotateLeftBits_mxKeySwapMinors3_p2kproc3_mxKeySwapBitsF_mxKeyXorB_mxKeySwapBitsE_mxKeySwapBitsG_mxKeyRotEnc_changeDuplicates_mxKeyRotEnc2_mxKeyReverse_mxKeySwapBitsD_mxKeyRotEnc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2kproc1-2-3_mxKeySwapBitsE_mxKeySwapBitsF_mxKeyByBitEnc_mxKeyRotateLeftBits_mxKeySwapBitsF_mxKeyAlg2_mxKeyReverse_changeDuplicatesB_mxKeySwapBitsD_mxKeyXorRR_changeDuplicatesC2_mxKeySwapBitsEE2_changeDuplicates_mxKeyRotEnc2_mxKeySwapBitsG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SwapBitsE_changeDuplicatesB_mxKeySwapBitsG_mxKeyXorB_mxKeySwapMinors3_changeDuplicatesC2_mxKeyAlg1_mxKeyReverse_mxKeyRotEnc2_mxKeyNot_mxKeyXorB_mxKeyAlg2_mxKeyAlg1_mxKeySwapMinors3_mxKeyRotateLeftBits_mxKeyAlg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Alg2_mxKeyRotEnc2_mxKeyReverseBits_mxKeySwapMinors3_mxKeySwapBitsF_mxKeySwapBitsEE2_mxKeySwapBitsRound_mxKeyRotateLeftBits_changeDuplicatesC2_mxKeyNot_mxKeyAddRR_mxKeySwapBitsG_mxKeySwapBitsG_mxKeySwapBitsEE2_mxKeyReverseBits_mxKeyAddR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changeDuplicatesB_mxKeyXorRR_mxKeyAddRR_mxKeyRotEnc_mxKeyNot_mxKeyXorB_mxKeyXorRR_changeDuplicates_mxKeySwapMinors3_mxKeyAlg1_changeDuplicates_mxKeySwapBitsD_mxKeyReverseBits_mxKeySwapBitsE_mxKeyNot_mxKeySwapMinors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ByBitEnc_p2kproc3_p2kproc3_mxKeyByBitEnc_mxKeySwapBitsEE2_mxKeyRotateLeftBits_p2kproc3_mxKeySwapMinors3_p2kproc3_mxKeyAddRR_mxKeySwapBitsF_mxKeyAlg1_mxKeyReverseBits_mxKeySwapBitsE_mxKeySwapBitsE_mxKeyReverseBit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changeDuplicates_mxKeyXorB_mxKeyRotateLeftBits_mxKeyRotateLeftBits_mxKeySwapBitsE_mxKeySwapBitsE_mxKeyXorRR_mxKeySwapBitsRound_changeDuplicatesB_mxKeyNot_changeDuplicates_mxKeyXor_changeDuplicatesC2_mxKeySwapBitsG_mxKeySwapBitsF_changeDuplicat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Xor_mxKeyReverseBits_mxKeyRotEnc_mxKeySwapBitsF_mxKeySwapBitsD_changeDuplicatesB_mxKeyAddRR_mxKeyNot_mxKeyAddRR_mxKeyXor_mxKeySwapBitsE_mxKeySwapBitsEE2_mxKeySwapBitsEE2_mxKeyByBitEnc_changeDuplicatesB_p2kproc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otEnc_mxKeySwapBitsG_mxKeyRotEnc2_mxKeySwapBitsD_mxKeyAddRR_mxKeyNot_mxKeyReverse_changeDuplicatesC2_mxKeyRotEnc2_mxKeyXorB_mxKeyNot_mxKeyRotateLeftBits_mxKeySwapBitsEE2_mxKeyXor_mxKeyReverse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SwapBitsD_mxKeyRotEnc_mxKeyAlg2_mxKeyAddRR_mxKeySwapBitsG_mxKeyXorB_mxKeySwapMinors3_mxKeyReverseBits_mxKeyRotEnc2_changeDuplicatesC2_mxKeyNot_mxKeyRotateLeftBits_mxKeyXor_mxKeyXorB_mxKeyReverse_mxKeyAlg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everse_mxKeyReverse_mxKeySwapBitsEE2_mxKeySwapBitsD_mxKeyAlg1_mxKeyAddRR_mxKeySwapBitsF_mxKeyRotEnc2_changeDuplicatesC2_mxKeySwapBitsF_mxKeySwapBitsD_mxKeyXorB_mxKeyAddRR_mxKeyXorB_mxKeyReverseBits_mxKeyAlg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SwapBitsEE2_mxKeyXorB_mxKeySwapMinors3_mxKeyAddRR_mxKeyXor_mxKeySwapBitsD_mxKeyXor_changeDuplicatesC2_mxKeyRotateLeftBits_mxKeyReverse_mxKeySwapBitsG_mxKeyByBitEnc_mxKeyXorB_mxKeyRotateLeftBits_changeDuplicatesC2_mxKeyAlg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ByBitEnc_mxKeyXorB_mxKeyByBitEnc_mxKeyAlg1_mxKeyReverse_mxKeyAlg1_mxKeyXorB_mxKeyXorRR_mxKeyReverseBits_changeDuplicates_mxKeyRotEnc_changeDuplicatesC2_mxKeyByBitEnc_mxKeyXorRR_changeDuplicatesC2_mxKeyRotEn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changeDuplicatesC2_mxKeyReverseBits_mxKeyXor_mxKeyRotEnc2_mxKeySwapBitsF_changeDuplicates_mxKeyXorB_mxKeyReverse_mxKeyXor_mxKeySwapBitsD_mxKeyXor_mxKeyXorRR_mxKeyRotEnc_mxKeyXorRR_mxKeySwapBitsRound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otEnc_mxKeyReverse_mxKeySwapBitsG_mxKeySwapBitsF_mxKeyAlg2_mxKeyByBitEnc_changeDuplicatesB_mxKeySwapBitsD_p2kproc3_mxKeyXorB_mxKeyReverseBits_p2kproc3_mxKeySwapBitsF_mxKeyNot_changeDuplicatesB_p2kproc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Xor_mxKeySwapBitsF_changeDuplicatesC2_mxKeyRotateLeftBits_mxKeyReverse_mxKeyByBitEnc_mxKeyAlg1_mxKeyRotateLeftBits_mxKeySwapBitsD_mxKeyRotateLeftBits_mxKeyXorRR_p2kproc3_mxKeySwapBitsEE2_mxKeyNot_mxKeyReverseBits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ByBitEnc_mxKeyNot_p2kproc3_mxKeySwapBitsD_mxKeyReverse_changeDuplicatesC2_mxKeySwapBitsE_mxKeySwapBitsG_mxKeySwapBitsF_mxKeyXorB_mxKeySwapBitsE_mxKeyXorRR_mxKeySwapBitsE_mxKeyNot_mxKeyByBitEnc_mxKeyRotEnc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everse_mxKeySwapBitsE_mxKeyXorB_mxKeyRotateLeftBits_changeDuplicatesC2_mxKeyXor_mxKeyRotateLeftBits_mxKeyByBitEnc_mxKeySwapBitsF_mxKeySwapBitsEE2_mxKeySwapBitsEE2_mxKeyNot_mxKeySwapBitsG_changeDuplicates_mxKeyRotEnc2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SwapBitsF_mxKeyXor_mxKeyXorB_mxKeySwapBitsE_mxKeyNot_mxKeyByBitEnc_mxKeyXor_changeDuplicatesB_mxKeySwapBitsG_mxKeyXorB_mxKeyAlg2_mxKeyRotEnc_mxKeyAddRR_changeDuplicatesB_mxKeyAddRR_mxKeyRotEn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p2kproc3_mxKeySwapBitsF_mxKeyByBitEnc_mxKeySwapBitsG_changeDuplicates_mxKeyNot_mxKeyRotEnc_mxKeySwapBitsE_p2kproc3_mxKeySwapBitsF_changeDuplicates_changeDuplicatesC2_mxKeyAlg1_changeDuplicatesB_changeDuplicatesB_mxKeySwapBitsRoun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SwapBitsF_changeDuplicates_mxKeyXor_mxKeySwapBitsF_mxKeyAlg2_mxKeyAlg1_mxKeyRotEnc2_mxKeyByBitEnc_mxKeyRotateLeftBits_mxKeyRotEnc2_mxKeySwapBitsEE2_mxKeyAddRR_mxKeyAlg1_changeDuplicatesB_mxKeyXor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p2kproc3_mxKeyRotateLeftBits_changeDuplicates_mxKeyXorRR_mxKeyRotEnc2_mxKeySwapBitsEE2_mxKeySwapMinors3_mxKeyAlg2_changeDuplicatesB_mxKeyReverse_mxKeyXorB_mxKeySwapBitsD_mxKeyXorRR_mxKeyAlg2_mxKeyRotEnc2_mxKeyAlg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changeDuplicates_mxKeySwapBitsD_mxKeyRotateLeftBits_mxKeySwapBitsD_p2kproc3_mxKeyXorRR_mxKeySwapBitsE_mxKeyAddRR_mxKeyReverse_mxKeySwapMinors3_mxKeyReverse_mxKeyReverseBits_mxKeyAlg2_mxKeyRotEnc_changeDuplicatesC2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Alg1_mxKeySwapBitsG_changeDuplicatesC2_mxKeyReverse_mxKeySwapBitsF_mxKeyAddRR_mxKeyRotateLeftBits_mxKeyXorRR_mxKeyXor_mxKeyRotEnc_changeDuplicatesB_mxKeySwapMinors3_mxKeyReverse_mxKeyRotEnc_mxKeyAlg1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everse_mxKeyByBitEnc_mxKeyXor_mxKeyXorRR_mxKeyNot_changeDuplicatesB_mxKeySwapBitsG_p2kproc3_mxKeySwapBitsF_mxKeyByBitEnc_mxKeyRotEnc_mxKeyNot_mxKeySwapBitsRound_mxKeyRotEnc_mxKeyReverse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changeDuplicates_p2kproc3_mxKeyReverseBits_mxKeyNot_mxKeyXorRR_mxKeySwapMinors3_mxKeyXorB_changeDuplicatesC2_mxKeyReverseBits_changeDuplicates_mxKeyRotEnc_mxKeyByBitEnc_mxKeyRotEnc2_mxKeyRotEnc_mxKeySwapMinors3_mxKeyAlg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Reverse_mxKeySwapBitsE_mxKeyByBitEnc_mxKeyAlg1_mxKeyRotEnc_mxKeySwapBitsRound_mxKeyXorRR_changeDuplicatesB_mxKeyNot_mxKeyXor_mxKeyAlg1_mxKeyAlg2_mxKeySwapMinors3_mxKeyReverse_mxKeySwapBitsD_mxKeyRevers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2kproc1-2-3_mxKeyAlg2_changeDuplicatesB_mxKeyRotEnc_mxKeyRotEnc_mxKeyXor_changeDuplicatesB_mxKeyRotEnc_mxKeyXorB_changeDuplicates_changeDuplicatesC2_mxKeySwapBitsRound_mxKeySwapMinors3_mxKeyXorRR_mxKeySwapMinors3_mxKeyXorRR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Round_mxKeyXor_mxKeyReverseBits_mxKeyXorB_mxKeySwapBitsF_mxKeySwapBitsF_mxKeyRotEnc_changeDuplicates_mxKeyAlg2_mxKeyXorRR_changeDuplicates_mxKeyXorRR_changeDuplicatesC2_mxKeySwapMinors3_changeDuplicatesB_mxKeyRotEnc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lg2_mxKeySwapBitsE_mxKeySwapBitsRound_mxKeySwapBitsF_mxKeySwapMinors3_mxKeySwapMinors3_mxKeyRotEnc_mxKeySwapBitsG_mxKeySwapBitsEE2_mxKeyByBitEnc_mxKeySwapBitsF_mxKeySwapBitsG_mxKeyAlg1_mxKeySwapBitsEE2_mxKeyXorRR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ByBitEnc_mxKeyAlg2_mxKeyAlg1_mxKeyXor_p2kproc3_mxKeySwapBitsRound_mxKeyReverse_changeDuplicatesC2_mxKeySwapBitsG_changeDuplicatesB_mxKeySwapBitsG_mxKeyRotEnc_changeDuplicatesB_mxKeySwapBitsD_mxKeyXorRR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RotateLeftBits_mxKeySwapBitsRound_changeDuplicatesC2_mxKeyXorB_mxKeyAddRR_mxKeySwapBitsG_mxKeyRotEnc_mxKeySwapBitsG_mxKeySwapBitsRound_mxKeyAlg1_changeDuplicates_mxKeyByBitEnc_mxKeyXorB_mxKeySwapBitsD_mxKeySwapBitsD_mxKeyRotEnc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changeDuplicatesC2_mxKeySwapBitsF_mxKeySwapBitsEE2_mxKeyXorRR_changeDuplicatesC2_mxKeySwapMinors3_mxKeySwapBitsD_mxKeySwapBitsE_mxKeyRotEnc_changeDuplicates_mxKeyXorRR_mxKeySwapBitsRound_mxKeySwapBitsG_mxKeySwapBitsD_mxKeyXorB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changeDuplicates_mxKeyReverseBits_mxKeyAlg2_mxKeySwapBitsRound_mxKeySwapBitsD_mxKeySwapBitsRound_mxKeyRotEnc_mxKeySwapBitsF_mxKeyReverse_mxKeyXor_mxKeySwapBitsF_mxKeySwapBitsEE2_changeDuplicatesB_mxKeySwapBitsE_changeDuplicatesB_mxKeySwapBitsRoun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F_mxKeyAlg1_mxKeyAlg1_mxKeySwapMinors3_mxKeySwapBitsF_mxKeySwapBitsD_mxKeyAlg1_mxKeyAlg1_changeDuplicatesC2_p2kproc3_changeDuplicates_mxKeySwapBitsF_mxKeySwapBitsEE2_mxKeySwapBitsE_mxKeyRotEnc_mxKeyRotEnc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XorRR_mxKeySwapBitsD_mxKeyByBitEnc_mxKeySwapBitsG_changeDuplicatesC2_mxKeyAlg1_changeDuplicatesC2_changeDuplicatesC2_mxKeyAlg1_mxKeyNot_changeDuplicatesB_mxKeySwapBitsRound_changeDuplicates_mxKeySwapBitsE_mxKeySwapMinors3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E_mxKeyXorRR_mxKeySwapMinors3_mxKeySwapBitsD_mxKeySwapBitsE_mxKeySwapBitsD_mxKeyRotateLeftBits_mxKeySwapBitsE_mxKeyRotateLeftBits_mxKeyAddRR_mxKeyXorB_changeDuplicates_mxKeyAddRR_mxKeySwapBitsF_mxKeySwapBitsE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lg2_changeDuplicatesC2_mxKeySwapBitsEE2_mxKeySwapBitsEE2_changeDuplicatesB_mxKeySwapMinors3_mxKeySwapMinors3_mxKeyReverseBits_mxKeySwapBitsD_mxKeySwapBitsD_mxKeySwapMinors3_mxKeySwapBitsRound_mxKeyAlg2_mxKeySwapBitsG_mxKeyAlg1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G_mxKeySwapMinors3_mxKeyRotateLeftBits_mxKeyXorRR_changeDuplicatesC2_mxKeyReverse_mxKeySwapBitsRound_mxKeyByBitEnc_mxKeySwapBitsD_mxKeySwapBitsEE2_mxKeySwapBitsE_mxKeySwapMinors3_mxKeyNot_mxKeySwapBitsG_mxKeySwapBitsE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Not_mxKeyReverseBits_mxKeySwapBitsE_mxKeyAlg2_changeDuplicatesC2_mxKeySwapBitsE_mxKeyRotEnc_mxKeyAddRR_mxKeyXor_mxKeySwapBitsRound_mxKeyRotEnc2_mxKeyXor_mxKeyAlg1_mxKeyByBitEnc_changeDuplicates_mxKeySwapMinors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XorB_p2kproc3_changeDuplicates_mxKeyByBitEnc_mxKeyAddRR_p2kproc3_changeDuplicatesB_mxKeyByBitEnc_mxKeySwapBitsD_changeDuplicates_mxKeySwapBitsRound_mxKeyReverseBits_mxKeyRotEnc_mxKeyXor_mxKeyNot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Reverse_mxKeySwapBitsD_changeDuplicatesB_mxKeySwapBitsG_mxKeyNot_mxKeyReverseBits_mxKeyByBitEnc_mxKeySwapBitsE_mxKeySwapBitsEE2_p2kproc3_mxKeyRotEnc_mxKeyXor_changeDuplicates_mxKeyXorB_changeDuplicates_mxKeyReverseBit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Minors3_mxKeySwapBitsRound_mxKeyNot_mxKeyAddRR_mxKeySwapBitsE_mxKeyXorB_mxKeySwapBitsF_mxKeySwapBitsF_changeDuplicatesB_mxKeyRotEnc2_mxKeyXor_mxKeyReverseBits_mxKeyNot_mxKeyXorB_changeDuplicatesB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D_mxKeyAlg1_changeDuplicatesC2_mxKeyAlg1_mxKeyRotEnc_changeDuplicatesC2_mxKeyAlg2_p2kproc3_mxKeySwapBitsF_mxKeyRotEnc2_changeDuplicatesB_mxKeyNot_mxKeySwapBitsG_p2kproc3_mxKeyAlg1_mxKeyReverseBit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p2kproc3_mxKeyXorRR_mxKeyAddRR_mxKeyAlg1_mxKeySwapMinors3_mxKeyNot_mxKeyXorB_mxKeyAddRR_mxKeySwapBitsG_changeDuplicates_mxKeySwapBitsE_mxKeyReverseBits_mxKeyAlg2_mxKeyAddRR_mxKeySwapBitsD_mxKeySwapMinors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ddRR_mxKeyReverseBits_changeDuplicatesC2_mxKeySwapBitsG_mxKeyAddRR_mxKeyXorB_mxKeyAddRR_mxKeyNot_mxKeyRotateLeftBits_mxKeyRotateLeftBits_mxKeyAlg2_mxKeyXor_mxKeyAlg2_mxKeyAddRR_mxKeySwapBitsF_mxKeyReverseBit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Round_changeDuplicates_mxKeyXor_mxKeyAlg1_mxKeySwapMinors3_mxKeyNot_changeDuplicates_mxKeyNot_changeDuplicates_mxKeyNot_mxKeySwapBitsF_mxKeyReverse_mxKeyRotEnc2_mxKeyAddRR_mxKeySwapBitsG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changeDuplicatesB_mxKeyRotateLeftBits_mxKeyReverseBits_mxKeySwapBitsG_p2kproc3_mxKeyAlg2_p2kproc3_mxKeyRotateLeftBits_mxKeySwapBitsD_mxKeyRotateLeftBits_mxKeySwapBitsE_mxKeyAlg2_mxKeySwapBitsE_mxKeyNot_mxKeyXorRR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RotateLeftBits_mxKeyReverseBits_mxKeyAddRR_mxKeyByBitEnc_mxKeyNot_changeDuplicatesC2_mxKeyXorB_mxKeyByBitEnc_mxKeyNot_mxKeyReverse_mxKeySwapBitsG_mxKeyAddRR_mxKeyRotEnc_mxKeyNot_mxKeyReverseBits_mxKeyXorB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p2kproc3_mxKeyReverseBits_mxKeySwapBitsEE2_mxKeyReverse_mxKeyRotEnc_mxKeyNot_p2kproc3_mxKeyAlg1_mxKeyXorRR_mxKeyRotEnc_mxKeySwapBitsEE2_mxKeyAddRR_changeDuplicates_mxKeyNot_mxKeyXorB_mxKeyRotEnc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BitsRound_p2kproc3_mxKeyReverseBits_mxKeyAddRR_mxKeySwapBitsE_changeDuplicatesC2_changeDuplicates_mxKeyXor_changeDuplicatesC2_changeDuplicatesC2_changeDuplicatesC2_mxKeySwapBitsD_mxKeyReverse_changeDuplicatesC2_changeDuplicatesB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Not_mxKeyAlg2_mxKeyAlg2_mxKeyByBitEnc_mxKeyNot_mxKeyAddRR_mxKeyXor_mxKeyXorRR_mxKeyAddRR_mxKeyByBitEnc_mxKeyXor_mxKeyRotEnc2_mxKeySwapBitsF_changeDuplicatesC2_mxKeySwapMinors3_mxKeySwapBitsRoun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Xor_mxKeyNot_mxKeySwapBitsE_mxKeySwapBitsG_mxKeySwapMinors3_mxKeyReverseBits_mxKeySwapBitsEE2_mxKeySwapBitsD_p2kproc3_mxKeyXorB_mxKeySwapBitsF_mxKeyRotEnc_mxKeySwapBitsG_changeDuplicates_mxKeyReverseBits_mxKeyRotEnc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SwapMinors3_changeDuplicates_mxKeySwapBitsE_changeDuplicates_mxKeyReverse_mxKeyAlg2_mxKeyByBitEnc_mxKeySwapBitsRound_mxKeyAddRR_mxKeyRotEnc_mxKeySwapBitsF_mxKeyRotateLeftBits_mxKeySwapBitsEE2_changeDuplicatesB_mxKeySwapBitsEE2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lg2_mxKeySwapBitsG_mxKeySwapBitsRound_mxKeyRotateLeftBits_mxKeySwapBitsE_p2kproc3_changeDuplicatesB_mxKeyAddRR_mxKeySwapBitsD_mxKeyRotateLeftBits_mxKeyXorRR_p2kproc3_mxKeySwapBitsRound_changeDuplicatesB_mxKeySwapBitsF_mxKeyAlg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changeDuplicatesC2_mxKeyAddRR_mxKeySwapBitsG_mxKeySwapBitsEE2_mxKeySwapMinors3_changeDuplicatesC2_mxKeyRotateLeftBits_p2kproc3_mxKeySwapBitsG_mxKeyXorB_changeDuplicatesB_mxKeySwapBitsRound_mxKeyXor_mxKeyAlg1_changeDuplicatesB_mxKeyByBitEnc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XorRR_mxKeyByBitEnc_mxKeySwapBitsG_mxKeyAddRR_mxKeyRotEnc2_mxKeyXor_changeDuplicates_mxKeySwapBitsG_p2kproc3_mxKeySwapBitsF_mxKeySwapBitsEE2_changeDuplicatesC2_mxKeyReverseBits_mxKeyRotEnc_mxKeySwapBitsF_mxKeySwapBits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lg1_mxKeyByBitEnc_mxKeyXorRR_mxKeySwapBitsE_mxKeyReverseBits_mxKeySwapMinors3_mxKeySwapBitsF_mxKeySwapBitsRound_mxKeySwapBitsRound_mxKeyAlg2_p2kproc3_mxKeyRotateLeftBits_mxKeyAddRR_mxKeyReverse_mxKeySwapBitsD_mxKeyAlg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2kproc1-2-3_mxKeyAlg1_mxKeySwapBitsRound_mxKeyNot_mxKeySwapBitsRound_mxKeySwapBitsD_changeDuplicates_mxKeySwapMinors3_mxKeyByBitEnc_mxKeyXorRR_mxKeySwapBitsD_p2kproc3_changeDuplicates_mxKeyRotateLeftBits_mxKeySwapMinors3_mxKeySwapBitsD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Round_mxKeySwapBitsRound_mxKeyAddRR_mxKeyRotEnc_mxKeyXorB_mxKeySwapMinors3_mxKeyXorRR_mxKeyAlg2_changeDuplicates_mxKeyReverse_mxKeyRotateLeftBits_mxKeySwapBitsF_mxKeyReverseBits_mxKeySwapBitsD_mxKeySwapBitsE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F_mxKeySwapBitsG_mxKeySwapBitsE_changeDuplicatesB_mxKeyXor_mxKeyAddRR_mxKeySwapBitsE_changeDuplicatesB_changeDuplicates_mxKeyAlg2_mxKeyAlg2_mxKeyXorRR_mxKeyXor_mxKeySwapBitsD_mxKeyXorB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ByBitEnc_mxKeySwapBitsG_mxKeySwapBitsD_mxKeyXorRR_mxKeySwapBitsD_changeDuplicatesB_mxKeyAlg1_mxKeyAlg2_mxKeyRotEnc2_mxKeyReverseBits_mxKeySwapBitsG_mxKeyReverse_mxKeyXor_mxKeySwapBitsE_mxKeyRotEnc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changeDuplicatesB_mxKeyRotEnc2_mxKeySwapBitsRound_mxKeyAddRR_mxKeyRotEnc_mxKeyReverseBits_mxKeySwapBitsEE2_mxKeyNot_changeDuplicatesC2_mxKeySwapBitsD_mxKeyRotEnc2_mxKeyRotateLeftBits_mxKeyAddRR_mxKeySwapBitsE_mxKeySwapBitsEE2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XorB_mxKeySwapBitsD_mxKeySwapBitsRound_mxKeyAlg1_mxKeyAddRR_mxKeySwapMinors3_mxKeyAlg2_mxKeyNot_changeDuplicatesB_mxKeyReverse_mxKeyXorRR_mxKeyAlg2_changeDuplicatesC2_mxKeySwapBitsF_mxKeyAddRR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Minors3_p2kproc3_mxKeyAlg1_mxKeyXorB_p2kproc3_mxKeySwapBitsD_mxKeySwapBitsD_mxKeySwapBitsEE2_mxKeyAlg1_mxKeyXorRR_mxKeyXorRR_mxKeySwapBitsD_mxKeyAddRR_mxKeySwapBitsG_mxKeyXorRR_mxKeyRever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Minors3_mxKeyAddRR_mxKeyAddRR_mxKeyAlg1_mxKeyRotEnc2_mxKeySwapBitsG_mxKeySwapBitsE_p2kproc3_mxKeyReverse_mxKeySwapBitsRound_mxKeySwapBitsEE2_mxKeySwapBitsE_mxKeyRotEnc_mxKeySwapBitsG_mxKeyRotEnc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E_mxKeyRotEnc_mxKeySwapBitsG_mxKeyNot_mxKeyByBitEnc_mxKeyAlg2_mxKeyXorRR_mxKeySwapBitsD_mxKeyAlg2_mxKeyRotateLeftBits_mxKeySwapBitsE_mxKeyAlg2_mxKeyXorB_mxKeyXorB_mxKeyAlg2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EE2_changeDuplicatesC2_mxKeySwapBitsD_mxKeyRotateLeftBits_mxKeySwapBitsEE2_changeDuplicatesC2_mxKeySwapMinors3_mxKeySwapBitsG_mxKeySwapBitsD_mxKeySwapMinors3_mxKeySwapMinors3_mxKeyRotEnc2_mxKeySwapBitsEE2_mxKeyXorB_mxKeyRotEnc2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EE2_p2kproc3_mxKeyXorRR_mxKeyAddRR_changeDuplicatesC2_mxKeySwapBitsG_mxKeyXorB_mxKeySwapMinors3_mxKeySwapBitsD_mxKeyAlg2_mxKeySwapBitsEE2_mxKeySwapBitsF_mxKeyReverse_mxKeyRotateLeftBits_mxKeySwapBitsE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E_mxKeySwapBitsF_mxKeySwapBitsRound_mxKeyRotEnc_mxKeyReverse_mxKeySwapBitsRound_mxKeyAddRR_mxKeySwapBitsE_mxKeyXorB_mxKeyAddRR_changeDuplicates_mxKeySwapBitsD_mxKeySwapBitsE_p2kproc3_mxKeyReverseBits_mxKeyRotEnc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changeDuplicates_mxKeySwapBitsEE2_mxKeyRotEnc2_changeDuplicatesB_mxKeyReverseBits_mxKeyReverseBits_mxKeyAddRR_mxKeySwapMinors3_mxKeyReverseBits_changeDuplicatesB_changeDuplicates_mxKeySwapBitsEE2_mxKeySwapBitsEE2_mxKeyAddRR_mxKeyAlg2_mxKeyAddR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Alg1_mxKeyXorB_mxKeyAlg1_mxKeyAddRR_mxKeyRotEnc_mxKeyReverse_mxKeySwapMinors3_mxKeyReverseBits_mxKeyRotateLeftBits_mxKeyXor_changeDuplicatesB_changeDuplicatesB_changeDuplicatesC2_mxKeyXorRR_mxKeySwapBitsD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Reverse_mxKeyNot_mxKeyAlg2_mxKeyRotateLeftBits_mxKeySwapBitsEE2_mxKeySwapBitsEE2_p2kproc3_mxKeyAlg2_changeDuplicatesC2_mxKeyReverseBits_mxKeyXorB_changeDuplicates_mxKeyByBitEnc_mxKeyNot_changeDuplicates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XorB_p2kproc3_mxKeySwapBitsD_mxKeySwapBitsG_changeDuplicatesC2_mxKeySwapMinors3_mxKeyRotEnc_changeDuplicatesC2_mxKeyAddRR_mxKeyXorRR_mxKeySwapMinors3_mxKeySwapBitsRound_mxKeyReverseBits_mxKeyNot_mxKeySwapMinors3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RotateLeftBits_mxKeyXor_mxKeySwapBitsD_mxKeyXorB_mxKeySwapBitsRound_mxKeySwapBitsEE2_mxKeyRotEnc_changeDuplicates_changeDuplicatesC2_mxKeyByBitEnc_mxKeyXor_mxKeySwapBitsE_mxKeyByBitEnc_changeDuplicates_mxKeyRotEnc2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changeDuplicatesB_mxKeyAlg2_mxKeyAddRR_mxKeyByBitEnc_mxKeyRotEnc_mxKeyNot_mxKeySwapBitsE_mxKeySwapBitsD_mxKeySwapBitsF_mxKeySwapBitsRound_mxKeyXorB_mxKeySwapBitsRound_p2kproc3_changeDuplicatesB_mxKeySwapBitsG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RotateLeftBits_mxKeyReverse_mxKeyAddRR_mxKeyRotateLeftBits_changeDuplicatesC2_changeDuplicatesC2_mxKeySwapMinors3_mxKeySwapBitsE_p2kproc3_mxKeyXorB_mxKeySwapMinors3_changeDuplicatesB_mxKeyReverseBits_changeDuplicatesB_mxKeyRotateLeftBits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ReverseBits_mxKeyByBitEnc_mxKeyByBitEnc_mxKeyAlg1_mxKeySwapBitsRound_mxKeyRotEnc_mxKeyByBitEnc_mxKeyNot_mxKeyReverseBits_changeDuplicates_mxKeySwapMinors3_mxKeySwapBitsEE2_mxKeyAlg2_mxKeyAlg2_mxKeyReverseBits_mxKeySwapBit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D_mxKeySwapBitsEE2_mxKeyRotEnc2_mxKeySwapBitsF_mxKeySwapBitsEE2_mxKeyXorB_mxKeyRotEnc_changeDuplicatesC2_mxKeyXor_changeDuplicatesC2_mxKeyXorRR_mxKeyRotateLeftBits_p2kproc3_mxKeyAlg2_mxKeySwapBitsE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Not_mxKeyReverse_changeDuplicates_mxKeyAlg1_mxKeySwapBitsRound_mxKeyAlg1_mxKeyXorRR_mxKeyByBitEnc_mxKeyRotEnc2_mxKeyAddRR_changeDuplicatesB_mxKeyXor_mxKeyRotateLeftBits_mxKeyAlg2_mxKeySwapBitsF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Alg2_mxKeyXor_mxKeySwapBitsRound_mxKeyRotateLeftBits_mxKeyAlg1_mxKeyRotateLeftBits_mxKeyAlg1_changeDuplicatesC2_changeDuplicatesC2_p2kproc3_changeDuplicatesC2_mxKeySwapMinors3_mxKeyRotEnc2_mxKeyAlg2_mxKeySwapBitsG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RotEnc_mxKeyXorRR_mxKeyAlg1_mxKeySwapBitsD_mxKeyReverse_mxKeyAlg1_mxKeyXorRR_mxKeyRotEnc2_p2kproc3_mxKeyRotateLeftBits_mxKeySwapBitsE_mxKeyRotEnc_mxKeyAddRR_mxKeyAlg2_mxKeyXorB_mxKeyAlg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Alg1_changeDuplicates_mxKeySwapMinors3_mxKeySwapBitsRound_changeDuplicatesC2_p2kproc3_mxKeyXorB_mxKeySwapBitsG_mxKeySwapMinors3_mxKeyRotateLeftBits_mxKeyXor_mxKeySwapBitsE_mxKeySwapBitsE_mxKeyAlg1_changeDuplicatesB_mxKeySwapBitsRoun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AddRR_mxKeyXorRR_mxKeyRotEnc2_mxKeyNot_changeDuplicatesB_mxKeyReverse_mxKeyAddRR_mxKeyAlg2_mxKeyByBitEnc_mxKeySwapBitsF_mxKeySwapBitsG_mxKeySwapBitsE_mxKeyRotEnc2_mxKeyRotEnc_mxKeyAlg2_mxKeyRotEn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SwapBitsEE2_changeDuplicates_mxKeySwapBitsRound_mxKeyRotEnc_mxKeySwapBitsEE2_mxKeyByBitEnc_mxKeySwapBitsE_mxKeyReverseBits_mxKeyReverse_changeDuplicates_mxKeySwapBitsRound_mxKeySwapMinors3_mxKeyXorB_mxKeyRotEnc_mxKeySwapBitsG_mxKeyAlg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Alg1_mxKeyXor_mxKeyRotEnc2_mxKeySwapBitsEE2_mxKeyAddRR_mxKeyRotateLeftBits_mxKeyXor_mxKeyRotEnc2_mxKeySwapBitsE_changeDuplicatesC2_mxKeySwapBitsEE2_mxKeySwapBitsEE2_mxKeyByBitEnc_mxKeyReverse_mxKeyAddRR_mxKeySwapBitsRoun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2kproc1-2-3_mxKeyXorB_mxKeySwapBitsE_mxKeyAddRR_changeDuplicatesC2_changeDuplicatesC2_mxKeyRotEnc2_mxKeySwapBitsEE2_mxKeyByBitEnc_mxKeySwapBitsF_mxKeySwapBitsE_mxKeySwapBitsEE2_p2kproc3_mxKeyRotEnc2_mxKeyRotEnc2_mxKeySwapBitsG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Minors3_changeDuplicates_mxKeyRotEnc_mxKeyNot_mxKeySwapBitsF_mxKeySwapBitsG_mxKeyAlg2_changeDuplicates_mxKeySwapBitsF_mxKeySwapBitsRound_mxKeyNot_mxKeyAlg1_mxKeySwapMinors3_mxKeySwapBitsEE2_mxKeySwapBitsRound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Not_mxKeyAlg1_mxKeySwapBitsE_mxKeySwapBitsF_mxKeyRotEnc2_mxKeyAlg1_mxKeyReverse_mxKeyXorB_mxKeySwapMinors3_mxKeyReverse_changeDuplicatesB_mxKeyAddRR_mxKeySwapBitsRound_mxKeySwapBitsD_mxKeySwapBitsD_mxKeyAlg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Alg2_mxKeySwapBitsRound_mxKeySwapBitsE_mxKeyByBitEnc_mxKeyAlg2_mxKeyRotEnc_mxKeySwapBitsG_mxKeyAlg2_mxKeyXor_mxKeyRotEnc2_mxKeySwapBitsE_mxKeyAlg1_mxKeySwapMinors3_mxKeySwapBitsE_p2kproc3_mxKeyAlg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XorRR_mxKeyXor_mxKeyXorRR_mxKeyReverse_mxKeySwapBitsEE2_mxKeySwapMinors3_mxKeyByBitEnc_mxKeyXorRR_mxKeySwapBitsG_mxKeySwapBitsG_mxKeySwapBitsF_mxKeyNot_mxKeySwapBitsF_mxKeySwapBitsF_changeDuplicatesB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Xor_changeDuplicatesC2_mxKeyRotEnc_mxKeySwapBitsRound_mxKeySwapBitsE_mxKeySwapBitsG_mxKeyXorB_mxKeyRotateLeftBits_mxKeySwapBitsRound_mxKeyXor_mxKeyRotEnc2_mxKeySwapBitsD_mxKeyByBitEnc_mxKeySwapBitsF_mxKeySwapBitsRound_mxKeySwapMinors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RotEnc_mxKeySwapBitsRound_changeDuplicates_mxKeyRotateLeftBits_mxKeySwapMinors3_mxKeyByBitEnc_mxKeySwapBitsRound_changeDuplicatesC2_mxKeyByBitEnc_mxKeySwapBitsE_mxKeySwapBitsRound_mxKeyNot_mxKeySwapBitsG_mxKeySwapBitsG_mxKeySwapBitsD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changeDuplicatesB_mxKeyRotEnc2_changeDuplicatesB_mxKeyRotEnc2_changeDuplicatesC2_mxKeyAlg1_mxKeyXorB_mxKeySwapBitsF_p2kproc3_mxKeyReverseBits_mxKeySwapMinors3_changeDuplicates_mxKeySwapBitsEE2_mxKeyByBitEnc_changeDuplicates_mxKeyRotEnc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Alg2_mxKeyAlg1_mxKeyRotateLeftBits_mxKeyXorRR_mxKeyAlg2_changeDuplicatesB_changeDuplicates_mxKeySwapBitsF_mxKeyRotateLeftBits_p2kproc3_p2kproc3_mxKeySwapBitsD_mxKeySwapBitsEE2_mxKeyByBitEnc_changeDuplicatesB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BitsD_mxKeyRotateLeftBits_mxKeyByBitEnc_p2kproc3_mxKeyRotateLeftBits_mxKeyXorRR_mxKeySwapBitsF_mxKeyXorB_mxKeyXor_changeDuplicatesC2_mxKeyByBitEnc_mxKeySwapBitsRound_mxKeySwapBitsE_mxKeyByBitEnc_mxKeySwapBitsRound_mxKeyAlg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Not_mxKeyAlg1_changeDuplicatesB_mxKeyXor_mxKeyXorRR_mxKeySwapBitsEE2_p2kproc3_mxKeyRotEnc_mxKeySwapBitsRound_mxKeyAlg1_mxKeyXorB_mxKeyXorB_mxKeyAddRR_mxKeyXorB_changeDuplicatesB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RotEnc_mxKeySwapBitsEE2_p2kproc3_changeDuplicates_mxKeyXorB_mxKeyAlg1_mxKeyNot_mxKeyReverseBits_mxKeyAlg1_mxKeySwapBitsEE2_mxKeyXor_mxKeyAddRR_mxKeyByBitEnc_mxKeyXorB_mxKeyRotEnc2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AddRR_mxKeyNot_mxKeyRotateLeftBits_mxKeyAlg1_mxKeySwapBitsG_mxKeyXorRR_p2kproc3_mxKeySwapBitsF_p2kproc3_mxKeyXor_mxKeyReverse_mxKeyAddRR_changeDuplicatesC2_mxKeyXorB_mxKeyRotateLeftBits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Minors3_mxKeySwapMinors3_mxKeyByBitEnc_mxKeyNot_mxKeyByBitEnc_changeDuplicatesC2_changeDuplicatesB_changeDuplicatesC2_mxKeyXorB_changeDuplicatesB_mxKeyRotateLeftBits_changeDuplicatesC2_changeDuplicatesC2_mxKeyRotateLeftBits_changeDuplicatesB_changeDuplicatesC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BitsG_mxKeySwapBitsEE2_p2kproc3_mxKeyReverseBits_mxKeyNot_mxKeyAlg1_mxKeyAlg1_mxKeyRotEnc_mxKeyNot_mxKeyAddRR_mxKeyXor_mxKeySwapBitsRound_mxKeyXorRR_mxKeyRotateLeftBits_mxKeyAlg2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BitsG_changeDuplicatesC2_mxKeyXor_mxKeyAddRR_changeDuplicates_mxKeyReverse_mxKeySwapBitsEE2_changeDuplicates_mxKeySwapBitsF_changeDuplicates_mxKeySwapBitsG_mxKeyReverse_changeDuplicatesC2_mxKeyAddRR_mxKeySwapBitsD_mxKeyReverseBit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changeDuplicatesC2_mxKeyReverseBits_mxKeySwapBitsG_changeDuplicatesB_p2kproc3_changeDuplicates_changeDuplicatesC2_mxKeyRotEnc_mxKeyXor_changeDuplicatesB_mxKeySwapBitsRound_mxKeyAlg1_mxKeyXorRR_mxKeyAddRR_mxKeySwapBitsF_mxKeyAlg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ByBitEnc_mxKeyNot_changeDuplicates_mxKeyByBitEnc_mxKeyRotEnc_changeDuplicatesB_mxKeySwapMinors3_mxKeySwapMinors3_mxKeyByBitEnc_p2kproc3_mxKeyAddRR_mxKeyAlg1_mxKeyXorB_mxKeyXorRR_changeDuplicates_mxKeySwapBitsRoun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SwapBitsEE2_changeDuplicates_mxKeyAlg1_mxKeyByBitEnc_mxKeyReverse_mxKeyXorRR_changeDuplicates_mxKeyRotEnc2_changeDuplicatesC2_mxKeyAlg2_mxKeyByBitEnc_mxKeyAddRR_mxKeySwapBitsD_mxKeyXorRR_mxKeySwapBitsRound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ByBitEnc_mxKeySwapBitsEE2_mxKeyReverse_mxKeyXorB_mxKeyAlg2_mxKeySwapBitsF_mxKeySwapBitsE_mxKeyReverseBits_mxKeyByBitEnc_mxKeySwapBitsG_mxKeySwapBitsD_changeDuplicates_mxKeyReverse_mxKeyXorRR_mxKeySwapBitsG_mxKeyAlg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AddRR_mxKeySwapMinors3_mxKeySwapBitsEE2_mxKeySwapBitsE_mxKeyNot_mxKeyReverseBits_mxKeyAddRR_p2kproc3_changeDuplicates_mxKeySwapBitsF_mxKeySwapBitsG_mxKeyRotEnc2_mxKeyRotEnc_changeDuplicatesC2_changeDuplicatesB_changeDuplicatesC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XorB_mxKeySwapBitsF_mxKeySwapBitsRound_mxKeyAlg2_mxKeyNot_mxKeyByBitEnc_mxKeyAlg2_mxKeyByBitEnc_mxKeySwapBitsEE2_mxKeySwapBitsD_changeDuplicatesB_mxKeyRotateLeftBits_mxKeyXor_changeDuplicates_mxKeyReverseBits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Alg2_changeDuplicates_mxKeySwapBitsG_mxKeySwapBitsRound_mxKeyReverse_mxKeySwapBitsE_mxKeyXor_mxKeyXor_changeDuplicatesC2_mxKeyReverse_mxKeyReverse_mxKeySwapBitsD_mxKeySwapMinors3_changeDuplicatesB_changeDuplicatesB_changeDuplicatesC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ByBitEnc_mxKeyRotEnc2_mxKeySwapBitsRound_mxKeyReverseBits_mxKeyAddRR_mxKeyXorB_mxKeyReverseBits_mxKeyXorB_mxKeyReverseBits_mxKeyRotEnc_mxKeySwapMinors3_mxKeySwapMinors3_mxKeyRotateLeftBits_mxKeyAlg2_mxKeyXorRR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p2kproc3_changeDuplicatesB_mxKeyRotEnc2_mxKeyRotEnc_changeDuplicatesB_mxKeyAddRR_mxKeySwapBitsRound_mxKeySwapBitsRound_mxKeyXor_mxKeySwapBitsEE2_mxKeyReverse_mxKeySwapBitsD_mxKeyReverse_mxKeyRotEnc_mxKeyAlg2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Not_mxKeySwapBitsE_p2kproc3_mxKeySwapBitsG_mxKeySwapBitsG_mxKeyRotEnc2_mxKeyAlg1_mxKeyAlg2_mxKeyReverseBits_mxKeyByBitEnc_mxKeyXorB_mxKeyRotEnc2_mxKeyReverseBits_mxKeyRotEnc_mxKeySwapMinors3_mxKeyAlg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mxKeyNot_mxKeyXor_mxKeyRotEnc_mxKeyByBitEnc_mxKeyNot_changeDuplicatesB_mxKeySwapBitsRound_mxKeySwapBitsE_mxKeySwapMinors3_mxKeySwapMinors3_mxKeySwapBitsF_mxKeyReverseBits_mxKeyRotateLeftBits_mxKeyRotEnc_mxKeySwapBitsF_mxKeySwapMinors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2kproc1-2-3_changeDuplicatesC2_mxKeySwapBitsF_mxKeySwapMinors3_mxKeySwapBitsD_mxKeyAlg1_mxKeySwapBitsRound_mxKeySwapBitsF_mxKeyXor_changeDuplicatesB_mxKeyAlg1_mxKeyXor_mxKeySwapBitsEE2_mxKeyRotateLeftBits_mxKeySwapMinors3_changeDuplicatesB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BitsD_mxKeyAlg1_mxKeyAddRR_changeDuplicatesB_mxKeyRotEnc2_mxKeyByBitEnc_mxKeySwapBitsG_mxKeySwapBitsF_mxKeySwapBitsRound_mxKeySwapBitsF_mxKeyAddRR_mxKeyRotEnc2_mxKeyAddRR_mxKeySwapMinors3_mxKeySwapBitsF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ByBitEnc_mxKeyReverseBits_mxKeyXorRR_mxKeyByBitEnc_mxKeyXor_mxKeyXorRR_mxKeyRotateLeftBits_mxKeyRotEnc_mxKeyXor_mxKeySwapMinors3_mxKeyXorRR_mxKeyByBitEnc_changeDuplicatesC2_mxKeySwapBitsEE2_p2kproc3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Minors3_mxKeyXor_mxKeySwapBitsE_mxKeyRotEnc_mxKeySwapBitsD_mxKeyByBitEnc_mxKeySwapBitsEE2_mxKeySwapMinors3_mxKeySwapBitsD_mxKeySwapBitsF_p2kproc3_mxKeyAlg1_mxKeyXorRR_mxKeySwapBitsEE2_changeDuplicatesB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changeDuplicatesB_mxKeySwapBitsE_mxKeySwapBitsRound_mxKeyNot_mxKeySwapBitsD_mxKeyAddRR_p2kproc3_mxKeyXorRR_changeDuplicates_mxKeySwapBitsEE2_mxKeyAlg1_mxKeySwapBitsD_mxKeyAddRR_mxKeySwapBitsD_p2kproc3_changeDuplicat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BitsD_mxKeySwapBitsEE2_mxKeyXorRR_mxKeySwapBitsEE2_mxKeyXor_mxKeySwapBitsE_mxKeySwapBitsE_mxKeySwapBitsG_mxKeySwapBitsD_mxKeyNot_mxKeyXorRR_mxKeyAddRR_changeDuplicates_mxKeySwapBitsD_changeDuplicatesC2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Reverse_mxKeyXor_mxKeySwapMinors3_mxKeyXorB_mxKeyNot_mxKeyXorB_mxKeySwapMinors3_mxKeyAlg1_mxKeySwapBitsEE2_changeDuplicatesC2_mxKeyAlg2_mxKeyAlg2_mxKeySwapBitsD_mxKeySwapBitsD_mxKeySwapBitsRound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Alg1_mxKeyReverseBits_mxKeySwapBitsRound_mxKeyXorB_mxKeyRotEnc2_mxKeySwapMinors3_changeDuplicatesC2_mxKeyRotateLeftBits_mxKeySwapMinors3_mxKeySwapBitsRound_mxKeyXorB_mxKeySwapBitsG_mxKeyAlg2_mxKeySwapBitsD_mxKeyRotateLeftBits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BitsD_mxKeySwapBitsRound_mxKeySwapBitsEE2_mxKeyRotEnc2_mxKeySwapBitsF_mxKeyXorB_mxKeySwapMinors3_mxKeySwapBitsG_mxKeyReverse_changeDuplicatesB_p2kproc3_mxKeyRotEnc2_changeDuplicatesB_mxKeySwapBitsE_changeDuplicatesC2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RotEnc_mxKeySwapMinors3_mxKeyAlg1_mxKeyAlg1_mxKeySwapBitsD_mxKeySwapBitsF_mxKeyXor_mxKeyReverse_mxKeyReverseBits_mxKeySwapBitsD_mxKeyReverseBits_mxKeySwapBitsEE2_mxKeyReverseBits_mxKeySwapBitsG_mxKeyReverseBits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changeDuplicatesC2_mxKeyNot_mxKeySwapBitsF_mxKeySwapBitsRound_p2kproc3_mxKeySwapBitsF_mxKeyNot_mxKeyNot_mxKeyAlg2_p2kproc3_mxKeySwapBitsRound_mxKeyRotEnc_changeDuplicatesC2_mxKeyByBitEnc_changeDuplicatesC2_mxKeyRever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Reverse_mxKeyByBitEnc_mxKeyAddRR_mxKeyByBitEnc_mxKeyAlg2_mxKeyRotEnc_mxKeyXorB_mxKeyRotEnc2_changeDuplicates_mxKeyXorB_mxKeyAlg2_mxKeySwapBitsF_mxKeyRotEnc2_mxKeyXor_mxKeyReverse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ByBitEnc_mxKeySwapBitsEE2_mxKeyXorB_mxKeySwapBitsRound_mxKeyXor_mxKeySwapMinors3_mxKeySwapMinors3_mxKeyReverseBits_changeDuplicatesB_mxKeySwapBitsD_mxKeyNot_mxKeySwapBitsF_mxKeySwapBitsEE2_p2kproc3_mxKeySwapBitsG_mxKeySwapBit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XorB_mxKeyAlg1_mxKeySwapBitsEE2_mxKeyXorB_mxKeyXorRR_mxKeySwapBitsRound_p2kproc3_mxKeyNot_mxKeyAlg2_mxKeySwapBitsD_mxKeyRotEnc2_mxKeySwapBitsE_mxKeySwapBitsF_mxKeyAddRR_mxKeySwapBitsRound_mxKeyRotEnc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Minors3_mxKeyAddRR_changeDuplicates_mxKeySwapBitsG_mxKeyReverse_changeDuplicatesC2_mxKeyNot_mxKeySwapBitsRound_mxKeySwapMinors3_mxKeyXor_mxKeySwapBitsD_mxKeySwapMinors3_mxKeyXor_mxKeyXorRR_mxKeyAddRR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RotateLeftBits_mxKeyByBitEnc_changeDuplicates_mxKeyAddRR_mxKeySwapBitsEE2_mxKeyXorB_changeDuplicatesC2_mxKeySwapBitsF_mxKeyAlg1_mxKeyNot_mxKeyRotEnc_mxKeySwapBitsE_mxKeyXorB_mxKeyXorRR_changeDuplicates_mxKeyRever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XorB_changeDuplicatesC2_mxKeySwapBitsD_mxKeyXorB_mxKeyAddRR_mxKeyAddRR_changeDuplicates_changeDuplicatesB_mxKeyXorRR_p2kproc3_mxKeyReverse_changeDuplicatesB_mxKeyRotEnc2_mxKeyXorRR_mxKeyRotEnc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BitsEE2_mxKeySwapBitsE_mxKeyRotEnc_mxKeyRotEnc2_mxKeyAlg1_mxKeyRotEnc_mxKeyXorRR_mxKeyAddRR_mxKeyRotEnc2_mxKeyNot_changeDuplicatesB_mxKeySwapBitsE_mxKeySwapBitsF_mxKeyNot_mxKeyByBitEnc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Alg2_mxKeySwapBitsF_mxKeyAlg1_mxKeyAlg2_p2kproc3_mxKeyAlg1_mxKeyAlg2_p2kproc3_mxKeyByBitEnc_mxKeySwapBitsG_mxKeyByBitEnc_changeDuplicates_mxKeySwapBitsE_mxKeyNot_mxKeyXorB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ReverseBits_mxKeyAlg1_mxKeyXorRR_mxKeyAddRR_mxKeyXorRR_mxKeyRotateLeftBits_mxKeyReverseBits_mxKeySwapBitsE_p2kproc3_mxKeyAddRR_mxKeyRotEnc_mxKeyRotateLeftBits_mxKeyAddRR_changeDuplicatesC2_mxKeySwapMinors3_mxKeyReverseBit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XorB_mxKeyRotEnc_mxKeyRotEnc2_mxKeyXor_mxKeyAddRR_mxKeyXorRR_mxKeySwapBitsE_mxKeyRotateLeftBits_mxKeyAlg1_mxKeyRotEnc_mxKeyReverseBits_mxKeySwapBitsG_mxKeyXorRR_changeDuplicatesB_mxKeyXor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changeDuplicates_mxKeySwapBitsEE2_mxKeySwapBitsRound_mxKeyAlg1_changeDuplicatesC2_mxKeySwapBitsRound_mxKeyXor_mxKeySwapBitsEE2_mxKeyXor_mxKeyXorB_mxKeySwapBitsRound_mxKeySwapBitsF_mxKeyByBitEnc_mxKeyAlg2_mxKeyAlg1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BitsF_mxKeyAlg2_mxKeySwapBitsF_mxKeyRotEnc2_mxKeyXorB_changeDuplicates_mxKeySwapBitsG_mxKeyXorRR_mxKeySwapBitsEE2_mxKeyRotEnc2_mxKeyXor_p2kproc3_mxKeyAddRR_mxKeyAlg2_mxKeyReverseBits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AddRR_mxKeyNot_changeDuplicatesC2_changeDuplicatesC2_mxKeyRotEnc2_changeDuplicatesC2_mxKeyReverseBits_mxKeySwapBitsF_mxKeySwapBitsD_mxKeyXor_mxKeySwapBitsRound_mxKeyReverseBits_mxKeySwapBitsD_mxKeyAlg2_mxKeyRotateLeftBits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SwapMinors3_mxKeySwapBitsEE2_mxKeySwapBitsF_p2kproc3_mxKeyXorRR_mxKeySwapBitsD_mxKeyAddRR_mxKeyXor_mxKeyRotEnc_mxKeySwapBitsG_changeDuplicatesC2_mxKeyAlg1_mxKeyReverse_mxKeyRotEnc_mxKeyAlg1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mxKeyAlg1_mxKeyReverse_mxKeyReverseBits_mxKeySwapBitsEE2_mxKeyReverse_mxKeyRotateLeftBits_mxKeySwapBitsEE2_mxKeyRotEnc2_mxKeySwapMinors3_mxKeyRotateLeftBits_mxKeySwapBitsEE2_mxKeyRotateLeftBits_mxKeySwapBitsEE2_mxKeyRotEnc_mxKeySwapBitsF_mxKeyAlg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changeDuplicatesB_mxKeyAlg1_mxKeyRotateLeftBits_mxKeyAlg2_mxKeySwapMinors3_mxKeyRotEnc_mxKeyNot_mxKeyAlg1_mxKeyAlg2_mxKeySwapBitsE_changeDuplicates_mxKeyReverse_mxKeyAlg2_mxKeyReverse_mxKeyAddRR_mxKeyAlg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kproc1-2-3_p2kproc3_mxKeyXorB_mxKeySwapBitsE_mxKeyReverseBits_mxKeyRotateLeftBits_mxKeyReverseBits_changeDuplicates_mxKeyReverse_mxKeySwapBitsE_mxKeyAddRR_mxKeyRotEnc2_changeDuplicates_mxKeySwapBitsF_mxKeySwapBitsEE2_mxKeyReverse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Round_mxKeyAddRR_mxKeyAlg2_mxKeyReverse_mxKeySwapBitsRound_mxKeyAlg2_mxKeyReverseBits_mxKeySwapBitsEE2_mxKeySwapBitsEE2_mxKeySwapBitsE_changeDuplicatesB_mxKeyByBitEnc_mxKeyByBitEnc_mxKeySwapBitsEE2_mxKeySwapBitsF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p2kproc3_mxKeyAlg2_mxKeyAlg2_mxKeyNot_mxKeySwapBitsEE2_mxKeyAlg2_mxKeySwapBitsEE2_mxKeyAlg2_mxKeyXor_mxKeyReverseBits_mxKeyXor_mxKeyAlg2_mxKeyByBitEnc_mxKeySwapBitsD_changeDuplicates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Not_mxKeyReverseBits_mxKeyXorRR_mxKeyReverseBits_mxKeySwapBitsEE2_mxKeySwapBitsD_mxKeyAlg2_changeDuplicatesC2_mxKeyReverse_mxKeySwapBitsF_mxKeyXorRR_mxKeySwapBitsF_mxKeyRotateLeftBits_mxKeySwapBitsE_mxKeyNot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AddRR_mxKeyRotateLeftBits_mxKeyAlg1_p2kproc3_mxKeyXor_mxKeySwapBitsD_mxKeyXorB_mxKeyXor_changeDuplicatesB_mxKeySwapBitsF_mxKeyRotateLeftBits_mxKeyRotEnc2_mxKeySwapBitsEE2_mxKeySwapBitsE_mxKeyAlg2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Round_mxKeyXor_mxKeySwapBitsG_mxKeyByBitEnc_mxKeyXorB_changeDuplicatesC2_mxKeyAddRR_mxKeyAlg2_changeDuplicatesB_mxKeyRotEnc2_mxKeySwapBitsE_changeDuplicatesC2_mxKeySwapBitsE_mxKeySwapBitsE_mxKeyRotEnc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Minors3_mxKeyAlg2_p2kproc3_mxKeyRotEnc2_mxKeySwapBitsEE2_mxKeyRotEnc2_mxKeyXorRR_mxKeyAlg1_mxKeyXor_mxKeySwapBitsRound_mxKeyAlg1_mxKeySwapBitsG_mxKeyByBitEnc_mxKeySwapBitsE_mxKeySwapBitsEE2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Minors3_mxKeyReverseBits_mxKeyAlg1_mxKeySwapBitsF_mxKeyAlg1_p2kproc3_mxKeySwapBitsG_mxKeyByBitEnc_changeDuplicatesB_p2kproc3_mxKeySwapBitsF_mxKeySwapBitsF_p2kproc3_mxKeySwapBitsF_mxKeySwapBitsRound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AddRR_changeDuplicatesC2_mxKeyRotEnc2_changeDuplicates_mxKeyReverseBits_changeDuplicatesB_mxKeySwapBitsRound_mxKeyXor_mxKeyAlg2_mxKeyAddRR_mxKeySwapBitsG_changeDuplicatesC2_mxKeySwapBitsE_mxKeySwapBitsF_mxKeySwapBitsG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Round_mxKeyReverse_mxKeySwapBitsG_mxKeySwapBitsF_mxKeySwapBitsF_mxKeySwapBitsG_mxKeyAlg1_mxKeyXorRR_changeDuplicatesB_mxKeyRotEnc2_mxKeyXorB_mxKeyXorRR_mxKeyAlg2_mxKeySwapBitsG_changeDuplicates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Minors3_changeDuplicatesB_mxKeyByBitEnc_mxKeyAlg1_mxKeySwapBitsRound_mxKeyXorRR_mxKeySwapBitsG_mxKeySwapMinors3_mxKeyAlg2_mxKeyReverse_mxKeySwapMinors3_mxKeyByBitEnc_mxKeySwapMinors3_mxKeySwapBitsG_mxKeySwapBitsF_changeDuplicatesC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changeDuplicatesC2_mxKeySwapBitsRound_mxKeyXorRR_mxKeyReverseBits_mxKeyReverseBits_mxKeyByBitEnc_mxKeySwapBitsF_mxKeyAlg2_mxKeyRotateLeftBits_mxKeySwapBitsF_mxKeyRotEnc2_mxKeyRotEnc_mxKeySwapBitsF_mxKeySwapBitsG_mxKeyXorB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Not_changeDuplicatesC2_changeDuplicatesB_mxKeyAlg2_mxKeyXorRR_mxKeyAlg2_mxKeyByBitEnc_mxKeySwapMinors3_changeDuplicatesC2_mxKeyReverse_mxKeyRotateLeftBits_mxKeyReverse_mxKeyXor_mxKeyByBitEnc_mxKeyXorB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ByBitEnc_mxKeyRotateLeftBits_mxKeySwapBitsD_mxKeyAlg2_mxKeyRotateLeftBits_changeDuplicates_mxKeySwapBitsRound_changeDuplicatesB_mxKeyNot_mxKeySwapBitsF_mxKeyXorB_mxKeySwapMinors3_mxKeyAddRR_mxKeyXor_mxKeyRotEnc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Not_mxKeyRotEnc_mxKeyReverse_mxKeySwapBitsD_mxKeyRotEnc_mxKeyXor_mxKeySwapMinors3_p2kproc3_mxKeyXorB_mxKeySwapBitsEE2_mxKeySwapBitsRound_mxKeyXorB_mxKeySwapBitsRound_mxKeyXorB_changeDuplicates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Alg1_mxKeySwapBitsRound_mxKeyXorB_mxKeySwapBitsRound_mxKeyAlg1_mxKeyXor_mxKeyByBitEnc_mxKeySwapBitsD_mxKeySwapBitsEE2_mxKeyXorRR_mxKeyRotEnc2_mxKeyRotateLeftBits_mxKeyXorB_mxKeyXorB_changeDuplicatesB_mxKeySwapBitsRoun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otEnc2_mxKeyNot_mxKeyAlg1_mxKeyAddRR_p2kproc3_mxKeySwapBitsRound_mxKeyRotateLeftBits_changeDuplicatesB_mxKeyXorRR_mxKeyByBitEnc_mxKeyRotEnc_mxKeySwapBitsD_mxKeyAlg1_mxKeyRotateLeftBits_mxKeyReverse_mxKeyRotEn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ByBitEnc_mxKeyXorRR_changeDuplicates_mxKeyReverse_mxKeyAlg2_mxKeyAlg2_mxKeySwapBitsEE2_changeDuplicatesC2_changeDuplicatesC2_mxKeyByBitEnc_mxKeyReverse_mxKeyAddRR_mxKeyReverseBits_mxKeyRotateLeftBits_mxKeySwapBitsG_changeDuplicatesC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everse_mxKeyByBitEnc_mxKeyXor_mxKeyRotEnc2_changeDuplicatesB_mxKeySwapMinors3_mxKeyRotEnc_mxKeySwapBitsEE2_mxKeyReverseBits_mxKeySwapBitsG_mxKeyAddRR_mxKeySwapBitsE_mxKeySwapBitsE_p2kproc3_mxKeyXorB_mxKeyRevers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E_mxKeyRotEnc2_mxKeySwapBitsEE2_mxKeySwapBitsG_mxKeyAlg1_mxKeySwapBitsE_mxKeyXorRR_mxKeySwapBitsF_changeDuplicatesB_mxKeyReverseBits_mxKeyRotEnc2_changeDuplicates_changeDuplicatesC2_mxKeyAddRR_mxKeySwapBitsD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Not_mxKeyNot_mxKeySwapBitsF_mxKeySwapBitsG_changeDuplicatesB_mxKeyAlg2_changeDuplicates_mxKeySwapBitsD_changeDuplicates_changeDuplicates_mxKeySwapMinors3_mxKeyReverseBits_mxKeyAlg2_mxKeyAddRR_mxKeySwapBitsE_mxKeyRotEn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EE2_mxKeySwapBitsF_mxKeySwapMinors3_changeDuplicates_mxKeyXorRR_mxKeySwapMinors3_changeDuplicatesB_mxKeyAddRR_mxKeyRotEnc2_mxKeyXorB_mxKeyRotEnc_mxKeyByBitEnc_mxKeySwapBitsEE2_mxKeyXorRR_changeDuplicatesC2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SwapBitsEE2_mxKeyRotateLeftBits_changeDuplicates_changeDuplicatesB_mxKeyXor_mxKeySwapBitsEE2_mxKeySwapMinors3_mxKeySwapBitsRound_changeDuplicatesC2_mxKeyNot_mxKeyRotEnc2_mxKeySwapBitsD_mxKeyXorB_mxKeyNot_mxKeyAddRR_mxKeyRotEn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otateLeftBits_mxKeyXorB_mxKeyReverse_mxKeySwapBitsF_mxKeyRotEnc_mxKeyNot_mxKeyAlg2_mxKeyXorRR_mxKeyReverse_changeDuplicates_mxKeyRotEnc2_mxKeySwapBitsE_mxKeyAlg1_changeDuplicates_mxKeyRotEnc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everseBits_mxKeyAlg1_mxKeySwapBitsD_mxKeyAlg1_mxKeyByBitEnc_mxKeySwapBitsE_mxKeyAlg1_changeDuplicatesB_changeDuplicatesB_mxKeySwapBitsEE2_mxKeyReverse_mxKeySwapMinors3_mxKeyRotEnc_changeDuplicatesB_mxKeyReverse_changeDuplicatesC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everse_mxKeyXorRR_mxKeySwapMinors3_changeDuplicatesB_mxKeyReverseBits_mxKeySwapMinors3_mxKeyXorB_changeDuplicatesB_mxKeyRotEnc2_mxKeySwapBitsG_mxKeyRotEnc_mxKeyXorB_mxKeyAlg1_changeDuplicatesB_mxKeySwapBitsD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otateLeftBits_mxKeyByBitEnc_mxKeySwapBitsG_mxKeyByBitEnc_mxKeySwapBitsF_mxKeySwapMinors3_mxKeyXor_mxKeyReverse_p2kproc3_mxKeySwapBitsRound_mxKeyRotEnc_mxKeyByBitEnc_mxKeySwapBitsEE2_changeDuplicatesB_mxKeyByBitEnc_mxKeyAlg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changeDuplicatesC2_mxKeySwapBitsF_mxKeyAlg2_mxKeySwapBitsD_mxKeyReverseBits_mxKeyXor_changeDuplicates_mxKeyByBitEnc_mxKeyXor_mxKeyAlg1_p2kproc3_mxKeySwapBitsRound_mxKeyXorRR_mxKeyAlg1_mxKeyAddRR_mxKeyRotEn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Xor_changeDuplicatesB_mxKeyRotEnc_mxKeyAddRR_mxKeyRotateLeftBits_mxKeySwapMinors3_mxKeySwapBitsF_mxKeyReverse_mxKeySwapBitsE_mxKeyReverseBits_mxKeySwapMinors3_mxKeyAddRR_mxKeySwapBitsG_mxKeyRotEnc_mxKeySwapBitsG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RotateLeftBits_mxKeySwapBitsRound_mxKeySwapBitsE_mxKeySwapBitsD_mxKeyXor_mxKeyAlg2_mxKeySwapBitsE_mxKeyByBitEnc_mxKeyRotEnc2_changeDuplicates_p2kproc3_mxKeyReverseBits_mxKeyAlg1_mxKeyReverse_mxKeyXorRR_mxKeyAlg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2kproc1-2-3_mxKeyXorRR_mxKeyAlg2_mxKeySwapBitsE_mxKeyXorB_mxKeyNot_mxKeyReverse_mxKeySwapBitsE_mxKeySwapBitsD_mxKeyXor_mxKeyRotateLeftBits_changeDuplicatesC2_mxKeySwapBitsG_mxKeySwapBitsF_mxKeySwapBitsD_mxKeySwapBitsD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SwapBitsG_mxKeyReverse_p2kproc3_p2kproc3_changeDuplicatesB_mxKeySwapBitsF_mxKeyByBitEnc_mxKeyXorRR_changeDuplicates_mxKeySwapBitsE_mxKeyByBitEnc_changeDuplicates_mxKeySwapBitsE_mxKeySwapBitsG_changeDuplicatesC2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p2kproc3_mxKeyRotEnc2_mxKeyByBitEnc_mxKeyRotEnc_mxKeyAddRR_mxKeySwapBitsE_mxKeySwapBitsRound_mxKeyReverse_mxKeySwapBitsD_p2kproc3_changeDuplicatesB_mxKeyReverse_mxKeySwapMinors3_mxKeySwapBitsG_mxKeySwapBitsG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changeDuplicates_mxKeyAddRR_mxKeySwapMinors3_mxKeyAddRR_mxKeySwapBitsG_mxKeyXorB_mxKeyRotateLeftBits_mxKeySwapBitsE_mxKeyReverse_mxKeySwapMinors3_p2kproc3_mxKeySwapBitsE_changeDuplicates_mxKeySwapBitsG_mxKeyXorB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ReverseBits_mxKeySwapBitsEE2_mxKeyReverse_mxKeySwapMinors3_mxKeyXor_mxKeyXor_mxKeyAlg1_mxKeyReverseBits_mxKeyXorRR_p2kproc3_mxKeyRotEnc_mxKeyRotEnc_mxKeySwapBitsE_mxKeyByBitEnc_mxKeySwapBitsRound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Xor_mxKeySwapMinors3_mxKeyAlg1_mxKeySwapMinors3_mxKeyAlg2_mxKeySwapBitsG_mxKeySwapMinors3_mxKeyXor_changeDuplicatesB_changeDuplicatesC2_mxKeySwapBitsE_mxKeyByBitEnc_p2kproc3_p2kproc3_mxKeyReverseBits_mxKeyAlg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XorB_mxKeyXorB_mxKeyAlg1_mxKeySwapMinors3_mxKeyAlg1_mxKeySwapBitsEE2_mxKeySwapBitsF_mxKeySwapBitsD_mxKeyXor_mxKeyRotateLeftBits_mxKeyAlg1_mxKeyAddRR_mxKeyRotateLeftBits_p2kproc3_mxKeySwapBitsG_mxKeyReverseBit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Xor_mxKeyReverseBits_mxKeyByBitEnc_changeDuplicates_mxKeySwapBitsEE2_mxKeySwapBitsF_mxKeyRotEnc_mxKeyNot_mxKeyRotEnc2_mxKeyXor_mxKeySwapMinors3_mxKeySwapMinors3_mxKeyNot_mxKeyAddRR_mxKeySwapBitsRound_mxKeyReverseBit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changeDuplicatesC2_mxKeyNot_p2kproc3_mxKeySwapBitsG_changeDuplicatesB_mxKeyReverse_mxKeySwapBitsD_mxKeyNot_mxKeyXor_mxKeySwapBitsRound_mxKeyRotEnc_mxKeyNot_mxKeySwapBitsF_mxKeyAddRR_mxKeySwapBitsE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RotEnc_mxKeyAlg2_mxKeyAddRR_mxKeyAddRR_mxKeyRotEnc2_p2kproc3_changeDuplicates_mxKeySwapBitsF_mxKeySwapBitsEE2_mxKeySwapBitsG_mxKeyAlg1_mxKeySwapMinors3_mxKeySwapBitsG_mxKeyAddRR_mxKeySwapBitsF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SwapBitsG_mxKeyNot_mxKeyRotEnc_mxKeyByBitEnc_changeDuplicatesB_mxKeyNot_mxKeyReverse_mxKeyReverseBits_mxKeyReverseBits_mxKeyRotateLeftBits_p2kproc3_mxKeyAddRR_changeDuplicatesB_mxKeyXorRR_p2kproc3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AddRR_mxKeySwapMinors3_mxKeySwapMinors3_mxKeySwapBitsRound_mxKeyByBitEnc_mxKeyAlg1_mxKeyReverse_mxKeyRotEnc_mxKeyXorRR_mxKeyXor_changeDuplicates_mxKeyAlg1_mxKeySwapBitsF_mxKeyXorRR_changeDuplicatesC2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changeDuplicatesB_mxKeyNot_mxKeyAddRR_mxKeyRotEnc_p2kproc3_mxKeyReverse_mxKeySwapBitsEE2_mxKeyReverse_mxKeySwapBitsEE2_mxKeyRotEnc_mxKeySwapBitsG_mxKeyRotEnc2_mxKeyRotEnc2_mxKeyNot_mxKeyAddRR_mxKeyAlg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SwapBitsE_mxKeyXorB_mxKeySwapBitsRound_p2kproc3_mxKeyRotEnc_mxKeySwapBitsD_mxKeyByBitEnc_mxKeySwapBitsG_mxKeyXorB_mxKeyNot_mxKeyReverse_mxKeyXor_mxKeySwapBitsD_mxKeyNot_mxKeyReverseBits_mxKeyXo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ReverseBits_mxKeyAddRR_changeDuplicatesC2_mxKeyByBitEnc_mxKeySwapBitsF_mxKeyXor_mxKeyXorB_mxKeyXorB_mxKeyAlg1_mxKeySwapBitsRound_mxKeySwapMinors3_mxKeySwapBitsD_mxKeyAlg2_mxKeyNot_mxKeySwapBitsD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SwapBitsRound_mxKeyReverseBits_mxKeySwapBitsF_mxKeyReverse_mxKeyRotEnc_mxKeyNot_mxKeyAlg1_mxKeyRotateLeftBits_mxKeySwapBitsG_mxKeySwapBitsD_mxKeyAddRR_mxKeyNot_mxKeySwapBitsE_mxKeyNot_mxKeySwapBitsG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Xor_mxKeyAlg2_mxKeyReverse_changeDuplicatesB_p2kproc3_changeDuplicates_mxKeyXor_changeDuplicates_mxKeyAddRR_mxKeyAlg1_mxKeyRotEnc_mxKeySwapBitsRound_mxKeySwapBitsF_changeDuplicatesB_mxKeyAddRR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Not_mxKeySwapBitsF_mxKeyAlg2_mxKeyRotEnc2_mxKeyRotateLeftBits_mxKeySwapBitsD_mxKeySwapBitsEE2_mxKeyXorRR_changeDuplicatesC2_p2kproc3_mxKeySwapMinors3_mxKeySwapBitsG_mxKeyNot_changeDuplicatesB_changeDuplicates_mxKeyAlg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SwapBitsD_mxKeyRotEnc2_mxKeyReverseBits_mxKeyRotEnc_mxKeyAddRR_mxKeyXorB_mxKeyReverse_mxKeySwapBitsD_changeDuplicates_mxKeyAlg1_mxKeyAlg1_changeDuplicatesC2_mxKeyRotEnc2_changeDuplicatesB_mxKeyByBitEnc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RotEnc_changeDuplicatesC2_mxKeyAlg1_mxKeySwapBitsF_p2kproc3_mxKeySwapBitsF_mxKeyRotateLeftBits_mxKeySwapBitsRound_mxKeySwapMinors3_mxKeySwapMinors3_mxKeySwapBitsEE2_mxKeyReverseBits_mxKeySwapBitsE_mxKeyAlg1_mxKeyAddRR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RotateLeftBits_mxKeyAddRR_mxKeyRotateLeftBits_mxKeyRotEnc2_mxKeyAddRR_mxKeySwapBitsRound_mxKeyReverse_mxKeySwapBitsE_changeDuplicatesC2_mxKeySwapBitsF_mxKeySwapMinors3_mxKeyAddRR_p2kproc3_mxKeyRotEnc_mxKeyReverse_mxKeyAlg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kproc1-2-3_mxKeyAlg1_changeDuplicatesC2_mxKeyXorRR_mxKeyXorRR_mxKeyReverseBits_mxKeyXor_mxKeySwapBitsRound_mxKeyAlg2_mxKeyXor_changeDuplicatesC2_mxKeyXorRR_mxKeySwapBitsG_mxKeyXor_mxKeyRotEnc2_mxKeySwapMinors3_mxKeyRotateLeftBit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Round_mxKeyAlg1_mxKeyAddRR_mxKeySwapMinors3_mxKeyByBitEnc_mxKeySwapBitsRound_changeDuplicates_mxKeySwapBitsG_mxKeySwapBitsG_changeDuplicates_mxKeyXor_p2kproc3_mxKeySwapBitsG_mxKeySwapMinors3_mxKeyByBitEnc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changeDuplicatesC2_mxKeySwapBitsEE2_mxKeyXorRR_mxKeySwapBitsF_mxKeyXor_mxKeyRotateLeftBits_changeDuplicates_mxKeyRotEnc2_mxKeySwapBitsEE2_mxKeyReverse_changeDuplicatesC2_changeDuplicatesB_mxKeyRotEnc2_mxKeySwapMinors3_mxKeyXor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p2kproc3_mxKeySwapBitsE_mxKeyXorRR_p2kproc3_mxKeyRotateLeftBits_mxKeyNot_mxKeyXorB_mxKeyXorB_p2kproc3_mxKeyXor_changeDuplicates_mxKeySwapBitsEE2_mxKeyAlg1_mxKeySwapBitsEE2_mxKeyRotateLeftBits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EE2_mxKeyRotEnc_mxKeySwapMinors3_mxKeySwapBitsD_mxKeyAlg1_mxKeyXorRR_mxKeyReverseBits_mxKeyNot_mxKeyByBitEnc_mxKeyAlg1_mxKeySwapBitsF_mxKeyAddRR_mxKeyAlg2_mxKeySwapBitsE_p2kproc3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G_mxKeySwapBitsE_changeDuplicatesB_mxKeySwapBitsF_mxKeyAddRR_mxKeySwapBitsRound_mxKeySwapBitsRound_mxKeyRotateLeftBits_mxKeyRotateLeftBits_mxKeyRotEnc2_mxKeyByBitEnc_mxKeyByBitEnc_mxKeyNot_mxKeySwapBitsG_mxKeyXorRR_mxKeyRotEn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Xor_mxKeySwapBitsRound_p2kproc3_mxKeySwapBitsE_mxKeyReverse_mxKeyReverseBits_mxKeySwapMinors3_mxKeyXorRR_mxKeyXor_mxKeySwapBitsG_mxKeyRotEnc_mxKeyReverseBits_changeDuplicates_mxKeySwapBitsG_mxKeyNot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changeDuplicates_mxKeySwapBitsD_mxKeyXorB_mxKeyAlg2_mxKeySwapMinors3_changeDuplicatesB_mxKeyAddRR_mxKeySwapBitsG_mxKeySwapMinors3_mxKeyAlg1_mxKeySwapBitsF_mxKeyAlg1_mxKeyAddRR_mxKeyByBitEnc_changeDuplicatesC2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RotEnc_mxKeyAlg2_mxKeySwapBitsEE2_p2kproc3_mxKeyNot_mxKeyRotEnc_mxKeySwapBitsE_changeDuplicatesC2_mxKeyXorRR_mxKeyAlg2_mxKeyRotEnc2_mxKeyXorRR_changeDuplicatesB_mxKeyByBitEnc_changeDuplicates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Reverse_mxKeyRotEnc_mxKeyRotateLeftBits_mxKeySwapBitsD_mxKeyAlg2_mxKeyRotEnc_mxKeySwapMinors3_mxKeyRotateLeftBits_mxKeySwapBitsEE2_mxKeyAddRR_changeDuplicates_mxKeyNot_mxKeyRotEnc_mxKeyXorB_mxKeySwapBitsG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E_mxKeyRotateLeftBits_p2kproc3_mxKeySwapBitsG_mxKeyByBitEnc_mxKeyReverse_changeDuplicatesC2_mxKeySwapBitsD_mxKeyXorRR_mxKeyRotEnc2_changeDuplicates_mxKeySwapBitsD_changeDuplicates_mxKeyRotateLeftBits_mxKeyRotEnc2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D_mxKeyXorRR_p2kproc3_mxKeyByBitEnc_mxKeyReverseBits_mxKeySwapBitsRound_changeDuplicatesB_mxKeyXorRR_mxKeyXorB_mxKeySwapBitsEE2_p2kproc3_mxKeyByBitEnc_mxKeyReverse_mxKeyAddRR_mxKeySwapBitsRound_mxKeyAlg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Round_changeDuplicatesC2_changeDuplicates_mxKeySwapMinors3_mxKeyAlg2_mxKeyRotEnc_mxKeySwapBitsE_changeDuplicatesB_mxKeyReverse_mxKeySwapBitsG_mxKeySwapBitsF_mxKeySwapBitsD_mxKeyRotEnc2_mxKeyXorRR_mxKeyRotateLeftBits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ByBitEnc_mxKeySwapBitsF_mxKeyReverseBits_mxKeySwapBitsE_mxKeyXorRR_mxKeyAlg2_mxKeyByBitEnc_mxKeyNot_mxKeyAlg2_mxKeySwapBitsEE2_mxKeySwapBitsF_mxKeySwapBitsF_mxKeyRotateLeftBits_changeDuplicatesC2_mxKeySwapMinors3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Reverse_mxKeySwapMinors3_mxKeySwapBitsE_mxKeySwapBitsG_mxKeySwapMinors3_mxKeyXor_mxKeyAddRR_mxKeyRotEnc_mxKeyByBitEnc_mxKeySwapBitsEE2_p2kproc3_mxKeyXorRR_changeDuplicates_changeDuplicatesB_mxKeyReverseBits_changeDuplicatesC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BitsD_mxKeyXorB_mxKeyAlg2_mxKeyRotateLeftBits_mxKeyXorRR_mxKeyNot_mxKeyXorRR_mxKeySwapBitsG_mxKeyAlg1_mxKeySwapBitsG_p2kproc3_mxKeyReverse_mxKeySwapBitsRound_mxKeyAlg2_mxKeyReverseBits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SwapMinors3_mxKeyAddRR_changeDuplicatesB_changeDuplicatesB_mxKeyAlg2_mxKeyXorB_mxKeyReverseBits_mxKeySwapBitsF_mxKeySwapBitsRound_mxKeyRotEnc_mxKeySwapBitsRound_mxKeyReverseBits_mxKeyRotateLeftBits_mxKeyAlg1_p2kproc3_mxKeySwapBits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mxKeyRotEnc2_mxKeySwapBitsD_mxKeyXorB_mxKeyRotateLeftBits_mxKeyXorB_mxKeyXor_changeDuplicates_mxKeyReverseBits_mxKeySwapBitsRound_mxKeySwapBitsEE2_mxKeyRotateLeftBits_mxKeyRotateLeftBits_mxKeyReverseBits_mxKeyAlg1_mxKeyAlg2_mxKeyAlg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2kproc1-2-3_changeDuplicatesB_mxKeyXorRR_mxKeySwapBitsG_mxKeySwapBitsEE2_mxKeyRotEnc_mxKeyRotEnc2_mxKeyRotateLeftBits_mxKeyRotateLeftBits_mxKeyXorB_mxKeyReverse_changeDuplicatesB_mxKeyReverse_mxKeyRotEnc2_mxKeyRotEnc2_mxKeySwapMinors3_mxKeySwapBitsF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Not_mxKeySwapBitsD_mxKeyRotEnc2_changeDuplicatesC2_mxKeyNot_mxKeyAlg2_mxKeyRotateLeftBits_changeDuplicatesC2_mxKeySwapBitsD_mxKeySwapBitsG_p2kproc3_mxKeyRotEnc_mxKeyXorB_mxKeySwapMinors3_changeDuplicatesB_changeDuplicate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AddRR_mxKeyRotEnc2_changeDuplicatesB_mxKeyNot_mxKeyNot_mxKeyNot_changeDuplicatesC2_mxKeyAddRR_mxKeyByBitEnc_mxKeySwapBitsEE2_mxKeySwapBitsEE2_mxKeySwapBitsE_mxKeyAddRR_mxKeySwapBitsEE2_changeDuplicatesB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SwapBitsEE2_mxKeyAddRR_mxKeySwapBitsEE2_changeDuplicatesB_mxKeySwapBitsG_mxKeyXor_changeDuplicatesB_changeDuplicatesB_mxKeySwapBitsF_mxKeyReverse_mxKeyAddRR_mxKeySwapBitsG_mxKeySwapMinors3_mxKeySwapBitsD_mxKeySwapBitsF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changeDuplicates_mxKeyRotEnc_mxKeyAlg2_mxKeyAlg1_mxKeyByBitEnc_mxKeyXorRR_mxKeyXorRR_mxKeyReverse_mxKeySwapBitsF_mxKeySwapBitsG_mxKeyReverseBits_mxKeySwapMinors3_changeDuplicates_mxKeySwapBitsE_mxKeyRotateLeftBits_mxKeyAlg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Alg1_mxKeyAlg1_mxKeySwapBitsD_mxKeySwapBitsEE2_mxKeyAddRR_mxKeySwapBitsF_mxKeySwapBitsRound_mxKeySwapBitsE_mxKeyReverseBits_mxKeyReverseBits_mxKeyRotEnc2_changeDuplicates_changeDuplicates_mxKeySwapBitsG_mxKeyXorRR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Reverse_mxKeyReverse_mxKeySwapMinors3_mxKeySwapBitsE_mxKeySwapBitsRound_mxKeySwapMinors3_changeDuplicatesC2_mxKeyAddRR_mxKeySwapMinors3_mxKeyRotateLeftBits_mxKeyAlg1_mxKeySwapBitsD_changeDuplicates_mxKeyXor_mxKeyRotEnc2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SwapBitsD_mxKeySwapBitsEE2_mxKeyXorB_mxKeyByBitEnc_mxKeyRotateLeftBits_mxKeySwapBitsEE2_mxKeyRotEnc_p2kproc3_mxKeyAlg2_mxKeySwapBitsEE2_mxKeyRotateLeftBits_mxKeyAlg1_mxKeyRotEnc2_mxKeyXorB_mxKeyXorB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SwapBitsEE2_changeDuplicates_mxKeyXor_mxKeyXor_mxKeyRotateLeftBits_changeDuplicates_mxKeyAlg1_mxKeyXor_mxKeyRotEnc_mxKeySwapMinors3_changeDuplicatesB_mxKeySwapBitsF_mxKeyRotateLeftBits_mxKeyRotateLeftBits_mxKeySwapBitsEE2_mxKeySwapBits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Alg1_mxKeyXorRR_mxKeySwapBitsRound_changeDuplicatesC2_mxKeySwapBitsG_mxKeyAlg2_changeDuplicatesB_mxKeyXor_mxKeyByBitEnc_mxKeyXor_mxKeySwapMinors3_mxKeyReverse_mxKeyAlg1_p2kproc3_mxKeyReverse_mxKeySwapBits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Alg2_changeDuplicatesC2_mxKeySwapBitsD_mxKeySwapBitsF_mxKeySwapMinors3_mxKeyByBitEnc_mxKeyRotEnc_mxKeyXor_mxKeyAlg1_changeDuplicates_mxKeyRotEnc2_mxKeyReverseBits_mxKeyRotEnc2_p2kproc3_mxKeyXorB_mxKeyRotEn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ByBitEnc_mxKeyAlg2_mxKeyNot_mxKeyXorRR_mxKeyNot_mxKeySwapBitsF_mxKeyRotEnc_mxKeySwapMinors3_mxKeyReverseBits_mxKeyNot_mxKeyXor_changeDuplicates_mxKeySwapBitsG_mxKeyXorRR_mxKeyReverse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XorB_mxKeyRotEnc_mxKeyAlg1_mxKeyReverseBits_p2kproc3_mxKeyNot_changeDuplicates_mxKeyAddRR_mxKeyRotEnc2_mxKeySwapBitsG_mxKeyByBitEnc_mxKeyNot_mxKeySwapMinors3_changeDuplicatesC2_mxKeyXor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XorRR_mxKeyXorB_mxKeyAlg1_mxKeyXorB_mxKeyRotEnc2_mxKeyByBitEnc_changeDuplicates_changeDuplicatesC2_mxKeySwapBitsF_mxKeySwapBitsE_changeDuplicatesB_mxKeySwapBitsRound_mxKeyReverse_changeDuplicatesB_mxKeySwapMinors3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Xor_mxKeySwapBitsRound_mxKeyRotateLeftBits_mxKeySwapBitsF_mxKeyXorB_mxKeySwapBitsRound_mxKeyAddRR_mxKeySwapBitsE_mxKeyByBitEnc_mxKeySwapBitsD_mxKeySwapBitsD_mxKeySwapBitsEE2_mxKeyXorRR_mxKeyAlg1_p2kproc3_mxKeyAlg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mxKeyReverse_mxKeySwapBitsF_mxKeyAlg2_changeDuplicatesC2_p2kproc3_mxKeyXor_mxKeyXorRR_mxKeyReverseBits_mxKeySwapBitsF_changeDuplicatesB_mxKeyByBitEnc_mxKeyReverse_mxKeyXorRR_mxKeyAlg1_mxKeyRotEnc2_mxKeyAlg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2kproc1-2-3_changeDuplicates_mxKeyRotateLeftBits_mxKeyXorRR_changeDuplicatesB_mxKeySwapBitsD_mxKeyRotateLeftBits_mxKeySwapBitsD_mxKeyRotateLeftBits_mxKeyAddRR_p2kproc3_mxKeySwapBitsD_mxKeyReverse_mxKeyXor_mxKeyRotEnc2_mxKeySwapMinors3_mxKeySwapBit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Reverse_changeDuplicatesC2_mxKeyAlg1_mxKeySwapBitsF_mxKeyXor_mxKeySwapBitsF_mxKeySwapBitsD_mxKeySwapBitsG_mxKeyRotEnc_mxKeyAlg1_mxKeySwapBitsD_p2kproc3_mxKeySwapBitsE_mxKeySwapBitsE_mxKeyRotateLeftBits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changeDuplicatesC2_mxKeyReverseBits_p2kproc3_mxKeySwapBitsD_mxKeyReverseBits_mxKeySwapBitsF_mxKeySwapBitsD_mxKeyXor_mxKeySwapBitsD_p2kproc3_mxKeySwapBitsF_mxKeySwapBitsG_mxKeyXorRR_mxKeySwapBitsF_mxKeySwapBitsG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D_mxKeyReverseBits_mxKeyAddRR_mxKeyRotEnc_changeDuplicatesB_mxKeyRotateLeftBits_mxKeySwapBitsRound_mxKeyAddRR_mxKeyAddRR_changeDuplicatesB_mxKeySwapBitsE_mxKeyRotEnc2_mxKeyReverse_mxKeySwapBitsG_mxKeyByBitEnc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RotEnc_changeDuplicatesC2_mxKeySwapBitsF_mxKeySwapBitsE_changeDuplicatesC2_mxKeySwapMinors3_mxKeyByBitEnc_mxKeyRotEnc2_changeDuplicates_mxKeySwapBitsE_mxKeyXorB_mxKeyAlg2_mxKeyNot_mxKeyByBitEnc_mxKeySwapMinors3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ReverseBits_mxKeyAlg2_mxKeySwapMinors3_mxKeyRotateLeftBits_mxKeyAddRR_mxKeySwapBitsF_mxKeyXor_mxKeySwapBitsEE2_mxKeyRotEnc2_mxKeyXor_mxKeyRotEnc_mxKeySwapBitsD_mxKeySwapBitsG_mxKeyByBitEnc_mxKeySwapBitsE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Round_mxKeySwapBitsEE2_mxKeyReverse_mxKeyAlg1_mxKeyByBitEnc_mxKeyAlg1_mxKeySwapBitsD_mxKeyReverseBits_mxKeySwapBitsE_mxKeyReverse_mxKeySwapBitsD_mxKeySwapMinors3_mxKeySwapBitsG_mxKeyRotateLeftBits_mxKeySwapBitsEE2_mxKeyAlg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ReverseBits_mxKeySwapBitsF_mxKeyRotEnc_changeDuplicatesB_changeDuplicatesB_mxKeyByBitEnc_changeDuplicatesC2_p2kproc3_mxKeySwapBitsE_mxKeySwapBitsD_mxKeyReverse_mxKeyXorRR_mxKeySwapBitsEE2_mxKeyRotateLeftBits_mxKeySwapBitsE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p2kproc3_mxKeyRotateLeftBits_mxKeyXorB_mxKeySwapBitsE_mxKeyByBitEnc_mxKeyXorRR_mxKeyReverse_mxKeyRotateLeftBits_mxKeyNot_mxKeyRotEnc2_mxKeyByBitEnc_mxKeyReverse_mxKeyReverse_p2kproc3_mxKeyAlg1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D_mxKeyXorB_mxKeyByBitEnc_changeDuplicatesC2_changeDuplicates_mxKeyReverseBits_mxKeyAlg1_mxKeyAddRR_changeDuplicatesC2_mxKeyRotEnc_mxKeySwapBitsF_mxKeySwapBitsEE2_changeDuplicates_p2kproc3_mxKeyReverse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XorRR_changeDuplicates_mxKeyRotateLeftBits_p2kproc3_changeDuplicatesC2_mxKeyXorB_mxKeyAlg1_mxKeySwapBitsG_mxKeyAddRR_changeDuplicatesB_mxKeySwapBitsRound_mxKeyRotateLeftBits_mxKeyXorB_mxKeyNot_changeDuplicatesB_changeDuplicatesC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RotEnc_mxKeyNot_mxKeyXorRR_mxKeySwapBitsRound_mxKeyRotateLeftBits_mxKeySwapBitsEE2_mxKeyXorRR_mxKeyXorB_mxKeySwapBitsD_mxKeyXorB_mxKeyXor_mxKeySwapMinors3_changeDuplicates_changeDuplicatesC2_mxKeyReverse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XorRR_mxKeySwapBitsRound_mxKeySwapBitsD_mxKeyXorRR_mxKeyRotEnc2_mxKeyRotEnc_mxKeyXorRR_mxKeyRotEnc2_mxKeyAddRR_mxKeyNot_mxKeySwapBitsRound_mxKeySwapBitsF_mxKeyXorRR_changeDuplicatesC2_mxKeyReverseBits_mxKeyAlg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G_mxKeySwapBitsD_mxKeyXorRR_changeDuplicatesC2_mxKeySwapBitsG_mxKeyAlg2_mxKeyNot_mxKeySwapBitsE_mxKeySwapBitsRound_mxKeyRotEnc2_mxKeyReverseBits_mxKeyXor_mxKeyByBitEnc_changeDuplicates_changeDuplicatesB_p2kproc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Alg1_mxKeySwapBitsF_mxKeyNot_mxKeyReverseBits_mxKeyXorRR_mxKeyReverse_mxKeyAlg2_mxKeyRotateLeftBits_mxKeySwapBitsRound_mxKeySwapBitsRound_mxKeyXorB_mxKeyRotEnc2_mxKeyReverseBits_changeDuplicatesB_mxKeyReverse_p2kproc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F_mxKeySwapBitsE_mxKeySwapBitsD_mxKeyReverse_mxKeyXor_mxKeyXorB_mxKeyXor_mxKeyByBitEnc_changeDuplicates_mxKeyXorB_changeDuplicatesB_mxKeySwapBitsD_changeDuplicatesC2_mxKeyReverse_mxKeySwapBitsD_mxKeyXor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2kproc1-2-3_mxKeySwapBitsRound_mxKeySwapBitsEE2_mxKeyAddRR_mxKeyAlg1_mxKeySwapBitsF_mxKeyAlg1_mxKeySwapMinors3_mxKeyByBitEnc_mxKeySwapBitsD_p2kproc3_mxKeyReverseBits_mxKeyXorRR_mxKeyReverse_mxKeySwapBitsE_mxKeySwapMinors3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p2kproc3_mxKeySwapBitsRound_mxKeyNot_mxKeySwapBitsD_changeDuplicatesB_mxKeyRotEnc2_mxKeyReverseBits_changeDuplicatesC2_mxKeySwapMinors3_mxKeyByBitEnc_mxKeyRotateLeftBits_mxKeySwapBitsG_mxKeySwapBitsG_mxKeySwapBitsF_mxKeyXor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BitsG_mxKeySwapBitsE_mxKeyRotEnc_mxKeyReverseBits_mxKeySwapBitsF_mxKeyXor_mxKeySwapBitsD_mxKeyRotEnc_mxKeySwapMinors3_mxKeyReverse_mxKeyXor_mxKeyRotateLeftBits_mxKeySwapBitsD_mxKeyRotateLeftBits_mxKeyXorB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Minors3_changeDuplicatesC2_mxKeySwapBitsG_mxKeySwapBitsRound_mxKeyAlg1_mxKeySwapBitsEE2_mxKeySwapBitsE_mxKeySwapBitsEE2_mxKeySwapBitsG_mxKeyByBitEnc_changeDuplicates_mxKeyAlg2_mxKeyXorB_p2kproc3_mxKeySwapBitsG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p2kproc3_mxKeySwapMinors3_mxKeyXorRR_mxKeyReverseBits_mxKeyReverse_mxKeySwapBitsG_mxKeyXorRR_changeDuplicatesC2_changeDuplicatesC2_mxKeyRotEnc2_p2kproc3_mxKeyNot_mxKeyXor_mxKeyNot_mxKeyXor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BitsF_mxKeySwapBitsD_changeDuplicatesB_changeDuplicatesB_mxKeyAddRR_mxKeySwapMinors3_mxKeyByBitEnc_mxKeyRotateLeftBits_mxKeySwapBitsD_mxKeyRotEnc2_mxKeySwapBitsD_mxKeySwapBitsF_mxKeySwapMinors3_mxKeyNot_mxKeyXorB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BitsE_mxKeySwapMinors3_changeDuplicates_mxKeyReverseBits_mxKeyAddRR_mxKeyAlg2_mxKeySwapBitsG_mxKeyByBitEnc_mxKeySwapBitsD_mxKeyRotEnc_mxKeySwapBitsD_mxKeySwapBitsF_mxKeyRotEnc2_mxKeyAlg2_mxKeySwapBitsG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BitsD_mxKeySwapBitsRound_mxKeyRotEnc2_changeDuplicatesC2_mxKeyReverse_mxKeyAlg1_mxKeyRotEnc_mxKeyAddRR_mxKeyAddRR_changeDuplicatesC2_mxKeyReverse_mxKeyAlg2_mxKeySwapBitsEE2_mxKeyAlg1_mxKeyReverseBits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SwapMinors3_mxKeyReverseBits_mxKeyReverse_mxKeyRotEnc_mxKeyAlg2_mxKeySwapMinors3_mxKeyXorRR_mxKeySwapBitsE_mxKeyXorB_mxKeyXor_mxKeyAlg1_mxKeyXorRR_mxKeyXorB_mxKeyRotEnc_mxKeyAlg1_mxKeyAlg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kproc1-2-3_mxKeyReverse_mxKeyAlg1_changeDuplicates_mxKeySwapBitsRound_mxKeySwapMinors3_mxKeyAlg1_mxKeyAlg1_mxKeyXorB_mxKeyReverse_mxKeyXorRR_mxKeyRotateLeftBits_mxKeySwapBitsEE2_mxKeySwapBitsF_mxKeyXor_changeDuplicatesB_changeDuplicatesC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mxKeySwapBitsD_mxKeyReverseBits_mxKeyNot_mxKeySwapBitsD_mxKeyReverse_mxKeySwapBitsF_mxKeyXor_mxKeySwapMinors3_mxKeySwapBitsG_changeDuplicatesB_mxKeyRotateLeftBits_mxKeySwapBitsF_mxKeyReverseBits_mxKeyXorB_p2kproc3_mxKeyXor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mxKeySwapMinors3_mxKeySwapBitsRound_changeDuplicatesC2_mxKeySwapMinors3_mxKeyRotateLeftBits_mxKeyRotateLeftBits_mxKeyRotEnc_changeDuplicatesB_mxKeyXorRR_mxKeyXor_changeDuplicates_mxKeySwapMinors3_mxKeySwapBitsF_mxKeyRotateLeftBits_mxKeyReverseBits_mxKeyAlg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p2kproc3_p2kproc3_p2kproc3_mxKeyXorB_mxKeySwapMinors3_mxKeyReverse_mxKeyNot_mxKeyAlg2_mxKeyAlg2_mxKeySwapBitsE_mxKeyXorB_mxKeyXor_mxKeyReverse_p2kproc3_mxKeyReverseBits_mxKeyAlg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mxKeySwapBitsE_changeDuplicatesB_p2kproc3_mxKeySwapMinors3_mxKeyNot_mxKeyRotEnc_changeDuplicatesC2_mxKeySwapBitsE_mxKeyXorB_mxKeyNot_mxKeyReverseBits_mxKeyAddRR_mxKeySwapBitsF_mxKeyNot_mxKeyAddRR_mxKeyAlg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changeDuplicatesC2_mxKeyAlg1_mxKeyRotateLeftBits_mxKeyRotateLeftBits_changeDuplicatesB_mxKeySwapBitsD_mxKeyXorRR_mxKeyAddRR_mxKeyAlg1_mxKeyNot_mxKeyRotEnc_mxKeyAlg1_mxKeyNot_changeDuplicatesB_mxKeySwapBitsE_mxKeyAlg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mxKeyRotateLeftBits_mxKeyRotEnc2_mxKeyXor_mxKeySwapBitsEE2_mxKeyRotEnc_mxKeySwapBitsEE2_mxKeyXorRR_mxKeyXor_mxKeySwapMinors3_mxKeySwapBitsEE2_mxKeyRotateLeftBits_mxKeyNot_mxKeySwapBitsG_mxKeyRotEnc_changeDuplicatesC2_mxKeyAlg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2kproc1-2-3_p2kproc3_mxKeyByBitEnc_mxKeyAlg1_mxKeySwapMinors3_mxKeyRotEnc2_mxKeyRotateLeftBits_mxKeyRotateLeftBits_mxKeyXorRR_mxKeySwapBitsE_mxKeyByBitEnc_mxKeyRotEnc_changeDuplicatesC2_mxKeyByBitEnc_mxKeyXorB_p2kproc3_mxKeyRotEnc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mxKeyByBitEnc_mxKeyReverse_mxKeySwapBitsRound_mxKeyXorB_mxKeyRotEnc_changeDuplicatesB_mxKeyAlg2_mxKeyAddRR_mxKeySwapBitsRound_mxKeySwapMinors3_mxKeySwapBitsRound_mxKeyAlg1_mxKeyAlg1_mxKeyXorB_changeDuplicates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mxKeySwapBitsEE2_mxKeyXorRR_mxKeyByBitEnc_mxKeyAlg2_p2kproc3_mxKeyReverse_changeDuplicates_mxKeySwapBitsD_mxKeyXor_mxKeyReverse_mxKeySwapBitsF_changeDuplicatesC2_mxKeyRotEnc2_mxKeyXorB_mxKeySwapBitsEE2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changeDuplicatesC2_mxKeySwapBitsG_mxKeySwapBitsG_changeDuplicates_changeDuplicates_mxKeyRotEnc2_mxKeyAlg2_p2kproc3_mxKeyAddRR_mxKeyReverseBits_mxKeyRotEnc2_mxKeyReverseBits_changeDuplicatesC2_mxKeyRotateLeftBits_mxKeySwapBitsEE2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changeDuplicatesB_mxKeySwapBitsD_mxKeyReverseBits_mxKeySwapBitsD_changeDuplicates_mxKeyXorB_mxKeySwapBitsRound_mxKeySwapBitsG_mxKeyRotEnc_p2kproc3_mxKeySwapBitsD_mxKeySwapBitsG_mxKeyAlg1_mxKeyAddRR_mxKeyAlg1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mxKeyReverse_mxKeyReverse_mxKeySwapBitsE_mxKeySwapBitsF_p2kproc3_mxKeyRotateLeftBits_mxKeyRotEnc2_mxKeyXorRR_mxKeySwapMinors3_changeDuplicatesC2_mxKeyRotateLeftBits_mxKeyReverseBits_mxKeySwapBitsRound_mxKeyAlg1_mxKeyRotEnc2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changeDuplicates_mxKeyRotEnc_mxKeyXorB_mxKeyXorB_mxKeySwapBitsF_changeDuplicatesB_mxKeyAlg1_mxKeyAlg2_mxKeySwapBitsD_mxKeyRotEnc2_mxKeySwapMinors3_mxKeyXorB_mxKeyAddRR_mxKeyAlg1_mxKeyXorB_mxKeyAlg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2kproc1-2-3_mxKeyAlg2_mxKeySwapBitsF_mxKeySwapBitsRound_changeDuplicatesC2_mxKeyXor_mxKeySwapBitsE_mxKeyAlg2_mxKeySwapBitsF_mxKeyNot_mxKeySwapBitsEE2_mxKeySwapBitsD_mxKeyAddRR_mxKeyAlg1_mxKeySwapMinors3_changeDuplicatesB_changeDuplicatesC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XorB_mxKeySwapBitsE_mxKeyXorB_mxKeyReverse_mxKeyReverse_changeDuplicatesB_mxKeySwapBitsE_mxKeyXorRR_mxKeyXor_mxKeySwapBitsD_mxKeyByBitEnc_mxKeyXorRR_mxKeySwapBitsF_mxKeySwapBitsD_mxKeyXorRR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SwapMinors3_mxKeySwapBitsE_mxKeySwapMinors3_mxKeyReverseBits_mxKeyReverseBits_mxKeyRotateLeftBits_mxKeySwapBitsG_changeDuplicates_mxKeySwapBitsEE2_mxKeyXorRR_p2kproc3_changeDuplicatesC2_mxKeyXorRR_mxKeyRotateLeftBits_mxKeyReverse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RotEnc2_mxKeyAlg1_mxKeySwapMinors3_mxKeySwapMinors3_mxKeyAlg2_mxKeyAddRR_mxKeySwapBitsG_mxKeyAddRR_mxKeySwapBitsF_changeDuplicatesB_mxKeyRotateLeftBits_mxKeyRotateLeftBits_mxKeySwapBitsG_mxKeyXorRR_changeDuplicates_mxKeyAlg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SwapBitsF_mxKeyAddRR_mxKeySwapBitsE_mxKeyByBitEnc_mxKeySwapMinors3_mxKeySwapBitsG_mxKeyXorRR_mxKeySwapBitsF_mxKeySwapMinors3_mxKeyRotEnc2_mxKeyByBitEnc_mxKeyRotEnc_mxKeyNot_mxKeyNot_mxKeyReverseBits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SwapBitsF_mxKeyAlg2_p2kproc3_changeDuplicatesB_p2kproc3_mxKeySwapBitsE_mxKeySwapBitsE_p2kproc3_mxKeyXor_mxKeyXorB_mxKeySwapMinors3_mxKeySwapBitsD_mxKeyNot_mxKeyAlg2_changeDuplicatesB_changeDuplicatesC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changeDuplicatesC2_mxKeyAddRR_mxKeyAlg2_mxKeyRotEnc_mxKeyXorB_p2kproc3_mxKeyXorB_mxKeySwapMinors3_mxKeySwapBitsRound_mxKeyXorB_mxKeyXorB_changeDuplicatesB_mxKeySwapBitsF_mxKeyAlg2_mxKeyRotateLeftBits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ReverseBits_mxKeyXorRR_mxKeyAddRR_mxKeyXorB_mxKeySwapBitsE_mxKeyRotEnc_mxKeySwapBitsG_mxKeyReverseBits_mxKeySwapMinors3_mxKeySwapBitsEE2_mxKeyRotEnc_changeDuplicatesC2_mxKeyByBitEnc_mxKeyRotEnc_mxKeyNot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mxKeyRotEnc_mxKeyXorB_mxKeyRotEnc_mxKeyAddRR_mxKeyAlg2_mxKeySwapBitsE_mxKeyRotEnc_p2kproc3_mxKeyXorB_mxKeySwapBitsG_mxKeyAddRR_mxKeyRotateLeftBits_mxKeySwapBitsG_mxKeyReverse_mxKeyAddRR_mxKeyAlg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2kproc1-2-3_changeDuplicatesC2_mxKeySwapBitsRound_mxKeyAlg1_mxKeySwapBitsEE2_mxKeyAddRR_mxKeyRotEnc2_changeDuplicates_mxKeyNot_mxKeyReverse_changeDuplicatesB_mxKeyReverseBits_p2kproc3_mxKeyRotEnc2_mxKeySwapMinors3_changeDuplicatesC2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p2kproc3_mxKeySwapBitsD_mxKeyNot_mxKeyNot_mxKeyReverseBits_mxKeyXorB_changeDuplicates_mxKeyRotateLeftBits_mxKeySwapMinors3_mxKeyXor_mxKeySwapMinors3_mxKeyXor_mxKeySwapBitsF_mxKeySwapMinors3_mxKeySwapBitsD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changeDuplicatesC2_mxKeyRotEnc2_p2kproc3_mxKeyRotEnc2_mxKeyNot_mxKeyNot_mxKeySwapBitsE_mxKeyByBitEnc_mxKeySwapBitsE_mxKeySwapBitsRound_mxKeyAlg1_mxKeyRotEnc_mxKeySwapBitsRound_mxKeySwapBitsEE2_mxKeySwapMinors3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mxKeyRotEnc_mxKeySwapBitsRound_changeDuplicates_mxKeySwapBitsD_mxKeyNot_mxKeySwapBitsG_mxKeyAddRR_mxKeyXor_mxKeyRotEnc2_mxKeyByBitEnc_changeDuplicatesB_mxKeyByBitEnc_mxKeyNot_mxKeySwapBitsD_p2kproc3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mxKeySwapMinors3_p2kproc3_mxKeySwapBitsRound_mxKeySwapBitsRound_mxKeyRotateLeftBits_mxKeyAlg2_mxKeyByBitEnc_changeDuplicatesC2_mxKeyXorB_mxKeyByBitEnc_changeDuplicatesC2_mxKeyAlg2_mxKeySwapBitsRound_mxKeySwapBitsE_mxKeyXor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mxKeyXorRR_mxKeyAlg1_mxKeySwapBitsF_mxKeyNot_mxKeySwapBitsE_mxKeyReverseBits_mxKeyAddRR_mxKeyXor_mxKeySwapBitsRound_mxKeyXorB_mxKeySwapBitsF_mxKeyReverse_changeDuplicatesC2_changeDuplicatesC2_changeDuplicatesB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mxKeyRotEnc_mxKeyRotEnc2_changeDuplicates_mxKeySwapBitsE_mxKeyRotEnc2_mxKeyByBitEnc_changeDuplicatesB_mxKeySwapBitsG_mxKeySwapBitsG_mxKeyXorRR_changeDuplicatesC2_mxKeySwapBitsF_mxKeyRotateLeftBits_changeDuplicatesB_mxKeyXorRR_mxKeyAlg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2kproc1-2-3_changeDuplicatesC2_mxKeyRotEnc_mxKeySwapBitsG_changeDuplicatesC2_mxKeyAlg1_mxKeySwapBitsG_p2kproc3_mxKeyXorRR_mxKeySwapBitsE_mxKeyReverseBits_mxKeyXorRR_mxKeyRotEnc2_mxKeyXorRR_mxKeyRotEnc2_mxKeySwapMinors3_mxKeySwapBits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Not_mxKeySwapBitsF_mxKeyXorRR_mxKeyRotEnc_mxKeyReverseBits_mxKeyXorB_changeDuplicatesC2_mxKeyRotEnc_p2kproc3_mxKeyAlg2_mxKeySwapBitsE_mxKeyRotEnc2_mxKeySwapMinors3_mxKeySwapBitsE_changeDuplicatesC2_mxKeyAlg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SwapMinors3_mxKeyRotEnc_mxKeyRotateLeftBits_changeDuplicatesB_mxKeyRotateLeftBits_mxKeyNot_mxKeyAddRR_mxKeyReverseBits_mxKeyXorRR_mxKeyAddRR_mxKeyReverse_mxKeySwapBitsD_mxKeyByBitEnc_mxKeyRotateLeftBits_mxKeyRotEnc_mxKeyAlg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ReverseBits_changeDuplicatesC2_mxKeySwapMinors3_mxKeySwapBitsE_mxKeyByBitEnc_mxKeyRotEnc_mxKeyNot_mxKeyByBitEnc_mxKeyAddRR_mxKeyNot_mxKeyXor_mxKeySwapMinors3_mxKeySwapBitsRound_mxKeyAddRR_mxKeySwapBitsRound_mxKeyAlg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SwapBitsE_mxKeySwapBitsRound_mxKeyAddRR_mxKeySwapBitsF_mxKeyByBitEnc_mxKeySwapMinors3_mxKeyByBitEnc_mxKeyAlg1_mxKeyRotEnc2_mxKeySwapMinors3_mxKeyRotEnc2_mxKeySwapBitsRound_mxKeySwapBitsRound_mxKeyNot_mxKeyReverseBits_mxKeySwapBits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SwapBitsD_mxKeySwapBitsD_changeDuplicatesC2_mxKeyNot_mxKeyRotEnc_mxKeyXorB_changeDuplicatesC2_mxKeySwapBitsRound_mxKeySwapBitsF_mxKeyRotateLeftBits_mxKeySwapBitsE_changeDuplicatesC2_mxKeyReverse_mxKeyReverse_mxKeySwapBitsD_mxKeyAlg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2kproc1-2-3_mxKeyReverse_p2kproc3_mxKeySwapBitsRound_mxKeyAlg2_mxKeyReverse_mxKeySwapBitsD_mxKeyAlg1_mxKeyAddRR_mxKeySwapBitsD_mxKeySwapBitsE_p2kproc3_mxKeySwapBitsD_mxKeyAlg2_mxKeyAddRR_mxKeySwapBitsD_mxKeyAlg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2kproc1-2-3_mxKeyXorRR_mxKeyXor_mxKeyXor_mxKeyReverseBits_mxKeySwapMinors3_mxKeyAddRR_changeDuplicatesB_mxKeyAlg1_mxKeyAlg2_mxKeyAlg1_mxKeyAlg2_mxKeyNot_mxKeyRotEnc_mxKeyXorRR_changeDuplicates_mxKeyAlg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2kproc1-2-3_mxKeyReverseBits_mxKeySwapBitsRound_mxKeyRotateLeftBits_mxKeyReverseBits_changeDuplicatesB_mxKeyXor_mxKeyAddRR_mxKeyRotEnc_mxKeySwapBitsEE2_mxKeyAlg2_mxKeyAlg2_mxKeyAddRR_mxKeySwapBitsG_changeDuplicatesC2_mxKeySwapBitsE_mxKeyAlg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2kproc1-2-3_mxKeyXorB_mxKeySwapBitsEE2_mxKeyRotEnc2_mxKeySwapBitsRound_mxKeySwapBitsF_mxKeyReverse_changeDuplicates_mxKeyByBitEnc_mxKeySwapBitsEE2_mxKeyAlg2_changeDuplicatesB_mxKeySwapMinors3_mxKeySwapBitsD_mxKeyReverse_mxKeySwapBitsD_mxKeySwapBits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2kproc1-2-3_mxKeySwapBitsG_mxKeyNot_mxKeyByBitEnc_mxKeyAddRR_mxKeySwapMinors3_mxKeySwapBitsF_mxKeySwapBitsG_mxKeyNot_mxKeyRotateLeftBits_mxKeyAddRR_p2kproc3_p2kproc3_mxKeyNot_mxKeyByBitEnc_mxKeySwapBitsD_mxKeyAlg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2kproc1-2-3_mxKeyRotateLeftBits_mxKeySwapBitsF_mxKeySwapBitsEE2_changeDuplicatesC2_mxKeyRotEnc2_mxKeyRotEnc_mxKeyAddRR_mxKeySwapBitsEE2_mxKeyReverse_mxKeyAddRR_mxKeyAlg2_mxKeyRotEnc_mxKeySwapBitsEE2_mxKeyXorB_mxKeyAlg1_mxKeyAlg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2kproc1-2-3_mxKeySwapMinors3_mxKeyXorRR_mxKeySwapMinors3_mxKeyAlg2_mxKeySwapBitsRound_mxKeySwapBitsE_mxKeySwapBitsG_mxKeyXorB_changeDuplicatesB_mxKeySwapBitsEE2_changeDuplicates_mxKeySwapBitsD_mxKeySwapBitsEE2_changeDuplicatesB_mxKeyRotEnc_mxKeyAlg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2kproc1-2-3_mxKeyNot_mxKeyRotateLeftBits_changeDuplicates_mxKeyXorRR_mxKeySwapBitsD_mxKeyRotEnc_mxKeyNot_mxKeySwapBitsD_mxKeyAlg1_mxKeyXorB_mxKeySwapBitsE_changeDuplicates_changeDuplicatesB_mxKeySwapBitsD_mxKeyAlg1_mxKeyAlg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2kproc1-2-3_mxKeyAlg2_changeDuplicatesB_changeDuplicates_mxKeySwapBitsE_mxKeyRotEnc_changeDuplicatesC2_mxKeyRotateLeftBits_mxKeyRotateLeftBits_mxKeyAlg2_mxKeyRotateLeftBits_mxKeyAlg2_mxKeyReverseBits_mxKeyAlg2_mxKeyNot_mxKeyReverseBits_mxKeySwapBitsF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2kproc1-2-3_mxKeySwapBitsRound_mxKeyXorB_mxKeyByBitEnc_mxKeyRotateLeftBits_mxKeyNot_mxKeyAddRR_mxKeySwapBitsD_mxKeySwapBitsRound_mxKeySwapMinors3_mxKeyReverseBits_mxKeyRotEnc2_changeDuplicates_mxKeySwapBitsD_changeDuplicates_mxKeyRotEnc_mxKeyAlg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2kproc1-2-3_mxKeyAddRR_mxKeyXorB_mxKeySwapBitsRound_mxKeyRotEnc2_mxKeyReverseBits_changeDuplicatesC2_mxKeyRotEnc2_mxKeyReverse_changeDuplicatesB_mxKeyRotEnc2_mxKeyXorRR_mxKeyRotEnc2_mxKeySwapMinors3_mxKeySwapMinors3_changeDuplicatesB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mxKeyXorRR_mxKeyXorB_mxKeyRotEnc_mxKeySwapBitsG_mxKeyAlg2_mxKeySwapBitsEE2_mxKeySwapBitsRound_mxKeySwapMinors3_mxKeyByBitEnc_mxKeySwapBitsRound_mxKeyXorB_mxKeyReverse_mxKeySwapBitsF_mxKeySwapBitsG_mxKeyAddRR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mxKeySwapBitsE_mxKeySwapBitsD_mxKeyNot_mxKeyByBitEnc_mxKeyXor_mxKeyAddRR_mxKeySwapMinors3_mxKeyByBitEnc_mxKeyRotEnc2_mxKeyRotateLeftBits_mxKeySwapMinors3_mxKeyRotEnc_mxKeyAddRR_mxKeyXorB_p2kproc3_mxKeyReverseBit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p2kproc3_mxKeySwapBitsG_mxKeyRotateLeftBits_mxKeySwapBitsF_mxKeySwapBitsRound_mxKeyAddRR_changeDuplicatesB_mxKeyReverseBits_mxKeyAlg2_mxKeyReverseBits_mxKeySwapMinors3_mxKeyRotEnc_p2kproc3_mxKeyRotateLeftBits_mxKeyAlg1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mxKeySwapBitsF_mxKeyReverseBits_changeDuplicatesC2_mxKeyNot_mxKeySwapBitsEE2_mxKeySwapMinors3_mxKeyRotateLeftBits_mxKeyRotEnc_mxKeyRotateLeftBits_mxKeyByBitEnc_mxKeyReverseBits_mxKeyAlg1_mxKeyReverseBits_changeDuplicatesC2_mxKeyRotateLeftBits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changeDuplicatesB_mxKeySwapBitsEE2_mxKeySwapMinors3_mxKeyByBitEnc_mxKeyByBitEnc_mxKeySwapBitsF_mxKeyAddRR_mxKeyByBitEnc_mxKeyRotEnc_mxKeySwapBitsF_mxKeyReverseBits_changeDuplicatesC2_mxKeyXor_changeDuplicates_mxKeyRotateLeftBits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mxKeyReverseBits_mxKeySwapBitsG_mxKeySwapBitsG_mxKeyXor_mxKeyXorB_mxKeySwapBitsE_mxKeyReverseBits_mxKeySwapBitsF_mxKeySwapBitsD_mxKeyByBitEnc_mxKeyByBitEnc_mxKeySwapBitsE_mxKeySwapBitsG_changeDuplicatesB_changeDuplicates_mxKeyAlg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2kproc1-2-3_p2kproc3_mxKeyAddRR_mxKeyRotEnc2_mxKeySwapBitsD_p2kproc3_mxKeyByBitEnc_p2kproc3_mxKeySwapBitsG_mxKeyNot_mxKeyXorB_mxKeySwapBitsE_changeDuplicatesB_mxKeyAlg1_mxKeyNot_mxKeyRotEnc_mxKeyAlg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2kproc1-2-3_mxKeySwapBitsG_mxKeyReverseBits_mxKeyAlg1_mxKeySwapMinors3_changeDuplicates_mxKeyNot_mxKeyByBitEnc_mxKeySwapMinors3_mxKeySwapBitsE_changeDuplicates_mxKeyRotEnc_mxKeySwapMinors3_mxKeySwapBitsEE2_mxKeySwapBitsF_p2kproc3_mxKeyAlg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2kproc1-2-3_mxKeyReverse_mxKeyRotEnc2_mxKeyRotEnc2_mxKeyAddRR_mxKeySwapMinors3_mxKeyReverseBits_mxKeyRotEnc_mxKeySwapBitsG_mxKeySwapBitsG_changeDuplicatesC2_mxKeyXorB_mxKeySwapBitsEE2_p2kproc3_p2kproc3_mxKeyXorB_mxKeyAlg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2kproc1-2-3_mxKeyRotEnc2_mxKeyNot_mxKeyReverseBits_mxKeyByBitEnc_mxKeyRotEnc_mxKeySwapBitsE_changeDuplicates_mxKeyRotEnc_mxKeySwapBitsRound_changeDuplicatesB_mxKeyReverse_mxKeySwapBitsRound_mxKeySwapBitsEE2_mxKeyXorB_p2kproc3_mxKeyAlg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2kproc1-2-3_mxKeySwapBitsE_mxKeySwapBitsEE2_mxKeyRotEnc_mxKeyReverse_mxKeyXorRR_mxKeyXorRR_mxKeyAddRR_mxKeySwapBitsEE2_mxKeyAlg1_mxKeyReverseBits_mxKeySwapBitsF_mxKeySwapBitsE_mxKeyNot_mxKeySwapBitsF_mxKeySwapBitsE_p2kproc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2kproc1-2-3_mxKeyXor_mxKeyByBitEnc_mxKeyAlg2_mxKeyXorRR_mxKeyRotateLeftBits_changeDuplicatesB_changeDuplicates_mxKeyRotateLeftBits_mxKeySwapBitsEE2_mxKeySwapBitsE_mxKeyAddRR_mxKeyAlg2_p2kproc3_mxKeyXorRR_mxKeySwapBitsG_mxKeyAlg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2kproc1-2-3_mxKeyByBitEnc_mxKeyRotateLeftBits_changeDuplicatesC2_mxKeySwapBitsF_mxKeySwapBitsD_p2kproc3_mxKeySwapBitsG_mxKeySwapBitsEE2_mxKeyXor_mxKeySwapBitsF_mxKeySwapBitsEE2_mxKeyRotateLeftBits_mxKeySwapBitsRound_mxKeySwapMinors3_p2kproc3_mxKeyAlg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2kproc1-2-3_mxKeyByBitEnc_mxKeyAddRR_mxKeySwapBitsD_mxKeySwapBitsE_mxKeyByBitEnc_mxKeyXor_p2kproc3_mxKeyAddRR_mxKeySwapBitsD_mxKeyReverse_changeDuplicates_mxKeySwapBitsG_mxKeyRotEnc2_mxKeyXor_p2kproc3_mxKeyAlg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2kproc1-2-3_mxKeySwapBitsF_mxKeyReverseBits_mxKeyXorB_changeDuplicatesC2_mxKeyByBitEnc_mxKeySwapBitsF_mxKeySwapBitsD_mxKeySwapBitsEE2_changeDuplicatesC2_p2kproc3_mxKeySwapBitsG_mxKeySwapBitsRound_mxKeySwapBitsF_mxKeyReverse_mxKeySwapBitsD_mxKeySwapBitsF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2kproc1-2-3_mxKeyRotEnc2_mxKeyNot_mxKeyByBitEnc_mxKeyAlg2_mxKeyRotEnc_mxKeyRotEnc2_mxKeySwapBitsEE2_mxKeyNot_mxKeyAlg2_mxKeySwapBitsF_mxKeyAlg2_p2kproc3_mxKeyXorRR_mxKeyAddRR_changeDuplicatesB_p2kproc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2kproc1-2-3_mxKeyXorB_mxKeySwapBitsD_changeDuplicatesC2_mxKeyReverse_mxKeySwapBitsEE2_mxKeyRotEnc_mxKeyAddRR_p2kproc3_mxKeySwapBitsEE2_mxKeySwapBitsG_mxKeyReverseBits_changeDuplicatesC2_mxKeySwapBitsRound_mxKeyXorB_p2kproc3_mxKeyAlg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2kproc1-2-3_mxKeyRotEnc_mxKeyAddRR_mxKeyAlg1_changeDuplicatesC2_p2kproc3_changeDuplicatesC2_mxKeyReverseBits_mxKeyAlg1_changeDuplicates_p2kproc3_mxKeySwapBitsE_mxKeyXorB_mxKeyAlg2_mxKeySwapBitsD_mxKeyNot_mxKeyByBitEnc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2kproc1-2-3_p2kproc3_mxKeyRotEnc2_mxKeyXorRR_mxKeyNot_mxKeyAddRR_p2kproc3_changeDuplicatesC2_mxKeySwapBitsRound_mxKeySwapBitsG_mxKeyAlg2_mxKeyRotateLeftBits_mxKeySwapBitsEE2_mxKeyRotateLeftBits_mxKeyRotEnc2_mxKeySwapMinors3_mxKeySwapBitsEE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2kproc1-2-3_mxKeyNot_mxKeySwapBitsD_mxKeyRotEnc2_changeDuplicatesC2_mxKeyReverse_mxKeyXorRR_mxKeyAddRR_mxKeySwapMinors3_p2kproc3_mxKeyAlg1_mxKeyRotateLeftBits_mxKeySwapBitsEE2_mxKeyRotateLeftBits_mxKeyRotateLeftBits_mxKeySwapBitsG_mxKeyAlg2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  <table:database-ranges>
        <table:database-range table:name="__Anonymous_Sheet_DB__0" table:target-range-address="'pass2key_procgen-RAND-16'.A1:'pass2key_procgen-RAND-16'.B14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2T18:57:29.184833291</dc:date>
    <meta:editing-duration>PT53S</meta:editing-duration>
    <meta:editing-cycles>1</meta:editing-cycles>
    <meta:document-statistic meta:table-count="1" meta:cell-count="2966" meta:object-count="0"/>
    <meta:generator>LibreOffice/6.3.4.2.0$Linux_X86_64 LibreOffice_project/30$Build-2</meta:generator>
  </office:meta>
</office:document-meta>
</file>